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3-30</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At Kupiansk and Lyman direction Russian army shelled Kamyanka, Krasne Pershe, Fyholivka, Novo...</text:span>
</text:h>
      <text:p text:style-name="P4">
Authors: liveuamap (Language: en)</text:p>
      <text:p text:style-name="P4">
Time: 2023-03-29T-57:33:00</text:p>
      <text:p text:style-name="P4">
Location: Bakhmut (Latitude:48.80912 Longtitude:38.24633)</text:p>
      <text:p text:style-name="P4">
Videos: []</text:p>
      <text:p text:style-name="P4">
Images: []</text:p>
      <text:p text:style-name="P4">
Tags: ["Russia"]</text:p>
      <text:p text:style-name="P4">
Id: 22551753</text:p>
      <!--METADATA-->
      <text:p text:style-name="P4">
At Kupiansk and Lyman direction Russian army shelled Kamyanka, Krasne Pershe,Fyholivka, Novomlynsk, Kutkivka, Dvorichna, Zapadne, Vilshana, Kyslivka andBerestove of Kharkiv region; Novoselivske, Nevske, Kuzmyne, Dibrova andBilohorivka of Luhansk region, also Spirne of Donetsk region, - General Staffof Armed Forces of Ukraine says in the morning report</text:p>
      <text:p text:style-name="P4">
News Collection Link: <text:a xlink:type="simple" xlink:href="https://liveuamap.com/en/2023/29-march-at-kupiansk-and-lyman-direction-russian-army-shelled" text:style-name="Internet_20_link" text:visited-style-name="Visited_20_Internet_20_Link">
https://liveuamap.com/en/2023/29-march-at-kupiansk-and-lyman-direction-russian-army-shelled</text:a>
</text:p>
      <text:p text:style-name="P4">
News Source: <text:a xlink:type="simple" xlink:href="https://t.me/lumsrc/4362" text:style-name="Internet_20_link" text:visited-style-name="Visited_20_Internet_20_Link">
https://t.me/lumsrc/4362</text:a>
</text:p>
      <!--NEWS-->
      <text:h text:style-name="P10" text:outline-level="1">
<text:span text:style-name="T4">
Bakhmut Directio Rusian Army Shelled Vasukivka, Minkivka, Orikhovo-Vasylivka, Novomarkov ...</text:span>
</text:h>
      <text:p text:style-name="P4">
Authors: liveuamap (Language: en)</text:p>
      <text:p text:style-name="P4">
Time: 2023-03-29T-59:33:00</text:p>
      <text:p text:style-name="P4">
Location: Donetsk Oblast (Latitude:48.39445 Longtitude:37.95828)</text:p>
      <text:p text:style-name="P4">
Videos: []</text:p>
      <text:p text:style-name="P4">
Images: []</text:p>
      <text:p text:style-name="P4">
Tags: ["Russia"]</text:p>
      <text:p text:style-name="P4">
Id: 22551752</text:p>
      <!--METADATA-->
      <text:p text:style-name="P4">
News Collection Link: <text:a xlink:type="simple" xlink:href="https://liveuamap.com/en/2023/29-march-at-bakhmut-direction-russian-army-shelled-vasukivka" text:style-name="Internet_20_link" text:visited-style-name="Visited_20_Internet_20_Link">
https://liveuamap.com/en/2023/29-march-t-bakhmut-russian-army-shelled-vasukivka</text:a>
</text:p>
      <text:p text:style-name="P4">
News Source: <text:a xlink:type="simple" xlink:href="https://t.me/lumsrc/4363" text:style-name="Internet_20_link" text:visited-style-name="Visited_20_Internet_20_Link">
https://t.me/lumsrc/4363</text:a>
</text:p>
      <!--NEWS-->
      <text:h text:style-name="P10" text:outline-level="1">
<text:span text:style-name="T4">
JSC Avdiivka And Marynka Directiones Ruscian Army Shelled Novokalin, Krasnogorivka, Acute ...</text:span>
</text:h>
      <text:p text:style-name="P4">
Authors: liveuamap (Language: en)</text:p>
      <text:p text:style-name="P4">
Time: 2023-03-29T-61:33:00</text:p>
      <text:p text:style-name="P4">
Location: Donetsk (Latitude:47.85481 Longtitude:37.49323)</text:p>
      <text:p text:style-name="P4">
Videos: []</text:p>
      <text:p text:style-name="P4">
Images: []</text:p>
      <text:p text:style-name="P4">
Tags: ["Russia"]</text:p>
      <text:p text:style-name="P4">
Id: 22551751</text:p>
      <!--METADATA-->
      <text:p text:style-name="P4">
News Collection Link:(https://liveuamap.com/en/2023/29-march-at-avdiyivka-and-maryinka-directions-russian-army)</text:p>
      <text:p text:style-name="P4">
News Source: <text:a xlink:type="simple" xlink:href="https://t.me/lumsrc/4364" text:style-name="Internet_20_link" text:visited-style-name="Visited_20_Internet_20_Link">
https://t.me/lumsrc/4364</text:a>
</text:p>
      <!--NEWS-->
      <text:h text:style-name="P10" text:outline-level="1">
<text:span text:style-name="T4">
JSC Shaktarske Directio Rusian of the Army Schelled Kalledar, Golden Niva, Great Novosilka And And Wires ...</text:span>
</text:h>
      <text:p text:style-name="P4">
Authors: liveuamap (Language: en)</text:p>
      <text:p text:style-name="P4">
Time: 2023-03-29T-63:33:00</text:p>
      <text:p text:style-name="P4">
Location: Velyka Novosilka (Latitude:47.83275 Longtitude:36.81965)</text:p>
      <text:p text:style-name="P4">
Videos: []</text:p>
      <text:p text:style-name="P4">
Images: []</text:p>
      <text:p text:style-name="P4">
Tags: ["Russia"]</text:p>
      <text:p text:style-name="P4">
Id: 22551750</text:p>
      <!--METADATA-->
      <text:p text:style-name="P4">
At Shaktarske direction Russian army shelled Vuhledar, Zolota Nyva, VelykaNovosilka and Vremivka of Donetsk region, - General Staff of Armed Forces ofUkraine says in the morning report</text:p>
      <text:p text:style-name="P4">
News Collection Link: <text:a xlink:type="simple" xlink:href="https://liveuamap.com/en/2023/29-march-at-shaktarske-direction-russian-army-shelled-vuhledar" text:style-name="Internet_20_link" text:visited-style-name="Visited_20_Internet_20_Link">
https://liveuamap.com/en/2023/29-march-at-shaktarske-direction-russian-army-shelled-vuhledar</text:a>
</text:p>
      <text:p text:style-name="P4">
News Source: <text:a xlink:type="simple" xlink:href="https://t.me/lumsrc/4365" text:style-name="Internet_20_link" text:visited-style-name="Visited_20_Internet_20_Link">
https://t.me/lumsrc/4365</text:a>
</text:p>
      <!--NEWS-->
      <text:h text:style-name="P10" text:outline-level="1">
<text:span text:style-name="T4">
At Zaporizhzhia and Kherson directions Russian army shelled Novosilka, Novopil of Donetsk reg...</text:span>
</text:h>
      <text:p text:style-name="P4">
Authors: liveuamap (Language: en)</text:p>
      <text:p text:style-name="P4">
Time: 2023-03-29T-65:33:00</text:p>
      <text:p text:style-name="P4">
Location: Kherson (Latitude:46.64065 Longtitude:32.62326)</text:p>
      <text:p text:style-name="P4">
Videos: []</text:p>
      <text:p text:style-name="P4">
Images: []</text:p>
      <text:p text:style-name="P4">
Tags: ["Russia"]</text:p>
      <text:p text:style-name="P4">
Id: 22551744</text:p>
      <!--METADATA-->
      <text:p text:style-name="P4">
At Zaporizhzhia and Kherson directions Russian army shelled Novosilka, Novopilof Donetsk region; Huliaipole, Bilohirya, Mala Tokmachka, Novodanylivka andNovoandriyivka of Zaporizhzhia region, Antonivka and Kherson city, - GeneralStaff of Armed Forces of Ukraine says in the morning report</text:p>
      <text:p text:style-name="P4">
News Collection Link: <text:a xlink:type="simple" xlink:href="https://liveuamap.com/en/2023/29-march-at-zaporizhzhia-and-kherson-directions-russian-army" text:style-name="Internet_20_link" text:visited-style-name="Visited_20_Internet_20_Link">
https://liveuamap.com/en/2023/29-march-at-zaporizhzhia-and-kherson-directions-russian-army</text:a>
</text:p>
      <text:p text:style-name="P4">
News Source: <text:a xlink:type="simple" xlink:href="https://t.me/lumsrc/4366" text:style-name="Internet_20_link" text:visited-style-name="Visited_20_Internet_20_Link">
https://t.me/lumsrc/4366</text:a>
</text:p>
      <!--NEWS-->
      <text:h text:style-name="P10" text:outline-level="1">
<text:span text:style-name="T4">
Zaporizka Oblast(22:01). Red Alert: aerial threat. Sirens sounding. Take cover now!</text:span>
</text:h>
      <text:p text:style-name="P4">
Authors: liveuamap (Language: en)</text:p>
      <text:p text:style-name="P4">
Time: 2023-03-29T16:02:00</text:p>
      <text:p text:style-name="P4">
Location: Zaporizka Oblast (Latitude:47.612021 Longtitude:35.765261)</text:p>
      <text:p text:style-name="P4">
Videos: []</text:p>
      <text:p text:style-name="P4">
Images: []</text:p>
      <text:p text:style-name="P4">
Tags: ["Europe", "Central and Eastern Europe"]</text:p>
      <text:p text:style-name="P4">
Id: 22551889</text:p>
      <!--METADATA-->
      <text:p text:style-name="P4">
Zaporizhzhia region(22:01). Red Alert: aerial threat. Sirens sounding. Take covernow!</text:p>
      <text:p text:style-name="P4">
News Collection Link: <text:a xlink:type="simple" xlink:href="https://liveuamap.com/en/2023/29-march-zaporizka-oblast2201-red-alert-aeriag" text:style-name="Internet_20_link" text:visited-style-name="Visited_20_Internet_20_Link">
https://liveuamap.com/en/2023/29-march-zaporizka-oblast2201-red-alert-aeriag</text:a>
</text:p>
      <text:p text:style-name="P4">
News Source: <text:a xlink:type="simple" xlink:href="https://t.me/suspilnezaporizhzhya/11708" text:style-name="Internet_20_link" text:visited-style-name="Visited_20_Internet_20_Link">
https://t.me/suspilnezaporizhzhya/11708</text:a>
</text:p>
      <!--NEWS-->
      <text:h text:style-name="P10" text:outline-level="1">
<text:span text:style-name="T4">
Donetsk Oblast(00:36). Red Alert: aerial threat. Sirens sounding. Take cover now!</text:span>
</text:h>
      <text:p text:style-name="P4">
Authors: liveuamap (Language: en)</text:p>
      <text:p text:style-name="P4">
Time: 2023-03-29T18:39:00</text:p>
      <text:p text:style-name="P4">
Location: Donetsk Oblast (Latitude:48.72744 Longtitude:37.5781)</text:p>
      <text:p text:style-name="P4">
Videos: []</text:p>
      <text:p text:style-name="P4">
Images: []</text:p>
      <text:p text:style-name="P4">
Tags: ["Europe", "Central and Eastern Europe"]</text:p>
      <text:p text:style-name="P4">
Id: 22551910</text:p>
      <!--METADATA-->
      <text:p text:style-name="P4">
Donetsk Oblast(00:36). Red Alert: aerial threat. Sirens sounding. Take covernow!</text:p>
      <text:p text:style-name="P4">
News Collection Link: <text:a xlink:type="simple" xlink:href="https://liveuamap.com/en/2023/29-march-donetsk-oblast0036-red-alert-aerial-g" text:style-name="Internet_20_link" text:visited-style-name="Visited_20_Internet_20_Link">
https://liveuamap.com/en/2023/29-march-donetsk-oblast0036-red-alert-aerial-g</text:a>
</text:p>
      <text:p text:style-name="P4">
News Source: <text:a xlink:type="simple" xlink:href="https://t.me/air_alert_ua/42228" text:style-name="Internet_20_link" text:visited-style-name="Visited_20_Internet_20_Link">
https://t.me/air_alert_ua/42228</text:a>
</text:p>
      <!--NEWS-->
      <text:h text:style-name="P10" text:outline-level="1">
<text:span text:style-name="T4">
Kherson, Khersonska Oblast(04:42). Red Alert: aerial threat. Sirens sounding. Take cover now!</text:span>
</text:h>
      <text:p text:style-name="P4">
Authors: liveuamap (Language: en)</text:p>
      <text:p text:style-name="P4">
Time: 2023-03-29T22:43:00</text:p>
      <text:p text:style-name="P4">
Location: Kherson (Latitude:46.65638 Longtitude:32.61735)</text:p>
      <text:p text:style-name="P4">
Videos: []</text:p>
      <text:p text:style-name="P4">
Images: []</text:p>
      <text:p text:style-name="P4">
Tags: ["Europe", "Central and Eastern Europe"]</text:p>
      <text:p text:style-name="P4">
Id: 22551934</text:p>
      <!--METADATA-->
      <text:p text:style-name="P4">
Kherson, Kherson region(04:42). Red Alert: aerial threat. Sirens sounding.Take cover now!</text:p>
      <text:p text:style-name="P4">
News Collection Link: <text:a xlink:type="simple" xlink:href="https://liveuamap.com/en/2023/30-march-kherson-khersonska-oblast0442-red-alg" text:style-name="Internet_20_link" text:visited-style-name="Visited_20_Internet_20_Link">
https://liveuamap.com/en/2023/30-march-kherson-khersonska-oblast0442-red-alg</text:a>
</text:p>
      <text:p text:style-name="P4">
News Source: <text:a xlink:type="simple" xlink:href="https://t.me/air_alert_ua/42230" text:style-name="Internet_20_link" text:visited-style-name="Visited_20_Internet_20_Link">
https://t.me/air_alert_ua/42230</text:a>
</text:p>
      <!--NEWS-->
      <text:h text:style-name="P10" text:outline-level="1">
<text:span text:style-name="T4">
Mykolaiv, Mykolayivska Oblast(04:58). Red Alert: aerial threat. Sirens sounding. Take cover now!</text:span>
</text:h>
      <text:p text:style-name="P4">
Authors: liveuamap (Language: en)</text:p>
      <text:p text:style-name="P4">
Time: 2023-03-29T23:02:00</text:p>
      <text:p text:style-name="P4">
Location: Mykolaiv (Latitude:46.94866 Longtitude:32.00639)</text:p>
      <text:p text:style-name="P4">
Videos: []</text:p>
      <text:p text:style-name="P4">
Images: []</text:p>
      <text:p text:style-name="P4">
Tags: ["Europe", "Central and Eastern Europe"]</text:p>
      <text:p text:style-name="P4">
Id: 22551939</text:p>
      <!--METADATA-->
      <text:p text:style-name="P4">
Nikolaev, Mykolaiv region(04:58). Red Alert: aerial threat. Sirenssounding. Take cover now!</text:p>
      <text:p text:style-name="P4">
News Collection Link: <text:a xlink:type="simple" xlink:href="https://liveuamap.com/en/2023/30-march-mykolaiv-mykolayivska-oblast0458-redg" text:style-name="Internet_20_link" text:visited-style-name="Visited_20_Internet_20_Link">
https://liveuamap.com/en/2023/30-march-mykolaiv-mykolayivska-oblast0458-redg</text:a>
</text:p>
      <text:p text:style-name="P4">
News Source: <text:a xlink:type="simple" xlink:href="https://t.me/air_alert_ua/42231" text:style-name="Internet_20_link" text:visited-style-name="Visited_20_Internet_20_Link">
https://t.me/air_alert_ua/42231</text:a>
</text:p>
      <!--NEWS-->
      <text:h text:style-name="P10" text:outline-level="1">
<text:span text:style-name="T4">
The European Parliament showed the Ukrainian documentary "Your"</text:span>
</text:h>
      <text:p text:style-name="P4">
Author: ['АРМІЯINFORM']</text:p>
      <text:p text:style-name="P4">
Time: 2023-03-29T28:00:00-04:00</text:p>
      <text:p text:style-name="P4">
Description: The permitted parliament of the Brussels was a show of documentary work ... The war with Ukraine 2022, the war with Ukraine is the latest news today, the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630_360_1680013331-573.jpg" text:style-name="Internet_20_link" text:visited-style-name="Visited_20_Internet_20_Link">
630_360_1680013331-573.jpg</text:a>
', '<text:a xlink:type="simple" xlink:href="https://armyinform.com.ua/wp-content/uploads/2023/03/1680013349-551-150x150.jpg" text:style-name="Internet_20_link" text:visited-style-name="Visited_20_Internet_20_Link">
1680013349-551-150x150.jpg</text:a>
', '<text:a xlink:type="simple" xlink:href="https://armyinform.com.ua/wp-content/uploads/2023/03/1680013348-610-150x150.jpg" text:style-name="Internet_20_link" text:visited-style-name="Visited_20_Internet_20_Link">
1680013348-610-150x150.jpg</text:a>
', '<text:a xlink:type="simple" xlink:href="https://armyinform.com.ua/wp-content/uploads/2023/03/1680013349-463-150x150.jpg" text:style-name="Internet_20_link" text:visited-style-name="Visited_20_Internet_20_Link">
1680013349-463-150x150.jpg</text:a>
']</text:p>
      <text:p text:style-name="P4">
Tags: ['ЄВРОПАРЛАМЕНТ', 'КОРОЛІВСТВО БЕЛЬГІЯ', 'ФІЛЬМ СВОЄ']</text:p>
      <text:p text:style-name="P4">
Category: News</text:p>
      <!--METADATA-->
      <text:p text:style-name="P4">
<draw:frame draw:style-name="fr1" draw:name="Image2" text:anchor-type="as-char" svg:width="6.9236in" svg:height="3.956343in" draw:z-index="0">
<draw:image xlink:href="../Images/AРМІЯINFORM/2023-03-29T28-00-00-04-00/630_360_1680013331-573.jpg" xlink:type="simple" xlink:show="embed" xlink:actuate="onLoad" draw:mime-type="image/jpeg"/>
</draw:frame>
In the premises of the European Parliament in Brussels, a documentary of his Ukrainian director Miroslav Lutsik about a full -scale war against Ukraine was displayed.</text:p>
      <text:p text:style-name="P4">
This was reported on Facebook by the Embassy of Ukraine in the Kingdom of Belgium.</text:p>
      <text:p text:style-name="P4">
"The film not only tells about Russia's crimes in Ukraine and showed the Russian aggression in the cities of Kyiv region, but also reveals the non -response and stability of the Ukrainian people," the message reads.</text:p>
      <text:p text:style-name="P4">
<text:a xlink:type="simple" xlink:href="https://armyinform.com.ua/wp-content/uploads/2023/03/1680013349-551.jpg" text:style-name="Internet_20_link" text:visited-style-name="Visited_20_Internet_20_Link">
!(Images/AРМІЯINFORM/2023-03-29T28-00-00-04-00/1680013349-551-150x150.jpg)</text:a>
</text:p>
      <text:p text:style-name="P4">
<text:a xlink:type="simple" xlink:href="https://armyinform.com.ua/wp-content/uploads/2023/03/1680013348-610.jpg" text:style-name="Internet_20_link" text:visited-style-name="Visited_20_Internet_20_Link">
<draw:frame draw:style-name="fr1" draw:name="Image3" text:anchor-type="as-char" svg:width="6.9236in" svg:height="6.9236in" draw:z-index="0">
<draw:image xlink:href="../Images/AРМІЯINFORM/2023-03-29T28-00-00-04-00/1680013348-610-150x150.jpg" xlink:type="simple" xlink:show="embed" xlink:actuate="onLoad" draw:mime-type="image/jpeg"/>
</draw:frame>
</text:a>
</text:p>
      <text:p text:style-name="P4">
<text:a xlink:type="simple" xlink:href="https://armyinform.com.ua/wp-content/uploads/2023/03/1680013349-463.jpg" text:style-name="Internet_20_link" text:visited-style-name="Visited_20_Internet_20_Link">
<draw:frame draw:style-name="fr1" draw:name="Image4" text:anchor-type="as-char" svg:width="6.9236in" svg:height="6.9236in" draw:z-index="0">
<draw:image xlink:href="../Images/AРМІЯINFORM/2023-03-29T28-00-00-04-00/1680013349-463-150x150.jpg" xlink:type="simple" xlink:show="embed" xlink:actuate="onLoad" draw:mime-type="image/jpeg"/>
</draw:frame>
</text:a>
It is also noted that after watching the film, guests of the event are possible to get acquainted with the photo exhibition of Alexander Baron "Different Ukraine", which was made in January 2023. Photo works by the artist demonstrate the horrors of the table that the Russian war brought to the Ukrainian people.</text:p>
      <text:p text:style-name="P4">
“We express our sincere gratitude for the event of the Embassy of Bulgaria Vbelgia, Ukrainian director <text:a xlink:type="simple" xlink:href="https://www.facebook.com/skytanya" text:style-name="Internet_20_link" text:visited-style-name="Visited_20_Internet_20_Link">
Tetianastaneva</text:a>
, to the whole team <text:a xlink:type="simple" xlink:href="https://www.facebook.com/okofilmfest/" text:style-name="Internet_20_link" text:visited-style-name="Visited_20_Internet_20_Link">
eye - International Ethnographic FilmFestival</text:a>
, Radan Kanev's MEP, as well as Sylvia Athovia and Ivayl Toshev, ”he will be in the message.</text:p>
      <text:p text:style-name="P4">
News Source: <text:a xlink:type="simple" xlink:href="https://armyinform.com.ua/2023/03/29/u-yevroparlamenti-pokazaly-ukrayinsku-dokumentalnu-strichku-svoye/" text:style-name="Internet_20_link" text:visited-style-name="Visited_20_Internet_20_Link">
https://armyinform.com.ua/2023/03/29/u-yevroparlamenti-pokazaly-ukrayinsku-dokumentalnu-strichku-svoye/</text:a>
</text:p>
      <!--NEWS-->
      <text:h text:style-name="P10" text:outline-level="1">
<text:span text:style-name="T4">
For refusal to sign the contract of military people will be sent to the war in Ukraine - the interception of GUR</text:span>
</text:h>
      <text:p text:style-name="P4">
Author: ['АРМІЯINFORM']</text:p>
      <text:p text:style-name="P4">
Time: 2023-03-29T29:00:00-04:00</text:p>
      <text:p text:style-name="P4">
Description: The doubles of the Civilian Burders of the Russian Federation (Ymovirno Zlgorod) are negotiating St. Petersburg,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Tags: ['ГУР', 'ГУР МО УКРАЇНИ', 'ГУР ПЕРЕХОПЛЕННЯ']</text:p>
      <text:p text:style-name="P4">
Category: News</text:p>
      <!--METADATA-->
      <text:p text:style-name="P4">
<draw:frame draw:style-name="fr1" draw:name="Image5" text:anchor-type="as-char" svg:width="6.9236in" svg:height="3.894525in" draw:z-index="0">
<draw:image xlink:href="../Images/AРМІЯINFORM/2023-03-29T29-00-00-04-00/337531944_232614265847457_8544501692430122370_n.jpg" xlink:type="simple" xlink:show="embed" xlink:actuate="onLoad" draw:mime-type="image/jpeg"/>
</draw:frame>
Two civilian citizens of the Russian Federation(Probably from Belgorod)They discuss a common knowledge who had to re -sign a contract due to pressure with the military unit of the military unit, which threatened with the compulsory mobilization of his refusal, with further involvement in the anti -Ukraine armed aggression.</text:p>
      <text:p text:style-name="P4">
For every military crime committed against Ukraine, there will be a fair payment.</text:p>
      <text:p text:style-name="P4">
News Source: <text:a xlink:type="simple" xlink:href="https://armyinform.com.ua/2023/03/29/za-vidmovu-pidpysaty-kontrakt-vijskovyh-rf-vidpravlyatymut-na-vijnu-v-ukrayinu-perehoplennya-gur/" text:style-name="Internet_20_link" text:visited-style-name="Visited_20_Internet_20_Link">
https://armyinform.com.ua/2023/03/29/za-vidmovu-pidpysaty-kontrakt-vijskovyh-rf-vidpravlyatymut-na-vijnu-v-ukrayinu-perehoplennya-gur/</text:a>
</text:p>
      <!--NEWS-->
      <text:h text:style-name="P10" text:outline-level="1">
<text:span text:style-name="T4">
Ukrainian defenders showed how to improve the skills of owning small arms</text:span>
</text:h>
      <text:p text:style-name="P4">
Author: ['АРМІЯINFORM']</text:p>
      <text:p text:style-name="P4">
Time: 2023-03-29T30:00:00-04:00</text:p>
      <text:p text:style-name="P4">
Description: Video defeated the command of the dry VIISK of the ZK Ukrainy on his own StorIntzi at Facebook .... War with Ukraine 2022, the war with Ukraine Latest news today, News War with Ukraine 2022 is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337276432_551921413677621_5205544850314937982_n.jpg" text:style-name="Internet_20_link" text:visited-style-name="Visited_20_Internet_20_Link">
337276432_551921413677621_5205544850314937982_n.jpg</text:a>
']</text:p>
      <text:p text:style-name="P4">
Tags: ['БОЙОВА ПІДГОТОВКА', 'КОМАНДУВАННЯ СУХОПУТНИХ ВІЙСЬК ЗСУ']</text:p>
      <text:p text:style-name="P4">
Category: News</text:p>
      <!--METADATA-->
      <text:p text:style-name="P4">
<draw:frame draw:style-name="fr1" draw:name="Image6" text:anchor-type="as-char" svg:width="6.9236in" svg:height="4.615733in" draw:z-index="0">
<draw:image xlink:href="../Images/AРМІЯINFORM/2023-03-29T30-00-00-04-00/337276432_551921413677621_5205544850314937982_n.jpg" xlink:type="simple" xlink:show="embed" xlink:actuate="onLoad" draw:mime-type="image/jpeg"/>
</draw:frame>
Illustrative photo</text:p>
      <text:p text:style-name="P4">
Video <text:a xlink:type="simple" xlink:href="https://www.facebook.com/UALandForces/posts/pfbid0V42ap6JRSrPhrd4txMc1TMHRMgPCiAzEUv7tv3okasnmfEPmCHPH7if4ofZwEAYml" text:style-name="Internet_20_link" text:visited-style-name="Visited_20_Internet_20_Link">
made public</text:a>
Command of the Land Forces of the Armed Forces of Ukraine on its Facebook page.</text:p>
      <text:p text:style-name="P4">
"Rifle training is a basic element of training of servicemen", "the message goes.</text:p>
      <text:p text:style-name="P4">
News Source: <text:a xlink:type="simple" xlink:href="https://armyinform.com.ua/2023/03/29/ukrayinski-zahysnyky-pokazaly-yak-vdoskonalyuyut-navychky-volodinnya-strileczkoyu-zbroyeyu/" text:style-name="Internet_20_link" text:visited-style-name="Visited_20_Internet_20_Link">
https://armyinform.com.ua/2023/03/29/ukrayinski-zahysnyky-pokazaly-yak-vdoskonalyuyut-navychky-volodinnya-strileczkoyu-zbroyeyu/</text:a>
</text:p>
      <!--NEWS-->
      <text:h text:style-name="P10" text:outline-level="1">
<text:span text:style-name="T4">
The Defense Forces of Ukraine destroyed the Wagner's hiding place in Bakhmut</text:span>
</text:h>
      <text:p text:style-name="P4">
Author: ['АРМІЯINFORM']</text:p>
      <text:p text:style-name="P4">
Time: 2023-03-29T31:00:00-04:00</text:p>
      <text:p text:style-name="P4">
Description: Luganskiysky corral in the beasts of a grenade launcher was Zedenkhilu, the Budіlyu, the Joy ... The war with Ukraine 2022, the war with Ukraine is the latest news today, the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p>
      <text:p text:style-name="P4">
Tags: ['STOPRUSSIA', 'АГРЕСІЯ РФ', 'ВІЙНА']</text:p>
      <text:p text:style-name="P4">
Category: News</text:p>
      <!--METADATA-->
      <text:p text:style-name="P4">
Border guards of the Lugansk detachment shots from hand grenade launchers destroyed from which the enemy was firing fire in one of Bakhmut quarters, <text:a xlink:type="simple" xlink:href="https://www.facebook.com/watch/" text:style-name="Internet_20_link" text:visited-style-name="Visited_20_Internet_20_Link">
informs</text:a>
Central strategic communications and information security.</text:p>
      <text:p text:style-name="P4">
News Source: <text:a xlink:type="simple" xlink:href="https://armyinform.com.ua/2023/03/29/ukrayinski-zahysnyky-znyshhyly-shovanku-vagnerivcziv-v-bahmuti/" text:style-name="Internet_20_link" text:visited-style-name="Visited_20_Internet_20_Link">
https://armyinform.com.ua/2023/03/29/ukrayinski-zahysnyky-znyshhyly-shovanku-vagnerivcziv-v-bahmuti/</text:a>
</text:p>
      <!--NEWS-->
      <text:h text:style-name="P10" text:outline-level="1">
<text:span text:style-name="T4">
Ukrzaliznytsia run additional trains for Easter</text:span>
</text:h>
      <text:p text:style-name="P4">
Author: ['АРМІЯINFORM']</text:p>
      <text:p text:style-name="P4">
Time: 2023-03-29T32:00:00-04:00</text:p>
      <text:p text:style-name="P4">
Description: AT "Ukrzaliznitsya" Requidju Kursavnnya Kiwa Low -Kyuki Podkovikh until Great Lucky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02/ukrzaliznyczya.jpg" text:style-name="Internet_20_link" text:visited-style-name="Visited_20_Internet_20_Link">
ukrzaliznyczya.jpg</text:a>
']</text:p>
      <text:p text:style-name="P4">
Tags: ['ПОЇЗДИ ДО ВЕЛИКОДНЯ', 'УКРЗАЛІЗНИЦЯ']</text:p>
      <text:p text:style-name="P4">
Category: News</text:p>
      <!--METADATA-->
      <text:p text:style-name="P4">
<draw:frame draw:style-name="fr1" draw:name="Image7" text:anchor-type="as-char" svg:width="6.9236in" svg:height="3.896998in" draw:z-index="0">
<draw:image xlink:href="../Images/AРМІЯINFORM/2023-03-29T32-00-00-04-00/ukrzaliznyczya.jpg" xlink:type="simple" xlink:show="embed" xlink:actuate="onLoad" draw:mime-type="image/jpeg"/>
</draw:frame>
Ukrzaliznytsia JSC introduces a number of additional trains from Kiev. About it <text:a xlink:type="simple" xlink:href="https://t.me/UkrzalInfo/4254" text:style-name="Internet_20_link" text:visited-style-name="Visited_20_Internet_20_Link">
reports</text:a>
UZ press service.</text:p>
      <text:p text:style-name="P4">
“We plan additional trains for Easter. For convenient travels of our passengers, we bring a number of additional trains for weekends from Kiev, ”the message goes.</text:p>
      <text:p text:style-name="P4">
It is noted that additional flights for weekend from the capital are being introduced:</text:p>
      <text:p text:style-name="P4">
to Odessa and the back train No. 115/116 will leave 2, 9, 9, 15 and 17. Shipment from Kiev at 07:19, from Odessa at 10:23;</text:p>
      <text:p text:style-name="P4">
To Lviv and the return train No. 191/192 will make flights 1, 2, 9, 15 and 17. Departure from Kiev at 07:47, from Lviv at 11:40;</text:p>
      <text:p text:style-name="P4">
to Kryvyi Rih and the return train № 175/176 will leave on April 2, 9 and 15. Shipment from Kiev at 06:18, from Kryvyi Rih at 11:57;</text:p>
      <text:p text:style-name="P4">
to the Dnieper and the return train № 179/180 will make flights on April 2, 9 and 15. Shipment from Kiev at 07:34, from the Dnieper at 11:00;</text:p>
      <text:p text:style-name="P4">
To Kovel and Reverse Train No. 197/198 will leave April 15 and 17. Departure of Zkaiv at 06:27, from Kovel at 11:45;</text:p>
      <text:p text:style-name="P4">
To Kharkiv and the return train No. 163/164 will run on May 2. Departure of Zkava at 08:01, from Kharkiv at 11:27.</text:p>
      <text:p text:style-name="P4">
Also train № 167/168 will connect Lviv with Odessa and vice versa 1, 2, 9, 15, 17. Departure from Lviv at 08:50, from Odessa at 10:14.</text:p>
      <text:p text:style-name="P4">
Tickets are reported online: in the application of Ukrzaliznytsya, a study and on the site, as well as at the ticket offices.</text:p>
      <text:p text:style-name="P4">
We will remind, from March 25 the amendments to the rules of transportation of passengers, luggage, luggage and mail by rail of Ukraine were entered into force.</text:p>
      <text:p text:style-name="P4">
News Source: <text:a xlink:type="simple" xlink:href="https://armyinform.com.ua/2023/03/29/ukrzaliznyczya-zapuskaye-dodatkovi-potyagy-do-velykodnya/" text:style-name="Internet_20_link" text:visited-style-name="Visited_20_Internet_20_Link">
https://armyinform.com.ua/2023/03/29/ukrzaliznyczya-zapuskaye-dodatkovi-potyagy-do-velykodnya/</text:a>
</text:p>
      <!--NEWS-->
      <text:h text:style-name="P10" text:outline-level="1">
<text:span text:style-name="T4">
Published a map of camps where the occupiers deport out little Ukrainians</text:span>
</text:h>
      <text:p text:style-name="P4">
Author: ['АРМІЯINFORM']</text:p>
      <text:p text:style-name="P4">
Time: 2023-03-29T33:00:00-04:00</text:p>
      <text:p text:style-name="P4">
Description: On the basics of Dani, Jerel, Mapa Taborv, KDIDO deported ... War with Ukraine 2022, War with Ukraine Latest News today, News War with Ukraine 2022 The last ones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3/okupanty-zalyakuyut-lyudej.jpg" text:style-name="Internet_20_link" text:visited-style-name="Visited_20_Internet_20_Link">
okupanty-zalyakuyut-lyudej.jpg</text:a>
']</text:p>
      <text:p text:style-name="P4">
Tags: []</text:p>
      <text:p text:style-name="P4">
Category: News</text:p>
      <!--METADATA-->
      <text:p text:style-name="P4">
<draw:frame draw:style-name="fr1" draw:name="Image8" text:anchor-type="as-char" svg:width="6.9236in" svg:height="4.615733in" draw:z-index="0">
<draw:image xlink:href="../Images/AРМІЯINFORM/2023-03-29T33-00-00-04-00/okupanty-zalyakuyut-lyudej.jpg" xlink:type="simple" xlink:show="embed" xlink:actuate="onLoad" draw:mime-type="image/jpeg"/>
</draw:frame>
On the basis of open sources data, a map of the camps was created, where young Ukrainians are occupied. A total of 45 children's camps and 12 millitar ones, <text:a xlink:type="simple" xlink:href="https://www.facebook.com/photo/" text:style-name="Internet_20_link" text:visited-style-name="Visited_20_Internet_20_Link">
reports</text:a>
Center for Strategic Communications and Information Security.</text:p>
      <text:p text:style-name="P4">
The Russian camps get to:</text:p>
      <ul>
        <li>
Orphans(Moreover the parents of some of them were killed by the same Russians); * children from boarding schools who have relatives in Ukraine, but are still forced; * Children of parents who have not passed filtration and are in Russian torture.</li>
      </ul>
      <text:p text:style-name="P4">
There have been cases where children were taken to the centers of militaristic preparation for "re -education" - this is how teenagers from Donetsk Talugansk regions came into Chechnya.</text:p>
      <text:p text:style-name="P4">
News Source: <text:a xlink:type="simple" xlink:href="https://armyinform.com.ua/2023/03/29/opublikovano-mapu-taboriv-kudy-okupanty-deportuyut-malenkyh-ukrayincziv/" text:style-name="Internet_20_link" text:visited-style-name="Visited_20_Internet_20_Link">
https://armyinform.com.ua/2023/03/29/opublikovano-mapu-taboriv-kudy-okupanty-deportuyut-malenkyh-ukrayincziv/</text:a>
</text:p>
      <!--NEWS-->
      <text:h text:style-name="P10" text:outline-level="1">
<text:span text:style-name="T4">
Our defenders knocked down enemy UAV "Orlan-10" and Zala</text:span>
</text:h>
      <text:p text:style-name="P4">
Author: ['АРМІЯINFORM']</text:p>
      <text:p text:style-name="P4">
Time: 2023-03-29T34:00:00-04:00</text:p>
      <text:p text:style-name="P4">
Description: Avіaatsіya forces of defense for Past Dob took 5 strikes in the areas of Zserdzhennya of Especially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2/13-8.jpg" text:style-name="Internet_20_link" text:visited-style-name="Visited_20_Internet_20_Link">
13-8.jpg</text:a>
']</text:p>
      <text:p text:style-name="P4">
Tags: ['STOPRUSSIA', 'ZALA', 'АГРЕСІЯ РФ', 'БПЛА', 'ВІЙНА', 'ВТОРГНЕННЯ РФ', 'ГШ ЗСУ', 'ОРЛАН-10', 'ХРОНІКА ОБОРОНИ']</text:p>
      <text:p text:style-name="P4">
Category: News</text:p>
      <!--METADATA-->
      <text:p text:style-name="P4">
<draw:frame draw:style-name="fr1" draw:name="Image9" text:anchor-type="as-char" svg:width="6.9236in" svg:height="3.894525in" draw:z-index="0">
<draw:image xlink:href="../Images/AРМІЯINFORM/2023-03-29T34-00-00-04-00/13-8.jpg" xlink:type="simple" xlink:show="embed" xlink:actuate="onLoad" draw:mime-type="image/jpeg"/>
</draw:frame>
Illustrative Photo <text:span text:style-name="T4">
 🔥 Situation on Russian invasion </text:span>
</text:p>
      <text:p text:style-name="P4">
The aircraft forces of defense over the past 24 hours has made 5 beats in the areas of concentration of personal staff and military equipment of the invaders. At the same time, our defenders have shot enemy UAV "Orlan-10" and Zala, <text:a xlink:type="simple" xlink:href="https://www.facebook.com/GeneralStaff.ua/posts/pfbid02JYxk1Mc4f53PFCoGScTXVYyZ5NkysRZVYjg4oRfEeiaFemDdQ9zRmJ3uQd2YavY3l" text:style-name="Internet_20_link" text:visited-style-name="Visited_20_Internet_20_Link">
informs</text:a>
The General Staff of the Armed Forces of Ukraine.</text:p>
      <text:p text:style-name="P4">
The departments of rocket troops and artillery were struck by the Office of Management, 6 districts of living force, weapons and military equipment of the enemy, the anti-aircraft missile complex, as well as the composition of ammunition.</text:p>
      <text:p text:style-name="P4">
Support the Armed Forces!Let's stand and win!Glory to Ukraine!</text:p>
      <text:p text:style-name="P4">
News Source: <text:a xlink:type="simple" xlink:href="https://armyinform.com.ua/2023/03/29/nashi-zahysnyky-zbyly-vorozhi-bpla-orlan-10-ta-zala/" text:style-name="Internet_20_link" text:visited-style-name="Visited_20_Internet_20_Link">
https://armyinform.com.ua/2023/03/29/nashi-zahysnyky-zbyly-vorozhi-bpla-orlan-10-ta-zala/</text:a>
</text:p>
      <!--NEWS-->
      <text:h text:style-name="P10" text:outline-level="1">
<text:span text:style-name="T4">
An example of Estonia, which invests in Europe's security, inspires - Alexei Reznikov</text:span>
</text:h>
      <text:p text:style-name="P4">
Author: ['АРМІЯINFORM']</text:p>
      <text:p text:style-name="P4">
Time: 2023-03-29T35:00:00-04:00</text:p>
      <text:p text:style-name="P4">
Description: About Tse Minstroke of Ukraine Oleksii Reznikov, having written at his own Storinzi at Tvitter.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2/reznikov-04-1.jpg" text:style-name="Internet_20_link" text:visited-style-name="Visited_20_Internet_20_Link">
reznikov-04-1.jpg</text:a>
']</text:p>
      <text:p text:style-name="P4">
Tags: ['STOPRUSSIA', 'ВІЙСЬКОВА ДОПОМОГА УКРАЇНІ', 'ВТОРГНЕННЯ РФ', 'ЕСТОНІЯ', 'МІНІСТР ОБОРОНИ УКРАЇНИ ОЛЕКСІЙ РЕЗНІКОВ', 'ОЛЕКСІЙ РЕЗНІКОВ', 'УКРАЇНА-ЕСТОНІЯ']</text:p>
      <text:p text:style-name="P4">
Category: News</text:p>
      <!--METADATA-->
      <text:p text:style-name="P4">
<draw:frame draw:style-name="fr1" draw:name="Image10" text:anchor-type="as-char" svg:width="6.9236in" svg:height="4.615733in" draw:z-index="0">
<draw:image xlink:href="../Images/AРМІЯINFORM/2023-03-29T35-00-00-04-00/reznikov-04-1.jpg" xlink:type="simple" xlink:show="embed" xlink:actuate="onLoad" draw:mime-type="image/jpeg"/>
</draw:frame>
Minister of Defense of Ukraine Alexei Reznikov</text:p>
      <text:p text:style-name="P4">
About it the Minister of Defense of Ukraine Alexei Reznikov <text:a xlink:type="simple" xlink:href="https://twitter.com/oleksiireznikov/status/1640799963687837696/photo/1" text:style-name="Internet_20_link" text:visited-style-name="Visited_20_Internet_20_Link">
wrote</text:a>
on your Twitter page.</text:p>
      <text:p text:style-name="P4">
“The example of Estonia, which invests in the security of Europe, inspires. Military assistance to Ukraine has already exceeded 1% of the country's GDP.</text:p>
      <text:p text:style-name="P4">
Everything we receive from our Estonian friends, from the Javelins to the howitzers, helps the Ukrainian army to defend Ukraine and all of Europe, ”Oleksiresnikov wrote.</text:p>
      <text:p text:style-name="Quotations">

<text:p text:style-name="P4">
The Estonian Example of Investing in Europe's Security is Inspiring.&gt;
 Estonia's Military Assistance to Ukraine Has Already Surpassed 1% of the&gt;
 Country's GDP. &gt;
 Everything We Receive from Our 🇪🇪 Friends, from Javelins to Howitzers,&gt;
 Helps the&gt;
 <text:a xlink:type="simple" xlink:href="https://twitter.com/hashtag/UAarmy" text:style-name="Internet_20_link" text:visited-style-name="Visited_20_Internet_20_Link">
\ #uaarmy</text:a>
&gt;
 defend Ukraine and all of Europe&gt;
 <text:a xlink:type="simple" xlink:href="https://t.co/6Y24MzQyxj" text:style-name="Internet_20_link" text:visited-style-name="Visited_20_Internet_20_Link">
pic.twitter.com/6Y24MzQyxj</text:a>
&gt;
&gt;
 - Oleksiy Reznikov(@oleksireznikov)<text:a xlink:type="simple" xlink:href="https://twitter.com/oleksiireznikov/status/1640799963687837696" text:style-name="Internet_20_link" text:visited-style-name="Visited_20_Internet_20_Link">
March 28,&gt;
 2023</text:a>
</text:p>

</text:p>
      <text:p text:style-name="P4">
News Source: <text:a xlink:type="simple" xlink:href="https://armyinform.com.ua/2023/03/29/pryklad-estoniyi-yaka-investuye-v-bezpeku-yevropy-nadyhaye-oleksij-reznikov/" text:style-name="Internet_20_link" text:visited-style-name="Visited_20_Internet_20_Link">
https://armyinform.com.ua/2023/03/29/pryklad-estoniyi-yaka-investuye-v-bezpeku-yevropy-nadyhaye-oleksij-reznikov/</text:a>
</text:p>
      <!--NEWS-->
      <text:h text:style-name="P10" text:outline-level="1">
<text:span text:style-name="T4">
The forces of Ukraine's defense reflected 57 enemy attacks - the Armed Forces of the Armed Forces</text:span>
</text:h>
      <text:p text:style-name="P4">
Author: ['АРМІЯINFORM']</text:p>
      <text:p text:style-name="P4">
Time: 2023-03-29T36:00:00-04:00</text:p>
      <text:p text:style-name="P4">
Description: At 06.00 29 birch 2023, the enemy has been bore 2023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artyleriya-sau-pion.jpg" text:style-name="Internet_20_link" text:visited-style-name="Visited_20_Internet_20_Link">
artyleriya-sau-pion.jpg</text:a>
']</text:p>
      <text:p text:style-name="P4">
Tags: ['STOPRUSSIA', 'АГРЕСІЯ РФ', 'ВТОРГНЕННЯ РФ', 'ГШ ЗСУ', 'ХРОНІКА ОБОРОНИ']</text:p>
      <text:p text:style-name="P4">
Category: News</text:p>
      <!--METADATA-->
      <text:p text:style-name="P4">
<draw:frame draw:style-name="fr1" draw:name="Image11" text:anchor-type="as-char" svg:width="6.9236in" svg:height="3.894525in" draw:z-index="0">
<draw:image xlink:href="../Images/AРМІЯINFORM/2023-03-29T36-00-00-04-00/artyleriya-sau-pion.jpg" xlink:type="simple" xlink:show="embed" xlink:actuate="onLoad" draw:mime-type="image/jpeg"/>
</draw:frame>
Illustrative Photo <text:span text:style-name="T4">
 🔥 Situation on Russian invasion </text:span>
</text:p>
      <text:p text:style-name="P4">
The enemy struck at 06.00 on March 29, 2023 during the last day, carried out 18 Aviation and 3 missile stroke(https://www.facebook.com/GeneralStaff.ua/posts/pfbid02JYxk1Mc4f53PFCoGScTXVYyZ5NkysRZVYjg4oRfEeiaFemDdQ9zRmJ3uQd2YavY3l)The General Staff of the Armed Forces of Ukraine. The likelihood of rocket and aviation strikes throughout Ukraine remains high, because the enemy continues to be laws.</text:p>
      <text:p text:style-name="P4">
On March 28, as a result of rocket strike on the infrastructure of the city of Bohodukhkhiv Kharkiv region, civilians, damaged private homes were damaged.</text:p>
      <text:p text:style-name="P4">
The enemy focuses on the main efforts on the offensive actions of Nalimansk, Bakhmut, Avdiiv and Mariinsky directions. The epicenteric actions remain Belogovka, Bakhmut, Avdiivka, Marinka and their surroundings. The internships of professional and coordinated actions, during the last day, 57 enemy attacks in these areas were reflected during the last day.</text:p>
      <text:p text:style-name="P4">
News Source: <text:a xlink:type="simple" xlink:href="https://armyinform.com.ua/2023/03/29/syly-oborony-ukrayiny-bulo-vidbyly-57-atak-protyvnyka-gsh-zsu/" text:style-name="Internet_20_link" text:visited-style-name="Visited_20_Internet_20_Link">
https://armyinform.com.ua/2023/03/29/syly-oborony-ukrayiny-bulo-vidbyly-57-atak-protyvnyka-gsh-zsu/</text:a>
</text:p>
      <!--NEWS-->
      <text:h text:style-name="P10" text:outline-level="1">
<text:span text:style-name="T4">
The enemy continues to maintain military presence in the border areas of Kursk and Belgorod regions</text:span>
</text:h>
      <text:p text:style-name="P4">
Author: ['АРМІЯINFORM']</text:p>
      <text:p text:style-name="P4">
Time: 2023-03-29T37:00:00-04:00</text:p>
      <text:p text:style-name="P4">
Description: At the Teritarian, Bilorus Trivay, come in fighting Pidogotovka PIDROZHIV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3/623f40c95f0a4.jpeg" text:style-name="Internet_20_link" text:visited-style-name="Visited_20_Internet_20_Link">
623f40c95f0a4.jpeg</text:a>
']</text:p>
      <text:p text:style-name="P4">
Tags: ['STOPRUSSIA', 'АГРЕСІЯ РФ', 'ВТОРГНЕННЯ РФ', 'ГШ ЗСУ']</text:p>
      <text:p text:style-name="P4">
Category: News</text:p>
      <!--METADATA-->
      <text:p text:style-name="P4">
<draw:frame draw:style-name="fr1" draw:name="Image12" text:anchor-type="as-char" svg:width="6.9236in" svg:height="4.32725in" draw:z-index="0">
<draw:image xlink:href="../Images/AРМІЯINFORM/2023-03-29T37-00-00-04-00/623f40c95f0a4.jpeg" xlink:type="simple" xlink:show="embed" xlink:actuate="onLoad" draw:mime-type="image/jpeg"/>
</draw:frame>
Illustrative Photo <text:span text:style-name="T4">
 🔥 Situation on Russian invasion </text:span>
</text:p>
      <text:p text:style-name="P4">
In the territory of the Republic of Belarus there are measures of combat training of units of territorial troops of the Armed Forces of the Russian Federation, <text:a xlink:type="simple" xlink:href="https://www.facebook.com/GeneralStaff.ua/posts/pfbid02JYxk1Mc4f53PFCoGScTXVYyZ5NkysRZVYjg4oRfEeiaFemDdQ9zRmJ3uQd2YavY3l" text:style-name="Internet_20_link" text:visited-style-name="Visited_20_Internet_20_Link">
informs</text:a>
The General Staff of the Armed Forces of Ukraine. The enemy continues to maintain military precipitation in the border areas of the Kursk and Belgorod regions. The enemy was firing in the areas of three settlements of Sumy region, as well as 12 settlements in Kharkiv region.</text:p>
      <text:p text:style-name="P4">
News Source: <text:a xlink:type="simple" xlink:href="https://armyinform.com.ua/2023/03/29/vorog-prodovzhuye-zberigaty-vijskovu-prysutnist-u-prykordonnyh-rajonah-kurskoyi-ta-byelgorodskoyi-oblastej/" text:style-name="Internet_20_link" text:visited-style-name="Visited_20_Internet_20_Link">
https://armyinform.com.ua/2023/03/29/vorog-prodovzhuye-zberigaty-vijskovu-prysutnist-u-prykordonnyh-rajonah-kurskoyi-ta-byelgorodskoyi-oblastej/</text:a>
</text:p>
      <!--NEWS-->
      <text:h text:style-name="P10" text:outline-level="1">
<text:span text:style-name="T4">
There is a tendency when Russian invaders refuse to obey commanders of commanders</text:span>
</text:h>
      <text:p text:style-name="P4">
Author: ['АРМІЯINFORM']</text:p>
      <text:p text:style-name="P4">
Time: 2023-03-29T38:00:00-04:00</text:p>
      <text:p text:style-name="P4">
Description: Ostenim is to sprinkle tendencia, if the Zagarbniki is wounded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04/okupanty-rf.jpg" text:style-name="Internet_20_link" text:visited-style-name="Visited_20_Internet_20_Link">
okupanty-rf.jpg</text:a>
']</text:p>
      <text:p text:style-name="P4">
Tags: ['STOPRUSSIA', 'АГРЕСІЯ РФ', 'ВТОРГНЕННЯ РФ', 'ГШ ЗСУ']</text:p>
      <text:p text:style-name="P4">
Category: News</text:p>
      <!--METADATA-->
      <text:p text:style-name="P4">
<draw:frame draw:style-name="fr1" draw:name="Image13" text:anchor-type="as-char" svg:width="6.9236in" svg:height="3.226836in" draw:z-index="0">
<draw:image xlink:href="../Images/AРМІЯINFORM/2023-03-29T38-00-00-04-00/okupanty-rf.jpg" xlink:type="simple" xlink:show="embed" xlink:actuate="onLoad" draw:mime-type="image/jpeg"/>
</draw:frame>
Illustrative photo</text:p>
      <text:p text:style-name="P4">
Recently, there has been a tendency when Russian invaders are referred to as commanders of commanders, <text:a xlink:type="simple" xlink:href="https://www.facebook.com/GeneralStaff.ua/posts/pfbid02JYxk1Mc4f53PFCoGScTXVYyZ5NkysRZVYjg4oRfEeiaFemDdQ9zRmJ3uQd2YavY3l" text:style-name="Internet_20_link" text:visited-style-name="Visited_20_Internet_20_Link">
informs</text:a>
The General Staff of the Armed Forces of Ukraine. For example, on March 23 this year, for refusing to perform a unfortunate task, 70 people from the units of Volunteer Formations "Nevsky" and "Veterans" were disarmed and delivered to Makeevka of Donetsk region. A similar case happened on March 25, to execute the order refused the personal composition of the enemy intelligence company, which operates in the Avdeevsky direction.</text:p>
      <text:p text:style-name="P4">
The enemy continues to cynically use the medical institutions of the temporarily -occupied territories for their own purposes. Thus, the local hospital of the Belovodsk Luhansk region is equipped under a military hospital for 200 beds. Naragies in a medical institution treat the occupiers who have slight injuries. At the same time, all civilians are "discharged".</text:p>
      <text:p text:style-name="P4">
News Source: <text:a xlink:type="simple" xlink:href="https://armyinform.com.ua/2023/03/29/sposterigayetsya-tendencziya-koly-rosijski-zagarbnyky-vidmovlyayutsya-vykonuvaty-nakazy-komandyriv/" text:style-name="Internet_20_link" text:visited-style-name="Visited_20_Internet_20_Link">
https://armyinform.com.ua/2023/03/29/sposterigayetsya-tendencziya-koly-rosijski-zagarbnyky-vidmovlyayutsya-vykonuvaty-nakazy-komandyriv/</text:a>
</text:p>
      <!--NEWS-->
      <text:h text:style-name="P10" text:outline-level="1">
<text:span text:style-name="T4">
The enemy accumulates media efforts around the theme of Bakhmut. How to Counteract - Anna Painter's Explanation</text:span>
</text:h>
      <text:p text:style-name="P4">
Author: ['АРМІЯINFORM']</text:p>
      <text:p text:style-name="P4">
Time: 2023-03-29T39:00:00-04:00</text:p>
      <text:p text:style-name="P4">
Description: Vorog is a prone of the concentration of the hijahi of its advanced advanced demand at Bakhmutskiy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12/5f9a1756-e1680080755799.jpg" text:style-name="Internet_20_link" text:visited-style-name="Visited_20_Internet_20_Link">
5f9a1756-e1680080755799.jpg</text:a>
']</text:p>
      <text:p text:style-name="P4">
Tags: ['STOPRUSSIA', 'АГРЕСІЯ РФ', 'БАХМУТ', 'ВОРОЖА ІПСО', 'ВТОРГНЕННЯ РФ', 'ГАННА МАЛЯР']</text:p>
      <text:p text:style-name="P4">
Category: News</text:p>
      <!--METADATA-->
      <text:p text:style-name="P4">
<draw:frame draw:style-name="fr1" draw:name="Image14" text:anchor-type="as-char" svg:width="6.9236in" svg:height="4.219069in" draw:z-index="0">
<draw:image xlink:href="../Images/AРМІЯINFORM/2023-03-29T39-00-00-04-00/5f9a1756-e1680080755799.jpg" xlink:type="simple" xlink:show="embed" xlink:actuate="onLoad" draw:mime-type="image/jpeg"/>
</draw:frame>
Anna painter. Photo: Nazarvoloshin / Armyinform</text:p>
      <text:p text:style-name="P4">
The enemy continues to concentrate his greatest offensive capabilities of the Nabakhmut direction. In parallel, they accumulate and all their media efforts of the topic of battles for Bakhmut. Actually, the information and psychological attachment of hostilities looks.</text:p>
      <text:p text:style-name="P4">
About it <text:a xlink:type="simple" xlink:href="https://t.me/annamaliar/600" text:style-name="Internet_20_link" text:visited-style-name="Visited_20_Internet_20_Link">
wrote</text:a>
Deputy Minister of Defense of Ukraine Anna Malyar in Telegrams.</text:p>
      <text:p text:style-name="P4">
The enemy is currently working out a medium three tasks:</text:p>
      <ul>
        <li>
undermine the trust of our society and military in Bakhmut command; * Demotivation and psychologically weaken our army; * provoke our military leadership for erroneous actions.</li>
      </ul>
      <text:p text:style-name="P4">
To do this, they try to shift the accents in the topic of Bakhmut and to eliminate what our advantage is a reasonable and competent planning of operations. The displaced accent is to consider Bakhmut as an apocalyptic event and to do the division of the realist "before" and "after".</text:p>
      <text:p text:style-name="P4">
This psychological trick is used to suggest the desired ideas of the enemy's inarets. When society perceives battles in Bakhmut as a factor that will affect the course of the war in a whole way, it enables the enemy to promote Winfopol's scenarios for them.</text:p>
      <text:p text:style-name="P4">
Excessively wounded by the approach of the "end" frightened society at the plan of the enemy to start pressing on the military-political leadership on the cessation of defense.</text:p>
      <text:p text:style-name="P4">
This is in the pure form of IPSO in order to influence military decisions.</text:p>
      <text:p text:style-name="P4">
What messages are now using the enemy:</text:p>
      <ul>
        <li>
Allegedly decision to keep Bakhmut political; * It seems like Bakhmut does not make sense, almost everything is surrounded; * Allegedly, the heroism of Ukrainian fighters is inflamed by Ukrainian propaganda.</li>
      </ul>
      <text:p text:style-name="P4">
What are the two names infinitely exploited in Russian IPSO on Bakhmut:</text:p>
      <ul>
        <li>
President of Ukraine; * Commander-General of Colonel Alexander Sirsky.</li>
      </ul>
      <text:p text:style-name="P4">
In order to undermine confidence in them and make a conflict in the military leadership of the state. After all, Russian touches do not write that military decisions are made by kind. There is a military command headed by the Commander -in -Chief of the Danachian of the General Staff of the Armed Forces. In addition, he constantly meets the pond of the commander -in -chief, which also makes operational decisions with the participation of all the warring law enforcement agencies.</text:p>
      <text:p text:style-name="P4">
<text:span text:style-name="T4">
 So what really happens and how should I take information about the fighting of Ubakhmuti? </text:span>
</text:p>
      <text:p text:style-name="P4">
It is an active phase of war. As active as in other directions in the east, January 2023 is the large -scale enemy's offensive.The defense of Bakhmut is currently due to the operational-tactical feasibility, and the decisions are approved by competent, thoughtful and aimed at the implementation of current defense tins.</text:p>
      <text:p text:style-name="P4">
What can be defensive tasks:</text:p>
      <ul>
        <li>
maintenance of occupied borders and positions; * preventing the enemy's promotion deep into the territory; * Consideration of significant losses; * Creating conditions for a counter -offensive.</li>
      </ul>
      <text:p text:style-name="P4">
Bakhmut will be defended as long as we need it from the point of consciousness of military defense problems. And this is our military command, and the non -Russian IPSO will still determine the defense of Bakhmut.</text:p>
      <text:p text:style-name="P4">
<text:span text:style-name="T4">
 And the most unpleasant information for the enemy. </text:span>
 Bakhmut fighting is not apocalypse. This is one heroic page of a powerful Ukrainian army in the war against Russian federation.</text:p>
      <text:p text:style-name="P4">
News Source: <text:a xlink:type="simple" xlink:href="https://armyinform.com.ua/2023/03/29/vorog-akumulyuye-medijni-zusyllya-dovkola-temy-boyiv-za-bahmut-yak-czomu-protydiyaty-rozyasnennya-ganny-malyar/" text:style-name="Internet_20_link" text:visited-style-name="Visited_20_Internet_20_Link">
https://armyinform.com.ua/2023/03/29/vorog-akumulyuye-medijni-zusyllya-dovkola-temy-boyiv-za-bahmut-yak-czomu-protydiyaty-rozyasnennya-ganny-malyar/</text:a>
</text:p>
      <!--NEWS-->
      <text:h text:style-name="P10" text:outline-level="1">
<text:span text:style-name="T4">
Defense forces per day eliminated more than 600 invaders and destroyed 7 tanks</text:span>
</text:h>
      <text:p text:style-name="P4">
Author: ['АРМІЯINFORM']</text:p>
      <text:p text:style-name="P4">
Time: 2023-03-29T40:00:00-04:00</text:p>
      <text:p text:style-name="P4">
Description: Zagalni Boyov, take the enemy on 02.24.22 to 03/29/23 Orintovo to become: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3/bc5ef13c-cb93-4cc4-95b0-b9a7b82c8e73-scaled.jpg" text:style-name="Internet_20_link" text:visited-style-name="Visited_20_Internet_20_Link">
bc5ef13c-cb93-4cc4-95b0-b9a7b82c8e73-scaled.jpg</text:a>
']</text:p>
      <text:p text:style-name="P4">
Tags: ['STOPRUSSIA', 'АГРЕСІЯ РФ', 'ВТОРГНЕННЯ РФ', 'ВТРАТИ ВОРОГА', 'ГШ ЗСУ']</text:p>
      <text:p text:style-name="P4">
Category: News</text:p>
      <!--METADATA-->
      <text:p text:style-name="P4">
<draw:frame draw:style-name="fr1" draw:name="Image15" text:anchor-type="as-char" svg:width="6.9236in" svg:height="6.987066in" draw:z-index="0">
<draw:image xlink:href="../Images/AРМІЯINFORM/2023-03-29T40-00-00-04-00/bc5ef13c-cb93-4cc4-95b0-b9a7b82c8e73-scaled.jpg" xlink:type="simple" xlink:show="embed" xlink:actuate="onLoad" draw:mime-type="image/jpeg"/>
</draw:frame>
The total fighting loss of the enemy from 24.02.22 to 29.03.23 will be orientated:</text:p>
      <text:p text:style-name="P4">
<text:span text:style-name="T4">
<text:span text:style-name="T5">
 Personnel - </text:span>
* 172340(+610)persons eliminated</text:span>
<text:span text:style-name="T5">
 tanks - </text:span>
<text:span text:style-name="T5">
 3609(+7)</text:span>
<text:span text:style-name="T4">
 combat armored vehicles - </text:span>
 6966(0)<text:span text:style-name="T4">
<text:span text:style-name="T5">
 Artillery Systems - </text:span>
<text:span text:style-name="T5">
 2659(+6)</text:span>
 </text:span>
 RSZV - <text:span text:style-name="T4">
 526(+1)</text:span>
<text:span text:style-name="T5">
 air defense - </text:span>
<text:span text:style-name="T5">
 277(0)</text:span>
<text:span text:style-name="T4">
 aircraft - </text:span>
 306(+1)<text:span text:style-name="T4">
<text:span text:style-name="T5">
 helicopters - </text:span>
* 291(0)</text:span>
<text:span text:style-name="T5">
 UAV Operative Tactical Level-</text:span>
<text:span text:style-name="T5">
 2239(+4)</text:span>
<text:span text:style-name="T4">
 Winged missiles - </text:span>
 911(0)<text:span text:style-name="T4">
<text:span text:style-name="T5">
 ships / boats - </text:span>
* 18(0)</text:span>
<text:span text:style-name="T5">
 Automobile equipment and tanks - </text:span>
<text:span text:style-name="T5">
 5507(+5)</text:span>
<text:span text:style-name="T4">
 Special equipment - </text:span>
 288(+1)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29.03.23.</text:p>
      <text:p text:style-name="P4">
News Source: <text:a xlink:type="simple" xlink:href="https://armyinform.com.ua/2023/03/29/syly-oborony-za-dobu-likviduvaly-ponad-600-okupantiv-i-znyshhyly-7-tankiv/" text:style-name="Internet_20_link" text:visited-style-name="Visited_20_Internet_20_Link">
https://armyinform.com.ua/2023/03/29/syly-oborony-za-dobu-likviduvaly-ponad-600-okupantiv-i-znyshhyly-7-tankiv/</text:a>
</text:p>
      <!--NEWS-->
      <text:h text:style-name="P10" text:outline-level="1">
<text:span text:style-name="T4">
Ukrainian military destroyed the Russian Su-24 under Bakhmut</text:span>
</text:h>
      <text:p text:style-name="P4">
Author: ['АРМІЯINFORM']</text:p>
      <text:p text:style-name="P4">
Time: 2023-03-29T41:00:00-04:00</text:p>
      <text:p text:style-name="P4">
Description: The command of the in force of the ZS Ukrainian Piddrazhennya of the Russian Bombardant ... War with Ukraine 2022, War with Ukraine Latest News today, News War with Ukraine 2022 The last to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3/karta-bojovyh-dij-v-ukrayini-15.02.2023-onlajn-792x446-1.jpg" text:style-name="Internet_20_link" text:visited-style-name="Visited_20_Internet_20_Link">
karta-bojovyh-dij-v-ukrayini-15.02.2023-onlajn-792x446-1.jpg</text:a>
']</text:p>
      <text:p text:style-name="P4">
Tags: ['STOPRUSSIA', 'АГРЕСІЯ РФ', 'ВОРОЖИЙ БОМБАРДУВАЛЬНИК', 'ВТРАТИ ВОРОГА', 'КОМАНДУВАННЯ ПС ЗСУ', 'СУ-24М', 'ХРОНІКА ОБОРОНИ']</text:p>
      <text:p text:style-name="P4">
Category: News</text:p>
      <!--METADATA-->
      <text:p text:style-name="P4">
<draw:frame draw:style-name="fr1" draw:name="Image16" text:anchor-type="as-char" svg:width="6.9236in" svg:height="3.898896in" draw:z-index="0">
<draw:image xlink:href="../Images/AРМІЯINFORM/2023-03-29T41-00-00-04-00/karta-bojovyh-dij-v-ukrayini-15.02.2023-onlajn-792x446-1.jpg" xlink:type="simple" xlink:show="embed" xlink:actuate="onLoad" draw:mime-type="image/jpeg"/>
</draw:frame>
The Command of the Air Force of Ukraine confirmed the destruction of the Russian Bakhmut Russian Bakhmut.</text:p>
      <text:p text:style-name="P4">
This is stated in <text:a xlink:type="simple" xlink:href="https://www.facebook.com/kpszsu/posts/pfbid027K61UsER4KQfo8GdddWkSaKNH6F432xqXdDTj8VGEjLxdx8WFxJ8LDhngBZY8sh3l" text:style-name="Internet_20_link" text:visited-style-name="Visited_20_Internet_20_Link">
message</text:a>
The Command of the Armed Forces.</text:p>
      <text:p text:style-name="P4">
"On March 29, 2023, the units of the anti-aircraft missile forces of the Air Force forces of Ukraine were destroyed by the Russian Su-24M bomber,"-said.</text:p>
      <text:p text:style-name="P4">
The command clarified that it happened around 01:30 in the Bakhmut direction.</text:p>
      <text:p text:style-name="P4">
News Source: <text:a xlink:type="simple" xlink:href="https://armyinform.com.ua/2023/03/29/ukrayinski-vijskovi-znyshhyly-rosijskyj-su-24-pid-bahmutom/" text:style-name="Internet_20_link" text:visited-style-name="Visited_20_Internet_20_Link">
https://armyinform.com.ua/2023/03/29/ukrayinski-vijskovi-znyshhyly-rosijskyj-su-24-pid-bahmutom/</text:a>
</text:p>
      <!--NEWS-->
      <text:h text:style-name="P10" text:outline-level="1">
<text:span text:style-name="T4">
PMM for the needs of the Armed Forces: The Defense Ministry invites suppliers to take part in auction</text:span>
</text:h>
      <text:p text:style-name="P4">
Author: ['АРМІЯINFORM']</text:p>
      <text:p text:style-name="P4">
Time: 2023-03-29T82:00:00-04:00</text:p>
      <text:p text:style-name="P4">
Description: The Department of Sovereign Provider Ta Material resource of the Mainual Maintenance of the defense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3/pmm-zsu.jpg" text:style-name="Internet_20_link" text:visited-style-name="Visited_20_Internet_20_Link">
pmm-zsu.jpg</text:a>
']</text:p>
      <text:p text:style-name="P4">
Tags: ['МІНІСТЕРСТВО ОБОРОНИ УКРАЇНИ', 'ПММ']</text:p>
      <text:p text:style-name="P4">
Category: News</text:p>
      <!--METADATA-->
      <text:p text:style-name="P4">
<draw:frame draw:style-name="fr1" draw:name="Image17" text:anchor-type="as-char" svg:width="6.9236in" svg:height="4.094355in" draw:z-index="0">
<draw:image xlink:href="../Images/AРМІЯINFORM/2023-03-29T82-00-00-04-00/pmm-zsu.jpg" xlink:type="simple" xlink:show="embed" xlink:actuate="onLoad" draw:mime-type="image/jpeg"/>
</draw:frame>
PMM for the Armed Forces. Illustrative photo</text:p>
      <text:p text:style-name="P4">
The Department of Public Procurement and Supply of Material Resources of the Defense Ministry of Ukraine announces the intention of purchasing oils, cooling liquids and brake fluid for the needs of the Armed Forces of Ukraine.</text:p>
      <text:p text:style-name="P4">
Separately for each group of goods the selection of participants is announced.</text:p>
      <text:p text:style-name="P4">
<text:span text:style-name="T4">
 Interested in Suppliers to Submit a Letter for Electronic State Administration <text:a xlink:type="simple" xlink:href="https://armyinform.com.ua/cdn-cgi/l/email-protection#71140b101a040118071d1815150b31011e02055f1c181d5f161e075f0410" text:style-name="Internet_20_link" text:visited-style-name="Visited_20_Internet_20_Link">
[Email Protected]</text:a>
before 17: 00 April 5 2023. </text:span>
</text:p>
      <text:p text:style-name="P4">
The letter must be indicated:</text:p>
      <ul>
        <li>
Name and EDRPOU code of the enterprise, * The name of the producer with its address, country of origin, * Information on the proposed goods: passport of quality of the manufacturer, certificates of conformity, certificate in an arbitrary form in which information about technical(Quality)product characteristics offered before supply.</li>
      </ul>
      <text:p text:style-name="P4">
If the participant is not a producer of the offered goods, then they are given copy of the documents confirming the relationship between the participant and the producer(Treaty). Ці документи повинні бути дійсними не менше ніж до кінця 2023 року таобов’язково містити гарантії виробника щодо якості продукції.</text:p>
      <text:p text:style-name="P4">
Документи, які підтверджують якісний стан продукції, повинні бути державноюмовою або мати офіційний переклад.</text:p>
      <text:p text:style-name="P4">
Запропонована до постачання продукція повинна бути виготовлена у 2023 році.</text:p>
      <text:p text:style-name="P4">
За результатами розгляду наданих документів, Міноборони буде проведено робочузустріч із представниками підприємств, документи яких відповідатимуть вимогамзамовника, про що буде повідомлено учасників додатково.</text:p>
      <text:p text:style-name="P4">
Детальний перелік документів, який повинні надати представники підприємств дляучасті у робочій зустрічі, доступний за<text:a xlink:type="simple" xlink:href="https://www.mil.gov.ua/diyalnist/zakupivli-pmm" text:style-name="Internet_20_link" text:visited-style-name="Visited_20_Internet_20_Link">
посиланням</text:a>
.</text:p>
      <text:p text:style-name="P4">
<text:span text:style-name="T5">
Джерело:<text:a xlink:type="simple" xlink:href="https://www.mil.gov.ua/news/2023/03/29/pmm-dlya-potreb-zsu-minoboroni-zaproshue-postachalnikiv-vzyati-uchast-u-torgah/" text:style-name="Internet_20_link" text:visited-style-name="Visited_20_Internet_20_Link">
Міністерство оборониУкраїни</text:a>
</text:span>
</text:p>
      <text:p text:style-name="P4">
News Source: <text:a xlink:type="simple" xlink:href="https://armyinform.com.ua/2023/03/29/pmm-dlya-potreb-zsu-minoborony-zaproshuye-postachalnykiv/" text:style-name="Internet_20_link" text:visited-style-name="Visited_20_Internet_20_Link">
https://armyinform.com.ua/2023/03/29/pmm-dlya-potreb-zsu-minoborony-zaproshuye-postachalnykiv/</text:a>
</text:p>
      <!--NEWS-->
      <text:h text:style-name="P10" text:outline-level="1">
<text:span text:style-name="T4">
Defense Ministers of Ukraine and Croatia discussed the issues of providing our country with air defense</text:span>
</text:h>
      <text:p text:style-name="P4">
Author: ['Світлана Кирган']</text:p>
      <text:p text:style-name="P4">
Time: 2023-03-29T88:00:00-04:00</text:p>
      <text:p text:style-name="P4">
Description: About Tsleksi Reznikov, in Odessa PID Hour of St. Petersburg, the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img_1865.jpg" text:style-name="Internet_20_link" text:visited-style-name="Visited_20_Internet_20_Link">
img_1865.jpg</text:a>
']</text:p>
      <text:p text:style-name="P4">
Tags: ['STOPRUSSIA', 'МІНІСТР ОБОРОНИ УКРАЇНИ ОЛЕКСІЙ РЕЗНІКОВ', 'ХОРВАТІЯ']</text:p>
      <text:p text:style-name="P4">
Category: News</text:p>
      <!--METADATA-->
      <text:p text:style-name="P4">
<draw:frame draw:style-name="fr1" draw:name="Image18" text:anchor-type="as-char" svg:width="6.9236in" svg:height="4.615733in" draw:z-index="0">
<draw:image xlink:href="../Images/AРМІЯINFORM/2023-03-29T88-00-00-04-00/img_1865.jpg" xlink:type="simple" xlink:show="embed" xlink:actuate="onLoad" draw:mime-type="image/jpeg"/>
</draw:frame>
Alexei Reznikov reported this in Odessa during a joint press conference of defense ministers of Ukraine and Croatia.</text:p>
      <text:p text:style-name="P4">
The heads of defense agencies Alexei Reznikov and Mario Banozhich discussing the provision of weapons to Ukraine, in particular the means of air defense, and the conduct of the Ukrainian military missions in the territory of the Republic of Croatia.</text:p>
      <ul>
        <li>
We talked today with Mr. Mario about our needs, about our priorities - they remain unchanged. This is first and foremost - air defense, all different means, from powerful complex to manual complexes, such as "arrow" and "Igla", which Croatia can provide us, and has already provided, - said Alexeyreznikov.</li>
      </ul>
      <text:p text:style-name="P4">
The head of the Ukrainian Defense Department said that Croatia has a great deal of exchanging experience. Because it is a step -by -step country, more than 25 years old, and continues to do so on today.</text:p>
      <ul>
        <li>
In Croatia, there is a very powerful National Demining Center, so Myr programs, including the possibility of preparing our instructors for the proceeding of the humanitarian demining of our lands with you, and in the number of one surface. We have visited different places in Odessa, which are reflected in the coat and made a briefing on the grain initiative, as Ukrainian grain, Ukrainian sunflower oil is sent to countries that suffer from the birth, especially to African countries and Asia countries. We have agreed with cooperation and cooperation with Croatia. I thank the people, the Parliament and the Government of Croatia, and accordingly the Croatian Ministry of Defense, but that you are with us, - said Alexei Reznikov.</li>
      </ul>
      <text:p text:style-name="P4">
<text:span text:style-name="T5">
Opto Nicholas Davidovsky</text:span>
</text:p>
      <text:p text:style-name="P4">
News Source: <text:a xlink:type="simple" xlink:href="https://armyinform.com.ua/2023/03/29/ministry-oborony-ukrayiny-na-horvatiyi-obgovoryly-pytannya-nadannya-nashij-krayini-zasobiv-ppo/" text:style-name="Internet_20_link" text:visited-style-name="Visited_20_Internet_20_Link">
https://armyinform.com.ua/2023/03/29/ministry-oborony-ukrayiny-na-horvatiyi-obgovoryly-pytannya-nadannya-nashij-krayini-zasobiv-ppo/</text:a>
</text:p>
      <!--NEWS-->
      <text:h text:style-name="P10" text:outline-level="1">
<text:span text:style-name="T4">
Revelation of the Russian soldier's wife: "I already know what the husband is doing - people kill</text:span>
</text:h>
      <text:p text:style-name="P4">
Author: ['АРМІЯINFORM']</text:p>
      <text:p text:style-name="P4">
Time: 2023-03-29T94:00:00-04:00</text:p>
      <text:p text:style-name="P4">
Description: Golovna managed by the RosVIKIA of the defense of Ukrainian, published in Chergov ... The war with Ukraine 2022, the war with Ukraine Latest news today, News War with Ukraine 2022 Last for today, will there be a war between Ukraine and Russia and when the war with Ukraine will be either in 2022 or there will be or will be either Ukraine No, will there be a war with Ukraine in the near future, they say, the war with Ukraine, Ukrainian news today, Ukrainian news in Ukrainian media in Russian</text:p>
      <text:p text:style-name="P4">
Images: ['<text:a xlink:type="simple" xlink:href="https://armyinform.com.ua/wp-content/uploads/2023/03/gurperehoplennya.jpg" text:style-name="Internet_20_link" text:visited-style-name="Visited_20_Internet_20_Link">
gurperehoplennya.jpg</text:a>
']</text:p>
      <text:p text:style-name="P4">
Tags: ['ГУР МОУ', 'ГУР ПЕРЕХОПЛЕННЯ']</text:p>
      <text:p text:style-name="P4">
Category: News</text:p>
      <!--METADATA-->
      <text:p text:style-name="P4">
<draw:frame draw:style-name="fr1" draw:name="Image19" text:anchor-type="as-char" svg:width="6.9236in" svg:height="3.894525in" draw:z-index="0">
<draw:image xlink:href="../Images/AРМІЯINFORM/2023-03-29T94-00-00-04-00/gurperehoplennya.jpg" xlink:type="simple" xlink:show="embed" xlink:actuate="onLoad" draw:mime-type="image/jpeg"/>
</draw:frame>
Main Directorate of Intelligence of the Ministry of Defense of Ukraine <text:a xlink:type="simple" xlink:href="https://www.facebook.com/DefenceIntelligenceofUkraine/posts/pfbid0pNk2b72kDKLmfN92ugAtx9uGrzbt3Rf2kG7M9KTmcTKkakzhQvrWEYZRDMzC3x2Xl" text:style-name="Internet_20_link" text:visited-style-name="Visited_20_Internet_20_Link">
published</text:a>
Another interception of the occupier's telephone conversation with his relatives.</text:p>
      <text:p text:style-name="P4">
The Russian serviceman tells the negative attitude of the local to the soldiers in the occupied territories and successful actions of the Armed Forces. Summary of intercepted talk:</text:p>
      <ul>
        <li>
_ "Cute, you serve your country"; _ * The local population of the Kremlin perceives the invaders for aggressors; * _ "Here kicks many people."</li>
      </ul>
      <text:p text:style-name="P4">
For every military crime committed against Ukraine, there will be a fair payment.</text:p>
      <text:p text:style-name="P4">
News Source: <text:a xlink:type="simple" xlink:href="https://armyinform.com.ua/2023/03/29/odkrovennya-druzhyny-rosijskogo-soldata/" text:style-name="Internet_20_link" text:visited-style-name="Visited_20_Internet_20_Link">
https://armyinform.com.ua/2023/03/29/odkrovennya-druzhyny-rosijskogo-soldata/</text:a>
</text:p>
      <!--NEWS-->
      <text:h text:style-name="P10" text:outline-level="1">
<text:span text:style-name="T4">
Kyiv(12:25). Red Alert: aerial threat. Sirens sounding. Take cover now!</text:span>
</text:h>
      <text:p text:style-name="P4">
Authors: liveuamap (Language: en)</text:p>
      <text:p text:style-name="P4">
Time: 2023-03-30T-18:26:00</text:p>
      <text:p text:style-name="P4">
Location: Kyiv (Latitude:50.44343 Longtitude:30.53022)</text:p>
      <text:p text:style-name="P4">
Videos: []</text:p>
      <text:p text:style-name="P4">
Images: []</text:p>
      <text:p text:style-name="P4">
Tags: ["Europe", "Central and Eastern Europe"]</text:p>
      <text:p text:style-name="P4">
Id: 22552061</text:p>
      <!--METADATA-->
      <text:p text:style-name="P4">
Kyiv(12:25). Red Alert: aerial threat. Sirens sounding. Take cover now!</text:p>
      <text:p text:style-name="P4">
News Collection Link: <text:a xlink:type="simple" xlink:href="https://liveuamap.com/en/2023/30-march-kyiv1225-red-alert-aerial-threat-sirg" text:style-name="Internet_20_link" text:visited-style-name="Visited_20_Internet_20_Link">
https://liveuamap.com/en/2023/30-march-kyiv1225-red-alert-aerial-threat-sirg</text:a>
</text:p>
      <text:p text:style-name="P4">
News Source: <text:a xlink:type="simple" xlink:href="https://t.me/KyivCityOfficial/6398" text:style-name="Internet_20_link" text:visited-style-name="Visited_20_Internet_20_Link">
https://t.me/KyivCityOfficial/6398</text:a>
</text:p>
      <!--NEWS-->
      <text:h text:style-name="P10" text:outline-level="1">
<text:span text:style-name="T4">
At Kupiansk and Lyman direction Russian army shelled Kupyansk, Kolodyazne, Dvorichna, Zapadne...</text:span>
</text:h>
      <text:p text:style-name="P4">
Authors: liveuamap (Language: en)</text:p>
      <text:p text:style-name="P4">
Time: 2023-03-30T-27:20:00</text:p>
      <text:p text:style-name="P4">
Location: Siversk (Latitude:48.87093 Longtitude:38.10677)</text:p>
      <text:p text:style-name="P4">
Videos: []</text:p>
      <text:p text:style-name="P4">
Images: []</text:p>
      <text:p text:style-name="P4">
Tags: ["Russia"]</text:p>
      <text:p text:style-name="P4">
Id: 22552035</text:p>
      <!--METADATA-->
      <text:p text:style-name="P4">
At Kupiansk and Lyman direction Russian army shelled Kupyansk, Kolodyazne,Dvorichna, Zapadne, Petropavlivka and Kyslivka of Kharkiv region;Stelmakhivka, Nevske, Kuzmyne, Bilohorivka of Luhansk region, also Kolodyazi,Spirne and Siversk of Donetsk region, - General Staff of Armed Forces ofUkraine says in the morning report</text:p>
      <text:p text:style-name="P4">
News Collection Link: <text:a xlink:type="simple" xlink:href="https://liveuamap.com/en/2023/30-march-at-kupiansk-and-lyman-direction-russian-army-shelled" text:style-name="Internet_20_link" text:visited-style-name="Visited_20_Internet_20_Link">
https://liveuamap.com/en/2023/30-march-at-kupiansk-and-lyman-direction-russian-army-shelled</text:a>
</text:p>
      <text:p text:style-name="P4">
News Source: <text:a xlink:type="simple" xlink:href="https://t.me/lumsrc/4369" text:style-name="Internet_20_link" text:visited-style-name="Visited_20_Internet_20_Link">
https://t.me/lumsrc/4369</text:a>
</text:p>
      <!--NEWS-->
      <text:h text:style-name="P10" text:outline-level="1">
<text:span text:style-name="T4">
JSC Avdiivka And Marynka DirecTion Rusian Army Shelled Novokalin, Steppe, Avdiivka, C ...</text:span>
</text:h>
      <text:p text:style-name="P4">
Authors: liveuamap (Language: en)</text:p>
      <text:p text:style-name="P4">
Time: 2023-03-30T-30:20:00</text:p>
      <text:p text:style-name="P4">
Location: Donetsk (Latitude:47.85026 Longtitude:37.48638)</text:p>
      <text:p text:style-name="P4">
Videos: []</text:p>
      <text:p text:style-name="P4">
Images: []</text:p>
      <text:p text:style-name="P4">
Tags: ["Russia"]</text:p>
      <text:p text:style-name="P4">
Id: 22552031</text:p>
      <!--METADATA-->
      <text:p text:style-name="P4">
News Collection Link:(https://liveuamap.com/en/2023/30-march-at-avdiyivka-and-maryinka-directions-russian-army)</text:p>
      <text:p text:style-name="P4">
News Source: <text:a xlink:type="simple" xlink:href="https://t.me/lumsrc/4371" text:style-name="Internet_20_link" text:visited-style-name="Visited_20_Internet_20_Link">
https://t.me/lumsrc/4371</text:a>
</text:p>
      <!--NEWS-->
      <text:h text:style-name="P10" text:outline-level="1">
<text:span text:style-name="T4">
JSC Shaktarske Directio Rusian of the Army Schelled Kalledar, the fertilizer of the Andes Great Novosilka, - r ...</text:span>
</text:h>
      <text:p text:style-name="P4">
Authors: liveuamap (Language: en)</text:p>
      <text:p text:style-name="P4">
Time: 2023-03-30T-32:20:00</text:p>
      <text:p text:style-name="P4">
Location: Zaporizhzhia (Latitude:47.77833 Longtitude:37.06976)</text:p>
      <text:p text:style-name="P4">
Videos: []</text:p>
      <text:p text:style-name="P4">
Images: []</text:p>
      <text:p text:style-name="P4">
Tags: ["Russia"]</text:p>
      <text:p text:style-name="P4">
Id: 22552030</text:p>
      <!--METADATA-->
      <text:p text:style-name="P4">
At Shaktarske direction Russian army shelled Vuhledar, Prechystivka and VelykaNovosilka, - General Staff of Armed Forces of Ukraine says in the morningreport</text:p>
      <text:p text:style-name="P4">
News Collection Link: <text:a xlink:type="simple" xlink:href="https://liveuamap.com/en/2023/30-march-at-shaktarske-direction-russian-army-shelled-vuhledar" text:style-name="Internet_20_link" text:visited-style-name="Visited_20_Internet_20_Link">
https://liveuamap.com/en/2023/30-march-at-shaktarske-direction-russian-army-shelled-vuhledar</text:a>
</text:p>
      <text:p text:style-name="P4">
News Source: <text:a xlink:type="simple" xlink:href="https://t.me/lumsrc/4372" text:style-name="Internet_20_link" text:visited-style-name="Visited_20_Internet_20_Link">
https://t.me/lumsrc/4372</text:a>
</text:p>
      <!--NEWS-->
      <text:h text:style-name="P10" text:outline-level="1">
<text:span text:style-name="T4">
JSC Zaporizhzhia And Kherson DirecTion Rusian Army Shelled Malinovka, Guliaypole, Iron Monk ...</text:span>
</text:h>
      <text:p text:style-name="P4">
Authors: liveuamap (Language: en)</text:p>
      <text:p text:style-name="P4">
Time: 2023-03-30T-34:20:00</text:p>
      <text:p text:style-name="P4">
Location: Kherson (Latitude:46.63604 Longtitude:32.62454)</text:p>
      <text:p text:style-name="P4">
Videos: []</text:p>
      <text:p text:style-name="P4">
Images: []</text:p>
      <text:p text:style-name="P4">
Tags: ["Russia"]</text:p>
      <text:p text:style-name="P4">
Id: 22552026</text:p>
      <!--METADATA-->
      <text:p text:style-name="P4">
At zaporizhzhia and kherson directions Russian army Shelled Malynivka, Huliaiipole, Zaliznychne, Novodanylivka, Novoandriyivka, Staroukrayininka, Chariwyevka; Mykhaylivka, Novooleksandrivka, Novoberyslav, Tomaryne, Rozlyv of Kherson Region and Kherson City, General Staff of Armedforces of Ukraine Says</text:p>
      <text:p text:style-name="P4">
News Collection Link:(https://liveuamap.com/en/2023/30-march-at-zaporizhzhia-and-kherson-directions-russian-army)</text:p>
      <text:p text:style-name="P4">
News Source: <text:a xlink:type="simple" xlink:href="https://t.me/lumsrc/4373" text:style-name="Internet_20_link" text:visited-style-name="Visited_20_Internet_20_Link">
https://t.me/lumsrc/4373</text:a>
</text:p>
      <!--NEWS-->
      <text:h text:style-name="P10" text:outline-level="1">
<text:span text:style-name="T4">
Russian forces conducting offensive actions at Lyman, Bakhmut, Avdiivka and Maryinka directio...</text:span>
</text:h>
      <text:p text:style-name="P4">
Authors: liveuamap (Language: en)</text:p>
      <text:p text:style-name="P4">
Time: 2023-03-30T-36:20:00</text:p>
      <text:p text:style-name="P4">
Location: Marinka, Donetsk Oblast (Latitude:47.94251 Longtitude:37.50106)</text:p>
      <text:p text:style-name="P4">
Videos: []</text:p>
      <text:p text:style-name="P4">
Images: []</text:p>
      <text:p text:style-name="P4">
Tags: ["Russia", "Minsk Monitor"]</text:p>
      <text:p text:style-name="P4">
Id: 22552022</text:p>
      <!--METADATA-->
      <text:p text:style-name="P4">
Russian forces conducting offensive actions at Lyman, Bakhmut, Avdiivka andMaryinka directions. Ukrainian military repelled over 60 Russian attacks.Russian forces attempting to advance near Stelmakhivka, Vyyimka, Bakhmut,Orikhovo-Vasylivka, Novokalynove, Stepove, Avdiyivka, Syeverne, Pervomayske,Maryinka of Donetsk region, - General Staff of Armed Forces of Ukraine says inthe morning report</text:p>
      <text:p text:style-name="P4">
News Collection Link: <text:a xlink:type="simple" xlink:href="https://liveuamap.com/en/2023/30-march-russian-forces-conducting-offensive-actions-at-lyman" text:style-name="Internet_20_link" text:visited-style-name="Visited_20_Internet_20_Link">
https://liveuamap.com/en/2023/30-march-russian-forces-conducting-offensive-actions-at-lyman</text:a>
</text:p>
      <text:p text:style-name="P4">
News Source: <text:a xlink:type="simple" xlink:href="https://t.me/lumsrc/4374" text:style-name="Internet_20_link" text:visited-style-name="Visited_20_Internet_20_Link">
https://t.me/lumsrc/4374</text:a>
</text:p>
      <!--NEWS-->
      <text:h text:style-name="P10" text:outline-level="1">
<text:span text:style-name="T4">
Moscow Orthodox Church supporters and workers preventing state commission from entering Kyiv ...</text:span>
</text:h>
      <text:p text:style-name="P4">
Authors: liveuamap (Language: en)</text:p>
      <text:p text:style-name="P4">
Time: 2023-03-30T03:34:16</text:p>
      <text:p text:style-name="P4">
Location: Kyiv, Kyiv city (Latitude:50.43449 Longtitude:30.55504)</text:p>
      <text:p text:style-name="P4">
Videos: []</text:p>
      <text:p text:style-name="P4">
Images: []</text:p>
      <text:p text:style-name="P4">
Tags: ["Europe", "Central and Eastern Europe"]</text:p>
      <text:p text:style-name="P4">
Id: 22552019</text:p>
      <!--METADATA-->
      <text:p text:style-name="P4">
Moscow Orthodox Church supporters and workers preventing state commission fromentering Kyiv Pechersk Lavra</text:p>
      <text:p text:style-name="P4">
News Collection Link: <text:a xlink:type="simple" xlink:href="https://liveuamap.com/en/2023/30-march-moscow-orthodox-church-supporters-and-workers-preventing" text:style-name="Internet_20_link" text:visited-style-name="Visited_20_Internet_20_Link">
https://liveuamap.com/en/2023/30-march-moscow-orthodox-church-supporters-and-workers-preventing</text:a>
</text:p>
      <text:p text:style-name="P4">
News Source: <text:a xlink:type="simple" xlink:href="https://t.me/kyiv_polit/30470" text:style-name="Internet_20_link" text:visited-style-name="Visited_20_Internet_20_Link">
https://t.me/kyiv_polit/30470</text:a>
</text:p>
      <!--NEWS-->
      <text:h text:style-name="P10" text:outline-level="1">
<text:span text:style-name="T4">
At Sivershchyna and Slobozhanschyna directions Russian army shelled Chernatske, Esman, Kucher...</text:span>
</text:h>
      <text:p text:style-name="P4">
Authors: liveuamap (Language: en)</text:p>
      <text:p text:style-name="P4">
Time: 2023-03-30T04:20:00</text:p>
      <text:p text:style-name="P4">
Location: Vovchansk (Latitude:50.28512 Longtitude:37.5026)</text:p>
      <text:p text:style-name="P4">
Videos: []</text:p>
      <text:p text:style-name="P4">
Images: []</text:p>
      <text:p text:style-name="P4">
Tags: ["Russia"]</text:p>
      <text:p text:style-name="P4">
Id: 22552036</text:p>
      <!--METADATA-->
      <text:p text:style-name="P4">
Saysin The Morning Report</text:p>
      <text:p text:style-name="P4">
News Collection Link: <text:a xlink:type="simple" xlink:href="https://liveuamap.com/en/2023/30-march-at-sivershchyna-and-slobozhanschyna-directions-russian" text:style-name="Internet_20_link" text:visited-style-name="Visited_20_Internet_20_Link">
https://liveuamap.com/en/2023/30-March-at-sivershchyna-slobozhanschyna-directions-russian</text:a>
</text:p>
      <text:p text:style-name="P4">
News Source: <text:a xlink:type="simple" xlink:href="https://t.me/lumsrc/4368" text:style-name="Internet_20_link" text:visited-style-name="Visited_20_Internet_20_Link">
https://t.me/lumsrc/4368</text:a>
</text:p>
      <!--NEWS-->
      <text:h text:style-name="P10" text:outline-level="1">
<text:span text:style-name="T4">
Kherson, Khersonska Oblast(10:40). Red Alert: aerial threat. Sirens sounding. Take cover now!</text:span>
</text:h>
      <text:p text:style-name="P4">
Authors: liveuamap (Language: en)</text:p>
      <text:p text:style-name="P4">
Time: 2023-03-30T04:43:00</text:p>
      <text:p text:style-name="P4">
Location: Kherson (Latitude:46.65598 Longtitude:32.6183)</text:p>
      <text:p text:style-name="P4">
Videos: []</text:p>
      <text:p text:style-name="P4">
Images: []</text:p>
      <text:p text:style-name="P4">
Tags: ["Europe", "Central and Eastern Europe"]</text:p>
      <text:p text:style-name="P4">
Id: 22552032</text:p>
      <!--METADATA-->
      <text:p text:style-name="P4">
Kherson, Kherson region(10:40). Red Alert: aerial threat. Sirens sounding.Take cover now!</text:p>
      <text:p text:style-name="P4">
News Collection Link: <text:a xlink:type="simple" xlink:href="https://liveuamap.com/en/2023/30-march-kherson-khersonska-oblast1040-red-alg" text:style-name="Internet_20_link" text:visited-style-name="Visited_20_Internet_20_Link">
https://liveuamap.com/en/2023/30-march-kherson-khersonska-oblast1040-red-alg</text:a>
</text:p>
      <text:p text:style-name="P4">
News Source: <text:a xlink:type="simple" xlink:href="https://t.me/air_alert_ua/42235" text:style-name="Internet_20_link" text:visited-style-name="Visited_20_Internet_20_Link">
https://t.me/air_alert_ua/42235</text:a>
</text:p>
      <!--NEWS-->
      <text:h text:style-name="P10" text:outline-level="1">
<text:span text:style-name="T4">
Odeska Oblast(10:59). Red Alert: aerial threat. Sirens sounding. Take cover now!</text:span>
</text:h>
      <text:p text:style-name="P4">
Authors: liveuamap (Language: en)</text:p>
      <text:p text:style-name="P4">
Time: 2023-03-30T05:00:00</text:p>
      <text:p text:style-name="P4">
Location: Odeska Oblast (Latitude:46.75000000 Longtitude:30.25000000)</text:p>
      <text:p text:style-name="P4">
Videos: []</text:p>
      <text:p text:style-name="P4">
Images: []</text:p>
      <text:p text:style-name="P4">
Tags: ["Europe", "Central and Eastern Europe"]</text:p>
      <text:p text:style-name="P4">
Id: 22552039</text:p>
      <!--METADATA-->
      <text:p text:style-name="P4">
Odesa region(10:59). Red Alert: aerial threat. Sirens sounding. Take covernow!</text:p>
      <text:p text:style-name="P4">
News Collection Link: <text:a xlink:type="simple" xlink:href="https://liveuamap.com/en/2023/30-march-odeska-oblast1059-red-alert-aerial-tg" text:style-name="Internet_20_link" text:visited-style-name="Visited_20_Internet_20_Link">
https://liveuamap.com/en/2023/30-march-odeska-oblast1059-red-alert-aerial-tg</text:a>
</text:p>
      <text:p text:style-name="P4">
News Source: <text:a xlink:type="simple" xlink:href="https://t.me/suspilneodesa/22095" text:style-name="Internet_20_link" text:visited-style-name="Visited_20_Internet_20_Link">
https://t.me/suspilneodesa/22095</text:a>
</text:p>
      <!--NEWS-->
      <text:h text:style-name="P10" text:outline-level="1">
<text:span text:style-name="T4">
Mykolaiv, Mykolayivska Oblast(11:00). Red Alert: aerial threat. Sirens sounding. Take cover now!</text:span>
</text:h>
      <text:p text:style-name="P4">
Authors: liveuamap (Language: en)</text:p>
      <text:p text:style-name="P4">
Time: 2023-03-30T05:02:00</text:p>
      <text:p text:style-name="P4">
Location: Mykolaiv (Latitude:46.94927 Longtitude:32.00564)</text:p>
      <text:p text:style-name="P4">
Videos: []</text:p>
      <text:p text:style-name="P4">
Images: []</text:p>
      <text:p text:style-name="P4">
Tags: ["Europe", "Central and Eastern Europe"]</text:p>
      <text:p text:style-name="P4">
Id: 22552040</text:p>
      <!--METADATA-->
      <text:p text:style-name="P4">
Nikolaev, Mykolaiv region(11:00). Red Alert: aerial threat. Sirenssounding. Take cover now!</text:p>
      <text:p text:style-name="P4">
News Collection Link: <text:a xlink:type="simple" xlink:href="https://liveuamap.com/en/2023/30-march-mykolaiv-mykolayivska-oblast1100-redg" text:style-name="Internet_20_link" text:visited-style-name="Visited_20_Internet_20_Link">
https://liveuamap.com/en/2023/30-march-mykolaiv-mykolayivska-oblast1100-redg</text:a>
</text:p>
      <text:p text:style-name="P4">
News Source: <text:a xlink:type="simple" xlink:href="https://t.me/air_alert_ua/42238" text:style-name="Internet_20_link" text:visited-style-name="Visited_20_Internet_20_Link">
https://t.me/air_alert_ua/42238</text:a>
</text:p>
      <!--NEWS-->
      <text:h text:style-name="P10" text:outline-level="1">
<text:span text:style-name="T4">
President of the European Commission: Relations with China will be determined according to it...</text:span>
</text:h>
      <text:p text:style-name="P4">
Authors: liveuamap (Language: en)</text:p>
      <text:p text:style-name="P4">
Time: 2023-03-30T05:19:16</text:p>
      <text:p text:style-name="P4">
Location: Bruxelles, Bruxelles (Latitude:50.83864 Longtitude:4.37557)</text:p>
      <text:p text:style-name="P4">
Videos: []</text:p>
      <text:p text:style-name="P4">
Images: []</text:p>
      <text:p text:style-name="P4">
Tags: ["Europe", "China"]</text:p>
      <text:p text:style-name="P4">
Id: 22552050</text:p>
      <!--METADATA-->
      <text:p text:style-name="P4">
President of the European Commission: Relations with China will be determinedaccording to its reaction to developments in Ukraine war</text:p>
      <text:p text:style-name="P4">
News Collection Link: <text:a xlink:type="simple" xlink:href="https://liveuamap.com/en/2023/30-march-president-of-the-european-commission-relations-with" text:style-name="Internet_20_link" text:visited-style-name="Visited_20_Internet_20_Link">
https://liveuamap.com/en/2023/30-march-president-of-the-european-commission-relations-with</text:a>
</text:p>
      <text:p text:style-name="P4">
News Source: <text:a xlink:type="simple" xlink:href="https://twitter.com/SkyNewsArabia_B/status/1641368976759324672" text:style-name="Internet_20_link" text:visited-style-name="Visited_20_Internet_20_Link">
https://twitter.com/SkyNewsArabia_B/status/1641368976759324672</text:a>
</text:p>
      <!--NEWS-->
      <text:h text:style-name="P10" text:outline-level="1">
<text:span text:style-name="T4">
Russian aviation dropped several guided bombs at Lvove village of Kherson region this morning</text:span>
</text:h>
      <text:p text:style-name="P4">
Authors: liveuamap (Language: en)</text:p>
      <text:p text:style-name="P4">
Time: 2023-03-30T05:32:24</text:p>
      <text:p text:style-name="P4">
Location: Kherson (Latitude:46.78925 Longtitude:33.14713)</text:p>
      <text:p text:style-name="P4">
Videos: []</text:p>
      <text:p text:style-name="P4">
Images: []</text:p>
      <text:p text:style-name="P4">
Tags: ["Europe", "Central and Eastern Europe"]</text:p>
      <text:p text:style-name="P4">
Id: 22552051</text:p>
      <!--METADATA-->
      <text:p text:style-name="P4">
Russian aviation dropped several guided bombs at Lvove village of Khersonregion this morning</text:p>
      <text:p text:style-name="P4">
News Collection Link: <text:a xlink:type="simple" xlink:href="https://liveuamap.com/en/2023/30-march-russian-aviation-dropped-several-guided-bombs-at" text:style-name="Internet_20_link" text:visited-style-name="Visited_20_Internet_20_Link">
https://liveuamap.com/en/2023/30-march-russian-aviation-dropped-several-guided-bombs-at</text:a>
</text:p>
      <text:p text:style-name="P4">
News Source: <text:a xlink:type="simple" xlink:href="https://t.me/UkraineNow/31088" text:style-name="Internet_20_link" text:visited-style-name="Visited_20_Internet_20_Link">
https://t.me/UkraineNow/31088</text:a>
</text:p>
      <!--NEWS-->
      <text:h text:style-name="P10" text:outline-level="1">
<text:span text:style-name="T4">
Dnipro, Dnipropetrovska Oblast(12:26). Red Alert: aerial threat. Sirens sounding. Take cover ...</text:span>
</text:h>
      <text:p text:style-name="P4">
Authors: liveuamap (Language: en)</text:p>
      <text:p text:style-name="P4">
Time: 2023-03-30T06:26:00</text:p>
      <text:p text:style-name="P4">
Location: Dnipro (Latitude:48.45930000 Longtitude:35.03865000)</text:p>
      <text:p text:style-name="P4">
Videos: []</text:p>
      <text:p text:style-name="P4">
Images: []</text:p>
      <text:p text:style-name="P4">
Tags: ["Europe", "Central and Eastern Europe"]</text:p>
      <text:p text:style-name="P4">
Id: 22552062</text:p>
      <!--METADATA-->
      <text:p text:style-name="P4">
Dnipro, Dnipropetrovsk region(12:26). Red Alert: aerial threat. Sirenssounding. Take cover now!</text:p>
      <text:p text:style-name="P4">
News Collection Link: <text:a xlink:type="simple" xlink:href="https://liveuamap.com/en/2023/30-march-dnipro-dnipropetrovska-oblast1226-reg" text:style-name="Internet_20_link" text:visited-style-name="Visited_20_Internet_20_Link">
https://liveuamap.com/en/2023/30-march-dnipro-dnipropetrovska-oblast1226-reg</text:a>
</text:p>
      <text:p text:style-name="P4">
News Source: <text:a xlink:type="simple" xlink:href="https://t.me/suspilnednipro/13969" text:style-name="Internet_20_link" text:visited-style-name="Visited_20_Internet_20_Link">
https://t.me/suspilnednipro/13969</text:a>
</text:p>
      <!--NEWS-->
      <text:h text:style-name="P10" text:outline-level="1">
<text:span text:style-name="T4">
Odesa region, Transcarpathia region, Sumy region, Rivne, Rivne region, Ivano-Frankivsk, and ...</text:span>
</text:h>
      <text:p text:style-name="P4">
Authors: liveuamap (Language: en)</text:p>
      <text:p text:style-name="P4">
Time: 2023-03-30T06:29:00</text:p>
      <text:p text:style-name="P4">
Location: Odeska Oblast (Latitude:46.74962 Longtitude:30.25065)</text:p>
      <text:p text:style-name="P4">
Videos: []</text:p>
      <text:p text:style-name="P4">
Images: []</text:p>
      <text:p text:style-name="P4">
Tags: ["Europe", "Central and Eastern Europe"]</text:p>
      <text:p text:style-name="P4">
Id: 22552063</text:p>
      <!--METADATA-->
      <text:p text:style-name="P4">
Oblast, Khmelnytskaoblast, Chernivetska Oblast, Kharkiv, Kharkivska Oblast, Cherkaska Oblast, Poltavska Oblast, Kyiv Oblast, Kherson, Kherson(12:28). Red Alert:aerial threat. Sirens sounding. Take cover now!</text:p>
      <text:p text:style-name="P4">
News Collection Link: <text:a xlink:type="simple" xlink:href="https://liveuamap.com/en/2023/30-march-odeska-oblast-zakarpattia-oblast-sumg" text:style-name="Internet_20_link" text:visited-style-name="Visited_20_Internet_20_Link">
https://liveuamap.com/en/2023/30-march-odeska-oblast-zakarpattia-oblast-sumg</text:a>
</text:p>
      <text:p text:style-name="P4">
News Source: <text:a xlink:type="simple" xlink:href="https://t.me/air_alert_ua/42264" text:style-name="Internet_20_link" text:visited-style-name="Visited_20_Internet_20_Link">
https://t.me/air_alert_ua/42264</text:a>
</text:p>
      <!--NEWS-->
      <text:h text:style-name="P10" text:outline-level="1">
<text:span text:style-name="T4">
Chernihivska Oblast(12:29). Red Alert: aerial threat. Sirens sounding. Take cover now!</text:span>
</text:h>
      <text:p text:style-name="P4">
Authors: liveuamap (Language: en)</text:p>
      <text:p text:style-name="P4">
Time: 2023-03-30T06:31:00</text:p>
      <text:p text:style-name="P4">
Location: Chernihivska Oblast (Latitude:51.33333000 Longtitude:32.00000000)</text:p>
      <text:p text:style-name="P4">
Videos: []</text:p>
      <text:p text:style-name="P4">
Images: []</text:p>
      <text:p text:style-name="P4">
Tags: ["Europe", "Central and Eastern Europe"]</text:p>
      <text:p text:style-name="P4">
Id: 22552064</text:p>
      <!--METADATA-->
      <text:p text:style-name="P4">
Chernihiv region(12:29). Red Alert: aerial threat. Sirens sounding. Takecover now!</text:p>
      <text:p text:style-name="P4">
News Collection Link: <text:a xlink:type="simple" xlink:href="https://liveuamap.com/en/2023/30-march-chernihivska-oblast1229-red-alert-aeg" text:style-name="Internet_20_link" text:visited-style-name="Visited_20_Internet_20_Link">
https://liveuamap.com/en/2023/30-march-chernihivska-oblast1229-red-alert-aeg</text:a>
</text:p>
      <text:p text:style-name="P4">
News Source: <text:a xlink:type="simple" xlink:href="https://t.me/suspilnechernihiv/17195" text:style-name="Internet_20_link" text:visited-style-name="Visited_20_Internet_20_Link">
https://t.me/suspilnechernihiv/17195</text:a>
</text:p>
      <!--NEWS-->
      <text:h text:style-name="P10" text:outline-level="1">
<text:span text:style-name="T4">
Zaporizka Oblast(12:30). Red Alert: aerial threat. Sirens sounding. Take cover now!</text:span>
</text:h>
      <text:p text:style-name="P4">
Authors: liveuamap (Language: en)</text:p>
      <text:p text:style-name="P4">
Time: 2023-03-30T06:32:00</text:p>
      <text:p text:style-name="P4">
Location: Zaporizka Oblast (Latitude:47.612531 Longtitude:35.764681)</text:p>
      <text:p text:style-name="P4">
Videos: []</text:p>
      <text:p text:style-name="P4">
Images: []</text:p>
      <text:p text:style-name="P4">
Tags: ["Europe", "Central and Eastern Europe"]</text:p>
      <text:p text:style-name="P4">
Id: 22552065</text:p>
      <!--METADATA-->
      <text:p text:style-name="P4">
Zaporizhzhia region(12:30). Red Alert: aerial threat. Sirens sounding. Take covernow!</text:p>
      <text:p text:style-name="P4">
News Collection Link: <text:a xlink:type="simple" xlink:href="https://liveuamap.com/en/2023/30-march-zaporizka-oblast1230-red-alert-aeriag" text:style-name="Internet_20_link" text:visited-style-name="Visited_20_Internet_20_Link">
https://liveuamap.com/en/2023/30-march-zaporizka-oblast1230-red-alert-aeriag</text:a>
</text:p>
      <text:p text:style-name="P4">
News Source: <text:a xlink:type="simple" xlink:href="https://t.me/air_alert_ua/42266" text:style-name="Internet_20_link" text:visited-style-name="Visited_20_Internet_20_Link">
https://t.me/air_alert_ua/42266</text:a>
</text:p>
      <!--NEWS-->
      <text:h text:style-name="P10" text:outline-level="1">
<text:span text:style-name="T4">
Russian Ministry of Defense claims Russian air defense shot down new Ukrainian Operational-Ta...</text:span>
</text:h>
      <text:p text:style-name="P4">
Authors: liveuamap (Language: en)</text:p>
      <text:p text:style-name="P4">
Time: 2023-03-30T08:19:01</text:p>
      <text:p text:style-name="P4">
Location: Moskva, Moscow (Latitude:55.72663 Longtitude:37.58869)</text:p>
      <text:p text:style-name="P4">
Videos: []</text:p>
      <text:p text:style-name="P4">
Images: []</text:p>
      <text:p text:style-name="P4">
Tags: ["Russia", "Avia"]</text:p>
      <text:p text:style-name="P4">
Id: 22552072</text:p>
      <!--METADATA-->
      <text:p text:style-name="P4">
Russian Ministry of Defense claims Russian air defense shot down new UkrainianOperational-Tactical Missile Hrim-2</text:p>
      <text:p text:style-name="P4">
News Collection Link: <text:a xlink:type="simple" xlink:href="https://liveuamap.com/en/2023/30-march-russian-ministry-of-defense-claims-russian-air-defense" text:style-name="Internet_20_link" text:visited-style-name="Visited_20_Internet_20_Link">
https://liveuamap.com/en/2023/30-march-russian-ministry-of-defense-claims-russian-air-defense</text:a>
</text:p>
      <text:p text:style-name="P4">
News Source: <text:a xlink:type="simple" xlink:href="https://t.me/rian_ru/198420" text:style-name="Internet_20_link" text:visited-style-name="Visited_20_Internet_20_Link">
https://t.me/rian_ru/198420</text:a>
</text:p>
      <!--NEWS-->
      <text:h text:style-name="P10" text:outline-level="1">
<text:span text:style-name="T4">
65 Ukrainian Air defenders completed Patriot training at Fort Sill Oklahoma, and have now arr...</text:span>
</text:h>
      <text:p text:style-name="P4">
Authors: liveuamap (Language: en)</text:p>
      <text:p text:style-name="P4">
Time: 2023-03-30T0:42:00</text:p>
      <text:p text:style-name="P4">
Location: Arlington, Virginia (Latitude:38.87059 Longtitude:-77.05811)</text:p>
      <text:p text:style-name="P4">
Videos: []</text:p>
      <text:p text:style-name="P4">
Images: []</text:p>
      <text:p text:style-name="P4">
Tags: ["Weapons", "Germany"]</text:p>
      <text:p text:style-name="P4">
Id: 22552157</text:p>
      <!--METADATA-->
      <text:p text:style-name="P4">
65 Ukrainian Air defenders completed Patriot training at Fort Sill Oklahoma,and have now arrived back in Europe. They're integrating with other UkraineAir defenders along with donated Patriot air defense equipment from the US,Germany, and the Netherlands - Pentagon spox</text:p>
      <text:p text:style-name="P4">
News Collection Link: <text:a xlink:type="simple" xlink:href="https://liveuamap.com/en/2023/30-march-65-ukrainian-air-defenders-completed-patriot-training" text:style-name="Internet_20_link" text:visited-style-name="Visited_20_Internet_20_Link">
https://liveuamap.com/en/2023/30-march-65-ukrainian-air-defenders-completed-patriot-training</text:a>
</text:p>
      <text:p text:style-name="P4">
News Source: <text:a xlink:type="simple" xlink:href="https://twitter.com/OstapYarysh/status/1641496213835984897" text:style-name="Internet_20_link" text:visited-style-name="Visited_20_Internet_20_Link">
https://twitter.com/OstapYarysh/status/1641496213835984897</text:a>
</text:p>
      <!--NEWS-->
      <text:h text:style-name="P10" text:outline-level="1">
<text:span text:style-name="T4">
Kharkiv, Kharkivska Oblast(16:57). Red Alert: aerial threat. Sirens sounding. Take cover now!</text:span>
</text:h>
      <text:p text:style-name="P4">
Authors: liveuamap (Language: en)</text:p>
      <text:p text:style-name="P4">
Time: 2023-03-30T10:59:00</text:p>
      <text:p text:style-name="P4">
Location: Kharkiv (Latitude:49.98081000 Longtitude:36.25272000)</text:p>
      <text:p text:style-name="P4">
Videos: []</text:p>
      <text:p text:style-name="P4">
Images: []</text:p>
      <text:p text:style-name="P4">
Tags: ["Europe", "Central and Eastern Europe"]</text:p>
      <text:p text:style-name="P4">
Id: 22552082</text:p>
      <!--METADATA-->
      <text:p text:style-name="P4">
Kharkiv, Kharkiv region(16:57). Red Alert: aerial threat. Sirens sounding.Take cover now!</text:p>
      <text:p text:style-name="P4">
News Collection Link: <text:a xlink:type="simple" xlink:href="https://liveuamap.com/en/2023/30-march-kharkiv-kharkivska-oblast1657-red-alg" text:style-name="Internet_20_link" text:visited-style-name="Visited_20_Internet_20_Link">
https://liveuamap.com/en/2023/30-march-kharkiv-kharkivska-oblast1657-red-alg</text:a>
</text:p>
      <text:p text:style-name="P4">
News Source: <text:a xlink:type="simple" xlink:href="https://t.me/air_alert_ua/42293" text:style-name="Internet_20_link" text:visited-style-name="Visited_20_Internet_20_Link">
https://t.me/air_alert_ua/42293</text:a>
</text:p>
      <!--NEWS-->
      <text:h text:style-name="P10" text:outline-level="1">
<text:span text:style-name="T4">
Donetsk Oblast(16:59). Red Alert: aerial threat. Sirens sounding. Take cover now!</text:span>
</text:h>
      <text:p text:style-name="P4">
Authors: liveuamap (Language: en)</text:p>
      <text:p text:style-name="P4">
Time: 2023-03-30T11:00:00</text:p>
      <text:p text:style-name="P4">
Location: Donetsk Oblast (Latitude:48.7264 Longtitude:37.5778)</text:p>
      <text:p text:style-name="P4">
Videos: []</text:p>
      <text:p text:style-name="P4">
Images: []</text:p>
      <text:p text:style-name="P4">
Tags: ["Europe", "Central and Eastern Europe"]</text:p>
      <text:p text:style-name="P4">
Id: 22552083</text:p>
      <!--METADATA-->
      <text:p text:style-name="P4">
Donetsk Oblast(16:59). Red Alert: aerial threat. Sirens sounding. Take covernow!</text:p>
      <text:p text:style-name="P4">
News Collection Link: <text:a xlink:type="simple" xlink:href="https://liveuamap.com/en/2023/30-march-donetsk-oblast1659-red-alert-aerial-g" text:style-name="Internet_20_link" text:visited-style-name="Visited_20_Internet_20_Link">
https://liveuamap.com/en/2023/30-march-donetsk-oblast1659-red-alert-aerial-g</text:a>
</text:p>
      <text:p text:style-name="P4">
News Source: <text:a xlink:type="simple" xlink:href="https://t.me/air_alert_ua/42294" text:style-name="Internet_20_link" text:visited-style-name="Visited_20_Internet_20_Link">
https://t.me/air_alert_ua/42294</text:a>
</text:p>
      <!--NEWS-->
      <text:h text:style-name="P10" text:outline-level="1">
<text:span text:style-name="T4">
Kherson, Khersonska Oblast(18:38). Red Alert: aerial threat. Sirens sounding. Take cover now!</text:span>
</text:h>
      <text:p text:style-name="P4">
Authors: liveuamap (Language: en)</text:p>
      <text:p text:style-name="P4">
Time: 2023-03-30T12:39:00</text:p>
      <text:p text:style-name="P4">
Location: Kherson (Latitude:46.65581000 Longtitude:32.61780000)</text:p>
      <text:p text:style-name="P4">
Videos: []</text:p>
      <text:p text:style-name="P4">
Images: []</text:p>
      <text:p text:style-name="P4">
Tags: ["Europe", "Central and Eastern Europe"]</text:p>
      <text:p text:style-name="P4">
Id: 22552128</text:p>
      <!--METADATA-->
      <text:p text:style-name="P4">
Kherson, Kherson region(18:38). Red Alert: aerial threat. Sirens sounding.Take cover now!</text:p>
      <text:p text:style-name="P4">
News Collection Link: <text:a xlink:type="simple" xlink:href="https://liveuamap.com/en/2023/30-march-kherson-khersonska-oblast1838-red-alg" text:style-name="Internet_20_link" text:visited-style-name="Visited_20_Internet_20_Link">
https://liveuamap.com/en/2023/30-march-kherson-khersonska-oblast1838-red-alg</text:a>
</text:p>
      <text:p text:style-name="P4">
News Source: <text:a xlink:type="simple" xlink:href="https://t.me/air_alert_ua/42297" text:style-name="Internet_20_link" text:visited-style-name="Visited_20_Internet_20_Link">
https://t.me/air_alert_ua/42297</text:a>
</text:p>
      <!--NEWS-->
      <text:h text:style-name="P10" text:outline-level="1">
<text:span text:style-name="T4">
Sumska Oblast, Chernihivska Oblast(20:41). Red Alert: aerial threat. Sirens sounding. Take co...</text:span>
</text:h>
      <text:p text:style-name="P4">
Authors: liveuamap (Language: en)</text:p>
      <text:p text:style-name="P4">
Time: 2023-03-30T14:42:00</text:p>
      <text:p text:style-name="P4">
Location: Sumska Oblast (Latitude:51.00000000 Longtitude:34.00000000)</text:p>
      <text:p text:style-name="P4">
Videos: []</text:p>
      <text:p text:style-name="P4">
Images: []</text:p>
      <text:p text:style-name="P4">
Tags: ["Europe", "Central and Eastern Europe"]</text:p>
      <text:p text:style-name="P4">
Id: 22552158</text:p>
      <!--METADATA-->
      <text:p text:style-name="P4">
Sumy region, Chernihiv region(20:41). Red Alert: aerial threat. Sirenssounding. Take cover now!</text:p>
      <text:p text:style-name="P4">
News Collection Link: <text:a xlink:type="simple" xlink:href="https://liveuamap.com/en/2023/30-march-sumska-oblast-chernihivska-oblast204g" text:style-name="Internet_20_link" text:visited-style-name="Visited_20_Internet_20_Link">
https://liveuamap.com/en/2023/30-march-sumska-oblast-chernihivska-oblast204g</text:a>
</text:p>
      <text:p text:style-name="P4">
News Source: <text:a xlink:type="simple" xlink:href="https://t.me/air_alert_ua/42301" text:style-name="Internet_20_link" text:visited-style-name="Visited_20_Internet_20_Link">
https://t.me/air_alert_ua/42301</text:a>
</text:p>
      <!--NEWS-->
      <text:h text:style-name="P10" text:outline-level="1">
<text:span text:style-name="T4">
Kyiv(20:57). Red Alert: aerial threat. Sirens sounding. Take cover now!</text:span>
</text:h>
      <text:p text:style-name="P4">
Authors: liveuamap (Language: en)</text:p>
      <text:p text:style-name="P4">
Time: 2023-03-30T14:58:00</text:p>
      <text:p text:style-name="P4">
Location: Kyiv (Latitude:50.4424 Longtitude:30.52943)</text:p>
      <text:p text:style-name="P4">
Videos: []</text:p>
      <text:p text:style-name="P4">
Images: []</text:p>
      <text:p text:style-name="P4">
Tags: ["Europe", "Central and Eastern Europe"]</text:p>
      <text:p text:style-name="P4">
Id: 22552162</text:p>
      <!--METADATA-->
      <text:p text:style-name="P4">
Kyiv(20:57). Red Alert: aerial threat. Sirens sounding. Take cover now!</text:p>
      <text:p text:style-name="P4">
News Collection Link: <text:a xlink:type="simple" xlink:href="https://liveuamap.com/en/2023/30-march-kyiv2057-red-alert-aerial-threat-sirg" text:style-name="Internet_20_link" text:visited-style-name="Visited_20_Internet_20_Link">
https://liveuamap.com/en/2023/30-march-kyiv2057-red-alert-aerial-threat-sirg</text:a>
</text:p>
      <text:p text:style-name="P4">
News Source: <text:a xlink:type="simple" xlink:href="https://t.me/suspilnenews/19623" text:style-name="Internet_20_link" text:visited-style-name="Visited_20_Internet_20_Link">
https://t.me/suspilnenews/19623</text:a>
</text:p>
      <!--NEWS-->
      <text:h text:style-name="P10" text:outline-level="1">
<text:span text:style-name="T4">
Kyiv Oblast(20:58). Red Alert: aerial threat. Sirens sounding. Take cover now!</text:span>
</text:h>
      <text:p text:style-name="P4">
Authors: liveuamap (Language: en)</text:p>
      <text:p text:style-name="P4">
Time: 2023-03-30T15:00:00</text:p>
      <text:p text:style-name="P4">
Location: Kyiv Oblast (Latitude:50.24018000 Longtitude:30.23163000)</text:p>
      <text:p text:style-name="P4">
Videos: []</text:p>
      <text:p text:style-name="P4">
Images: []</text:p>
      <text:p text:style-name="P4">
Tags: ["Europe", "Central and Eastern Europe"]</text:p>
      <text:p text:style-name="P4">
Id: 22552163</text:p>
      <!--METADATA-->
      <text:p text:style-name="P4">
Kyiv region(20:58). Red Alert: aerial threat. Sirens sounding. Take cover now!</text:p>
      <text:p text:style-name="P4">
News Collection Link: <text:a xlink:type="simple" xlink:href="https://liveuamap.com/en/2023/30-march-kyiv-oblast2058-red-alert-aerial-thrg" text:style-name="Internet_20_link" text:visited-style-name="Visited_20_Internet_20_Link">
https://liveuamap.com/en/2023/30-march-kyiv-oblast2058-red-alert-aerial-thrg</text:a>
</text:p>
      <text:p text:style-name="P4">
News Source: <text:a xlink:type="simple" xlink:href="https://t.me/air_alert_ua/42303" text:style-name="Internet_20_link" text:visited-style-name="Visited_20_Internet_20_Link">
https://t.me/air_alert_ua/42303</text:a>
</text:p>
      <!--NEWS-->
      <text:h text:style-name="P10" text:outline-level="1">
<text:span text:style-name="T4">
Kharkiv, Kharkivska Oblast(21:09). Red Alert: aerial threat. Sirens sounding. Take cover now!</text:span>
</text:h>
      <text:p text:style-name="P4">
Authors: liveuamap (Language: en)</text:p>
      <text:p text:style-name="P4">
Time: 2023-03-30T15:10:00</text:p>
      <text:p text:style-name="P4">
Location: Kharkiv (Latitude:49.98036 Longtitude:36.25351)</text:p>
      <text:p text:style-name="P4">
Videos: []</text:p>
      <text:p text:style-name="P4">
Images: []</text:p>
      <text:p text:style-name="P4">
Tags: ["Europe", "Central and Eastern Europe"]</text:p>
      <text:p text:style-name="P4">
Id: 22552166</text:p>
      <!--METADATA-->
      <text:p text:style-name="P4">
Kharkiv, Kharkiv region(21:09). Red Alert: aerial threat. Sirens sounding.Take cover now!</text:p>
      <text:p text:style-name="P4">
News Collection Link: <text:a xlink:type="simple" xlink:href="https://liveuamap.com/en/2023/30-march-kharkiv-kharkivska-oblast2109-red-alg" text:style-name="Internet_20_link" text:visited-style-name="Visited_20_Internet_20_Link">
https://liveuamap.com/en/2023/30-march-kharkiv-kharkivska-oblast2109-red-alg</text:a>
</text:p>
      <text:p text:style-name="P4">
News Source: <text:a xlink:type="simple" xlink:href="https://t.me/air_alert_ua/42304" text:style-name="Internet_20_link" text:visited-style-name="Visited_20_Internet_20_Link">
https://t.me/air_alert_ua/42304</text:a>
</text:p>
      <!--NEWS-->
      <text:h text:style-name="P10" text:outline-level="1">
<text:span text:style-name="T4">
Russia launched new drone attack against Ukraine, at least 10 Shahed drones recorded in Ukrai...</text:span>
</text:h>
      <text:p text:style-name="P4">
Authors: liveuamap (Language: en)</text:p>
      <text:p text:style-name="P4">
Time: 2023-03-30T15:12:56</text:p>
      <text:p text:style-name="P4">
Location: Ukraine (Latitude:51.99334 Longtitude:32.05536)</text:p>
      <text:p text:style-name="P4">
Videos: []</text:p>
      <text:p text:style-name="P4">
Images: []</text:p>
      <text:p text:style-name="P4">
Tags: ["Europe", "Central and Eastern Europe"]</text:p>
      <text:p text:style-name="P4">
Id: 22552167</text:p>
      <!--METADATA-->
      <text:p text:style-name="P4">
Russia launched new drone attack against Ukraine, at least 10 Shahed dronesrecorded in Ukrainian airspace</text:p>
      <text:p text:style-name="P4">
News Collection Link: <text:a xlink:type="simple" xlink:href="https://liveuamap.com/en/2023/30-march-russia-launched-new-drone-attack-against-ukraine" text:style-name="Internet_20_link" text:visited-style-name="Visited_20_Internet_20_Link">
https://liveuamap.com/en/2023/30-march-russia-launched-new-drone-attack-against-ukraine</text:a>
</text:p>
      <text:p text:style-name="P4">
News Source: <text:a xlink:type="simple" xlink:href="https://t.me/Tsaplienko/28947" text:style-name="Internet_20_link" text:visited-style-name="Visited_20_Internet_20_Link">
https://t.me/Tsaplienko/28947</text:a>
</text:p>
      <!--NEWS-->
      <text:h text:style-name="P10" text:outline-level="1">
<text:span text:style-name="T4">
Missile launches from Belgorod region</text:span>
</text:h>
      <text:p text:style-name="P4">
Authors: liveuamap (Language: en)</text:p>
      <text:p text:style-name="P4">
Time: 2023-03-30T15:14:47</text:p>
      <text:p text:style-name="P4">
Location: Belgorod (Latitude:50.48198 Longtitude:36.53229)</text:p>
      <text:p text:style-name="P4">
Videos: []</text:p>
      <text:p text:style-name="P4">
Images: []</text:p>
      <text:p text:style-name="P4">
Tags: []</text:p>
      <text:p text:style-name="P4">
Id: 22552168</text:p>
      <!--METADATA-->
      <text:p text:style-name="P4">
Missile launches from Belgorod region</text:p>
      <text:p text:style-name="P4">
News Collection Link: <text:a xlink:type="simple" xlink:href="https://liveuamap.com/en/2023/30-march-missile-launches-from-belgorod-region" text:style-name="Internet_20_link" text:visited-style-name="Visited_20_Internet_20_Link">
https://liveuamap.com/en/2023/30-march-missile-launches-from-belgorod-region</text:a>
</text:p>
      <text:p text:style-name="P4">
News Source: <text:a xlink:type="simple" xlink:href="https://t.me/kharkivlife/58947" text:style-name="Internet_20_link" text:visited-style-name="Visited_20_Internet_20_Link">
https://t.me/kharkivlife/58947</text:a>
</text:p>
      <!--NEWS-->
      <text:h text:style-name="P10" text:outline-level="1">
<text:span text:style-name="T4">
Explosions reported in Kharkiv</text:span>
</text:h>
      <text:p text:style-name="P4">
Authors: liveuamap (Language: en)</text:p>
      <text:p text:style-name="P4">
Time: 2023-03-30T15:15:37</text:p>
      <text:p text:style-name="P4">
Location: Kharkiv,Kharkivs'ka oblast (Latitude:50.02274 Longtitude:36.31393)</text:p>
      <text:p text:style-name="P4">
Videos: []</text:p>
      <text:p text:style-name="P4">
Images: []</text:p>
      <text:p text:style-name="P4">
Tags: ["Europe", "Central and Eastern Europe"]</text:p>
      <text:p text:style-name="P4">
Id: 22552169</text:p>
      <!--METADATA-->
      <text:p text:style-name="P4">
Explosions reported in Kharkiv</text:p>
      <text:p text:style-name="P4">
News Collection Link: <text:a xlink:type="simple" xlink:href="https://liveuamap.com/en/2023/30-march-explosions-reported-in-kharkiv" text:style-name="Internet_20_link" text:visited-style-name="Visited_20_Internet_20_Link">
https://liveuamap.com/en/2023/30-march-explosions-reported-in-kharkiv</text:a>
</text:p>
      <text:p text:style-name="P4">
News Source: <text:a xlink:type="simple" xlink:href="https://t.me/kharkivlife/58949" text:style-name="Internet_20_link" text:visited-style-name="Visited_20_Internet_20_Link">
https://t.me/kharkivlife/58949</text:a>
</text:p>
      <!--NEWS-->
      <text:h text:style-name="P10" text:outline-level="1">
<text:span text:style-name="T4">
Poltavska Oblast(21:21). Red Alert: aerial threat. Sirens sounding. Take cover now!</text:span>
</text:h>
      <text:p text:style-name="P4">
Authors: liveuamap (Language: en)</text:p>
      <text:p text:style-name="P4">
Time: 2023-03-30T15:22:00</text:p>
      <text:p text:style-name="P4">
Location: Poltavska Oblast (Latitude:49.47705000 Longtitude:33.81866000)</text:p>
      <text:p text:style-name="P4">
Videos: []</text:p>
      <text:p text:style-name="P4">
Images: []</text:p>
      <text:p text:style-name="P4">
Tags: ["Europe", "Central and Eastern Europe"]</text:p>
      <text:p text:style-name="P4">
Id: 22552173</text:p>
      <!--METADATA-->
      <text:p text:style-name="P4">
Poltava(21:21). Red Alert: aerial threat. Sirens sounding. Take covernow!</text:p>
      <text:p text:style-name="P4">
News Collection Link: <text:a xlink:type="simple" xlink:href="https://liveuamap.com/en/2023/30-march-poltavska-oblast2121-red-alert-aeriag" text:style-name="Internet_20_link" text:visited-style-name="Visited_20_Internet_20_Link">
https://liveuamap.com/en/2023/30-march-poltavska-oblast2121-red-alert-aeriag</text:a>
</text:p>
      <text:p text:style-name="P4">
News Source: <text:a xlink:type="simple" xlink:href="https://t.me/suspilnepoltava/10637" text:style-name="Internet_20_link" text:visited-style-name="Visited_20_Internet_20_Link">
https://t.me/suspilnepoltava/10637</text:a>
</text:p>
      <!--NEWS-->
      <text:h text:style-name="P10" text:outline-level="1">
<text:span text:style-name="T4">
6 missile strikes recorded in Kharkiv, - Mayor</text:span>
</text:h>
      <text:p text:style-name="P4">
Authors: liveuamap (Language: en)</text:p>
      <text:p text:style-name="P4">
Time: 2023-03-30T15:35:41</text:p>
      <text:p text:style-name="P4">
Location: Kharkiv (Latitude:49.99505 Longtitude:36.23772)</text:p>
      <text:p text:style-name="P4">
Videos: []</text:p>
      <text:p text:style-name="P4">
Images: []</text:p>
      <text:p text:style-name="P4">
Tags: ["Europe", "Central and Eastern Europe"]</text:p>
      <text:p text:style-name="P4">
Id: 22552176</text:p>
      <!--METADATA-->
      <text:p text:style-name="P4">
6 missile strikes recorded in Kharkiv, - Mayor</text:p>
      <text:p text:style-name="P4">
News Collection Link: <text:a xlink:type="simple" xlink:href="https://liveuamap.com/en/2023/30-march-6-missile-strikes-recorded-in-kharkiv--mayor" text:style-name="Internet_20_link" text:visited-style-name="Visited_20_Internet_20_Link">
https://liveuamap.com/en/2023/30-march-6-missile-strikes-recorded-in-kharkiv--mayor</text:a>
</text:p>
      <text:p text:style-name="P4">
News Source: <text:a xlink:type="simple" xlink:href="https://t.me/ihor_terekhov/629" text:style-name="Internet_20_link" text:visited-style-name="Visited_20_Internet_20_Link">
https://t.me/ihor_terekhov/629</text:a>
</text:p>
      <!--NEWS-->
      <text:h text:style-name="P10" text:outline-level="1">
<text:span text:style-name="T4">
Zaporizka Oblast(22:00). Red Alert: aerial threat. Sirens sounding. Take cover now!</text:span>
</text:h>
      <text:p text:style-name="P4">
Authors: liveuamap (Language: en)</text:p>
      <text:p text:style-name="P4">
Time: 2023-03-30T16:01:00</text:p>
      <text:p text:style-name="P4">
Location: Zaporizka Oblast (Latitude:47.612931 Longtitude:35.765771)</text:p>
      <text:p text:style-name="P4">
Videos: []</text:p>
      <text:p text:style-name="P4">
Images: []</text:p>
      <text:p text:style-name="P4">
Tags: ["Europe", "Central and Eastern Europe"]</text:p>
      <text:p text:style-name="P4">
Id: 22552182</text:p>
      <!--METADATA-->
      <text:p text:style-name="P4">
Zaporizhzhia region(22:00). Red Alert: aerial threat. Sirens sounding. Take covernow!</text:p>
      <text:p text:style-name="P4">
News Collection Link: <text:a xlink:type="simple" xlink:href="https://liveuamap.com/en/2023/30-march-zaporizka-oblast2200-red-alert-aeriag" text:style-name="Internet_20_link" text:visited-style-name="Visited_20_Internet_20_Link">
https://liveuamap.com/en/2023/30-march-zaporizka-oblast2200-red-alert-aeriag</text:a>
</text:p>
      <text:p text:style-name="P4">
News Source: <text:a xlink:type="simple" xlink:href="https://t.me/air_alert_ua/42306" text:style-name="Internet_20_link" text:visited-style-name="Visited_20_Internet_20_Link">
https://t.me/air_alert_ua/42306</text:a>
</text:p>
      <!--NEWS-->
      <text:h text:style-name="P10" text:outline-level="1">
<text:span text:style-name="T4">
Dnipro, Dnipropetrovska Oblast(22:36). Red Alert: aerial threat. Sirens sounding. Take cover ...</text:span>
</text:h>
      <text:p text:style-name="P4">
Authors: liveuamap (Language: en)</text:p>
      <text:p text:style-name="P4">
Time: 2023-03-30T16:38:00</text:p>
      <text:p text:style-name="P4">
Location: Dnipro (Latitude:48.45852 Longtitude:35.03744)</text:p>
      <text:p text:style-name="P4">
Videos: []</text:p>
      <text:p text:style-name="P4">
Images: []</text:p>
      <text:p text:style-name="P4">
Tags: ["Europe", "Central and Eastern Europe"]</text:p>
      <text:p text:style-name="P4">
Id: 22552186</text:p>
      <!--METADATA-->
      <text:p text:style-name="P4">
Dnipro, Dnipropetrovsk region(22:36). Red Alert: aerial threat. Sirenssounding. Take cover now!</text:p>
      <text:p text:style-name="P4">
News Collection Link: <text:a xlink:type="simple" xlink:href="https://liveuamap.com/en/2023/30-march-dnipro-dnipropetrovska-oblast2236-reg" text:style-name="Internet_20_link" text:visited-style-name="Visited_20_Internet_20_Link">
https://liveuamap.com/en/2023/30-march-dnipro-dnipropetrovska-oblast2236-reg</text:a>
</text:p>
      <text:p text:style-name="P4">
News Source: <text:a xlink:type="simple" xlink:href="https://t.me/suspilnednipro/13986" text:style-name="Internet_20_link" text:visited-style-name="Visited_20_Internet_20_Link">
https://t.me/suspilnednipro/13986</text:a>
</text:p>
      <!--NEWS-->
      <text:h text:style-name="P10" text:outline-level="1">
<text:span text:style-name="T4">
Explosions reported in Zaporizhzhia</text:span>
</text:h>
      <text:p text:style-name="P4">
Authors: liveuamap (Language: en)</text:p>
      <text:p text:style-name="P4">
Time: 2023-03-30T17:20:10</text:p>
      <text:p text:style-name="P4">
Location: Zaporizhzhia, Zaporiz'ka oblast (Latitude:47.82664 Longtitude:35.12037)</text:p>
      <text:p text:style-name="P4">
Videos: []</text:p>
      <text:p text:style-name="P4">
Images: []</text:p>
      <text:p text:style-name="P4">
Tags: ["Europe", "Central and Eastern Europe"]</text:p>
      <text:p text:style-name="P4">
Id: 22552193</text:p>
      <!--METADATA-->
      <text:p text:style-name="P4">
Explosions reported in Zaporizhzhia</text:p>
      <text:p text:style-name="P4">
News Collection Link: <text:a xlink:type="simple" xlink:href="https://liveuamap.com/en/2023/30-march-explosions-reported-in-zaporizhzhia" text:style-name="Internet_20_link" text:visited-style-name="Visited_20_Internet_20_Link">
https://liveuamap.com/en/2023/30-march-explosions-reported-in-zaporizhzhia</text:a>
</text:p>
      <text:p text:style-name="P4">
News Source: <text:a xlink:type="simple" xlink:href="https://t.me/hromadske_ua/31035" text:style-name="Internet_20_link" text:visited-style-name="Visited_20_Internet_20_Link">
https://t.me/hromadske_ua/31035</text:a>
</text:p>
      <!--NEWS-->
      <text:h text:style-name="P10" text:outline-level="1">
<text:span text:style-name="T4">
More explosions were reported in Zaporizhzhia</text:span>
</text:h>
      <text:p text:style-name="P4">
Authors: liveuamap (Language: en)</text:p>
      <text:p text:style-name="P4">
Time: 2023-03-30T17:26:03</text:p>
      <text:p text:style-name="P4">
Location: Zaporizhzhia, Zaporiz'ka oblast (Latitude:47.85141 Longtitude:35.17342)</text:p>
      <text:p text:style-name="P4">
Videos: []</text:p>
      <text:p text:style-name="P4">
Images: []</text:p>
      <text:p text:style-name="P4">
Tags: ["Europe", "Central and Eastern Europe"]</text:p>
      <text:p text:style-name="P4">
Id: 22552194</text:p>
      <!--METADATA-->
      <text:p text:style-name="P4">
More explosions were reported in Zaporizhzhia</text:p>
      <text:p text:style-name="P4">
News Collection Link: <text:a xlink:type="simple" xlink:href="https://liveuamap.com/en/2023/30-march-more-explosions-were-reported-in-zaporizhzhia" text:style-name="Internet_20_link" text:visited-style-name="Visited_20_Internet_20_Link">
https://liveuamap.com/en/2023/30-march-more-explosions-were-reported-in-zaporizhzhia</text:a>
</text:p>
      <text:p text:style-name="P4">
News Source: <text:a xlink:type="simple" xlink:href="https://t.me/suspilnenews/19632" text:style-name="Internet_20_link" text:visited-style-name="Visited_20_Internet_20_Link">
https://t.me/suspilnenews/19632</text:a>
</text:p>
      <!--NEWS-->
      <text:h text:style-name="P10" text:outline-level="1">
<text:span text:style-name="T4">
40 countries called on the Russian Federation to release all illegally detained Ukrainian mayors</text:span>
</text:h>
      <text:p text:style-name="P4">
Author: ['АРМІЯINFORM']</text:p>
      <text:p text:style-name="P4">
Time: 2023-03-30T32:00:00-04:00</text:p>
      <text:p text:style-name="P4">
Description: The Proceeded the practice of the Nazilnitzikhi of the Cyiv -in -Labels on the perpipcosals ... The war with Ukraine 2022, the war with Ukraine is the latest news today, the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3/630_360_1677176183-588.jpeg" text:style-name="Internet_20_link" text:visited-style-name="Visited_20_Internet_20_Link">
630_360_1677176183-588.jpeg</text:a>
']</text:p>
      <text:p text:style-name="P4">
Tags: ['STOPRUSSIA', 'ВЕЛИКА БРИТАНІЯ', 'ВІЙНА', 'ЖЕНЕВСЬКА КОНВЕНЦІЯ']</text:p>
      <text:p text:style-name="P4">
Category: News</text:p>
      <!--METADATA-->
      <text:p text:style-name="P4">
<draw:frame draw:style-name="fr1" draw:name="Image20" text:anchor-type="as-char" svg:width="6.9236in" svg:height="3.956343in" draw:z-index="0">
<draw:image xlink:href="../Images/AРМІЯINFORM/2023-03-30T32-00-00-04-00/630_360_1677176183-588.jpeg" xlink:type="simple" xlink:show="embed" xlink:actuate="onLoad" draw:mime-type="image/jpeg"/>
</draw:frame>
Russia should cease the practice of violent disappearances of civilians and release anyone who has been detained by international law, in particular, city mayors.</text:p>
      <text:p text:style-name="P4">
About this <text:a xlink:type="simple" xlink:href="https://www.gov.uk/government/speeches/join-statement-on-the-situation-of-ukrainian-mayors.uk" text:style-name="Internet_20_link" text:visited-style-name="Visited_20_Internet_20_Link">
it is referred</text:a>
In a joint statement, 40 countries published by the UK at the WTO and the UN in Geneva Simon Menley.</text:p>
      <text:p text:style-name="P4">
“I make this statement on behalf of a group of countries. Vienna Declaration and Action Program(VDPD)He emphasizes the concerns of the international community by the use of forced and arbitrary executions, violent disappearances, arbitrariness and torture, ”Simon Menley stressed.</text:p>
      <text:p text:style-name="P4">
He added that reports of arbitrary detentions to Ukrainian civilian military were stunned and numerous. According to these reports, civilians often face inhumane, humiliating, torture and unacceptable detention conditions.</text:p>
      <text:p text:style-name="P4">
Simon Menley noted that the Russian Federation systematically pursues representatives of local communities in territories that trying to annex illegally. It is a part of Russia's reception for suppressing disagreement and establishing its control by filling in the local population. Among the captured are journalists, activists, religious figures and leaders of local communities.</text:p>
      <text:p text:style-name="P4">
“Today we want to focus on the mayors of those cities that Russia is trying to annex. Since February 24, 2022, at least 30 mayors have been detained. More than six remain in Russian prison, ”he said.</text:p>
      <text:p text:style-name="P4">
Yes, Igor Kolikhayev, Mayor of Kherson, was captured by Russian troops in June2022. Since then, Igor's family has been gathering evidence of his condition from other people who have been released from Russian captivity.</text:p>
      <text:p text:style-name="P4">
A similar fate befell the mayors of Alexander Babich, Yevgeny Matveyev, Vladimirakaraberov, Sergiy Khilchenko, who were captured and detained during the period of bearing until June 2022. Russia has not yet confirmed their place of residence, and the families have not received information about the well -being of loved ones.</text:p>
      <text:p text:style-name="P4">
Simon Menli added that the international community will not be ignored by international law, including arbitrary detentions and violent disappearances.</text:p>
      <text:p text:style-name="P4">
“Russia has to confirm who it holds, where and why. Russia should attribute the practice of violent disappearance and release anyone who was detained in spite of international law. Russia must respect all its obligations, in accordance with the VDPD, ”Menley emphasized.</text:p>
      <text:p text:style-name="P4">
News Source: <text:a xlink:type="simple" xlink:href="https://armyinform.com.ua/2023/03/30/40-krayin-zaklykaly-rf-zvilnyty-vsih-nezakonno-zatrymanyh-ukrayinskyh-miskyh-goliv/" text:style-name="Internet_20_link" text:visited-style-name="Visited_20_Internet_20_Link">
https://armyinform.com.ua/2023/03/30/40-krayin-zaklykaly-rf-zvilnyty-vsih-nezakonno-zatrymanyh-ukrayinskyh-miskyh-goliv/</text:a>
</text:p>
      <!--NEWS-->
      <text:h text:style-name="P10" text:outline-level="1">
<text:span text:style-name="T4">
Propaganda of the Rushists is spreading the fake again on the sale of Western weapons</text:span>
</text:h>
      <text:p text:style-name="P4">
Author: ['АРМІЯINFORM']</text:p>
      <text:p text:style-name="P4">
Time: 2023-03-30T33:00:00-04:00</text:p>
      <text:p text:style-name="P4">
Description: Vorozhi Zmі was sewn about sales of the Ukrainian Vіskovysky Ozrovsky, ... War with Ukraine 2022, War with Ukraine Latest News Today, News War with Ukraine 2022 Last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solovev.jpg" text:style-name="Internet_20_link" text:visited-style-name="Visited_20_Internet_20_Link">
solovev.jpg</text:a>
']</text:p>
      <text:p text:style-name="P4">
Tags: ['РОСІЙСЬКА ПРОПАГАНДА', 'РОСІЙСЬКІ ФЕЙКИ', 'ЦПД РНБО']</text:p>
      <text:p text:style-name="P4">
Category: News</text:p>
      <!--METADATA-->
      <text:p text:style-name="P4">
<draw:frame draw:style-name="fr1" draw:name="Image21" text:anchor-type="as-char" svg:width="6.9236in" svg:height="3.846444in" draw:z-index="0">
<draw:image xlink:href="../Images/AРМІЯINFORM/2023-03-30T33-00-00-04-00/solovev.jpg" xlink:type="simple" xlink:show="embed" xlink:actuate="onLoad" draw:mime-type="image/jpeg"/>
</draw:frame>
The hostile media spread information about the sale of Ukrainian military service by Ukrainian military arms, which is received within the framework of Western military assistance: "On Ukrainian Marketplaces for 80 thousand UAH is sold by American PTRC Javelin".</text:p>
      <text:p text:style-name="P4">
In fact, <text:a xlink:type="simple" xlink:href="https://www.facebook.com/protydiyadezinformatsiyi.cpd/posts/pfbid0X14VT66G9SjxfS9HAUiPrNRSF2UjgJofZ8Bq4ppG2UxJqWVUQvdawwjZmT5xzamAl" text:style-name="Internet_20_link" text:visited-style-name="Visited_20_Internet_20_Link">
reports</text:a>
The Center for Combating Misinformation at NSDC of Ukraine, in the announcement, which is seized by propagandists, it is only about part of the Javelin PTRC-a transmission container(Launch Tube Assembly)that has the shape of the tube is suitable for reuse.</text:p>
      <text:p text:style-name="P4">
We emphasize!On February 28, 2023, the US Defense Ministry officially stated that there were no violations in the use of the weapons transmitted by the Allies, and the topic of allegedly selling weapons actively uses Rospropaganda.</text:p>
      <text:p text:style-name="P4">
"In general, such fakes are directed solely for discrediting the defenders of Ukraine and reducing the level of trust from Western partners," - said the center of counteraction to misinformation.</text:p>
      <text:p text:style-name="P4">
News Source: <text:a xlink:type="simple" xlink:href="https://armyinform.com.ua/2023/03/30/propaganda-rashystiv-znovu-poshyryuye-fejk-pro-prodazh-zahidnoyi-zbroyi/" text:style-name="Internet_20_link" text:visited-style-name="Visited_20_Internet_20_Link">
https://armyinform.com.ua/2023/03/30/propaganda-rashystiv-znovu-poshyryuye-fejk-pro-prodazh-zahidnoyi-zbroyi/</text:a>
</text:p>
      <!--NEWS-->
      <text:h text:style-name="P10" text:outline-level="1">
<text:span text:style-name="T4">
If a loved one at the front: what data should be known to the families of the military</text:span>
</text:h>
      <text:p text:style-name="P4">
Author: ['АРМІЯINFORM']</text:p>
      <text:p text:style-name="P4">
Time: 2023-03-30T34:00:00-04:00</text:p>
      <text:p text:style-name="P4">
Description: Coordinances Headquarters Zwan Podvodennya Z VIISOVOLOVENIA PIDGOVEVA Pereperek Dani,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2/photo_2022-12-27_16-19-39.jpg" text:style-name="Internet_20_link" text:visited-style-name="Visited_20_Internet_20_Link">
photo_2022-12-27_16-19-39.jpg</text:a>
']</text:p>
      <text:p text:style-name="P4">
Tags: ['КООРДИНАЦІЙНИЙ ШТАБ З ПОВОДЖЕННЯ З ПОЛОНЕНИМИ']</text:p>
      <text:p text:style-name="P4">
Category: News</text:p>
      <!--METADATA-->
      <text:p text:style-name="P4">
<draw:frame draw:style-name="fr1" draw:name="Image22" text:anchor-type="as-char" svg:width="6.9236in" svg:height="4.569576in" draw:z-index="0">
<draw:image xlink:href="../Images/AРМІЯINFORM/2023-03-30T34-00-00-04-00/photo_2022-12-27_16-19-39.jpg" xlink:type="simple" xlink:show="embed" xlink:actuate="onLoad" draw:mime-type="image/jpeg"/>
</draw:frame>
Illustrative photo</text:p>
      <text:p text:style-name="P4">
The Coordinating Headquarters on the Defense of Prisoners of Pursuing prepared a list of data that is recommended to record families of military personnel.</text:p>
      <text:p text:style-name="P4">
About it <text:a xlink:type="simple" xlink:href="https://t.me/Koord_shtab/740" text:style-name="Internet_20_link" text:visited-style-name="Visited_20_Internet_20_Link">
reports</text:a>
Coordination in a telegram.</text:p>
      <text:p text:style-name="P4">
<text:span text:style-name="T4">
 families are advised to record: </text:span>
</text:p>
      <ul>
        <li>
surname, name and patronymic of the serviceman; * date of birth; * a copy of the passport; * contact data of the territorial center of configuration and social support from which it was or was mobilized; * Name and number of military unit or service unit.</li>
      </ul>
      <text:p text:style-name="P4">
<text:span text:style-name="T4">
 You also need to know: </text:span>
</text:p>
      <ul>
        <li>
contact data of the place of permanent dislocation of the military unit; * position and title; * Military accounting specialty(If known); * personal number(individual tax number); * military ticket number or temporary military ticket(Scancopy)or token; * surname, name, patronymic and contacts of colleagues, direct commander and commander of the part; * Phone of the hotline of the part, brigade and grouping.</li>
      </ul>
      <text:p text:style-name="P4">
The coordination states that this information can help the families of defenders in critical situations.</text:p>
      <text:p text:style-name="P4">
News Source: <text:a xlink:type="simple" xlink:href="https://armyinform.com.ua/2023/03/30/yakshho-blyzka-lyudyna-na-fronti-yaki-dani-treba-znaty-rodynam-vijskovyh/" text:style-name="Internet_20_link" text:visited-style-name="Visited_20_Internet_20_Link">
https://armyinform.com.ua/2023/03/30/yakshho-blyzka-lyudyna-na-fronti-yaki-dani-treba-znaty-rodynam-vijskovyh/</text:a>
</text:p>
      <!--NEWS-->
      <text:h text:style-name="P10" text:outline-level="1">
<text:span text:style-name="T4">
The government prepares the start of pilot projections from comprehensive restoration of settlements</text:span>
</text:h>
      <text:p text:style-name="P4">
Author: ['АРМІЯINFORM']</text:p>
      <text:p text:style-name="P4">
Time: 2023-03-30T35:00:00-04:00</text:p>
      <text:p text:style-name="P4">
Description: On the Vikonnya Zavdannya of the President of Ukraine, Narada Pid Golovannami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3/uryad-1.jpg" text:style-name="Internet_20_link" text:visited-style-name="Visited_20_Internet_20_Link">
uryad-1.jpg</text:a>
', '<text:a xlink:type="simple" xlink:href="https://armyinform.com.ua/wp-content/uploads/2023/03/uryad-2.jpg" text:style-name="Internet_20_link" text:visited-style-name="Visited_20_Internet_20_Link">
uryad-2.jpg</text:a>
']</text:p>
      <text:p text:style-name="P4">
Tags: ['ВІДБУДОВА УКРАЇНИ', 'КАБІНЕТ МІНІСТРІВ УКРАЇНИ']</text:p>
      <text:p text:style-name="P4">
Category: News</text:p>
      <!--METADATA-->
      <text:p text:style-name="P4">
<draw:frame draw:style-name="fr1" draw:name="Image23" text:anchor-type="as-char" svg:width="6.9236in" svg:height="4.610104in" draw:z-index="0">
<draw:image xlink:href="../Images/AРМІЯINFORM/2023-03-30T35-00-00-04-00/uryad-1.jpg" xlink:type="simple" xlink:show="embed" xlink:actuate="onLoad" draw:mime-type="image/jpeg"/>
</draw:frame>
The meeting of the President of Ukraine hosted a meeting under the chairman of the Premier Denis Schmigal on the post-war restoration of the de-industrialters of Kyiv, Sumy, Kharkiv, Kherson, Chernihiv region.</text:p>
      <text:p text:style-name="P4">
About it <text:a xlink:type="simple" xlink:href="https://www.kmu.gov.ua/news/uriad-hotuie-start-pilotnykh-proektiv-iz-kompleksnoho-vidnovlennia-naselenykh-punktiv" text:style-name="Internet_20_link" text:visited-style-name="Visited_20_Internet_20_Link">
reports</text:a>
Government portal.</text:p>
      <text:p text:style-name="P4">
The meeting was attended by Viceremier-Minister for the Restoration of Ukraine-Minister of Development of Communities, Territories and Infrastructure Oleksandr Kubrakov, Viceremier-Minister-Minister of Reintegration , MKIP and others.</text:p>
      <text:p text:style-name="P4">
<draw:frame draw:style-name="fr1" draw:name="Image24" text:anchor-type="as-char" svg:width="6.9236in" svg:height="4.610104in" draw:z-index="0">
<draw:image xlink:href="../Images/AРМІЯINFORM/2023-03-30T35-00-00-04-00/uryad-2.jpg" xlink:type="simple" xlink:show="embed" xlink:actuate="onLoad" draw:mime-type="image/jpeg"/>
</draw:frame>
In particular, the start and first projects of complex restoration of the named territories were determined. One settlement of Vykiv, Sumy, Kharkiv, Kherson, Chernihiv regions, which will develop a large -scale recovery on the principle of "Build Back Better".</text:p>
      <text:p text:style-name="P4">
“The law required for the beginning of large -scale reconstruction projects is approved by the Parliament and signed by the President. Five settlements have been identified, the pilot destars. It is not only about the reconstruction of housing, but also hospitals, schools, kindergartens, CNAPs, cultural objects and more. Everything should be comprehensively recovered by the guidelines of safety and modern practices on the principle of "better than it was," the Prime Minister emphasized.</text:p>
      <text:p text:style-name="P4">
The participants of the meeting also discussed the preparation and adoption of the necessary by -laws to launch the compensation mechanism for damaged and destroyed property.</text:p>
      <text:p text:style-name="P4">
News Source: <text:a xlink:type="simple" xlink:href="https://armyinform.com.ua/2023/03/30/uryad-gotuye-start-pilotnyh-proyektiv/" text:style-name="Internet_20_link" text:visited-style-name="Visited_20_Internet_20_Link">
https://armyinform.com.ua/2023/03/30/uryad-gotuye-start-pilotnyh-proyektiv/</text:a>
</text:p>
      <!--NEWS-->
      <text:h text:style-name="P10" text:outline-level="1">
<text:span text:style-name="T4">
Russia renewed the trend "hero boys" for the use of children in the interests of propaganda</text:span>
</text:h>
      <text:p text:style-name="P4">
Author: ['АРМІЯINFORM']</text:p>
      <text:p text:style-name="P4">
Time: 2023-03-30T36:00:00-04:00</text:p>
      <text:p text:style-name="P4">
Description: About Tse Rospov and Center for the Ophy -Format at the RNBO of Ukraine. Similarly Bathah ... War with Ukraine 2022, War with Ukraine Latest news today, News War with Ukraine 2022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3/deti-voiny-1.webp" text:style-name="Internet_20_link" text:visited-style-name="Visited_20_Internet_20_Link">
deti-voiny-1.webp</text:a>
']</text:p>
      <text:p text:style-name="P4">
Tags: ['ДІТИ', 'РОСІЙСЬКА ПРОПАГАНДА', 'ЦПД РНБО']</text:p>
      <text:p text:style-name="P4">
Category: News</text:p>
      <!--METADATA-->
      <text:p text:style-name="P4">
<draw:frame draw:style-name="fr1" draw:name="Image25" text:anchor-type="as-char" svg:width="6.9236in" svg:height="4.609964in" draw:z-index="0">
<draw:image xlink:href="../ConvertedIMGs/AРМІЯINFORM/2023-03-30T36-00-00-04-00/deti-voiny-1.png" xlink:type="simple" xlink:show="embed" xlink:actuate="onLoad" draw:mime-type="image/png"/>
</draw:frame>
About it <text:a xlink:type="simple" xlink:href="https://www.facebook.com/protydiyadezinformatsiyi.cpd/posts/pfbid0yARehijq5GG2YnrntBa1677FkgfePhG4qoWbhPGCUHfKpgX9a1zHUiQd3cjhZ2CNl" text:style-name="Internet_20_link" text:visited-style-name="Visited_20_Internet_20_Link">
tells</text:a>
Center for Combating Misinformation at NSDC Ukraine.</text:p>
      <text:p text:style-name="P4">
For many years, Russia has portrayed children as victims who have spent the idea. From the time of the formation of Soviet power, the hero of propaganda has become a caretaker Pavlik Morozov, who issued his father's Chekists and was killed by his own birth. Later, the minor guerrillas of World War II, which were spying, pasted cartoons on the Nazis, collecting weapons of camps, and sometimes killed the Nazis. The main rule of the Soviet agit industry was the fact of "heroic death" of toddlers, which made it possible to create them with a necessary biography and ideologically substantiate their "feats".</text:p>
      <text:p text:style-name="P4">
A new stage of canonization of "hero boys" has unfolded with the beginning of the events of 2014 in the Donbass. With the help of candid fakes about the "atrocities of the Nazis", Rospropaganda solved a real information war on dehumanization of Ukrainian. The most famous fake of the time was the story about the "crucified boy" in Slavyansk, whom the Ukrainian military was allegedly executed in his eyes in his mother and residents of the city. The propaganda lie was so obvious that the Russian media were forced to recognize the fake of the plot, and the "crucified boy" immediately became an Internet meme and a smile for the whole world. After that, Russia has repeatedly spread fakes about "Donbass Children", which Ukraine seems to be killed.</text:p>
      <text:p text:style-name="P4">
But with the beginning of a full-scale war, the image of "child-victim" has turned a "child-hero" child</text:p>
      <text:p text:style-name="P4">
Thus, in the spring of 2022, the hero of publications of the most popular Russian news media was the boy "Alyoshka", a resident of the Belgorod region of the Russian Federation, who ran along the route in a helmet and greeted the armored vehicles, which went towards the border of Zavraina.However, the boy in Russia began to heroes and turn into a new symbol of propaganda. Putin awarded him with the Medal for Courage, postcards with the inscription "Fedya - the Hero of Russia" appeared on the fences of the Umbryansk region. Alessum's "feat" circumstances swept through Russia, they even joke there, every other than a baby who survived after the crucifixion of Ukrainian "Nazis".</text:p>
      <text:p text:style-name="P4">
Such examples are only part of the systemic use of children in the interests of propaganda</text:p>
      <text:p text:style-name="P4">
Increasingly, boys and girls are becoming direct participants in numerous Z-Symbolism to support the war against Ukraine. In Ukrainian schools, students tell students a Russian version of what is happening in Ukraine, about "special operation heroes", "friends and enemies of Moscow". Young people are involved in the organization "UNarmia", which is overseen by the Ministry of Defense. In the schools of the occupied part of Kherson region, students of 10-11 grades open to join the Russian army.</text:p>
      <text:p text:style-name="P4">
By the end of 2023, Russia plans to "process" more than 3.3 million Ukrainian children ideologically in the occupied territories.</text:p>
      <text:p text:style-name="P4">
<text:span text:style-name="T4">
 Why did the Russian Federation renew the trend "Hero boys"? </text:span>
</text:p>
      <text:p text:style-name="P4">
First, it is an attempt to transform children into a symbol of Russian Z-Patriotism of the Russian confidence that "war is a revenge for children of Donbass", which justifies the shelling of Ukrainian cities and the death of civilians.</text:p>
      <text:p text:style-name="P4">
Secondly, fakes like the "crucified boy" are used as an emotional trigger to generate the Russian of another wave of anger for "crimes of Ukrainian" and consolidation around the common goal of "denacification" and "liberation" of Ukrainian territories.</text:p>
      <text:p text:style-name="P4">
Third, it is a logical continuation of the Kremlin's policy on the planting of young Russian youth and occupied territories of "correct" behavior, the key element of which is the creation of the enemy's likeness of the enemy. Thus, young people prepare a mobilization reserve or "volunteer battalions" that are formed in Russia.</text:p>
      <text:p text:style-name="P4">
Manipulations with the use of children as the main characters is a bad attempt by Russian propaganda to evoke emotions and experiences in the audience and create an information background to justify their military crimes in Ukraine.</text:p>
      <text:p text:style-name="P4">
News Source: <text:a xlink:type="simple" xlink:href="https://armyinform.com.ua/2023/03/30/trend-hlopchykiv-geroyiv/" text:style-name="Internet_20_link" text:visited-style-name="Visited_20_Internet_20_Link">
https://armyinform.com.ua/2023/03/30/trend-hlopchykiv-geroyiv/</text:a>
</text:p>
      <!--NEWS-->
      <text:h text:style-name="P10" text:outline-level="1">
<text:span text:style-name="T4">
The Ministry of Reintegration transferred 100 thousand UAH for 57 more families of Ukrainian prisoners</text:span>
</text:h>
      <text:p text:style-name="P4">
Author: ['АРМІЯINFORM']</text:p>
      <text:p text:style-name="P4">
Time: 2023-03-30T37:00:00-04:00</text:p>
      <text:p text:style-name="P4">
Description: 29 Birch Castle of Putan Rintegraita Timchasovo Okuba Teritarian Ukrainian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iryna-vereshhuk.jpg" text:style-name="Internet_20_link" text:visited-style-name="Visited_20_Internet_20_Link">
iryna-vereshhuk.jpg</text:a>
']</text:p>
      <text:p text:style-name="P4">
Tags: ['ВІЙСЬКОВОПОЛОНЕНІ', 'ГРОШОВА ДОПОМОГА', 'МІНРЕІНТЕГРАЦІЇ']</text:p>
      <text:p text:style-name="P4">
Category: News</text:p>
      <!--METADATA-->
      <text:p text:style-name="P4">
<draw:frame draw:style-name="fr1" draw:name="Image26" text:anchor-type="as-char" svg:width="6.9236in" svg:height="4.615733in" draw:z-index="0">
<draw:image xlink:href="../Images/AРМІЯINFORM/2023-03-30T37-00-00-04-00/iryna-vereshhuk.jpg" xlink:type="simple" xlink:show="embed" xlink:actuate="onLoad" draw:mime-type="image/jpeg"/>
</draw:frame>
Photo: Irina Vereshchuk / Facebook</text:p>
      <text:p text:style-name="P4">
On March 29, the Ministry of Reintegration of the Temporarily Occupied Territories Divided UAH 5.7 million in bank accounts to families of Ukrainian citizens who were illegally deprived of freedom by the Russian Federation.</text:p>
      <text:p text:style-name="P4">
About it <text:a xlink:type="simple" xlink:href="https://minre.gov.ua/2023/03/29/minreintegracziyi-pererahuvalo-shhe-57-mln-gryven-simyam-polonenyh/" text:style-name="Internet_20_link" text:visited-style-name="Visited_20_Internet_20_Link">
reported</text:a>
On the Ministry of Reintegration website.</text:p>
      <text:p text:style-name="P4">
"Thus, 57 and prisoners, civilians and prisoners of war received state financial aid for UAH 100,000.</text:p>
      <text:p text:style-name="P4">
It is also noted that earlier in January-March the Ministry of Reintegration transferred UAH 1,200 to UAH 1,200 released from captivity and 65 families.</text:p>
      <text:p text:style-name="P4">
News Source: <text:a xlink:type="simple" xlink:href="https://armyinform.com.ua/2023/03/30/minreintegracziyi-pererahuvalo-po-100-tys-grn-shhe-57-simyam-ukrayinskyh-polonenyh/" text:style-name="Internet_20_link" text:visited-style-name="Visited_20_Internet_20_Link">
https://armyinform.com.ua/2023/03/30/minreintegracziyi-pererahuvalo-po-100-tys-grn-shhe-57-simyam-ukrayinskyh-polonenyh/</text:a>
</text:p>
      <!--NEWS-->
      <text:h text:style-name="P10" text:outline-level="1">
<text:span text:style-name="T4">
Army Julia Jim in the top top ten sprinters on biathlon -working methration World Cup</text:span>
</text:h>
      <text:p text:style-name="P4">
Author: ['АРМІЯINFORM']</text:p>
      <text:p text:style-name="P4">
Time: 2023-03-30T38:00:00-04:00</text:p>
      <text:p text:style-name="P4">
Description: The Swedish Boden soli at the Chemonati SVITU BIATLON SERED VIISKOVIKH ARMIISKA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630_360_1674640741-684-1.jpg" text:style-name="Internet_20_link" text:visited-style-name="Visited_20_Internet_20_Link">
630_360_1674640741-684-1.jpg</text:a>
']</text:p>
      <text:p text:style-name="P4">
Tags: ['АРМІЙСЬКІ СПОРТСМЕНИ', 'БІАТЛОН']</text:p>
      <text:p text:style-name="P4">
Category: News</text:p>
      <!--METADATA-->
      <text:p text:style-name="P4">
<draw:frame draw:style-name="fr1" draw:name="Image27" text:anchor-type="as-char" svg:width="6.9236in" svg:height="3.956343in" draw:z-index="0">
<draw:image xlink:href="../Images/AРМІЯINFORM/2023-03-30T38-00-00-04-00/630_360_1674640741-684-1.jpg" xlink:type="simple" xlink:show="embed" xlink:actuate="onLoad" draw:mime-type="image/jpeg"/>
</draw:frame>
In the Swedish Boden at the Biathlon World Championships among military army -cyatlon workers, the representative of the CCC of the Armed Forces of Ukraine Yulia Jim became ninth.</text:p>
      <text:p text:style-name="P4">
About it <text:a xlink:type="simple" xlink:href="http://live.skidor.com/3705#result@29812@1@-1" text:style-name="Internet_20_link" text:visited-style-name="Visited_20_Internet_20_Link">
reports</text:a>
Federation of Ukraine.</text:p>
      <text:p text:style-name="P4">
Julia Jim showed the best result of Ukrainians in the personal race.</text:p>
      <text:p text:style-name="P4">
The victory among women was won by Austrian Lisa Houseer. She became one of the only participants of the race, who did not go to the penalty area, and at the finish line, there was an end to the closest rivals in 40 seconds.</text:p>
      <text:p text:style-name="P4">
News Source: <text:a xlink:type="simple" xlink:href="https://armyinform.com.ua/2023/03/30/armijka-yuliya-dzhyma-u-top-10-spryntu-na-chs-z-biatlonu-sered-vijskovyh/" text:style-name="Internet_20_link" text:visited-style-name="Visited_20_Internet_20_Link">
https://armyinform.com.ua/2023/03/30/armijka-yuliya-dzhyma-u-top-10-spryntu-na-chs-z-biatlonu-sered-vijskovyh/</text:a>
</text:p>
      <!--NEWS-->
      <text:h text:style-name="P10" text:outline-level="1">
<text:span text:style-name="T4">
"Ukrainian saboteurs in Belarus" and "recognition of the occupied territories of the Russian Federation" - new topics of Russian propaganda</text:span>
</text:h>
      <text:p text:style-name="P4">
Author: ['АРМІЯINFORM']</text:p>
      <text:p text:style-name="P4">
Time: 2023-03-30T39:00:00-04:00</text:p>
      <text:p text:style-name="P4">
Description: The Center for the Wizin -Format at the RNBO of Ukrainian Viyaviv, the POSSIA PROSISTY PROSISE: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propaganda.jpg" text:style-name="Internet_20_link" text:visited-style-name="Visited_20_Internet_20_Link">
propaganda.jpg</text:a>
']</text:p>
      <text:p text:style-name="P4">
Tags: ['РОСІЙСЬКА ПРОПАГАНДА', 'ЦПД РНБО']</text:p>
      <text:p text:style-name="P4">
Category: News</text:p>
      <!--METADATA-->
      <text:p text:style-name="P4">
<draw:frame draw:style-name="fr1" draw:name="Image28" text:anchor-type="as-char" svg:width="6.9236in" svg:height="3.992609in" draw:z-index="0">
<draw:image xlink:href="../Images/AРМІЯINFORM/2023-03-30T39-00-00-04-00/propaganda.jpg" xlink:type="simple" xlink:show="embed" xlink:actuate="onLoad" draw:mime-type="image/jpeg"/>
</draw:frame>
The Center for Combating Misinformation in NSPO of Ukraine <text:a xlink:type="simple" xlink:href="https://t.me/CenterCounteringDisinformation/4716" text:style-name="Internet_20_link" text:visited-style-name="Visited_20_Internet_20_Link">
found</text:a>
, which the day -offers spread:</text:p>
      <text:p text:style-name="P4">
<text:span text:style-name="T4">
 misinformation </text:span>
</text:p>
      <text:p text:style-name="P4">
The media of the Russian Federation reported that “Russia does not exclude the possibility of transferring Kyiv deversants to Belarus to overthrow the leadership of the republic. Belarusian should take into account the risks and repel both point provocations and a full -scale enemy's invasion. "</text:p>
      <text:p text:style-name="P4">
<text:span text:style-name="T4">
 Manipulation </text:span>
</text:p>
      <text:p text:style-name="P4">
“A sustainable peace in Ukraine is possible in case of termination of hostilities by the Ukrainian military and supply of weapons. Neutral, non -nuclear and pelvic status of Ukraine, as well as recognition of new territories. The Russian Federation is not to suffer the existence of an anti -Russian state on its borders, ” - said the deputy head of the Russian Federation M. Khisularin.</text:p>
      <text:p text:style-name="P4">
<text:span text:style-name="T4">
 fake </text:span>
</text:p>
      <text:p text:style-name="P4">
Commenting on the resolution on the recognition of the Holodomor in Ukraine with genocide, the Russian Embassy in France stated: "The concept of" Holodomor "is a political and ideological construct, which was invented by Ukrainian ultraneanalist and Russophobic."</text:p>
      <text:p text:style-name="P4">
News Source: <text:a xlink:type="simple" xlink:href="https://armyinform.com.ua/2023/03/30/novi-temy-rosijskoyi-propagandy/" text:style-name="Internet_20_link" text:visited-style-name="Visited_20_Internet_20_Link">
https://armyinform.com.ua/2023/03/30/novi-temy-rosijskoyi-propagandy/</text:a>
</text:p>
      <!--NEWS-->
      <text:h text:style-name="P10" text:outline-level="1">
<text:span text:style-name="T4">
He headed the NFF in Kherson region and promoted the Russian measure: reported suspicion of a citizen</text:span>
</text:h>
      <text:p text:style-name="P4">
Author: ['АРМІЯINFORM']</text:p>
      <text:p text:style-name="P4">
Time: 2023-03-30T40:00:00-04:00</text:p>
      <text:p text:style-name="P4">
Description: The Grumadyanin’s facts of Vravvodovann, the Zbroino Vravodovanni, were cheated ... The war with Ukraine 2022, the war with Ukraine is the latest news today, the News War with Ukraine 2022 The last ones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14-4.jpg" text:style-name="Internet_20_link" text:visited-style-name="Visited_20_Internet_20_Link">
14-4.jpg</text:a>
']</text:p>
      <text:p text:style-name="P4">
Tags: ['ЗРАДНИКИ', 'КОЛАБОРАНТИ', 'ОФІС ГЕНЕРАЛЬНОГО ПРОКУРОРА УКРАЇНИ']</text:p>
      <text:p text:style-name="P4">
Category: News</text:p>
      <!--METADATA-->
      <text:p text:style-name="P4">
<draw:frame draw:style-name="fr1" draw:name="Image29" text:anchor-type="as-char" svg:width="6.9236in" svg:height="3.929143in" draw:z-index="0">
<draw:image xlink:href="../Images/AРМІЯINFORM/2023-03-30T40-00-00-04-00/14-4.jpg" xlink:type="simple" xlink:show="embed" xlink:actuate="onLoad" draw:mime-type="image/jpeg"/>
</draw:frame>
The suspicion of the citizen was reported on the facts of justification and denial of armed aggression of the Russian Federation against Ukraine and collaboration.</text:p>
      <text:p text:style-name="P4">
About it <text:a xlink:type="simple" xlink:href="https://www.gp.gov.ua/ua/posts/povidomleno-pro-pidozru-gromadyaninu-yakii-ocolyuje-nzf-na-xersonshhini-ta-propaguje-russkii-mir" text:style-name="Internet_20_link" text:visited-style-name="Visited_20_Internet_20_Link">
reports</text:a>
Office of Ukraine.</text:p>
      <text:p text:style-name="P4">
According to the investigation, the suspect, living in the territory of the Brovarsky district, during a meeting with acquaintances assured them that the Russian Federation saves our Ukraine and justified the actions of the invaders.</text:p>
      <text:p text:style-name="P4">
In August 2022, he purposefully went to the temporarily occupied Khersonui began to cooperate with the occupation administration of the Russian Federation. He voluntarily embrace the commander of the illegal armed paramilitary formation of the "predatory -volunteer -reconstructed battalion. V.F. Margelova ”, created by the representatives of the aggressor state.</text:p>
      <text:p text:style-name="P4">
The main task of the NFF is to carry out reconnaissance activities and to conduct combatants against the Armed Forces of Ukraine and other military formations that protect the non -speech, sovereignty and territorial integrity of Ukraine.</text:p>
      <text:p text:style-name="P4">
By holding a suspect, dressed in the Russian military form, he bows to the local residents to illegal cooperation with the occupying government. He campaigns of people before entering the ranks of the illegal armed formation he headed.</text:p>
      <text:p text:style-name="P4">
News Source: <text:a xlink:type="simple" xlink:href="https://armyinform.com.ua/2023/03/30/ocholyuvav-nzf-na-hersonshhyni-ta-propaguvav-ruskyj-myr-povidomleno-pro-pidozru-gromadyanynu/" text:style-name="Internet_20_link" text:visited-style-name="Visited_20_Internet_20_Link">
https://armyinform.com.ua/2023/03/30/ocholyuvav-nzf-na-hersonshhyni-ta-propaguvav-ruskyj-myr-povidomleno-pro-pidozru-gromadyanynu/</text:a>
</text:p>
      <!--NEWS-->
      <text:h text:style-name="P10" text:outline-level="1">
<text:span text:style-name="T4">
Russians conduct filtration and counterintelligence in Crimea</text:span>
</text:h>
      <text:p text:style-name="P4">
Author: ['АРМІЯINFORM']</text:p>
      <text:p text:style-name="P4">
Time: 2023-03-30T41:00:00-04:00</text:p>
      <text:p text:style-name="P4">
Description: Zagarbniki to escape Active counter -Rosovalnі Tu Filttraziyinі go to Timchasovo ... War with Ukraine 2022, War with Ukraine Latest News Today, News War with Ukraine 2022 The last to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3/04cb49e-7755486-krym-1.jpg" text:style-name="Internet_20_link" text:visited-style-name="Visited_20_Internet_20_Link">
04cb49e-7755486-krym-1.jpg</text:a>
']</text:p>
      <text:p text:style-name="P4">
Tags: ['STOPRUSSIA', 'ГШ ЗСУ', 'РАНКОВЕ ЗВЕДЕННЯ']</text:p>
      <text:p text:style-name="P4">
Category: News</text:p>
      <!--METADATA-->
      <text:p text:style-name="P4">
<draw:frame draw:style-name="fr1" draw:name="Image30" text:anchor-type="as-char" svg:width="6.9236in" svg:height="3.883237in" draw:z-index="0">
<draw:image xlink:href="../Images/AРМІЯINFORM/2023-03-30T41-00-00-04-00/04cb49e-7755486-krym-1.jpg" xlink:type="simple" xlink:show="embed" xlink:actuate="onLoad" draw:mime-type="image/jpeg"/>
</draw:frame>
The invaders carry out active counterintelligence and filtration measures of the occupied Crimea.</text:p>
      <text:p text:style-name="P4">
About this <text:a xlink:type="simple" xlink:href="https%3A%2F%2Fwww.facebook.com%2FGeneralStaff.ua%2Fposts%2Fpfbid02bTfm2YmKFmHKFf2hCqPNGiU3nbr7HHSciXV2dE2nDovT1HcJTN7bWyiDF9NvS2cFl&amp;show_text=true&amp;width=500" text:style-name="Internet_20_link" text:visited-style-name="Visited_20_Internet_20_Link">
it is referred</text:a>
In the operational information of the General Staff of the Armed Forces.</text:p>
      <text:p text:style-name="P4">
In some settlements of the temporarily occupied territory of the Autonomous Republic of Crimea, Russian invaders continue to put pressure on the citizen of Ukraine and violate human rights.</text:p>
      <text:p text:style-name="P4">
"In particular, the FSB workers carry out active contracted measures with the accompanying of humiliating filtration procedures, carrying out undresses, interrogations with the beating of civilians, etc." _, _ - go to the General Staff.</text:p>
      <text:p text:style-name="P4">
News Source: <text:a xlink:type="simple" xlink:href="https://armyinform.com.ua/2023/03/30/rosiyany-provodyat-filtraczijni-ta-kontrrozviduvalni-zahody-u-krymu/" text:style-name="Internet_20_link" text:visited-style-name="Visited_20_Internet_20_Link">
https://armyinform.com.ua/2023/03/30/rosiyany-provodyat-filtraczijni-ta-kontrrozviduvalni-zahody-u-krymu/</text:a>
</text:p>
      <!--NEWS-->
      <text:h text:style-name="P10" text:outline-level="1">
<text:span text:style-name="T4">
The Defense Forces of Ukraine per day repelled 88 enemy attacks - the General Staff of the Armed Forces</text:span>
</text:h>
      <text:p text:style-name="P4">
Author: ['АРМІЯINFORM']</text:p>
      <text:p text:style-name="P4">
Time: 2023-03-30T42:00:00-04:00</text:p>
      <text:p text:style-name="P4">
Description: For Permanu Doba Ukrainian Zakhisniki Vidniyi 88 pouring attacks on Chotirokh Light.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3/338857340_771180584440446_4035635639189006408_n.jpg" text:style-name="Internet_20_link" text:visited-style-name="Visited_20_Internet_20_Link">
338857340_771180584440446_4035635639189006408_n.jpg</text:a>
']</text:p>
      <text:p text:style-name="P4">
Tags: ['АГРЕСІЯ РФ', 'БАХМУТ', 'ГШ ЗСУ']</text:p>
      <text:p text:style-name="P4">
Category: News</text:p>
      <!--METADATA-->
      <text:p text:style-name="P4">
<draw:frame draw:style-name="fr1" draw:name="Image31" text:anchor-type="as-char" svg:width="6.9236in" svg:height="4.622945in" draw:z-index="0">
<draw:image xlink:href="../Images/AРМІЯINFORM/2023-03-30T42-00-00-04-00/338857340_771180584440446_4035635639189006408_n.jpg" xlink:type="simple" xlink:show="embed" xlink:actuate="onLoad" draw:mime-type="image/jpeg"/>
</draw:frame>
Over the past day, Ukrainian defenders repelled 88 enemy attacks in four -fold.</text:p>
      <text:p text:style-name="P4">
About this <text:a xlink:type="simple" xlink:href="https%3A%2F%2Fwww.facebook.com%2FGeneralStaff.ua%2Fposts%2Fpfbid02bTfm2YmKFmHKFf2hCqPNGiU3nbr7HHSciXV2dE2nDovT1HcJTN7bWyiDF9NvS2cFl&amp;show_text=true&amp;width=500" text:style-name="Internet_20_link" text:visited-style-name="Visited_20_Internet_20_Link">
it is referred</text:a>
In the operational information of the General Staff of the Armed Forces.</text:p>
      <text:p text:style-name="P4">
The enemy focuses on the main efforts on the offensive actions of Nalimansk, Bakhmut, Avdiiv and Mariinsky directions. The Defense Unit of Ukraine reflected more than 60 enemy attacks.</text:p>
      <text:p text:style-name="P4">
In particular, in the Bakhmut direction, the enemy continues the storm of Bakhmut.</text:p>
      <text:p text:style-name="P4">
During the enemy's assault actions, our warriors repulsed 28 enemy attacks. At that time, during the day, the enemy conducted unsuccessful offensive actions in the area of the Higher-Vasilivka. He fired at the settlements, Orikhovo-Vasylivka, Bakhmut, Ivanovo, the times of Yar, Novomarka and Alexander-Shultine Donetsk region.</text:p>
      <text:p text:style-name="P4">
News Source: <text:a xlink:type="simple" xlink:href="https://armyinform.com.ua/2023/03/30/syly-oborony-ukrayiny-za-dobu-vidbyly-88-atak-protyvnyka-genshtab-zsu/" text:style-name="Internet_20_link" text:visited-style-name="Visited_20_Internet_20_Link">
https://armyinform.com.ua/2023/03/30/syly-oborony-ukrayiny-za-dobu-vidbyly-88-atak-protyvnyka-genshtab-zsu/</text:a>
</text:p>
      <!--NEWS-->
      <text:h text:style-name="P10" text:outline-level="1">
<text:span text:style-name="T4">
Racketrs and artillerymen struck 3 areas of concentration</text:span>
</text:h>
      <text:p text:style-name="P4">
Author: ['АРМІЯINFORM']</text:p>
      <text:p text:style-name="P4">
Time: 2023-03-30T43:00:00-04:00</text:p>
      <text:p text:style-name="P4">
Description: Pasted by the Ukrainian missiles of such artillery, 3 regions of Zoserdzhennya of ALLOW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a1e1867-337361361-889052815684141-1374188807632917711-n-e1680149022632.jpg" text:style-name="Internet_20_link" text:visited-style-name="Visited_20_Internet_20_Link">
a1e1867-337361361-889052815684141-1374188807632917711-n-e1680149022632.jpg</text:a>
']</text:p>
      <text:p text:style-name="P4">
Tags: ['STOPRUSSIA', 'АГРЕСІЯ РФ', 'ГШ ЗСУ', 'РАНКОВЕ ЗВЕДЕННЯ']</text:p>
      <text:p text:style-name="P4">
Category: News</text:p>
      <!--METADATA-->
      <text:p text:style-name="P4">
<draw:frame draw:style-name="fr1" draw:name="Image32" text:anchor-type="as-char" svg:width="6.9236in" svg:height="4.235356in" draw:z-index="0">
<draw:image xlink:href="../Images/AРМІЯINFORM/2023-03-30T43-00-00-04-00/a1e1867-337361361-889052815684141-1374188807632917711-n-e1680149022632.jpg" xlink:type="simple" xlink:show="embed" xlink:actuate="onLoad" draw:mime-type="image/jpeg"/>
</draw:frame>
Last day, Ukrainian rocket launchers and artillerymen struck 3 areas of concentration of power, weapons and military equipment of the enemy, the Radioelectronic struggle station, ammunition composition and 2 compositions of fuel and lubricants of the enemy.</text:p>
      <text:p text:style-name="P4">
About this <text:a xlink:type="simple" xlink:href="https%3A%2F%2Fwww.facebook.com%2FGeneralStaff.ua%2Fposts%2Fpfbid02bTfm2YmKFmHKFf2hCqPNGiU3nbr7HHSciXV2dE2nDovT1HcJTN7bWyiDF9NvS2cFl&amp;show_text=true&amp;width=500" text:style-name="Internet_20_link" text:visited-style-name="Visited_20_Internet_20_Link">
it is referred</text:a>
In the operational information of the General Staff of the Armed Forces.</text:p>
      <text:p text:style-name="P4">
The aviation of the defense forces, at the same time, struck 5 beats in the areas of concentration of the occupies, and the Air Force units of the Armed Forces were destroyed by the Russian Su-24M.</text:p>
      <text:p text:style-name="P4">
News Source: <text:a xlink:type="simple" xlink:href="https://armyinform.com.ua/2023/03/30/raketnyky-i-artylerysty-urazyly-3-rajony-zoseredzhennya-zhyvoyi-syly-rf-ta-sklad-z-boyeprypasamy/" text:style-name="Internet_20_link" text:visited-style-name="Visited_20_Internet_20_Link">
https://armyinform.com.ua/2023/03/30/raketnyky-i-artylerysty-urazyly-3-rajony-zoseredzhennya-zhyvoyi-syly-rf-ta-sklad-z-boyeprypasamy/</text:a>
</text:p>
      <!--NEWS-->
      <text:h text:style-name="P10" text:outline-level="1">
<text:span text:style-name="T4">
At the epicenter of the fighting there are Belogor, Bakhmut, Avdiivka, Marinka</text:span>
</text:h>
      <text:p text:style-name="P4">
Author: ['АРМІЯINFORM']</text:p>
      <text:p text:style-name="P4">
Time: 2023-03-30T44:00:00-04:00</text:p>
      <text:p text:style-name="P4">
Description: Opponent Zoservzhil Zuillya at the leading advanced di on Limansky,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87f220a4aeea4c07c1725d6882796247.webp" text:style-name="Internet_20_link" text:visited-style-name="Visited_20_Internet_20_Link">
87f220a4aeea4c07c1725d6882796247.webp</text:a>
']</text:p>
      <text:p text:style-name="P4">
Tags: ['STOPRUSSIA', 'ГШ ЗСУ', 'ОПЕРАТИВНА ІНФОРМАЦІЯ', 'РАНКОВЕ ЗВЕДЕННЯ']</text:p>
      <text:p text:style-name="P4">
Category: News</text:p>
      <!--METADATA-->
      <text:p text:style-name="P4">
<draw:frame draw:style-name="fr1" draw:name="Image33" text:anchor-type="as-char" svg:width="6.9236in" svg:height="3.4618in" draw:z-index="0">
<draw:image xlink:href="../ConvertedIMGs/AРМІЯINFORM/2023-03-30T44-00-00-04-00/87f220a4aeea4c07c1725d6882796247.png" xlink:type="simple" xlink:show="embed" xlink:actuate="onLoad" draw:mime-type="image/png"/>
</draw:frame>
The enemy focuses on the main efforts on the offensive actions of Nalimansk, Bakhmut, Avdiiv and Mariinsky directions.</text:p>
      <text:p text:style-name="P4">
About this <text:a xlink:type="simple" xlink:href="https%3A%2F%2Fwww.facebook.com%2FGeneralStaff.ua%2Fposts%2Fpfbid02bTfm2YmKFmHKFf2hCqPNGiU3nbr7HHSciXV2dE2nDovT1HcJTN7bWyiDF9NvS2cFl&amp;show_text=true&amp;width=500" text:style-name="Internet_20_link" text:visited-style-name="Visited_20_Internet_20_Link">
it is referred</text:a>
In the operational information of the General Staff of the Armed Forces.</text:p>
      <text:p text:style-name="P4">
Bigorovka, Bakhmut, Avdiivka and Marinka remain at the epicenter of the fighting.</text:p>
      <text:p text:style-name="P4">
In the Volyn, Polissya, Siversky and Slobozhansky directions, operational production without significant changes, signs of formation of enemy offensive groups will be revealed. During the last day, the enemy fired at districts of settlements Chervatnatsk, Esman, Kucherivka, Bilopillya, Volfine and Basivka of Sumy region, as well as more than 15 districts of settlements in Kharkiv region.</text:p>
      <text:p text:style-name="P4">
In the Liman direction during the day the enemy led unsuccessful offensive divers of the regions of Stelmachivka and recess. Artillery shelling was suffered by the Kupyansk, well, two -year, Western, Petropavlivka Ixidivka of Kharkiv region; Stelmakhivka, Nevskoye, Kuzmin, Bigorivka -Luhansk, as well as wells, controversial and Siversk of Donetsk region.</text:p>
      <text:p text:style-name="P4">
In the Avdeevsky and Marinsky directions, the enemy conducted the offensive actions of the settlements of Novokalinovo, Stepov, Avdiivka, Severne, Pervomaisk, Marinka of Donetsk region, had no success. He fired, in particular, Novokalin, Stepovo, Avdiivka, Severne, Vodyane, Pervomaisk, Karlovka, Krasnogorivka, Marinka, Victory and Novomikhailivka of Donetsk region.</text:p>
      <text:p text:style-name="P4">
In the mineral direction, during the day, the enemy fired at the districts, precursors and Greater Novosilka.</text:p>
      <text:p text:style-name="P4">
News Source: <text:a xlink:type="simple" xlink:href="https://armyinform.com.ua/2023/03/30/v-epiczentri-bojovyh-dij-zalyshayutsya-bilogorivka-bahmut-avdiyivka-maryinka/" text:style-name="Internet_20_link" text:visited-style-name="Visited_20_Internet_20_Link">
https://armyinform.com.ua/2023/03/30/v-epiczentri-bojovyh-dij-zalyshayutsya-bilogorivka-bahmut-avdiyivka-maryinka/</text:a>
</text:p>
      <!--NEWS-->
      <text:h text:style-name="P10" text:outline-level="1">
<text:span text:style-name="T4">
Almost 173 thousand occupiers were eliminated on the 400th Defense Day of Ukraine</text:span>
</text:h>
      <text:p text:style-name="P4">
Author: ['АРМІЯINFORM']</text:p>
      <text:p text:style-name="P4">
Time: 2023-03-30T45:00:00-04:00</text:p>
      <text:p text:style-name="P4">
Description: Zagalni Boyov, Find the enemy on 02.24.22 to 03/30/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3/photo_5271478873420318186_w-scaled.jpg" text:style-name="Internet_20_link" text:visited-style-name="Visited_20_Internet_20_Link">
photo_5271478873420318186_w-scaled.jpg</text:a>
']</text:p>
      <text:p text:style-name="P4">
Tags: ['ВТРАТИ ВОРОГА']</text:p>
      <text:p text:style-name="P4">
Category: News</text:p>
      <!--METADATA-->
      <text:p text:style-name="P4">
<draw:frame draw:style-name="fr1" draw:name="Image34" text:anchor-type="as-char" svg:width="6.9236in" svg:height="6.992836in" draw:z-index="0">
<draw:image xlink:href="../Images/AРМІЯINFORM/2023-03-30T45-00-00-04-00/photo_5271478873420318186_w-scaled.jpg" xlink:type="simple" xlink:show="embed" xlink:actuate="onLoad" draw:mime-type="image/jpeg"/>
</draw:frame>
The total fighting loss of the enemy from 24.02.22 to 30.03.23 will be orientated:</text:p>
      <text:p text:style-name="P4">
<text:span text:style-name="T4">
<text:span text:style-name="T5">
 Personnel - </text:span>
* 172 900(+560)persons eliminated</text:span>
<text:span text:style-name="T5">
 tanks - </text:span>
<text:span text:style-name="T5">
 3610(+1)</text:span>
<text:span text:style-name="T4">
 combat armored vehicles - </text:span>
 6974(+8)<text:span text:style-name="T4">
<text:span text:style-name="T5">
 Artillery systems - </text:span>
<text:span text:style-name="T5">
 2671(+12)</text:span>
 </text:span>
 RSZV - <text:span text:style-name="T4">
 526(0)</text:span>
<text:span text:style-name="T5">
 air defense means - </text:span>
<text:span text:style-name="T5">
 278(+1)</text:span>
<text:span text:style-name="T4">
 aircraft - </text:span>
 306(0)<text:span text:style-name="T4">
<text:span text:style-name="T5">
 helicopters - </text:span>
* 291(0)</text:span>
<text:span text:style-name="T5">
 UAV Operative Tactical Level-</text:span>
<text:span text:style-name="T5">
 2239(0)</text:span>
<text:span text:style-name="T4">
 Winged missiles - </text:span>
 911(0)<text:span text:style-name="T4">
<text:span text:style-name="T5">
 ships / boats - </text:span>
* 18(0)</text:span>
<text:span text:style-name="T5">
 Automobile equipment and tanks - </text:span>
<text:span text:style-name="T5">
 5518(+11)</text:span>
<text:span text:style-name="T4">
 Special Technique - </text:span>
 291(+3)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30.03.23.</text:p>
      <text:p text:style-name="P4">
News Source: <text:a xlink:type="simple" xlink:href="https://armyinform.com.ua/2023/03/30/na-400-j-den-oborony-ukrayiny-likvidovano-majzhe-173-tysyachi-okupantiv/" text:style-name="Internet_20_link" text:visited-style-name="Visited_20_Internet_20_Link">
https://armyinform.com.ua/2023/03/30/na-400-j-den-oborony-ukrayiny-likvidovano-majzhe-173-tysyachi-okupantiv/</text:a>
</text:p>
      <!--NEWS-->
      <text:h text:style-name="P10" text:outline-level="1">
<text:span text:style-name="T4">
Switzerland joined the 10th EU Anti-Russian Package</text:span>
</text:h>
      <text:p text:style-name="P4">
Author: ['АРМІЯINFORM']</text:p>
      <text:p text:style-name="P4">
Time: 2023-03-30T46:00:00-04:00</text:p>
      <text:p text:style-name="P4">
Description: Federal Rada Swiss praised the row -it -off of the Rosy Sanzi, ShO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630_360_1547687710-719.jpg" text:style-name="Internet_20_link" text:visited-style-name="Visited_20_Internet_20_Link">
630_360_1547687710-719.jpg</text:a>
']</text:p>
      <text:p text:style-name="P4">
Tags: ['ЕКОНОМІКА РФ', 'КРАХ РОСІЙСЬКОЇ ЕКОНОМІКИ', 'САНКЦІЇ РФ', 'СВІТ ПІДТРИМУЄ УКРАЇНУ', 'ШВЕЙЦАРІЯ']</text:p>
      <text:p text:style-name="P4">
Category: News</text:p>
      <!--METADATA-->
      <text:p text:style-name="P4">
<draw:frame draw:style-name="fr1" draw:name="Image35" text:anchor-type="as-char" svg:width="6.9236in" svg:height="3.956343in" draw:z-index="0">
<draw:image xlink:href="../Images/AРМІЯINFORM/2023-03-30T46-00-00-04-00/630_360_1547687710-719.jpg" xlink:type="simple" xlink:show="embed" xlink:actuate="onLoad" draw:mime-type="image/jpeg"/>
</draw:frame>
The Federal Council of Switzerland has decided to impose sanctions against Russia, responding to the tenth package of economic restrictions on the European Union.</text:p>
      <text:p text:style-name="P4">
About this <text:a xlink:type="simple" xlink:href="https://www.admin.ch/gov/en/start/documentation/media-releases.msg-id-94032.html" text:style-name="Internet_20_link" text:visited-style-name="Visited_20_Internet_20_Link">
it is referred</text:a>
in the message of Swiss power.</text:p>
      <text:p text:style-name="P4">
The European Union approved the tenth package of sanctions against Russia in response to aggression in Ukraine on February 25, and on March 1, the Economy Department and Education of Tades of Switzerland, within its competence, added 120 individuals and legal entities of the Russian Federation to the sanction list.</text:p>
      <text:p text:style-name="P4">
The current decision of the Federal Council of Switzerland joins the rest of the events. They envisage the prohibition of Russian citizens in the composition of the governing bodies of companies that manage the objects of critical infrastructure, as well as further sanctions on goods.</text:p>
      <text:p text:style-name="P4">
In particular, new prohibitions and restrictions on different types of exports, such as double -purpose, defense and industrial sectors, as well as companies used in aviation and aerospace industries are introduced.</text:p>
      <text:p text:style-name="P4">
Separately, the Swiss authorities decided to allow the transfer of funds to individuals who were sanctioned, if it is recognized as necessary to protect the interests of Switzerland.</text:p>
      <text:p text:style-name="P4">
Switzerland has previously consistently joined all the sanctions of the European Union's Union, explaining that this does not contradict the principle of its neutrality.</text:p>
      <text:p text:style-name="P4">
News Source: <text:a xlink:type="simple" xlink:href="https://armyinform.com.ua/2023/03/30/shvejczariya-pryyednalasya-do-10-paketu-antyrosijskyh-sankczij-yes/" text:style-name="Internet_20_link" text:visited-style-name="Visited_20_Internet_20_Link">
https://armyinform.com.ua/2023/03/30/shvejczariya-pryyednalasya-do-10-paketu-antyrosijskyh-sankczij-yes/</text:a>
</text:p>
      <!--NEWS-->
      <text:h text:style-name="P10" text:outline-level="1">
<text:span text:style-name="T4">
Regional coordinators of the missing person will receive help from Switzerland</text:span>
</text:h>
      <text:p text:style-name="P4">
Author: ['АРМІЯINFORM']</text:p>
      <text:p text:style-name="P4">
Time: 2023-03-30T47:00:00-04:00</text:p>
      <text:p text:style-name="P4">
Description: Reigning ZI Tsniklikh, unwind Oleg Kotenko Proviv, I Robu Zustych Iz represented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0e976d4d-8c8c-4b33-9a5a-bfe043c923ce-e1680155509655.jpeg" text:style-name="Internet_20_link" text:visited-style-name="Visited_20_Internet_20_Link">
0e976d4d-8c8c-4b33-9a5a-bfe043c923ce-e1680155509655.jpeg</text:a>
']</text:p>
      <text:p text:style-name="P4">
Tags: ['МІНРЕІНТЕГРАЦІЇ', 'ОЛЕГ КОТЕНКО', 'ШВЕЙЦАРІЯ']</text:p>
      <text:p text:style-name="P4">
Category: News</text:p>
      <!--METADATA-->
      <text:p text:style-name="P4">
<draw:frame draw:style-name="fr1" draw:name="Image36" text:anchor-type="as-char" svg:width="6.9236in" svg:height="3.998379in" draw:z-index="0">
<draw:image xlink:href="../Images/AРМІЯINFORM/2023-03-30T47-00-00-04-00/0e976d4d-8c8c-4b33-9a5a-bfe043c923ce-e1680155509655.jpeg" xlink:type="simple" xlink:show="embed" xlink:actuate="onLoad" draw:mime-type="image/jpeg"/>
</draw:frame>
Oleg Kotenko, a commissioner from missing, held a working meeting with the Federal Department of Foreign Affairs of Switzerland, the Polovmimon Gaisbuler.</text:p>
      <text:p text:style-name="P4">
About it <text:a xlink:type="simple" xlink:href="https://minre.gov.ua/2023/03/29/regionalni-koordynatory-upovnovazhenogo-zi-znyklyh-bezvisty-otrymayut-dopomogu-vid-shvejczariyi/" text:style-name="Internet_20_link" text:visited-style-name="Visited_20_Internet_20_Link">
informs</text:a>
Pressure of the Ministry of reintegration.</text:p>
      <text:p text:style-name="P4">
During the meeting, Oleg Kotenko spoke about the work of the Office of the Commissioner Tannko has voted on the importance of creating a network of regional coordinators who are already working in the oblasts.</text:p>
      <text:p text:style-name="P4">
The Swiss side, in turn, assured that it would comprehensively support the search activity. In particular, the technical base of regional missions will be improved in the near future.</text:p>
      <text:p text:style-name="P4">
“I thank the Swiss partners for their considerable help in such an important business. This support not only accelerate the search activity, but also give the hopeless people missing!” - Oleg Kotenko said.</text:p>
      <text:p text:style-name="P4">
News Source: <text:a xlink:type="simple" xlink:href="https://armyinform.com.ua/2023/03/30/regionalni-koordynatory-upovnovazhenogo-zi-znyklyh-bezvisty-otrymayut-dopomogu-vid-shvejczariyi/" text:style-name="Internet_20_link" text:visited-style-name="Visited_20_Internet_20_Link">
https://armyinform.com.ua/2023/03/30/regionalni-koordynatory-upovnovazhenogo-zi-znyklyh-bezvisty-otrymayut-dopomogu-vid-shvejczariyi/</text:a>
</text:p>
      <!--NEWS-->
      <text:h text:style-name="P10" text:outline-level="1">
<text:span text:style-name="T4">
In Ukraine a moment of silence</text:span>
</text:h>
      <text:p text:style-name="P4">
Author: ['АРМІЯINFORM']</text:p>
      <text:p text:style-name="P4">
Time: 2023-03-30T48: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ВТОРГНЕННЯ РФ', 'ХВИЛИНА МОВЧАННЯ']</text:p>
      <text:p text:style-name="P4">
Category: News</text:p>
      <!--METADATA-->
      <text:p text:style-name="P4">
<draw:frame draw:style-name="fr1" draw:name="Image37" text:anchor-type="as-char" svg:width="6.9236in" svg:height="3.895992in" draw:z-index="0">
<draw:image xlink:href="../Images/AРМІЯINFORM/2023-03-30T48-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3/30/v-ukrayini-hvylyna-movchannya/" text:style-name="Internet_20_link" text:visited-style-name="Visited_20_Internet_20_Link">
https://armyinform.com.ua/2023/03/30/v-ukrayini-hvylyna-movchannya/</text:a>
</text:p>
      <!--NEWS-->
      <text:h text:style-name="P10" text:outline-level="1">
<text:span text:style-name="T4">
The incompetence of military leadership undermined the military reputation of the Russian Federation - a statement of Britain in the OSCE</text:span>
</text:h>
      <text:p text:style-name="P4">
Author: ['АРМІЯINFORM']</text:p>
      <text:p text:style-name="P4">
Time: 2023-03-30T49:00:00-04:00</text:p>
      <text:p text:style-name="P4">
Description: 400 days have passed the moment of Barbarsky, the illegal invasion of the Rosya in Ukrainian. Vidtododi ... War with Ukraine 2022, War with Ukraine latest news today, News War with Ukraine 2022 The last for today, whether the war between Ukraine and Russia will be,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2/11/258528.jpg" text:style-name="Internet_20_link" text:visited-style-name="Visited_20_Internet_20_Link">
258528.jpg</text:a>
']</text:p>
      <text:p text:style-name="P4">
Tags: ['STOPRUSSIA', 'ВЕЛИКА БРИТАНІЯ', 'ВТОРГНЕННЯ РФ', 'ОБСЄ']</text:p>
      <text:p text:style-name="P4">
Category: News</text:p>
      <!--METADATA-->
      <text:p text:style-name="P4">
<draw:frame draw:style-name="fr1" draw:name="Image38" text:anchor-type="as-char" svg:width="6.9236in" svg:height="3.900295in" draw:z-index="0">
<draw:image xlink:href="../Images/AРМІЯINFORM/2023-03-30T49-00-00-04-00/258528.jpg" xlink:type="simple" xlink:show="embed" xlink:actuate="onLoad" draw:mime-type="image/jpeg"/>
</draw:frame>
Illustrative photo</text:p>
      <text:p text:style-name="P4">
400 days have passed since the barbaric and illegal invasion of Russia in Ukraine. Since then, the extreme determination of the Ukrainian people, who protects their homeland. With the support of its partners, Ukraine has shown that every goodness and ingenuity can have a devastating effect against the so -called retention.</text:p>
      <text:p text:style-name="P4">
This is stated in a statement by the Senior Military Advisor of the Ovano British representation in Jan Stabbs, which <text:a xlink:type="simple" xlink:href="https://www.gov.uk/government/speeches/astounding-levels-of-incompetence-in-the-russian-military-leadership-have-eroded-russias-military-reputation-uk-statement-to-the-osce" text:style-name="Internet_20_link" text:visited-style-name="Visited_20_Internet_20_Link">
made public</text:a>
British government.</text:p>
      <text:p text:style-name="P4">
“In recent weeks, the stunning losses suffered by Russia around Bakhmut seems to have had a significant impact. Their assault seemed to stop, reported that the Russian military and Wagner group urgently need to fill the personnel and stocks of ammunition. Approximately 30,000 Russian bullies were killed or wounded since the Bakhmut battle for nine months ago, and during this time the Wagner troops moved only 25 km, "the testimony said.</text:p>
      <text:p text:style-name="P4">
But no matter how the Kremlin has tried to present reality, alternative truth, the help of a funny stream of misinformation, the stunning equinecompetence of the military leadership of the Russian Federation, which undermined the military reputation of the Russian.</text:p>
      <text:p text:style-name="P4">
“Ukraine broke the course of this war, returning the territory and liberating thousands of Ukrainians. Ukraine has done this thanks to the striking courage of armed force, the stability of the Ukrainian people and powerful international support. It is in the center of our thoughts and efforts in the next period. We will ensure the victory of Ukraine by our allies and partners, ”the statement is in the statement.</text:p>
      <text:p text:style-name="P4">
News Source: <text:a xlink:type="simple" xlink:href="https://armyinform.com.ua/2023/03/30/nekompetentnist-vijskovogo-kerivnycztva-pidirvala-vijskovu-reputacziyu-rf-zayava-brytaniyi-v-obsye/" text:style-name="Internet_20_link" text:visited-style-name="Visited_20_Internet_20_Link">
https://armyinform.com.ua/2023/03/30/nekompetentnist-vijskovogo-kerivnycztva-pidirvala-vijskovu-reputacziyu-rf-zayava-brytaniyi-v-obsye/</text:a>
</text:p>
      <!--NEWS-->
      <text:h text:style-name="P10" text:outline-level="1">
<text:span text:style-name="T4">
Irina Vereshchuk: After World War II, the Nazis were tried for the relocation of children. For Ukrainian children, the Russians are waiting for the same</text:span>
</text:h>
      <text:p text:style-name="P4">
Author: ['АРМІЯINFORM']</text:p>
      <text:p text:style-name="P4">
Time: 2023-03-30T50:00:00-04:00</text:p>
      <text:p text:style-name="P4">
Description: Viceprem'r-Minigra Irina Vereshchuk spent ostorichna parallel, Rospovydlyu about illegal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3/1-2-1536x976-1-e1680157499991.jpeg" text:style-name="Internet_20_link" text:visited-style-name="Visited_20_Internet_20_Link">
1-2-1536x976-1-e1680157499991.jpeg</text:a>
']</text:p>
      <text:p text:style-name="P4">
Tags: ['STOPRUSSIA', 'АГРЕСІЯ РФ', 'ВТОРГНЕННЯ РФ', 'ІРИНА ВЕРЕЩУК', 'МІНРЕІНТЕГРАЦІЇ']</text:p>
      <text:p text:style-name="P4">
Category: News</text:p>
      <!--METADATA-->
      <text:p text:style-name="P4">
<draw:frame draw:style-name="fr1" draw:name="Image39" text:anchor-type="as-char" svg:width="6.9236in" svg:height="4.275323in" draw:z-index="0">
<draw:image xlink:href="../Images/AРМІЯINFORM/2023-03-30T50-00-00-04-00/1-2-1536x976-1-e1680157499991.jpeg" xlink:type="simple" xlink:show="embed" xlink:actuate="onLoad" draw:mime-type="image/jpeg"/>
</draw:frame>
Viceremier-Minister Irina Vereshchuk gave a historical parallel, telling pronoun deportation by Russian children, including orphans. Vonanagada was that one of the first lawsuits in Nuremberg against the Nazis of the Post -Second World War was connected with the violent resettlement of Jewish children.</text:p>
      <text:p text:style-name="P4">
About it <text:a xlink:type="simple" xlink:href="https://minre.gov.ua/2023/03/30/pislya-drugoyi-svitovoyi-u-nyurnberzi-naczystiv-sudyly-za-nasylnyczke-pereselennya-ditej-za-ukrayinskyh-ditej-rosiyan-chekaye-te-same/" text:style-name="Internet_20_link" text:visited-style-name="Visited_20_Internet_20_Link">
reports</text:a>
Ministry of reintegration press service.</text:p>
      <text:p text:style-name="P4">
“It was one of the first lawsuits when a real punishment was given to the genocide of a certain nation of a perpetrator. Significantly, to the whole world. Ruinians are also imperative. International investigative bodies and our law enforcement agencies have already known the names of the so -called adoptive parents and guardians.</text:p>
      <text:p text:style-name="P4">
Once again I remind those who take sin by adopting our illegitimate orphans: you do not hide from justice and will answer for your actions in the same way as the Nazis after the Second World War, " - predefined.</text:p>
      <text:p text:style-name="P4">
News Source: <text:a xlink:type="simple" xlink:href="https://armyinform.com.ua/2023/03/30/iryna-vereshhuk-pislya-drugoyi-svitovoyi-naczystiv-sudyly-za-pereselennya-ditej-za-ukrayinskyh-ditej-rosiyan-chekaye-te-same/" text:style-name="Internet_20_link" text:visited-style-name="Visited_20_Internet_20_Link">
https://armyinform.com.ua/2023/03/30/iryna-vereshhuk-pislya-drugoyi-svitovoyi-naczystiv-sudyly-za-pereselennya-ditej-za-ukrayinskyh-ditej-rosiyan-chekaye-te-same/</text:a>
</text:p>
      <!--NEWS-->
      <text:h text:style-name="P10" text:outline-level="1">
<text:span text:style-name="T4">
Germany allocates Ukraine € 12 billion for military assistance</text:span>
</text:h>
      <text:p text:style-name="P4">
Author: ['АРМІЯINFORM']</text:p>
      <text:p text:style-name="P4">
Time: 2023-03-30T51:00:00-04:00</text:p>
      <text:p text:style-name="P4">
Description: The middle of 29 birch 2023 Rock, the budget comitet of the Nimeskiy Bundestaguvy Vidіlennny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3/dcd4be725b65d8d0413bcf49cfcd4e74.jpg" text:style-name="Internet_20_link" text:visited-style-name="Visited_20_Internet_20_Link">
dcd4be725b65d8d0413bcf49cfcd4e74.jpg</text:a>
']</text:p>
      <text:p text:style-name="P4">
Tags: ['STOPRUSSIA', 'ДОПОМОГА ПАРТНЕРІВ', 'МІНІСТР ОБОРОНИ ФРН БОРИС ПІСТОРІУС', 'НІМЕЧЧИНА', 'СВІТ ПІДТРИМУЄ УКРАЇНУ']</text:p>
      <text:p text:style-name="P4">
Category: News</text:p>
      <!--METADATA-->
      <text:p text:style-name="P4">
<draw:frame draw:style-name="fr1" draw:name="Image40" text:anchor-type="as-char" svg:width="6.9236in" svg:height="3.4618in" draw:z-index="0">
<draw:image xlink:href="../Images/AРМІЯINFORM/2023-03-30T51-00-00-04-00/dcd4be725b65d8d0413bcf49cfcd4e74.jpg" xlink:type="simple" xlink:show="embed" xlink:actuate="onLoad" draw:mime-type="image/jpeg"/>
</draw:frame>
Illustrative photo</text:p>
      <text:p text:style-name="P4">
On Wednesday, March 29, 2023, the Budget Committee of the German Bundestaggamore was the allocation of about twelve billion euros to strengthen the defense of Ukraine from Russia.</text:p>
      <text:p text:style-name="P4">
This is stated in <text:a xlink:type="simple" xlink:href="https://www.bmvg.de/de/aktuelles/mehrbedarf-ukraine-hilfe-gedeckt-5605418" text:style-name="Internet_20_link" text:visited-style-name="Visited_20_Internet_20_Link">
message</text:a>
German Defense Office.</text:p>
      <text:p text:style-name="P4">
Accordingly, the changes will be made to the German budget.</text:p>
      <text:p text:style-name="P4">
The first 3.2 billion euros Ukraine will receive in 2023.</text:p>
      <text:p text:style-name="P4">
On the rest of the amount(€ 8.8 billion)Berlin will open credit lines for the period from 2024 to 2032.</text:p>
      <text:p text:style-name="P4">
“The other part, about 8 billion, will go to support Ukraine in the coming years in the form of material means, weapons and more. This is a very important step that we make it clear that we support Ukraine in its fight against Putin in a day, ” - <text:a xlink:type="simple" xlink:href="https://twitter.com/BMVg_Bundeswehr/status/1641082802195120134" text:style-name="Internet_20_link" text:visited-style-name="Visited_20_Internet_20_Link">
said</text:a>
German Defense Minister Boris Pistorius.</text:p>
      <text:p text:style-name="P4">
News Source: <text:a xlink:type="simple" xlink:href="https://armyinform.com.ua/2023/03/30/nimechchyna-vydilyaye-ukrayini-e12-mlrd-na-vijskovu-dopomogu/" text:style-name="Internet_20_link" text:visited-style-name="Visited_20_Internet_20_Link">
https://armyinform.com.ua/2023/03/30/nimechchyna-vydilyaye-ukrayini-e12-mlrd-na-vijskovu-dopomogu/</text:a>
</text:p>
      <!--NEWS-->
      <text:h text:style-name="P10" text:outline-level="1">
<text:span text:style-name="T4">
2200 Airbombs have been neutralized by pyrotechnics from the beginning of large -scale aggression of the Russian Federation</text:span>
</text:h>
      <text:p text:style-name="P4">
Author: ['АРМІЯINFORM']</text:p>
      <text:p text:style-name="P4">
Time: 2023-03-30T52:00:00-04:00</text:p>
      <text:p text:style-name="P4">
Description: The last minute of the Kirotechnici Pilled Service of Ukraine was Zvozvichah ... War with Ukraine 2022, War with Ukraine Latest News Today, News War with Ukraine 2022 The last ones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12/626bf4da61ec9.jpeg" text:style-name="Internet_20_link" text:visited-style-name="Visited_20_Internet_20_Link">
626bf4da61ec9.jpeg</text:a>
', '<text:a xlink:type="simple" xlink:href="https://armyinform.com.ua/wp-content/uploads/2023/03/289eca22-203b-486b-ae00-9a3a1f79b0c9.jpg" text:style-name="Internet_20_link" text:visited-style-name="Visited_20_Internet_20_Link">
289eca22-203b-486b-ae00-9a3a1f79b0c9.jpg</text:a>
']</text:p>
      <text:p text:style-name="P4">
Tags: ['STOPRUSSIA', 'АГРЕСІЯ РФ', 'ВТОРГНЕННЯ РФ', 'ДСНС УКРАЇНИ', 'РОЗМІНУВАННЯ']</text:p>
      <text:p text:style-name="P4">
Category: News</text:p>
      <!--METADATA-->
      <text:p text:style-name="P4">
<draw:frame draw:style-name="fr1" draw:name="Image41" text:anchor-type="as-char" svg:width="6.9236in" svg:height="4.32725in" draw:z-index="0">
<draw:image xlink:href="../Images/AРМІЯINFORM/2023-03-30T52-00-00-04-00/626bf4da61ec9.jpeg" xlink:type="simple" xlink:show="embed" xlink:actuate="onLoad" draw:mime-type="image/jpeg"/>
</draw:frame>
During the last day, pyrotechnic units of the State Service of Ukraine of Uncertain Situations <text:span text:style-name="T4">
 139 times </text:span>
 were involved in the implementation of the tasks.</text:p>
      <text:p text:style-name="P4">
About it <text:a xlink:type="simple" xlink:href="https://dsns.gov.ua/uk/news/nadzvicaini-podiyi/operativna-informaciia-shhodo-roboti-pirotexnicnix-pidrozdiliv-dsns-ukrayini-22" text:style-name="Internet_20_link" text:visited-style-name="Visited_20_Internet_20_Link">
reports</text:a>
State Logs of Ukraine for Emergency Situations.</text:p>
      <text:p text:style-name="P4">
Pyrotechnical units of the SESI identified, seized and disposed of <text:span text:style-name="T4">
 486 exclusive objects </text:span>
, surveyed with an area of 39 hectares.</text:p>
      <text:p text:style-name="P4">
Most often pyrotechnic units worked: in the Kharkiv region 16 073 times, Kyiv region - 7 354, Chernihiv region - 4 402, Donetsk region - 4 402, Mykolaiv region - 3 981, Kherson region - 3 721, Sumy - 1 755, Cherkasy region - 1 083.</text:p>
      <text:p text:style-name="P4">
Reference: In total since the beginning of a large -scale military invasion of the Russian Federation in the territory of Ukraine the <text:span text:style-name="T4">
 338 213 extinguishing objects </text:span>
 and 2 891 kg of explosive substance, including <text:span text:style-name="T4">
 2 200 Aviation bombs </text:span>
. The area of about 81 423 hectares was surveyed.</text:p>
      <text:p text:style-name="P4">
A total of 174 thousand square meters. km of potentially dangerous territories, measuring 30% of the total area of the state.</text:p>
      <text:p text:style-name="P4">
We would like to remind you if you find suspicious objects similar to wreckage from rockets or rockets, in no case touch your finds yourself and do not allow it to be tired. And:</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draw:frame draw:style-name="fr1" draw:name="Image42" text:anchor-type="as-char" svg:width="6.9236in" svg:height="5.804039in" draw:z-index="0">
<draw:image xlink:href="../Images/AРМІЯINFORM/2023-03-30T52-00-00-04-00/289eca22-203b-486b-ae00-9a3a1f79b0c9.jpg" xlink:type="simple" xlink:show="embed" xlink:actuate="onLoad" draw:mime-type="image/jpeg"/>
</draw:frame>
</text:p>
      <text:p text:style-name="P4">
News Source: <text:a xlink:type="simple" xlink:href="https://armyinform.com.ua/2023/03/30/2200-aviabomb-zneshkodyly-pirotehniky-z-pochatku-shyrokomasshtabnoyi-agresiyi-rf/" text:style-name="Internet_20_link" text:visited-style-name="Visited_20_Internet_20_Link">
https://armyinform.com.ua/2023/03/30/2200-aviabomb-zneshkodyly-pirotehniky-z-pochatku-shyrokomasshtabnoyi-agresiyi-rf/</text:a>
</text:p>
      <!--NEWS-->
      <text:h text:style-name="P10" text:outline-level="1">
<text:span text:style-name="T4">
The interaction of special services in the fight against aggression of the Russian Federation was discussed</text:span>
</text:h>
      <text:p text:style-name="P4">
Author: ['АРМІЯINFORM']</text:p>
      <text:p text:style-name="P4">
Time: 2023-03-30T53:00:00-04:00</text:p>
      <text:p text:style-name="P4">
Description: The head of the service of the nonsense of Ukraine Vasil Malyuk I Ambassador of the Sentors of America Brijit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088eafca79994b4954a3892c8145d413-e1680159773206.jpg" text:style-name="Internet_20_link" text:visited-style-name="Visited_20_Internet_20_Link">
088eafca79994b4954a3892c8145d413-e1680159773206.jpg</text:a>
', '<text:a xlink:type="simple" xlink:href="https://armyinform.com.ua/wp-content/uploads/2023/03/ce65d0c175e802266594d9d2b6ec0d74.jpg" text:style-name="Internet_20_link" text:visited-style-name="Visited_20_Internet_20_Link">
ce65d0c175e802266594d9d2b6ec0d74.jpg</text:a>
']</text:p>
      <text:p text:style-name="P4">
Tags: ['STOPRUSSIA', 'БРИДЖІТ БРІНК', 'ВАСИЛЬ МАЛЮК', 'ПОСОЛ США В УКРАЇНІ', 'СБУ']</text:p>
      <text:p text:style-name="P4">
Category: News</text:p>
      <!--METADATA-->
      <text:p text:style-name="P4">
<draw:frame draw:style-name="fr1" draw:name="Image43" text:anchor-type="as-char" svg:width="6.9236in" svg:height="4.413795in" draw:z-index="0">
<draw:image xlink:href="../Images/AРМІЯINFORM/2023-03-30T53-00-00-04-00/088eafca79994b4954a3892c8145d413-e1680159773206.jpg" xlink:type="simple" xlink:show="embed" xlink:actuate="onLoad" draw:mime-type="image/jpeg"/>
</draw:frame>
The Chairman of the Security Service of Ukraine Vasyl Malyuk and the United States Ambassador Brinka discussed the key security issues with which our states have used to be during the war and the interaction of special services in the fight against aggression of the Russian Federation.</text:p>
      <text:p text:style-name="P4">
About it <text:a xlink:type="simple" xlink:href="https://ssu.gov.ua/novyny/holova-sbu-ta-posol-ssha-obhovoryly-bezpekovi-pytannia-ta-vzaiemodiiu-u-borotbi-z-rosiiskoiu-ahresiieiu" text:style-name="Internet_20_link" text:visited-style-name="Visited_20_Internet_20_Link">
informs</text:a>
Security Service of Ukraine.</text:p>
      <text:p text:style-name="P4">
“Today, the priority of the service are counterintelligence and performance of operational and combat tasks. All our efforts directed the victory of Ukraine in the war, ”Vasyl Malyuk emphasized.</text:p>
      <text:p text:style-name="P4">
Ms. Ambassador, in turn, assured that her goal is to do everything possible to help Ukraine win in the war and build an independent, safe and successful.</text:p>
      <text:p text:style-name="P4">
<draw:frame draw:style-name="fr1" draw:name="Image44" text:anchor-type="as-char" svg:width="6.9236in" svg:height="4.615733in" draw:z-index="0">
<draw:image xlink:href="../Images/AРМІЯINFORM/2023-03-30T53-00-00-04-00/ce65d0c175e802266594d9d2b6ec0d74.jpg" xlink:type="simple" xlink:show="embed" xlink:actuate="onLoad" draw:mime-type="image/jpeg"/>
</draw:frame>
“The United States is side by side with Ukraine in protecting its sovereignty with Tatertorial integrity. We are ready to provide all the necessary assistance and our experience to improve your ability to protect your country effectively, ”Bridget said.</text:p>
      <text:p text:style-name="P4">
According to Vasyl Malyuk, the SBU seeks to deepen cooperation with foreign partners in the directions of counteracting the intelligence and subversive activities of the third-year and in the field of cyber defense. He added that the department builds a new and modern state security model, taking into account the experience of war. This uses rice-oriented approaches, strengthening analytical work, strategic management and forecasting.</text:p>
      <text:p text:style-name="P4">
Vasyl Malyuk also reported that a working group of NATO standards and partnership goals was created in the Security Service. And now the necessary legislative changes are being made.</text:p>
      <text:p text:style-name="P4">
News Source: <text:a xlink:type="simple" xlink:href="https://armyinform.com.ua/2023/03/30/vzayemodiyu-speczsluzhb-u-borotbi-z-agresiyeyu-rf-obgovoryly-golova-sbu-ta-posol-ssha/" text:style-name="Internet_20_link" text:visited-style-name="Visited_20_Internet_20_Link">
https://armyinform.com.ua/2023/03/30/vzayemodiyu-speczsluzhb-u-borotbi-z-agresiyeyu-rf-obgovoryly-golova-sbu-ta-posol-ssha/</text:a>
</text:p>
      <!--NEWS-->
      <text:h text:style-name="P10" text:outline-level="1">
<text:span text:style-name="T4">
Oleksandr Pavlyuk: Leopard is a formidable weapon that will bring the victory of Ukraine closer</text:span>
</text:h>
      <text:p text:style-name="P4">
Author: ['АРМІЯINFORM']</text:p>
      <text:p text:style-name="P4">
Time: 2023-03-30T54:00:00-04:00</text:p>
      <text:p text:style-name="P4">
Description: Days Perty Intercessor Ministra of Ukraine, Lieutenant General Oleksandr Pavlyuk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1-107-e1680160851351.jpg" text:style-name="Internet_20_link" text:visited-style-name="Visited_20_Internet_20_Link">
1-107-e1680160851351.jpg</text:a>
', '<text:a xlink:type="simple" xlink:href="https://armyinform.com.ua/wp-content/uploads/2023/03/2-102-150x150.jpg" text:style-name="Internet_20_link" text:visited-style-name="Visited_20_Internet_20_Link">
2-102-150x150.jpg</text:a>
', '<text:a xlink:type="simple" xlink:href="https://armyinform.com.ua/wp-content/uploads/2023/03/3-90-150x150.jpg" text:style-name="Internet_20_link" text:visited-style-name="Visited_20_Internet_20_Link">
3-90-150x150.jpg</text:a>
', '<text:a xlink:type="simple" xlink:href="https://armyinform.com.ua/wp-content/uploads/2023/03/4-80-150x150.jpg" text:style-name="Internet_20_link" text:visited-style-name="Visited_20_Internet_20_Link">
4-80-150x150.jpg</text:a>
', '<text:a xlink:type="simple" xlink:href="https://armyinform.com.ua/wp-content/uploads/2023/03/5-63-150x150.jpg" text:style-name="Internet_20_link" text:visited-style-name="Visited_20_Internet_20_Link">
5-63-150x150.jpg</text:a>
', '<text:a xlink:type="simple" xlink:href="https://armyinform.com.ua/wp-content/uploads/2023/03/7-47-150x150.jpg" text:style-name="Internet_20_link" text:visited-style-name="Visited_20_Internet_20_Link">
7-47-150x150.jpg</text:a>
', '<text:a xlink:type="simple" xlink:href="https://armyinform.com.ua/wp-content/uploads/2023/03/8-36-150x150.jpg" text:style-name="Internet_20_link" text:visited-style-name="Visited_20_Internet_20_Link">
8-36-150x150.jpg</text:a>
']</text:p>
      <text:p text:style-name="P4">
Tags: ['LEOPARD', 'STOPRUSSIA', 'АГРЕСІЯ РФ', 'ГЕНЕРАЛ-ЛЕЙТЕНАНТ ОЛЕКСАНДР ПАВЛЮК', 'МІНІСТЕРСТВО ОБОРОНИ УКРАЇНИ', 'НАВЧАННЯ ЗА КОРДОНОМ', 'ПОЛЬЩА']</text:p>
      <text:p text:style-name="P4">
Category: News</text:p>
      <!--METADATA-->
      <text:p text:style-name="P4">
<draw:frame draw:style-name="fr1" draw:name="Image45" text:anchor-type="as-char" svg:width="6.9236in" svg:height="4.621855in" draw:z-index="0">
<draw:image xlink:href="../Images/AРМІЯINFORM/2023-03-30T54-00-00-04-00/1-107-e1680160851351.jpg" xlink:type="simple" xlink:show="embed" xlink:actuate="onLoad" draw:mime-type="image/jpeg"/>
</draw:frame>
Recently, the First Deputy Minister of Defense of Ukraine Lieutenant General Oleksandrpavlyuk got acquainted with the training and training of Ukrainian servicemen in the Republic of Poland.</text:p>
      <text:p text:style-name="P4">
At military landfills, where the intensive training of Ukrainian tankers of Ipiotins continues, Lieutenant General Alexander Pavlyuk noted the extraordinary motivation of Ukrainian defenders to master the latest weapons of NATO. He personally tested the power of the modern tank of the German production "Leopard-2" and the evaluation of this fighting machine.</text:p>
      <text:p text:style-name="P4">
“Power, power, course and high level of protection against damage. This tank is truly. So they say our warriors who gain knowledge and skills to manage. Leopard is a formidable weapon that will have a victory for Ukraine in the hands of our defenders over the occupier!- the first Deputy Minister of Defense shared his impressions. "I believe in our warriors and I am proud of them. Ukrainian military will effectively use this Western weapon of gaping battles for Ukraine, for our will and freedom."</text:p>
      <text:p text:style-name="P4">
<text:a xlink:type="simple" xlink:href="https://armyinform.com.ua/wp-content/uploads/2023/03/2-102.jpg" text:style-name="Internet_20_link" text:visited-style-name="Visited_20_Internet_20_Link">
!(Images/AРМІЯINFORM/2023-03-30T54-00-00-04-00/2-102-150x150.jpg)</text:a>
</text:p>
      <text:p text:style-name="P4">
<text:a xlink:type="simple" xlink:href="https://armyinform.com.ua/wp-content/uploads/2023/03/3-90.jpg" text:style-name="Internet_20_link" text:visited-style-name="Visited_20_Internet_20_Link">
<draw:frame draw:style-name="fr1" draw:name="Image46" text:anchor-type="as-char" svg:width="6.9236in" svg:height="6.9236in" draw:z-index="0">
<draw:image xlink:href="../Images/AРМІЯINFORM/2023-03-30T54-00-00-04-00/3-90-150x150.jpg" xlink:type="simple" xlink:show="embed" xlink:actuate="onLoad" draw:mime-type="image/jpeg"/>
</draw:frame>
</text:a>
</text:p>
      <text:p text:style-name="P4">
<text:a xlink:type="simple" xlink:href="https://armyinform.com.ua/wp-content/uploads/2023/03/4-80.jpg" text:style-name="Internet_20_link" text:visited-style-name="Visited_20_Internet_20_Link">
<draw:frame draw:style-name="fr1" draw:name="Image47" text:anchor-type="as-char" svg:width="6.9236in" svg:height="6.9236in" draw:z-index="0">
<draw:image xlink:href="../Images/AРМІЯINFORM/2023-03-30T54-00-00-04-00/4-80-150x150.jpg" xlink:type="simple" xlink:show="embed" xlink:actuate="onLoad" draw:mime-type="image/jpeg"/>
</draw:frame>
</text:a>
</text:p>
      <text:p text:style-name="P4">
<text:a xlink:type="simple" xlink:href="https://armyinform.com.ua/wp-content/uploads/2023/03/5-63.jpg" text:style-name="Internet_20_link" text:visited-style-name="Visited_20_Internet_20_Link">
<draw:frame draw:style-name="fr1" draw:name="Image48" text:anchor-type="as-char" svg:width="6.9236in" svg:height="6.9236in" draw:z-index="0">
<draw:image xlink:href="../Images/AРМІЯINFORM/2023-03-30T54-00-00-04-00/5-63-150x150.jpg" xlink:type="simple" xlink:show="embed" xlink:actuate="onLoad" draw:mime-type="image/jpeg"/>
</draw:frame>
</text:a>
</text:p>
      <text:p text:style-name="P4">
<text:a xlink:type="simple" xlink:href="https://armyinform.com.ua/wp-content/uploads/2023/03/7-47.jpg" text:style-name="Internet_20_link" text:visited-style-name="Visited_20_Internet_20_Link">
<draw:frame draw:style-name="fr1" draw:name="Image49" text:anchor-type="as-char" svg:width="6.9236in" svg:height="6.9236in" draw:z-index="0">
<draw:image xlink:href="../Images/AРМІЯINFORM/2023-03-30T54-00-00-04-00/7-47-150x150.jpg" xlink:type="simple" xlink:show="embed" xlink:actuate="onLoad" draw:mime-type="image/jpeg"/>
</draw:frame>
</text:a>
</text:p>
      <text:p text:style-name="P4">
<text:a xlink:type="simple" xlink:href="https://armyinform.com.ua/wp-content/uploads/2023/03/8-36.jpg" text:style-name="Internet_20_link" text:visited-style-name="Visited_20_Internet_20_Link">
<draw:frame draw:style-name="fr1" draw:name="Image50" text:anchor-type="as-char" svg:width="6.9236in" svg:height="6.9236in" draw:z-index="0">
<draw:image xlink:href="../Images/AРМІЯINFORM/2023-03-30T54-00-00-04-00/8-36-150x150.jpg" xlink:type="simple" xlink:show="embed" xlink:actuate="onLoad" draw:mime-type="image/jpeg"/>
</draw:frame>
</text:a>
Lieutenant General Oleksandr Pavlyuk and representatives of the Ukrainian delegation viewed training places, training classes of theories and practice, samples of NATO's weapons, communicated with our warriors and foreign instructors.</text:p>
      <text:p text:style-name="P4">
The First Deputy Minister of Defense presented awards to the heads of training courses and thanked for their important work.</text:p>
      <text:p text:style-name="P4">
“Thank you guys for your professionalism and assistance to our Armed Forces. We stand the alert and truth together. And we will definitely defeat evil and get peace for all Europe, ”said Lieutenant General Alexander Pavlyuk.</text:p>
      <text:p text:style-name="P4">
News Source: <text:a xlink:type="simple" xlink:href="https://armyinform.com.ua/2023/03/30/oleksandr-pavlyuk-leopard-cze-grizna-zbroya-yaka-nablyzhatyme-peremogu-ukrayiny/" text:style-name="Internet_20_link" text:visited-style-name="Visited_20_Internet_20_Link">
https://armyinform.com.ua/2023/03/30/oleksandr-pavlyuk-leopard-cze-grizna-zbroya-yaka-nablyzhatyme-peremogu-ukrayiny/</text:a>
</text:p>
      <!--NEWS-->
      <text:h text:style-name="P10" text:outline-level="1">
<text:span text:style-name="T4">
Ukraine will never stay alone in their fight because Ukrainians are fighting for all of us - President of Poland</text:span>
</text:h>
      <text:p text:style-name="P4">
Author: ['АРМІЯINFORM']</text:p>
      <text:p text:style-name="P4">
Time: 2023-03-30T55:00:00-04:00</text:p>
      <text:p text:style-name="P4">
Description: Rosiyska Viina showed a reference of the PutInsky regime - Zhorostryst of the Mirny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1/ukr_polshha-e1680158146756.jpg" text:style-name="Internet_20_link" text:visited-style-name="Visited_20_Internet_20_Link">
ukr_polshha-e1680158146756.jpg</text:a>
']</text:p>
      <text:p text:style-name="P4">
Tags: ['АНДЖЕЙ ДУДА', 'ДОПОМОГА ПАРТНЕРІВ', 'ПОЛЬЩА', 'СВІТ ПІДТРИМУЄ УКРАЇНУ']</text:p>
      <text:p text:style-name="P4">
Category: News</text:p>
      <!--METADATA-->
      <text:p text:style-name="P4">
<draw:frame draw:style-name="fr1" draw:name="Image51" text:anchor-type="as-char" svg:width="6.9236in" svg:height="4.250834in" draw:z-index="0">
<draw:image xlink:href="../Images/AРМІЯINFORM/2023-03-30T55-00-00-04-00/ukr_polshha-e1680158146756.jpg" xlink:type="simple" xlink:show="embed" xlink:actuate="onLoad" draw:mime-type="image/jpeg"/>
</draw:frame>
The Russian war showed the true face of the Putin regime - the cruelty of the peaceful Ukrainian population and the attempt to destroy the whole nation, the economic, energy and food crisis that emerges throughout the worlds as a result of Russia's actions.</text:p>
      <text:p text:style-name="P4">
On this <text:a xlink:type="simple" xlink:href="https://www.prezydent.pl/aktualnosci/wypowiedzi-prezydenta-rp/wystapienia/wystapienie-prezydenta-rp-podczas-ii-szczytu-dla-demokracji-plen,66344" text:style-name="Internet_20_link" text:visited-style-name="Visited_20_Internet_20_Link">
emphasizes</text:a>
Polish President Andrzej Duda.</text:p>
      <text:p text:style-name="P4">
“Ukrainians courageously oppose the attacks of Russia. Ukraine has never been and is not aware of its struggle. Because Ukrainians are fighting for all of us, ”the Polish leader emphasized.</text:p>
      <text:p text:style-name="P4">
According to Andrzej Duda, Poland promises to continue to support Ukraine, to impose Russian neo -imperialism.</text:p>
      <text:p text:style-name="P4">
“If Russia is not stopped, it is ready to go much further. I am proud of the people and other peoples strongly supported the Ukrainians, because the free ideocratic world is not a theoretical concept, but a real community, ”Andrzej Duda said.</text:p>
      <text:p text:style-name="P4">
News Source: <text:a xlink:type="simple" xlink:href="https://armyinform.com.ua/2023/03/30/ukrayina-nikoly-ne-zalyshytsya-na-samoti-u-svoyij-borotbi-bo-ukrayinczi-voyuyut-za-vsih-nas-prezydent-polshhi/" text:style-name="Internet_20_link" text:visited-style-name="Visited_20_Internet_20_Link">
https://armyinform.com.ua/2023/03/30/ukrayina-nikoly-ne-zalyshytsya-na-samoti-u-svoyij-borotbi-bo-ukrayinczi-voyuyut-za-vsih-nas-prezydent-polshhi/</text:a>
</text:p>
      <!--NEWS-->
      <text:h text:style-name="P10" text:outline-level="1">
<text:span text:style-name="T4">
Volodymyr Zelenskyy: The liberation of Kyiv region is a symbol that Ukraine will be able to win in the war</text:span>
</text:h>
      <text:p text:style-name="P4">
Author: ['АРМІЯINFORM']</text:p>
      <text:p text:style-name="P4">
Time: 2023-03-30T56:00:00-04:00</text:p>
      <text:p text:style-name="P4">
Description: Solden MIST-Subnutniki Kiwa-Buchi that igpenya-it has become a thing, yak is an inconsistent Bulo ... The war with Ukraine 2022, the war with Ukraine is the latest news today, the news war with Ukraine 2022 is the last for today, will there be a war between Ukraine and Russia and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3/irpin.jpg" text:style-name="Internet_20_link" text:visited-style-name="Visited_20_Internet_20_Link">
irpin.jpg</text:a>
']</text:p>
      <text:p text:style-name="P4">
Tags: ['STOPRUSSIA', 'АГРЕСІЯ РФ', 'ВОЛОДИМИР ЗЕЛЕНСЬКИЙ', 'ВТОРГНЕННЯ РФ']</text:p>
      <text:p text:style-name="P4">
Category: News</text:p>
      <!--METADATA-->
      <text:p text:style-name="P4">
<draw:frame draw:style-name="fr1" draw:name="Image52" text:anchor-type="as-char" svg:width="6.9236in" svg:height="3.894525in" draw:z-index="0">
<draw:image xlink:href="../Images/AРМІЯINFORM/2023-03-30T56-00-00-04-00/irpin.jpg" xlink:type="simple" xlink:show="embed" xlink:actuate="onLoad" draw:mime-type="image/jpeg"/>
</draw:frame>
The capture of the satellite cities-Bucha and Irpen-became an event, which was not possible to imagine in the 21st century.</text:p>
      <text:p text:style-name="P4">
On this <text:a xlink:type="simple" xlink:href="https://t.me/V_Zelenskiy_official/5686" text:style-name="Internet_20_link" text:visited-style-name="Visited_20_Internet_20_Link">
emphasizes</text:a>
President of Ukraine Volodymyr Zelensky on the eve of the liberation of the Kyiv region from Russian ash.</text:p>
      <text:p text:style-name="P4">
“The Russian troops went to the Ukrainian capital from the north and carried the death of the ironing. For many residents of Kyiv region, last year became the most terrible life. And the liberation of the Kyiv region was a symbol of the fact that Ukraine can be able to prevents in this war, ”Volodymyr Zelenskyy said.</text:p>
      <text:p text:style-name="P4">
News Source: <text:a xlink:type="simple" xlink:href="https://armyinform.com.ua/2023/03/30/volodymyr-zelenskyj-zvilnennya-kyyivshhyny-symvol-shho-ukrayina-zmozhe-peremogty-u-vijni/" text:style-name="Internet_20_link" text:visited-style-name="Visited_20_Internet_20_Link">
https://armyinform.com.ua/2023/03/30/volodymyr-zelenskyj-zvilnennya-kyyivshhyny-symvol-shho-ukrayina-zmozhe-peremogty-u-vijni/</text:a>
</text:p>
      <!--NEWS-->
      <text:h text:style-name="P10" text:outline-level="1">
<text:span text:style-name="T4">
Briefing "Features of Career Management of Sergeants and Elders during Martial Status</text:span>
</text:h>
      <text:p text:style-name="P4">
Author: ['АРМІЯINFORM']</text:p>
      <text:p text:style-name="P4">
Time: 2023-03-30T57:00:00-04:00</text:p>
      <text:p text:style-name="P4">
Description: https://www.youtube.com/watch?v=edw2jmvj_cg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p>
      <text:p text:style-name="P4">
Tags: ['MILITARY MEDIA CENTER']</text:p>
      <text:p text:style-name="P4">
Category: News</text:p>
      <!--METADATA-->
      <text:p text:style-name="P4">
News Source: <text:a xlink:type="simple" xlink:href="https://armyinform.com.ua/2023/03/30/bryfing-osoblyvosti-karyernogo-menedzhmentu-serzhantiv-i-starshyn-pid-chas-voyennogo-stanu/" text:style-name="Internet_20_link" text:visited-style-name="Visited_20_Internet_20_Link">
https://armyinform.com.ua/2023/03/30/bryfing-osoblyvosti-karyernogo-menedzhmentu-serzhantiv-i-starshyn-pid-chas-voyennogo-stanu/</text:a>
</text:p>
      <!--NEWS-->
      <text:h text:style-name="P10" text:outline-level="1">
<text:span text:style-name="T4">
Over the past day, the occupiers fired at 8 regions of Ukraine: 3 persons were killed</text:span>
</text:h>
      <text:p text:style-name="P4">
Author: ['АРМІЯINFORM']</text:p>
      <text:p text:style-name="P4">
Time: 2023-03-30T58:00:00-04:00</text:p>
      <text:p text:style-name="P4">
Description: The last passes of the Rosiyski Vіsyska were shelled by the Teritarian of 8 regions of Ukrain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3/photo_5271811127795369874_y.jpg" text:style-name="Internet_20_link" text:visited-style-name="Visited_20_Internet_20_Link">
photo_5271811127795369874_y.jpg</text:a>
']</text:p>
      <text:p text:style-name="P4">
Tags: ['MILITARY MEDIA CENTER', 'STOPRUSSIA', 'АГРЕСІЯ РФ', 'ХАРКІВСЬКИЙ ТРИБУНАЛ']</text:p>
      <text:p text:style-name="P4">
Category: News</text:p>
      <!--METADATA-->
      <text:p text:style-name="P4">
<draw:frame draw:style-name="fr1" draw:name="Image53" text:anchor-type="as-char" svg:width="6.9236in" svg:height="4.896171in" draw:z-index="0">
<draw:image xlink:href="../Images/AРМІЯINFORM/2023-03-30T58-00-00-04-00/photo_5271811127795369874_y.jpg" xlink:type="simple" xlink:show="embed" xlink:actuate="onLoad" draw:mime-type="image/jpeg"/>
</draw:frame>
During the last day, Russian troops fired at the territory of 8 regions of Ukraine.</text:p>
      <text:p text:style-name="P4">
About this, according to the situational center of the Ministry of Defense of Ukraine information, <text:a xlink:type="simple" xlink:href="https://t.me/militarymediacenter/1580" text:style-name="Internet_20_link" text:visited-style-name="Visited_20_Internet_20_Link">
reports</text:a>
MilitaryMedia Center.</text:p>
      <text:p text:style-name="P4">
“In general from different types of weapons(mortars, tanks, artillery, RSZV, S-300 ZRK, tactical aviation)92 settlements were fired, 48 infrastructure objects were confirmed, ”the message reads.</text:p>
      <text:p text:style-name="P4">
News Source: <text:a xlink:type="simple" xlink:href="https://armyinform.com.ua/2023/03/30/za-mynulu-dobu-okupanty-obstrilyaly-8-oblastej-ukrayiny-zagynulo-3-osoby/" text:style-name="Internet_20_link" text:visited-style-name="Visited_20_Internet_20_Link">
https://armyinform.com.ua/2023/03/30/za-mynulu-dobu-okupanty-obstrilyaly-8-oblastej-ukrayiny-zagynulo-3-osoby/</text:a>
</text:p>
      <!--NEWS-->
      <text:h text:style-name="P10" text:outline-level="1">
<text:span text:style-name="T4">
In the Liman-Kupyansk direction of the Armed Forces destroyed the latest Russian Station of Strizh "Strizh"</text:span>
</text:h>
      <text:p text:style-name="P4">
Author: ['Віктор Ануфрієв']</text:p>
      <text:p text:style-name="P4">
Time: 2023-03-30T59:00:00-04:00</text:p>
      <text:p text:style-name="P4">
Description: About the Tse in the Efіrі Telemarafon “єini News”, the renmits of the SCIDARY URIGUSKAKOSKA River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3/reb-stryzh-e1680165070809.jpg" text:style-name="Internet_20_link" text:visited-style-name="Visited_20_Internet_20_Link">
reb-stryzh-e1680165070809.jpg</text:a>
']</text:p>
      <text:p text:style-name="P4">
Tags: ['ЄДИНІ НОВИНИ', 'ОВТ', 'ОЗБРОЄННЯ', 'СЕРГІЙ ЧЕРЕВАТИЙ', 'ХРОНІКА ОБОРОНИ']</text:p>
      <text:p text:style-name="P4">
Category: News</text:p>
      <!--METADATA-->
      <text:p text:style-name="P4">
<draw:frame draw:style-name="fr1" draw:name="Image54" text:anchor-type="as-char" svg:width="6.9236in" svg:height="5.165608in" draw:z-index="0">
<draw:image xlink:href="../Images/AРМІЯINFORM/2023-03-30T59-00-00-04-00/reb-stryzh-e1680165070809.jpg" xlink:type="simple" xlink:show="embed" xlink:actuate="onLoad" draw:mime-type="image/jpeg"/>
</draw:frame>
Illustrative photo</text:p>
      <text:p text:style-name="P4">
A spokesman for the Eastern Urgent Troops of the Armed Forces of Ukraine Sergey Cherevaty reported this on the air of the Teleterna "Unified News".</text:p>
      <text:p text:style-name="P4">
-Today, the Russians have several directions of impact, and one of them for the next weeks is a Lyman-Kupyan direction,-said. - The enemy causes especially powerful blows there from artillery. And only for this, the occupiers 301 times struck different types of artillery in this way. There, the enemy operates with more classic units of the Russian army, which, of course, are completed with mobilized. Their tactics are rather classical, so they have much less loss - only 37 were killed and 100 in this day. However, I note that the enemy there is more used by armored vehicles, which, respectively, is also destroyed by the Armed Forces. Thus, the Ukrainian army was eliminated by BTR-80, BMD, a self-propelled tulip mortar, four 120 mmminometics and one of Russia's latest developments-the Strizh Station, as well as one-fate ammunition composition.</text:p>
      <text:p text:style-name="P4">
Sergei Cherevaty also added that the intensity of hostile attacks changes under silver -moving conditions, heavy losses of Russians and regrouping of troops, however, if you talk globally - Bakhmut for the occupiers remains priority.</text:p>
      <ul>
        <li>
The city, in addition to the military target, also has a symbolic meaning, because such a reason as Bakhmut, I do not remember when the Russian or even Soviet army has experienced. After 9 months, not to take a district center for the army, which posted itself as a "rock army of measure" and which in advertising slogans claimed that "the granite of Rasia was not obtained by Nigde" is a shame. The Russians are strongly underestimated forces of Ukraine.</li>
      </ul>
      <text:p text:style-name="P4">
News Source: <text:a xlink:type="simple" xlink:href="https://armyinform.com.ua/2023/03/30/na-lymansko-kupyanskomu-napryamku-zsu-znyshhyly-novitnyu-rosijsku-stancziyu-reb-stryzh/" text:style-name="Internet_20_link" text:visited-style-name="Visited_20_Internet_20_Link">
https://armyinform.com.ua/2023/03/30/na-lymansko-kupyanskomu-napryamku-zsu-znyshhyly-novitnyu-rosijsku-stancziyu-reb-stryzh/</text:a>
</text:p>
      <!--NEWS-->
      <text:h text:style-name="P10" text:outline-level="1">
<text:span text:style-name="T4">
Identified by the Russian Military Army, which during the occupation of Izium committed premeditated murder</text:span>
</text:h>
      <text:p text:style-name="P4">
Author: ['АРМІЯINFORM']</text:p>
      <text:p text:style-name="P4">
Time: 2023-03-30T60:00:00-04:00</text:p>
      <text:p text:style-name="P4">
Description: The Law Office IDIDIFIVED ROSICHY VIISKOVOKOVOSKYA, Cleaned to Zinichny ... War with Ukraine 2022, War with Ukraine Latest News today, News War with Ukraine 2022 The last ones for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3/img-1496.jpg" text:style-name="Internet_20_link" text:visited-style-name="Visited_20_Internet_20_Link">
img-1496.jpg</text:a>
']</text:p>
      <text:p text:style-name="P4">
Tags: ['STOPRUSSIA', 'АГРЕСІЯ РФ', 'ВОЄННІ ЗЛОЧИНИ РФ', 'ОФІС ГЕНЕРАЛЬНОГО ПРОКУРОРА УКРАЇНИ', 'ПОРУШЕННЯ ЗАКОНІВ ТА ЗВИЧАЇВ ВІЙНИ']</text:p>
      <text:p text:style-name="P4">
Category: News</text:p>
      <!--METADATA-->
      <text:p text:style-name="P4">
<draw:frame draw:style-name="fr1" draw:name="Image55" text:anchor-type="as-char" svg:width="6.9236in" svg:height="4.33302in" draw:z-index="0">
<draw:image xlink:href="../Images/AРМІЯINFORM/2023-03-30T60-00-00-04-00/img-1496.jpg" xlink:type="simple" xlink:show="embed" xlink:actuate="onLoad" draw:mime-type="image/jpeg"/>
</draw:frame>
Law enforcement officers identified the Russian serviceman involved in the Dokinic Military Crime. It is a 26-year-old native of Dagestan, a commander of a reactive division of the military unit 61899 of the 27th Separate-Guard Motorized Rifle Brigade of the 1st Tank Army of the Western Army of the Armed Forces of the Armed Forces of the Russian Federation. The offender was informed in absentia of suspicion of violations of laws and customs of war combined with premeditated murder.</text:p>
      <text:p text:style-name="P4">
About it <text:a xlink:type="simple" xlink:href="https://gp.gov.ua/ua/posts/identifikovano-rosiiskogo-viiskovosluzbovcya-yakii-pid-cas-okupaciyi-izyuma-zastreliv-sudmedeksperta-za-proukrayinsku-poziciyu" text:style-name="Internet_20_link" text:visited-style-name="Visited_20_Internet_20_Link">
reports</text:a>
Office of the Prosecutor General of Ukraine.</text:p>
      <text:p text:style-name="P4">
According to the investigation, on May 7, 2022, the Russian military arrived in the Dopato -Anatomical Branch of the Central City Hospital of the Peschansk Book House in Izium. At this time, there were employees in their workplace, including a 70-year-old forensic expert who, after a serious illness, heard his leg and moved on a prosthesis.</text:p>
      <text:p text:style-name="P4">
The occupier introduced himself, called himself a "nephew of Kadyrov" and began talking to employees. The forensic expert said that he considers the stay of the Military Russian Federation on the territory of the city of Izium illegal and said: "Who was the you called?"</text:p>
      <text:p text:style-name="P4">
The Russian serviceman began to behave aggressively. He slightly in the face of the expert, made four shots from Kalashnikov's machine gun.</text:p>
      <text:p text:style-name="P4">
Frightened, the laboratory assistant ran outside. The invader ordered the pathological doctor to immediately turn it back. The man followed her. The hully serviceman and forensic expert remained in the office of the two, the occupier shot the man.</text:p>
      <text:p text:style-name="P4">
The issue of announcing the suspect is currently being resolved.</text:p>
      <text:p text:style-name="P4">
News Source: <text:a xlink:type="simple" xlink:href="https://armyinform.com.ua/2023/03/30/identyfikovano-vijskovogo-armiyi-rf-yakyj-pid-chas-okupacziyi-izyuma-vchynyv-umysne-vbyvstvo/" text:style-name="Internet_20_link" text:visited-style-name="Visited_20_Internet_20_Link">
https://armyinform.com.ua/2023/03/30/identyfikovano-vijskovogo-armiyi-rf-yakyj-pid-chas-okupacziyi-izyuma-vchynyv-umysne-vbyvstvo/</text:a>
</text:p>
      <!--NEWS-->
      <text:h text:style-name="P10" text:outline-level="1">
<text:span text:style-name="T4">
There is no evidence of violations associated with Ukraine's use of military assistance - White House</text:span>
</text:h>
      <text:p text:style-name="P4">
Author: ['АРМІЯINFORM']</text:p>
      <text:p text:style-name="P4">
Time: 2023-03-30T61:00:00-04:00</text:p>
      <text:p text:style-name="P4">
Description: Shangzeni Diamars of America did not stink the harbor vipad of non -volatile Vikoristanni Ozbroennya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kirby.jpg" text:style-name="Internet_20_link" text:visited-style-name="Visited_20_Internet_20_Link">
kirby.jpg</text:a>
']</text:p>
      <text:p text:style-name="P4">
Tags: ['STOPRUSSIA', 'АГРЕСІЯ РФ', 'БІЛИЙ ДІМ', 'ВІЙСЬКОВА ДОПОМОГА', 'ДЖОН КІРБІ']</text:p>
      <text:p text:style-name="P4">
Category: News</text:p>
      <!--METADATA-->
      <text:p text:style-name="P4">
<draw:frame draw:style-name="fr1" draw:name="Image56" text:anchor-type="as-char" svg:width="6.9236in" svg:height="3.894525in" draw:z-index="0">
<draw:image xlink:href="../Images/AРМІЯINFORM/2023-03-30T61-00-00-04-00/kirby.jpg" xlink:type="simple" xlink:show="embed" xlink:actuate="onLoad" draw:mime-type="image/jpeg"/>
</draw:frame>
The United States of America did not record any cases of improper use of weapons or military equipment they have handed over to Ukraine.</text:p>
      <text:p text:style-name="P4">
This during a pressing <text:a xlink:type="simple" xlink:href="https://www.whitehouse.gov/briefing-room/press-briefings/2023/03/29/press-briefing-by-press-secretary-karine-jean-pierre-and-national-security-council-coordinator-for-strategic-communications-john-kirby-8/" text:style-name="Internet_20_link" text:visited-style-name="Visited_20_Internet_20_Link">
reported</text:a>
US National Security Council Coordinator John Kirby.</text:p>
      <text:p text:style-name="P4">
"We have not seen any evidence that there were any flashy violations, it would coal about the security management that came to Ukraine," said John Kirby.</text:p>
      <text:p text:style-name="P4">
He added that, together with American officials, they also share the intensity to ensure proper accountability and transparency of things that are moved to the battlefield and moving around it.</text:p>
      <text:p text:style-name="P4">
"We welcomed the supervision of Congress, as well as their calls for additional work. Factically, we have now attracted three general inspectors of the Ministry of Defense to help manage accountability supervision. We believe that everything is tinated, and we will continue to work on it, ”John Kirby said.</text:p>
      <text:p text:style-name="P4">
We will remind, at the end of January 2023 to Ukraine <text:a xlink:type="simple" xlink:href="https://armyinform.com.ua/2023/01/27/v-ukrayinu-prybuly-inspektory-dlya-naglyadu-za-dopomogoyu-ssha-posol-ssha/" text:style-name="Internet_20_link" text:visited-style-name="Visited_20_Internet_20_Link">
arrived</text:a>
Representatives of the US State Department, the Ministry of Defense and the International Development Agency(USAID)In order to improve independent surveillance through the United States of Ukraine.</text:p>
      <text:p text:style-name="P4">
News Source: <text:a xlink:type="simple" xlink:href="https://armyinform.com.ua/2023/03/30/zhodnyh-dokaziv-porushen-povyazanyh-iz-nenalezhnym-vykorystannyam-ukrayinoyu-vijskovoyi-dopomogy-bilyj-dim/" text:style-name="Internet_20_link" text:visited-style-name="Visited_20_Internet_20_Link">
https://armyinform.com.ua/2023/03/30/zhodnyh-dokaziv-porushen-povyazanyh-iz-nenalezhnym-vykorystannyam-ukrayinoyu-vijskovoyi-dopomogy-bilyj-dim/</text:a>
</text:p>
      <!--NEWS-->
      <text:h text:style-name="P10" text:outline-level="1">
<text:span text:style-name="T4">
More than 16,000 crimes against the National Security of Ukraine were recorded</text:span>
</text:h>
      <text:p text:style-name="P4">
Author: ['АРМІЯINFORM']</text:p>
      <text:p text:style-name="P4">
Time: 2023-03-30T62: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1-108.jpg" text:style-name="Internet_20_link" text:visited-style-name="Visited_20_Internet_20_Link">
1-108.jpg</text:a>
', '<text:a xlink:type="simple" xlink:href="https://armyinform.com.ua/wp-content/uploads/2023/03/2-103.jpg" text:style-name="Internet_20_link" text:visited-style-name="Visited_20_Internet_20_Link">
2-103.jpg</text:a>
']</text:p>
      <text:p text:style-name="P4">
Tags: ['ВОЄННІ ЗЛОЧИНИ РФ', 'ОФІС ГЕНЕРАЛЬНОГО ПРОКУРОРА УКРАЇНИ']</text:p>
      <text:p text:style-name="P4">
Category: News</text:p>
      <!--METADATA-->
      <text:p text:style-name="P4">
<draw:frame draw:style-name="fr1" draw:name="Image57" text:anchor-type="as-char" svg:width="6.9236in" svg:height="4.448413in" draw:z-index="0">
<draw:image xlink:href="../Images/AРМІЯINFORM/2023-03-30T62-00-00-04-00/1-108.jpg" xlink:type="simple" xlink:show="embed" xlink:actuate="onLoad" draw:mime-type="image/jpeg"/>
</draw:frame>
Office of the Prosecutor General of Ukraine <text:a xlink:type="simple" xlink:href="https://gp.gov.ua/" text:style-name="Internet_20_link" text:visited-style-name="Visited_20_Internet_20_Link">
reports</text:a>
Crimes committed during the period of large -scale aggression of Russian federation against Ukraine.</text:p>
      <text:p text:style-name="P4">
As of March 30 is registered:</text:p>
      <ul>
        <li>
77 241 - military crime, * 16 013 - crimes against national security of Ukraine.</li>
      </ul>
      <text:p text:style-name="P4">
In addition, according to official data of juvenile prosecutors, 1409 children were affected by the aggression of the Russian Federation, of which:</text:p>
      <ul>
        <li>
466 - children were killed, * 943 - the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58" text:anchor-type="as-char" svg:width="6.9236in" svg:height="4.448413in" draw:z-index="0">
<draw:image xlink:href="../Images/AРМІЯINFORM/2023-03-30T62-00-00-04-00/2-103.jpg" xlink:type="simple" xlink:show="embed" xlink:actuate="onLoad" draw:mime-type="image/jpeg"/>
</draw:frame>
</text:p>
      <text:p text:style-name="P4">
News Source: <text:a xlink:type="simple" xlink:href="https://armyinform.com.ua/2023/03/30/ponad-16-tysyach-zlochyniv-proty-naczbezpeky-ukrayiny-zafiksovano-ofisom-genprokurora/" text:style-name="Internet_20_link" text:visited-style-name="Visited_20_Internet_20_Link">
https://armyinform.com.ua/2023/03/30/ponad-16-tysyach-zlochyniv-proty-naczbezpeky-ukrayiny-zafiksovano-ofisom-genprokurora/</text:a>
</text:p>
      <!--NEWS-->
      <text:h text:style-name="P10" text:outline-level="1">
<text:span text:style-name="T4">
Sergeants without higher education can now be appointed to officers' positions: clarification of the Law of Ukraine</text:span>
</text:h>
      <text:p text:style-name="P4">
Author: ['Віталій Литвин']</text:p>
      <text:p text:style-name="P4">
Time: 2023-03-30T63:00:00-04:00</text:p>
      <text:p text:style-name="P4">
Description: There are mentors of the special warehouse of the Kemkhomkhokovati Khrimuvati novi, the war with Ukraine 2022, the war with Ukraine is the latest news today, the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lytovchenko.jpg" text:style-name="Internet_20_link" text:visited-style-name="Visited_20_Internet_20_Link">
lytovchenko.jpg</text:a>
']</text:p>
      <text:p text:style-name="P4">
Tags: ['MILITARY MEDIA CENTER']</text:p>
      <text:p text:style-name="P4">
Category: News</text:p>
      <!--METADATA-->
      <text:p text:style-name="P4">
<draw:frame draw:style-name="fr1" draw:name="Image59" text:anchor-type="as-char" svg:width="6.9236in" svg:height="4.615733in" draw:z-index="0">
<draw:image xlink:href="../Images/AРМІЯINFORM/2023-03-30T63-00-00-04-00/lytovchenko.jpg" xlink:type="simple" xlink:show="embed" xlink:actuate="onLoad" draw:mime-type="image/jpeg"/>
</draw:frame>
The motivated and experienced personnel enables Ukraine to receive new winners and release previously occupied territories. At the moment, the primary office of the junior officers is completed at the expense of graduates of military universities, reserve officers, sergeants and officers who have higher education at a degree not lower than the bachelor's degree. However, there are a number of sergeants and senior sergeants who have no higher education, but have combat experience, successfully perform the duties of nation positions, use authority and trust among the subordinate personnel in the post of officers.</text:p>
      <text:p text:style-name="P4">
About it during a briefing in <text:a xlink:type="simple" xlink:href="https://t.me/militarymediacenter" text:style-name="Internet_20_link" text:visited-style-name="Visited_20_Internet_20_Link">
Military Media Center</text:a>
Colonel Sergeylyitovchenko informed the Deputy Head of the Department of Department of Personnel Policy of the Ministry of Defense of Ukraine.</text:p>
      <ul>
        <li>
The main key to successful counteraction to Russian armed aggression is the alphabetic men and women who selflessly fulfill their constitutional obligation to protect the Fatherland, independence and territorial integrity of Ukraine in the Armed Forces of Ukraine and other military formations.</li>
      </ul>
      <text:p text:style-name="P4">
It is a motivated and experienced personnel that allows our state to hold up more and more victories and release previously occupied territories, - said Sergey Litovchenko.</text:p>
      <text:p text:style-name="P4">
According to him, in order to increase the staffing of the primary land officers during the martial law, on March 20, 2023, the Council of Ukraine adopted Law No. 2978 -IX “On Amendments to Art20 of the Law of Ukraine“ On Military Duty and Military Service ”. Forces of Ukraine officials of the officers is a personal period. " The document has now been submitted to the President of Ukraine.</text:p>
      <text:p text:style-name="P4">
The entry into force of the said law will improve the staffing of the primary positions of junior officers with real -life experiences and increase their motivation for further career growth in officers in the armed forces and other military forms.</text:p>
      <text:p text:style-name="P4">
News Source: <text:a xlink:type="simple" xlink:href="https://armyinform.com.ua/2023/03/30/serzhantiv-bez-vyshhoyi-osvity-vidteper-mozhut-pryznachaty-na-oficzerski-posady-rozyasnennya-zakonu-ukrayiny/" text:style-name="Internet_20_link" text:visited-style-name="Visited_20_Internet_20_Link">
https://armyinform.com.ua/2023/03/30/serzhantiv-bez-vyshhoyi-osvity-vidteper-mozhut-pryznachaty-na-oficzerski-posady-rozyasnennya-zakonu-ukrayiny/</text:a>
</text:p>
      <!--NEWS-->
      <text:h text:style-name="P10" text:outline-level="1">
<text:span text:style-name="T4">
The maximum age of admission to military service under the officers' persons will increase to 32 years</text:span>
</text:h>
      <text:p text:style-name="P4">
Author: ['Євген Проворний']</text:p>
      <text:p text:style-name="P4">
Time: 2023-03-30T64:00:00-04:00</text:p>
      <text:p text:style-name="P4">
Description: About Tsdomiv PD Hour Briffing at the Military Media Center, the Intercessor of the Chief of Viddil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2023-03-30-15.19.34.jpg" text:style-name="Internet_20_link" text:visited-style-name="Visited_20_Internet_20_Link">
2023-03-30-15.19.34.jpg</text:a>
']</text:p>
      <text:p text:style-name="P4">
Tags: ['MILITARY MEDIA CENTER', 'СЕРГІЙ ЛИТОВЧЕНКО']</text:p>
      <text:p text:style-name="P4">
Category: News</text:p>
      <!--METADATA-->
      <text:p text:style-name="P4">
<draw:frame draw:style-name="fr1" draw:name="Image60" text:anchor-type="as-char" svg:width="6.9236in" svg:height="4.611118in" draw:z-index="0">
<draw:image xlink:href="../Images/AРМІЯINFORM/2023-03-30T64-00-00-04-00/2023-03-30-15.19.34.jpg" xlink:type="simple" xlink:show="embed" xlink:actuate="onLoad" draw:mime-type="image/jpeg"/>
</draw:frame>
This was reported during a briefing in <text:a xlink:type="simple" xlink:href="https://t.me/militarymediacenter" text:style-name="Internet_20_link" text:visited-style-name="Visited_20_Internet_20_Link">
Military Mediacenter</text:a>
Deputy Head of the Department of Personnel Policy of the Department of Personnel Policy of the Ministry of Defense of Ukraine Sergey Litovchenko.</text:p>
      <ul>
        <li>
by law(No. 2978 -IX “On Amendments to Article 20 of the Law of Ukraine“ On Military Duty and Military Service ”regarding the acquisition of the Armory Forces of Ukraine by officials of officers for special periods”. - <text:span text:style-name="T5">
at</text:span>
.)Given the opportunity to increase from 30 to 32 years(Given the acquisition of the right to retirement of years of service in a mixed form)The marginal victory for military service under the contract of officers of citizens of military personnel, reservists, conscripts who are not of the military ranks of officers and citizens of conscript age, who have a degree of education at least than a bachelor and who have successfully completed the training. - said Sergey Litovchenko.</li>
      </ul>
      <text:p text:style-name="P4">
He added that the law will also allow to adopt during the military service of military service under the contract of officer warehouse servicemen from among sergeants and elders who have no higher education but at least three months were directly involved in the military(combat)actions and at least three months successfully perform the duties of the positions of officers, with the simultaneous assignment to them the primary title of officers "Junior Lieutenant".</text:p>
      <ul>
        <li>
At the same time, such military personnel, in order to increase the motivation of the Language Service and the possibility of realization of their potential during its passage in officer positions, is given the opportunity not later than six months from the date of termination or cancellation officer.</li>
      </ul>
      <text:p text:style-name="P4">
<text:span text:style-name="T5">
Foto Dmitry Yurchenko</text:span>
</text:p>
      <text:p text:style-name="P4">
News Source: <text:a xlink:type="simple" xlink:href="https://armyinform.com.ua/2023/03/30/granychnyj-vik-pryjnyattya-na-vijskovu-sluzhbu-za-kontraktom-osib-oficzerskogo-skladu-zbilshat-do-32-rokiv/" text:style-name="Internet_20_link" text:visited-style-name="Visited_20_Internet_20_Link">
https://armyinform.com.ua/2023/03/30/granychnyj-vik-pryjnyattya-na-vijskovu-sluzhbu-za-kontraktom-osib-oficzerskogo-skladu-zbilshat-do-32-rokiv/</text:a>
</text:p>
      <!--NEWS-->
      <text:h text:style-name="P10" text:outline-level="1">
<text:span text:style-name="T4">
In the Armed Forces, a large number of foreigners and stateless persons are a voluntary basis - Colonel Dendeber</text:span>
</text:h>
      <text:p text:style-name="P4">
Author: ['Яна Задубінна']</text:p>
      <text:p text:style-name="P4">
Time: 2023-03-30T65:00:00-04:00</text:p>
      <text:p text:style-name="P4">
Description: The Pershi Mysyatsi Viini Komplevnnya Zbroyni forces of Ukrainian Nasty was ... War with Ukraine 2022, the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dendebera.jpg" text:style-name="Internet_20_link" text:visited-style-name="Visited_20_Internet_20_Link">
dendebera.jpg</text:a>
']</text:p>
      <text:p text:style-name="P4">
Tags: ['MILITARY MEDIA CENTER', 'ВАЛЕРІЙ ДЕНДЕБЕРА']</text:p>
      <text:p text:style-name="P4">
Category: News</text:p>
      <!--METADATA-->
      <text:p text:style-name="P4">
<draw:frame draw:style-name="fr1" draw:name="Image61" text:anchor-type="as-char" svg:width="6.9236in" svg:height="4.615733in" draw:z-index="0">
<draw:image xlink:href="../Images/AРМІЯINFORM/2023-03-30T65-00-00-04-00/dendebera.jpg" xlink:type="simple" xlink:show="embed" xlink:actuate="onLoad" draw:mime-type="image/jpeg"/>
</draw:frame>
Valery Dendeber</text:p>
      <text:p text:style-name="P4">
In the first months of a large -scale war, the acquisition of the Armed Forces of Ukraine was made through the conscription reservists of the military operational reserve, which had the experience of hostilities, as well as volunteers who came independently by the Nagivsky service during the mobilization activities. About it during the "Features of Career Management of Sergeants and Elders during the Legal Martial Regime" in <text:a xlink:type="simple" xlink:href="https://t.me/militarymediacenter" text:style-name="Internet_20_link" text:visited-style-name="Visited_20_Internet_20_Link">
Military Mediacenter</text:a>
The head of the management department of staffing officers of the Main Department of Personnel of the Armed Forces of Ukraine Colonel Valery Dendeber told.</text:p>
      <text:p text:style-name="P4">
Subsequently, the main types of staffing were remained:</text:p>
      <ul>
        <li>
conscription of citizens of Ukraine for military service during mobilization, for a special period; * acceptance voluntarily for military service under the contract of citizens of Ukraine.</li>
      </ul>
      <text:p text:style-name="P4">
*!</text:p>
      <text:p text:style-name="P4">
<text:span text:style-name="T5">
Foto Dmitry Yurchenko</text:span>
</text:p>
      <text:p text:style-name="P4">
News Source: <text:a xlink:type="simple" xlink:href="https://armyinform.com.ua/2023/03/30/u-zsu-na-dobrovilnij-osnovi-prohodyt-sluzhbu-znachna-kilkist-inozemcziv-ta-osib-bez-gromadyanstva-polkovnyk-dendebera/" text:style-name="Internet_20_link" text:visited-style-name="Visited_20_Internet_20_Link">
https://armyinform.com.ua/2023/03/30/u-zsu-na-dobrovilnij-osnovi-prohodyt-sluzhbu-znachna-kilkist-inozemcziv-ta-osib-bez-gromadyanstva-polkovnyk-dendebera/</text:a>
</text:p>
      <!--NEWS-->
      <text:h text:style-name="P10" text:outline-level="1">
<text:span text:style-name="T4">
The minimum term of individual training of servicemen is one month</text:span>
</text:h>
      <text:p text:style-name="P4">
Author: ['Яна Задубінна']</text:p>
      <text:p text:style-name="P4">
Time: 2023-03-30T66:00:00-04:00</text:p>
      <text:p text:style-name="P4">
Description: At the same time, all the Gromyani, Yaki, run to the componiva of the Zbroany forces of Ukraine,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3/photo_2023-03-30_11-29-37.jpg" text:style-name="Internet_20_link" text:visited-style-name="Visited_20_Internet_20_Link">
photo_2023-03-30_11-29-37.jpg</text:a>
']</text:p>
      <text:p text:style-name="P4">
Tags: ['MILITARY MEDIA CENTER', 'ВАЛЕРІЙ ДЕНДЕБЕРА', 'ВІЙСЬКОВА ПІДГОТОВКА', 'ВТОРГНЕННЯ РФ']</text:p>
      <text:p text:style-name="P4">
Category: News</text:p>
      <!--METADATA-->
      <text:p text:style-name="P4">
<draw:frame draw:style-name="fr1" draw:name="Image62" text:anchor-type="as-char" svg:width="6.9236in" svg:height="4.615733in" draw:z-index="0">
<draw:image xlink:href="../Images/AРМІЯINFORM/2023-03-30T66-00-00-04-00/photo_2023-03-30_11-29-37.jpg" xlink:type="simple" xlink:show="embed" xlink:actuate="onLoad" draw:mime-type="image/jpeg"/>
</draw:frame>
Valery Dendeber</text:p>
      <text:p text:style-name="P4">
At present, all citizens who arrive for the completion of armed force Ukraine are mandatory training in educational institutions, centers, landfills. About it during a briefing "Features of career management of sergeants and elders during the legal regime of martial law" in <text:a xlink:type="simple" xlink:href="https://t.me/militarymediacenter" text:style-name="Internet_20_link" text:visited-style-name="Visited_20_Internet_20_Link">
Military Media Center</text:a>
He told the head of the organization of the organization by the officer staff of the Main Department of Personal of the General of the Generalian Armed Forces of Ukraine Colonel Valery Dendeber.</text:p>
      <text:p text:style-name="P4">
Preparation is for:</text:p>
      <ul>
        <li>
          <text:p text:style-name="P4">
persons of officers <text:span text:style-name="T4">
 - </text:span>
 in higher military educational institutions, retraining and advanced training courses, as well as training battles of the officer's reserve;</text:p>
        </li>
        <li>
          <text:p text:style-name="P4">
soldiers, sergeants <text:span text:style-name="T4">
 - </text:span>
 in military colleges, training centers, landfills and training battalions of the sergeant reserve.</text:p>
        </li>
        <li>
          <text:p text:style-name="P4">
The terms of preparation differ depending on the specialty. For high -tech - the term depends on the complexity of the specialty, and for the disciplinary - at least one month of individual training, - said Colonel Valery Dendeber.</text:p>
        </li>
      </ul>
      <text:p text:style-name="P4">
<text:span text:style-name="T5">
Foto Dmitry Yurchenko</text:span>
</text:p>
      <text:p text:style-name="P4">
News Source: <text:a xlink:type="simple" xlink:href="https://armyinform.com.ua/2023/03/30/minimalnyj-termin-indyvidualnoyi-pidgotovky-vijskovosluzhbovcziv-stanovyt-odyn-misyacz/" text:style-name="Internet_20_link" text:visited-style-name="Visited_20_Internet_20_Link">
https://armyinform.com.ua/2023/03/30/minimalnyj-termin-indyvidualnoyi-pidgotovky-vijskovosluzhbovcziv-stanovyt-odyn-misyacz/</text:a>
</text:p>
      <!--NEWS-->
      <text:h text:style-name="P10" text:outline-level="1">
<text:span text:style-name="T4">
In the Mediterranean, Russia holds three ships with 20 caliber missiles</text:span>
</text:h>
      <text:p text:style-name="P4">
Author: ['АРМІЯINFORM']</text:p>
      <text:p text:style-name="P4">
Time: 2023-03-30T67:00:00-04:00</text:p>
      <text:p text:style-name="P4">
Description: The sales of 30 birch at the scores on the combat -faced Cherguvanni is known to 7 thorns ... The war with Ukraine 2022, the war with Ukraine is the latest news today, the News War with Ukraine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09/155205-1_large.jpg" text:style-name="Internet_20_link" text:visited-style-name="Visited_20_Internet_20_Link">
155205-1_large.jpg</text:a>
']</text:p>
      <text:p text:style-name="P4">
Tags: ['ВМС ЗС УКРАЇНИ']</text:p>
      <text:p text:style-name="P4">
Category: News</text:p>
      <!--METADATA-->
      <text:p text:style-name="P4">
<draw:frame draw:style-name="fr1" draw:name="Image63" text:anchor-type="as-char" svg:width="6.9236in" svg:height="3.95374in" draw:z-index="0">
<draw:image xlink:href="../Images/AРМІЯINFORM/2023-03-30T67-00-00-04-00/155205-1_large.jpg" xlink:type="simple" xlink:show="embed" xlink:actuate="onLoad" draw:mime-type="image/jpeg"/>
</draw:frame>
Illustrative photo</text:p>
      <text:p text:style-name="P4">
As of March 30, there are up to 7 enemy ships in the Mediterranean on the Mediterranean, 3 of them are 3 carriers of the Caliber Winged missiles, a total volley of up to 20 missiles.</text:p>
      <text:p text:style-name="P4">
About it <text:a xlink:type="simple" xlink:href="https://www.facebook.com/navy.mil.gov.ua/posts/pfbid02DLT6WSGYkgJoxoySQjShXwJ8tzkA4hCzAHQdy3sUh8cvg12j7svnXkc5E8VZiiNWl" text:style-name="Internet_20_link" text:visited-style-name="Visited_20_Internet_20_Link">
informs</text:a>
Navy of the Armed Forces of Ukraine.</text:p>
      <text:p text:style-name="P4">
There are 4 enemy ships in the Black Sea, one of which is one carpet carrier "Caliber", a total volley of up to 4 rockets. In the Sea of Azov there is one hostile.</text:p>
      <text:p text:style-name="P4">
During the day in the interests of the Russian Federation, the passage of the Kerch-Yennykal Strait was carried out by 3 vessels of the Nazov Sea, of which 2 vessels continued the movement in the direction of the Bosphorus Strait.</text:p>
      <text:p text:style-name="P4">
The Russian Federation continues to violate the International Convention on the Protection of Human Life at the Sea of 1974.(SOLAS)by turning off automatic identification systems(AIS), Nazi vessels in the Azov Sea.</text:p>
      <text:p text:style-name="P4">
News Source: <text:a xlink:type="simple" xlink:href="https://armyinform.com.ua/2023/03/30/u-seredzemnomu-mori-rosiya-trymaye-try-korabli-z-20-raketamy-kalibr/" text:style-name="Internet_20_link" text:visited-style-name="Visited_20_Internet_20_Link">
https://armyinform.com.ua/2023/03/30/u-seredzemnomu-mori-rosiya-trymaye-try-korabli-z-20-raketamy-kalibr/</text:a>
</text:p>
      <!--NEWS-->
      <text:h text:style-name="P10" text:outline-level="1">
<text:span text:style-name="T4">
Ukrainian defenders continue training on the basis of partner countries-Colonel Dendeber</text:span>
</text:h>
      <text:p text:style-name="P4">
Author: ['Яна Задубінна']</text:p>
      <text:p text:style-name="P4">
Time: 2023-03-30T68:00:00-04:00</text:p>
      <text:p text:style-name="P4">
Description: At the Basin-Partnitrev, Zdrotovka of Smarekhi Fakhivtsiv for Vikoristanni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dendebera-3.jpg" text:style-name="Internet_20_link" text:visited-style-name="Visited_20_Internet_20_Link">
dendebera-3.jpg</text:a>
']</text:p>
      <text:p text:style-name="P4">
Tags: ['MILITARY MEDIA CENTER', 'ВАЛЕРІЙ ДЕНДЕБЕРА']</text:p>
      <text:p text:style-name="P4">
Category: News</text:p>
      <!--METADATA-->
      <text:p text:style-name="P4">
<draw:frame draw:style-name="fr1" draw:name="Image64" text:anchor-type="as-char" svg:width="6.9236in" svg:height="4.615733in" draw:z-index="0">
<draw:image xlink:href="../Images/AРМІЯINFORM/2023-03-30T68-00-00-04-00/dendebera-3.jpg" xlink:type="simple" xlink:show="embed" xlink:actuate="onLoad" draw:mime-type="image/jpeg"/>
</draw:frame>
On the basis of partner countries, individual specialists for the use of foreign weapons and military equipment, which come to the framework of logistical assistance, namely: artillery systems, artillery intelligence, including radar, means of advocacy, various types of combat and armored vehicles. About this during a briefing "Features of career management of the holders and elders during the legal regime of martial law" in <text:a xlink:type="simple" xlink:href="https://t.me/militarymediacenter" text:style-name="Internet_20_link" text:visited-style-name="Visited_20_Internet_20_Link">
MilitaryMedia Center</text:a>
The head of the management department of staffing officers of the Main Department of Personnel of the Armed Forces of Ukraine Colonel Valery Dendeber told.</text:p>
      <text:p text:style-name="P4">
He thanked separately for their assistance in the training of our military servicemen to partner countries, including the United Kingdom, Poland, Germany and the Baltic States.</text:p>
      <text:p text:style-name="P4">
<text:span text:style-name="T5">
Foto Dmitry Yurchenko</text:span>
</text:p>
      <text:p text:style-name="P4">
News Source: <text:a xlink:type="simple" xlink:href="https://armyinform.com.ua/2023/03/30/ukrayinski-zahysnyky-prodovzhuyut-navchannya-na-bazi-krayin-partneriv-polkovnyk-dendebera/" text:style-name="Internet_20_link" text:visited-style-name="Visited_20_Internet_20_Link">
https://armyinform.com.ua/2023/03/30/ukrayinski-zahysnyky-prodovzhuyut-navchannya-na-bazi-krayin-partneriv-polkovnyk-dendebera/</text:a>
</text:p>
      <!--NEWS-->
      <text:h text:style-name="P10" text:outline-level="1">
<text:span text:style-name="T4">
The Russians are used against Ukraine managed airbombs - we need modern planes to counteract - Yuri Ignat</text:span>
</text:h>
      <text:p text:style-name="P4">
Author: ['Віктор Ануфрієв']</text:p>
      <text:p text:style-name="P4">
Time: 2023-03-30T69:00:00-04:00</text:p>
      <text:p text:style-name="P4">
Description: Take Perennanya huddled the Rechnik command of the dousy forces ZSU Colonel Yuriyi Igonat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09cb1a3e-2f7125c9b1983d1263f736559416906a.png" text:style-name="Internet_20_link" text:visited-style-name="Visited_20_Internet_20_Link">
09cb1a3e-2f7125c9b1983d1263f736559416906a.png</text:a>
']</text:p>
      <text:p text:style-name="P4">
Tags: ['АВІАБОМБИ', 'КОМАНДУВАННЯ ПОВІТРЯНИХ СИЛ ЗСУ', 'ЮРІЙ ІГНАТ']</text:p>
      <text:p text:style-name="P4">
Category: News</text:p>
      <!--METADATA-->
      <text:p text:style-name="P4">
<draw:frame draw:style-name="fr1" draw:name="Image65" text:anchor-type="as-char" svg:width="6.9236in" svg:height="3.499428in" draw:z-index="0">
<draw:image xlink:href="../Images/AРМІЯINFORM/2023-03-30T69-00-00-04-00/09cb1a3e-2f7125c9b1983d1263f736559416906a.png" xlink:type="simple" xlink:show="embed" xlink:actuate="onLoad" draw:mime-type="image/png"/>
</draw:frame>
Illustrative photo</text:p>
      <text:p text:style-name="P4">
This belief was expressed by the spokesman of the Air Force Command Colonel Ignatii Ignati on the live broadcast of the Single News.</text:p>
      <ul>
        <li>
The air forces have decided on the type of aircraft that Ukraine needs today. It is a multi -purpose aircraft that can use a variety of connections, requires an aviation platform that can meet the needs of our country, - said Yuri Ignat. - Even with the aircraft that our partners will give, to protect Ukraine in the center of Europe will still be difficult for us. Need planes, such as F-16, which can provide air protection against rockets and aircraft, as well as enhance our capabilities on Earth.</li>
      </ul>
      <text:p text:style-name="P4">
The officer also noted that the Russians use winged managed aviation bombs. The enemy aviation works from the front area and does not fly to the nail or into the area of the defeat of our air defense, drops the half -ton bombs that fly to the kilometers.</text:p>
      <ul>
        <li>
We are waiting for the US decision and other foreign partners to provide Ukraine with a type of aircraft. When it is accepted, it is possible to prepare both pilots, engineering and aviation composition, and our aerodromeinfrastructure,-summarized Colonel Ignat.</li>
      </ul>
      <text:p text:style-name="P4">
News Source: <text:a xlink:type="simple" xlink:href="https://armyinform.com.ua/2023/03/30/rosiyany-zastosovuyut-proty-ukrayiny-kerovani-aviabomby-nam-potribni-suchasni-litaky-dlya-protydiyi-yurij-ignat/" text:style-name="Internet_20_link" text:visited-style-name="Visited_20_Internet_20_Link">
https://armyinform.com.ua/2023/03/30/rosiyany-zastosovuyut-proty-ukrayiny-kerovani-aviabomby-nam-potribni-suchasni-litaky-dlya-protydiyi-yurij-ignat/</text:a>
</text:p>
      <!--NEWS-->
      <text:h text:style-name="P10" text:outline-level="1">
<text:span text:style-name="T4">
During the war, commanders are allowed to assign primary sergeant rankings that have combat experience</text:span>
</text:h>
      <text:p text:style-name="P4">
Author: ['Яна Задубінна']</text:p>
      <text:p text:style-name="P4">
Time: 2023-03-30T70:00:00-04:00</text:p>
      <text:p text:style-name="P4">
Description: Zavdyaki is in the rests of the legislative acts of the regulatory framework of the stops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dendebera.jpg" text:style-name="Internet_20_link" text:visited-style-name="Visited_20_Internet_20_Link">
dendebera.jpg</text:a>
']</text:p>
      <text:p text:style-name="P4">
Tags: ['MILITARY MEDIA CENTER', 'ВАЛЕРІЙ ДЕНДЕБЕРА']</text:p>
      <text:p text:style-name="P4">
Category: News</text:p>
      <!--METADATA-->
      <text:p text:style-name="P4">
<draw:frame draw:style-name="fr1" draw:name="Image66" text:anchor-type="as-char" svg:width="6.9236in" svg:height="4.615733in" draw:z-index="0">
<draw:image xlink:href="../Images/AРМІЯINFORM/2023-03-30T70-00-00-04-00/dendebera.jpg" xlink:type="simple" xlink:show="embed" xlink:actuate="onLoad" draw:mime-type="image/jpeg"/>
</draw:frame>
Valery Dendeber</text:p>
      <text:p text:style-name="P4">
Due to the improvement of legislative acts and regulatory framework for the passage of military service by citizens during the action of martial law, commanders were assigned to the primary military rank persons, the authority is appointed to positions.</text:p>
      <text:p text:style-name="P4">
About this during a briefing "Features of Career Management of Sergeants Istarshin during the legal regime of martial law" in <text:a xlink:type="simple" xlink:href="https://t.me/militarymediacenter" text:style-name="Internet_20_link" text:visited-style-name="Visited_20_Internet_20_Link">
Military Mediacenter</text:a>
The head of the management department of staffing officers of the Main Department of Personnel of the Armed Forces of Ukraine Colonel Valery Dendeber told.</text:p>
      <text:p text:style-name="P4">
He also stressed that the procedure for the passage of the military service of foreigners and stateless persons was improved, and there is no call for term service.</text:p>
      <text:p text:style-name="P4">
-In addition, the leadership of the Armed Forces of Ukraine conducts measures on the normative-legal improvement of issues regarding the military accounting of the database of the Unified State Register of conscripts, reservists of the Tavi-warehouses for the possibility of completing troops in the necessary military and accounting specialties. Also, in the development of the issues of social and legal protection of military personnel, both during the passage of military service and after dismissal in the order specified by law or after demobilization, - said the speaker.</text:p>
      <text:p text:style-name="P4">
At the end of the speech, Colonel Valery Dendeber stressed that the main task of the staffing units is the provision of new or re -formulated parts by personnel.</text:p>
      <text:p text:style-name="P4">
<text:span text:style-name="T5">
Foto Dmitry Yurchenko</text:span>
</text:p>
      <text:p text:style-name="P4">
News Source: <text:a xlink:type="simple" xlink:href="https://armyinform.com.ua/2023/03/30/pid-chas-diyi-voyennogo-stanu-komandyram-dozvoleno-prysvoyuvaty-pervynne-zvannya-serzhantskogo-starshynskogo-skladu-ryadovym-yaki-mayut-bojovyj-dosvid-pol/" text:style-name="Internet_20_link" text:visited-style-name="Visited_20_Internet_20_Link">
https://armyinform.com.ua/2023/03/30/pid-chas-diyi-voyennogo-stanu-komandyram-dozvoleno-prysvoyuvaty-pervynne-zvannya-serzhantskogo-starshynskogo-skladu-ryadovym-yaki-mayut-bojovyj-dosvid-pol/</text:a>
</text:p>
      <!--NEWS-->
      <text:h text:style-name="P10" text:outline-level="1">
<text:span text:style-name="T4">
To support our people now is to understand how important it is not to remain morally neutral to evil - Volodymyr Zelenskyy</text:span>
</text:h>
      <text:p text:style-name="P4">
Author: ['АРМІЯINFORM']</text:p>
      <text:p text:style-name="P4">
Time: 2023-03-30T71:00:00-04:00</text:p>
      <text:p text:style-name="P4">
Description: Shanovni Lideri Austi!Shanovni aunt!Pan to the Federal President, Pan ... War with Ukraine 2022, War with Ukraine Latest News Today, News War with Ukraine 2022 Last for today, will there be a war between Ukraine and Russia and when, the war with Ukraine in 2022 will be or not, there will be whether the war with Ukraine in the near future says, the war with Ukraine, Ukrainian news today, Ukrainian news in Ukrainian media in Russian</text:p>
      <text:p text:style-name="P4">
Images: ['<text:a xlink:type="simple" xlink:href="https://armyinform.com.ua/wp-content/uploads/2023/03/9db54bda3d9b0871f14025f80d419a7a_1680165922_extra_large.jpeg" text:style-name="Internet_20_link" text:visited-style-name="Visited_20_Internet_20_Link">
9db54bda3d9b0871f14025f80d419a7a_1680165922_extra_large.jpeg</text:a>
']</text:p>
      <text:p text:style-name="P4">
Tags: ['АВСТРАЛІЯ', 'ВОЛОДИМИР ЗЕЛЕНСЬКИЙ', 'ЗВЕРНЕННЯ']</text:p>
      <text:p text:style-name="P4">
Category: News</text:p>
      <!--METADATA-->
      <text:p text:style-name="P4">
<draw:frame draw:style-name="fr1" draw:name="Image67" text:anchor-type="as-char" svg:width="6.9236in" svg:height="4.617948in" draw:z-index="0">
<draw:image xlink:href="../Images/AРМІЯINFORM/2023-03-30T71-00-00-04-00/9db54bda3d9b0871f14025f80d419a7a_1680165922_extra_large.jpeg" xlink:type="simple" xlink:show="embed" xlink:actuate="onLoad" draw:mime-type="image/jpeg"/>
</draw:frame>
<text:span text:style-name="T4">
 _ Dear Austrian leaders!_ </text:span>
</text:p>
      <text:p text:style-name="P4">
<text:span text:style-name="T4">
 _ Dear present!_ </text:span>
</text:p>
      <text:p text:style-name="P4">
<text:span text:style-name="T4">
 _ Mr. Federal President, Mr. President of the National Council, Dear Austrian People!_ </text:span>
</text:p>
      <text:p text:style-name="P4">
First of all, I want to thank your three cities, hospitals of three cities - a proportion, Linz and Graz.</text:p>
      <text:p text:style-name="P4">
In the clinics, these cities were rescued by our people, children and adults, from the city of the Kyiv region, who were scared of burns due to catastrophincarl, which happened in January this year.</text:p>
      <text:p text:style-name="P4">
I thank everyone who helped the Ukrainians then!</text:p>
      <text:p text:style-name="P4">
It was an important manifestation of support when your chancellor, Mr. Nevammer, and the Federal Government of Austria proposed such assistance. In Ukraine, we appreciate every life we can be grateful to those who help us save people.</text:p>
      <text:p text:style-name="P4">
<text:span text:style-name="T4">
<text:span text:style-name="T5">
Ladies and Gentlemen!</text:span>
</text:span>
</text:p>
      <text:p text:style-name="P4">
Today is the 400th day of the war, through which our country has to pass. The total war of Russia against our people and against everything that people do people in general.</text:p>
      <text:p text:style-name="P4">
Unfortunately, every day we lose our people every day.</text:p>
      <text:p text:style-name="P4">
Those who give their lives for the freedom of Ukraine and all the people whose land and potential Russia wants to be taken to their empire. defenders and defenders. We lose the lives and health of our people from the explosions of mines and shells left by Russian terrorists. We lose the fact that in some parts of our country in the face of such a terrible region, it is simply impossible to provide medical care in time and completely.</text:p>
      <text:p text:style-name="P4">
I will only give you one example. Just imagine what it means and how many large -scale hazards brought by war. 174 thousand square kilometers of Ukraine are contaminated with mines, which the occupier has laid and Russian units of different types that have not broken.</text:p>
      <text:p text:style-name="P4">
This contaminated area is like two territories of Austria. These are hundreds of thousands of anti -personnel and protanka mines, rockets from jet artillery, aviation bombs, mortar, which, without breaking, stuck in the fields, in the remains of houses. Invatory stretch marks with grenades that the occupiers specifically left the anti -Cyvich, ordinary people in homes and cars, on roadside roads, in gardens, in the gardens, in the cities ...This is thousands. Thousands when we were exchanging. When we saved life. Unfortunately, there are reports of explosions every day that took away lives and crippled people. Simple.</text:p>
      <text:p text:style-name="P4">
And all this is part of Russia's self -portrait today, which it creates with its aggression, its crazy war.</text:p>
      <text:p text:style-name="P4">
<text:span text:style-name="T4">
 _ Dear Austrian leaders!_ </text:span>
</text:p>
      <text:p text:style-name="P4">
<text:span text:style-name="T4">
 _ Dear Austrian people!_ </text:span>
</text:p>
      <text:p text:style-name="P4">
Please remember: when we seek support for Ukraine, we are for the sake of saving lives.</text:p>
      <text:p text:style-name="P4">
Ukraine has never wanted or took a stranger. We are not interested in another's land. We do not want to interfere with the lives of other peoples. The Ukrainians never sought that someone on the earth suffered from the earth and even more than died.</text:p>
      <text:p text:style-name="P4">
We strive for safety, peace, freedom, happiness for our children in our Ukrainian home. We seek that international treaties, conventions that guarantee the security of peoples and sovereignty of states work. Is this a large pre -trial? Is that what you can just reject?</text:p>
      <text:p text:style-name="P4">
Last autumn, I offered our peace formula. These are specific tenpoints. Quite realistic points that are able to regain the full force of the statutoon, other basic international documents and stop this crazy aggression, ensuring the liberation of Ukraine from Russian evil and the salvation of our people from what the occupiers do.</text:p>
      <text:p text:style-name="P4">
And, by the way, humanitarian demining is one of the elements of our formula of peace.</text:p>
      <text:p text:style-name="P4">
But what did the world hear and saw from Russia in response to the formula of peace? Regular lies, regular excuses, regular manifestations of evil.</text:p>
      <text:p text:style-name="P4">
And I am grateful to you, Austrian, for the fact that your answer has become even more support for the Ukrainian people, our country, international law.</text:p>
      <text:p text:style-name="P4">
During this year of the war, several delegations of the Austrian government and the deputies of your National Council were in Ukraine. I was glad to productive meetings of Austria's Federal Chancellor Mr. Nevammer and you, Mr. Federal President when you recently visited Kiev.</text:p>
      <text:p text:style-name="P4">
I also invite you, Mr. President of the National Council, and other dear representatives and representatives of the Austrian Parliament to visit our Ukraine, to communicate with our people and to see with my own eyes to see pre -empway or in frontline areas, what Russia is today, which is carried by Ukraine and the world.</text:p>
      <text:p text:style-name="P4">
To see it, to see and hear our people. And that means to understand.To support our people now means to understand how important it is to be morally neutral to evil. This is not about geopolitics, not proficiency and political issues. This is that people are always - they must be resolved by people, always protect humanity and civilization.</text:p>
      <text:p text:style-name="P4">
I thank you, Austrian, for humanitarian support for Ukraine. Separately grateful Austrian who participated in the neighbor in the neighbor in the hardship(Nаchbar in Not).Ми це дуже цінуємо.</text:p>
      <text:p text:style-name="P4">
Я дякую за допомогу в захисті нашої енергетики від російських терористичнихракетних ударів. Я дякую за підтримку наших зусиль у розмінуванні нашої земліта в лікуванні й реабілітації наших людей після всього того, що є проявами танаслідками російської агресії.</text:p>
      <text:p text:style-name="P4">
І я дуже чекаю того моменту, того щасливого дня, коли зможу подякувати вам,Австріє, і за допомогу у відновленні миру на нашій землі.</text:p>
      <text:p text:style-name="P4">
І я впевнений, що Україна переможе в цій війні. Я впевнений, що міжнароднеправо знову запрацює. Я впевнений, що українська формула миру допоможе світузахиститись і від інших подібних агресій. І впевнений, що попри все мизбережемо нашу людяність, нашу цивілізованість, нашу моральність і нашу віру вте, що зло завжди програватиме.</text:p>
      <text:p text:style-name="P4">
Дякую всім, хто допомагає Україні!Вічна пам’ять кожному й кожній, чиє життязабрала жорстока російська війна!</text:p>
      <text:p text:style-name="P4">
Дякую вам особисто, Австріє!</text:p>
      <text:p text:style-name="P4">
<text:span text:style-name="T4">
<text:span text:style-name="T5">
Слава Україні!</text:span>
</text:span>
</text:p>
      <text:p text:style-name="P4">
<text:span text:style-name="T4">
Джерело:</text:span>
 <text:a xlink:type="simple" xlink:href="https://www.president.gov.ua/news/pidtrimati-nashih-lyudej-zaraz-ce-zrozumiti-naskilki-vazhliv-81933" text:style-name="Internet_20_link" text:visited-style-name="Visited_20_Internet_20_Link">
Офіс ПрезидентаУкраїни</text:a>
</text:p>
      <text:p text:style-name="P4">
News Source: <text:a xlink:type="simple" xlink:href="https://armyinform.com.ua/2023/03/30/pidtrymaty-nashyh-lyudej-zaraz-cze-zrozumity-naskilky-vazhlyvo-ne-zalyshytysya-moralno-nejtralnymy-do-zla-volodymyr-zelenskyj/" text:style-name="Internet_20_link" text:visited-style-name="Visited_20_Internet_20_Link">
https://armyinform.com.ua/2023/03/30/pidtrymaty-nashyh-lyudej-zaraz-cze-zrozumity-naskilky-vazhlyvo-ne-zalyshytysya-moralno-nejtralnymy-do-zla-volodymyr-zelenskyj/</text:a>
</text:p>
      <!--NEWS-->
      <text:h text:style-name="P10" text:outline-level="1">
<text:span text:style-name="T4">
The Western partners of the air defense systems provided to Ukraine need more, and Aviation is needed - Yuri Ignat</text:span>
</text:h>
      <text:p text:style-name="P4">
Author: ['Віктор Ануфрієв']</text:p>
      <text:p text:style-name="P4">
Time: 2023-03-30T72:00:00-04:00</text:p>
      <text:p text:style-name="P4">
Description: Syogodni in the Efiri Zagalnatzhynal Telemarathon "єini News" Rechnik commandanny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1/yurij-ignat-1.jpg" text:style-name="Internet_20_link" text:visited-style-name="Visited_20_Internet_20_Link">
yurij-ignat-1.jpg</text:a>
']</text:p>
      <text:p text:style-name="P4">
Tags: ['GEPARD', 'IRIS-T SLM', 'NASAMS', 'ВТОРГНЕННЯ РФ', 'ЄДИНІ НОВИНИ', 'ЗРК CROTALE', 'ЗРК PATRIOT', 'ППО ЗСУ', 'ЮРІЙ ІГНАТ']</text:p>
      <text:p text:style-name="P4">
Category: News</text:p>
      <!--METADATA-->
      <text:p text:style-name="P4">
<draw:frame draw:style-name="fr1" draw:name="Image68" text:anchor-type="as-char" svg:width="6.9236in" svg:height="4.361868in" draw:z-index="0">
<draw:image xlink:href="../Images/AРМІЯINFORM/2023-03-30T72-00-00-04-00/yurij-ignat-1.jpg" xlink:type="simple" xlink:show="embed" xlink:actuate="onLoad" draw:mime-type="image/jpeg"/>
</draw:frame>
Colonel Yuri Ignatius Air Force Command of the Air Force of Ukraine.</text:p>
      <text:p text:style-name="P4">
Today, Colonel Yuriy Ignat reported on the nationwide TEMACHNOPT "Unified News" Air Force Air Force Air Force.</text:p>
      <ul>
        <li>
It is the units of the last type of air defense(Nasams - <text:span text:style-name="T5">
dr.</text:span>
)Ukraine is more. It is a Norwegian complex, which in service with American rocket launches up to 40 kilometers, and in the future, developers can be provided by Irakets that will fly much further. All these Western modern samples will become a powerful system of air defense of Ukraine, which will be on different echelons to reduce hostile goals, - Yuri Ignat stressed. - In addition, it is necessary to set up the aircraft of the Land Forces. For example, such Western samples as German Gepard or French Crotale. I repeat: Many air defense systems are required, but it still requires fighter aviation that can effectively, quickly climb into the air and intercepts air purposes that will be threatened with our country.</li>
      </ul>
      <text:p text:style-name="P4">
News Source: <text:a xlink:type="simple" xlink:href="https://armyinform.com.ua/2023/03/30/nadanyh-ukrayini-zahidnymy-partneramy-system-ppo-potribno-bilshe-i-potribna-aviacziya-yurij-ignat/" text:style-name="Internet_20_link" text:visited-style-name="Visited_20_Internet_20_Link">
https://armyinform.com.ua/2023/03/30/nadanyh-ukrayini-zahidnymy-partneramy-system-ppo-potribno-bilshe-i-potribna-aviacziya-yurij-ignat/</text:a>
</text:p>
      <!--NEWS-->
      <text:h text:style-name="P10" text:outline-level="1">
<text:span text:style-name="T4">
The appointment of sergeants without higher education in officer positions is conditioned by the need to complete the Armed Forces</text:span>
</text:h>
      <text:p text:style-name="P4">
Author: ['Віталій Литвин']</text:p>
      <text:p text:style-name="P4">
Time: 2023-03-30T73:00:00-04:00</text:p>
      <text:p text:style-name="P4">
Description: The system of components of the Zbroyni forces of Ukraine is particularly warehouse - the legislator ... war with Ukraine 2022, the war with Ukraine is the latest news today, the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photo_2023-03-30_11-29-37.jpg" text:style-name="Internet_20_link" text:visited-style-name="Visited_20_Internet_20_Link">
photo_2023-03-30_11-29-37.jpg</text:a>
']</text:p>
      <text:p text:style-name="P4">
Tags: ['MILITARY MEDIA CENTER', 'ВАЛЕРІЙ ДЕНДЕБЕРА']</text:p>
      <text:p text:style-name="P4">
Category: News</text:p>
      <!--METADATA-->
      <text:p text:style-name="P4">
<draw:frame draw:style-name="fr1" draw:name="Image69" text:anchor-type="as-char" svg:width="6.9236in" svg:height="4.615733in" draw:z-index="0">
<draw:image xlink:href="../Images/AРМІЯINFORM/2023-03-30T73-00-00-04-00/photo_2023-03-30_11-29-37.jpg" xlink:type="simple" xlink:show="embed" xlink:actuate="onLoad" draw:mime-type="image/jpeg"/>
</draw:frame>
Valery Dendeber</text:p>
      <text:p text:style-name="P4">
The system of staffing of the Armed Forces of Ukraine personnel is a legislatively affirmed set of measures, which aims at the state level, which is directed by the armed forces in personnel.</text:p>
      <text:p text:style-name="P4">
About it during a briefing in <text:a xlink:type="simple" xlink:href="https://t.me/militarymediacenter" text:style-name="Internet_20_link" text:visited-style-name="Visited_20_Internet_20_Link">
Military Mediacenter</text:a>
The head of the department of staffing officers of the GUP of the GUF of the General of the Armed Forces of the Armed Forces Colonel Valeridededebeir informed.</text:p>
      <text:p text:style-name="P4">
According to him, during the martial law, the system of staffing provides for a timely and complete mobilization deployment of both the Armed Forces of Ukraine and the Irescent Defense forces, which made it possible to replenish human losses in a timely manner, as well as to complete the personnel of those that are formed.</text:p>
      <text:p text:style-name="P4">
It was the need for the assembly of the Armed Forces that Colonel Valery Dendeber explained <text:a xlink:type="simple" xlink:href="https://armyinform.com.ua/2023/03/30/serzhantiv-bez-vyshhoyi-osvity-vidteper-mozhut-pryznachaty-na-oficzerski-posady-rozyasnennya-zakonu-ukrayiny/" text:style-name="Internet_20_link" text:visited-style-name="Visited_20_Internet_20_Link">
the appointment of sergeants</text:a>
Without higher education in officer positions.</text:p>
      <text:p text:style-name="P4">
“The said decision was due primarily to the fact that the servicemen who are duties of service directly on the collision line, in the conditions of intensity of combat, unfortunately, suffered losses - I have to the Vasivian units. Losses first and foremost in the primary level officers. In the event of the death of the officer, someone should stand in his place. Therefore, the most experienced servicemen were offered - both ordinary and sergeant composition, who have leadership qualities, which have acquired the relevant combat experience that can lead people and perform tasks in the interests To appoint Naphiter positions, ”Valery Dendebera said.</text:p>
      <text:p text:style-name="P4">
<text:span text:style-name="T5">
Foto Dmitry Yurchenko</text:span>
</text:p>
      <text:p text:style-name="P4">
News Source: <text:a xlink:type="simple" xlink:href="https://armyinform.com.ua/2023/03/30/pryznachennya-serzhantiv-bez-vyshhoyi-osvity-na-oficzerski-posady-zumovlene-potreboyu-komplektuvannya-zsu/" text:style-name="Internet_20_link" text:visited-style-name="Visited_20_Internet_20_Link">
https://armyinform.com.ua/2023/03/30/pryznachennya-serzhantiv-bez-vyshhoyi-osvity-na-oficzerski-posady-zumovlene-potreboyu-komplektuvannya-zsu/</text:a>
</text:p>
      <!--NEWS-->
      <text:h text:style-name="P10" text:outline-level="1">
<text:span text:style-name="T4">
The head of the IAEA visited the Zaporozhye NPPs captured by the Russians</text:span>
</text:h>
      <text:p text:style-name="P4">
Author: ['АРМІЯINFORM']</text:p>
      <text:p text:style-name="P4">
Time: 2023-03-30T74:00:00-04:00</text:p>
      <text:p text:style-name="P4">
Description: General Director of the Ministry of Economy Agency Rafel Grosye, attached to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2808247.jpg" text:style-name="Internet_20_link" text:visited-style-name="Visited_20_Internet_20_Link">
2808247.jpg</text:a>
']</text:p>
      <text:p text:style-name="P4">
Tags: ['STOPRUSSIA', 'АГРЕСІЯ РФ', 'ЗАПОРІЗЬКА АЕС', 'МАГАТЕ', 'РАФАЕЛЬ МАРІАНО ГРОССІ']</text:p>
      <text:p text:style-name="P4">
Category: News</text:p>
      <!--METADATA-->
      <text:p text:style-name="P4">
<draw:frame draw:style-name="fr1" draw:name="Image70" text:anchor-type="as-char" svg:width="6.9236in" svg:height="4.369813in" draw:z-index="0">
<draw:image xlink:href="../Images/AРМІЯINFORM/2023-03-30T74-00-00-04-00/2808247.jpg" xlink:type="simple" xlink:show="embed" xlink:actuate="onLoad" draw:mime-type="image/jpeg"/>
</draw:frame>
Director General of the International Atomic Energy Agency Raphael Grossibuv on the Zaporizhzhya Nuclear Power Plant captured by the Russians and conducting experts.</text:p>
      <text:p text:style-name="P4">
This is stated in <text:a xlink:type="simple" xlink:href="https://twitter.com/iaeaorg/status/1641121396381171729" text:style-name="Internet_20_link" text:visited-style-name="Visited_20_Internet_20_Link">
message</text:a>
IAEA press service.</text:p>
      <text:p text:style-name="P4">
"During my seventh visit to Ukraine and after my second visit, the Nazapochi Nuclear Power Plant I am now more convinced that the defense of the station is absolutely necessary," Raphael Grossi said.</text:p>
      <text:p text:style-name="P4">
He was able to estimate the losses that this object has experienced after [shelling(https://armyinform.com.ua/2022/11/20/potuzhni-vybuhy-na-zaes/), as well as the problems that have arisen after repeated electricity shutdowns.</text:p>
      <text:p text:style-name="P4">
“It is possible to protect. The IAEA and I will continue to work with this manner, ”the IAEA head emphasized.</text:p>
      <text:p text:style-name="P4">
News Source: <text:a xlink:type="simple" xlink:href="https://armyinform.com.ua/2023/03/30/glava-magate-vidvidav-zahoplenu-rosiyanamy-zaporizku-aes/" text:style-name="Internet_20_link" text:visited-style-name="Visited_20_Internet_20_Link">
https://armyinform.com.ua/2023/03/30/glava-magate-vidvidav-zahoplenu-rosiyanamy-zaporizku-aes/</text:a>
</text:p>
      <!--NEWS-->
      <text:h text:style-name="P10" text:outline-level="1">
<text:span text:style-name="T4">
For the abuse of civilians of Kyiv region up to 12 years convicted of military Russian Federation</text:span>
</text:h>
      <text:p text:style-name="P4">
Author: ['АРМІЯINFORM']</text:p>
      <text:p text:style-name="P4">
Time: 2023-03-30T75:00:00-04:00</text:p>
      <text:p text:style-name="P4">
Description: VIISKOVOVOSKOVSKY of the ZBRYUNY of the Russian Federation Visobnym Vyushenni Vorushenin Tu Zvichav Viyn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17-1.jpg" text:style-name="Internet_20_link" text:visited-style-name="Visited_20_Internet_20_Link">
17-1.jpg</text:a>
']</text:p>
      <text:p text:style-name="P4">
Tags: ['STOPRUSSIA', 'АГРЕСІЯ РФ', 'ВОЄННІ ЗЛОЧИНИ РФ', 'ОФІС ГЕНЕРАЛЬНОГО ПРОКУРОРА УКРАЇНИ', 'ПОРУШЕННЯ ЗАКОНІВ ТА ЗВИЧАЇВ ВІЙНИ']</text:p>
      <text:p text:style-name="P4">
Category: News</text:p>
      <!--METADATA-->
      <text:p text:style-name="P4">
<draw:frame draw:style-name="fr1" draw:name="Image71" text:anchor-type="as-char" svg:width="6.9236in" svg:height="4.793262in" draw:z-index="0">
<draw:image xlink:href="../Images/AРМІЯINFORM/2023-03-30T75-00-00-04-00/17-1.jpg" xlink:type="simple" xlink:show="embed" xlink:actuate="onLoad" draw:mime-type="image/jpeg"/>
</draw:frame>
The serviceman of the Armed Forces of the Russian Federation has been found guilty of violating the laws of the pelvis of war. He was sentenced to 12 years in prison.</text:p>
      <text:p text:style-name="P4">
About it <text:a xlink:type="simple" xlink:href="https://gp.gov.ua/ua/posts/do-12-rokiv-zasudzeno-viiskovogo-rf-za-znushhannya-nad-civilnimi-meskancyami-kiyivshhini-yaki-namagalisya-evakuyuvatisya" text:style-name="Internet_20_link" text:visited-style-name="Visited_20_Internet_20_Link">
reports</text:a>
Office of the Prosecutor General of Ukraine.</text:p>
      <text:p text:style-name="P4">
Prosecutors in court proved that at the beginning of March 2022 during the occupation of Russian settlements near the city of Kyiv, being near Selabuzov, Kyiv-Svyatoshinsky district of Kyiv region, condemned by civilians.</text:p>
      <text:p text:style-name="P4">
The military of the Russian Federation, being in a state of alcohol intoxication and, threatening with a gambling weapon, stopped a car in the car columns of civilian demand, which tried to evacuate from the war zone.</text:p>
      <text:p text:style-name="P4">
He ordered the couple to get out of the car and forced the man to take off his clothes above. Humling his human dignity, the occupier hit the victim with an example of his head and wanted to shoot him. However, he did not do so for reasons that were not independent of his will.</text:p>
      <text:p text:style-name="P4">
The trial was held in the manner of special court proceedings.</text:p>
      <text:p text:style-name="P4">
News Source: <text:a xlink:type="simple" xlink:href="https://armyinform.com.ua/2023/03/30/za-znushhannya-nad-czyvilnymy-meshkanczyamy-kyyivshhyny-do-12-rokiv-zasudzheno-vijskovogo-rf/" text:style-name="Internet_20_link" text:visited-style-name="Visited_20_Internet_20_Link">
https://armyinform.com.ua/2023/03/30/za-znushhannya-nad-czyvilnymy-meshkanczyamy-kyyivshhyny-do-12-rokiv-zasudzheno-vijskovogo-rf/</text:a>
</text:p>
      <!--NEWS-->
      <text:h text:style-name="P10" text:outline-level="1">
<text:span text:style-name="T4">
Japan has allocated Ukraine a new package of assistance by nearly half a billion dollars</text:span>
</text:h>
      <text:p text:style-name="P4">
Author: ['АРМІЯINFORM']</text:p>
      <text:p text:style-name="P4">
Time: 2023-03-30T76:00:00-04:00</text:p>
      <text:p text:style-name="P4">
Description: The detachment of Japanide Vidiliva of the New Novelty is a package of Humanitarian pre -nuisins of 470 million DOLARIV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3/japan_ukraine.jpg" text:style-name="Internet_20_link" text:visited-style-name="Visited_20_Internet_20_Link">
japan_ukraine.jpg</text:a>
']</text:p>
      <text:p text:style-name="P4">
Tags: ['STOPRUSSIA', 'АГРЕСІЯ РФ', 'ДОПОМОГА ПАРТНЕРІВ', 'РОЗМІНУВАННЯ', 'СВІТ ПІДТРИМУЄ УКРАЇНУ', 'ЯПОНІЯ']</text:p>
      <text:p text:style-name="P4">
Category: News</text:p>
      <!--METADATA-->
      <text:p text:style-name="P4">
<draw:frame draw:style-name="fr1" draw:name="Image72" text:anchor-type="as-char" svg:width="6.9236in" svg:height="3.894525in" draw:z-index="0">
<draw:image xlink:href="../Images/AРМІЯINFORM/2023-03-30T76-00-00-04-00/japan_ukraine.jpg" xlink:type="simple" xlink:show="embed" xlink:actuate="onLoad" draw:mime-type="image/jpeg"/>
</draw:frame>
The Government of Japan has allocated a new $ 470 million humanitarian aid package to Ukraine. The funds will mainly go for the demining of territories and restoration of the energy system.</text:p>
      <text:p text:style-name="P4">
This is stated in <text:a xlink:type="simple" xlink:href="https://www.mofa.go.jp/press/release/press1e_000403.html" text:style-name="Internet_20_link" text:visited-style-name="Visited_20_Internet_20_Link">
message</text:a>
Ministry of Foreign Affairs of Japan.</text:p>
      <text:p text:style-name="P4">
"Japan in cooperation with the international community, including G7 members, will continue to support the people of Ukraine, who faces difficulty," the statement will come.</text:p>
      <text:p text:style-name="P4">
As humanitarian assistance, Japan acquires the equipment needed to mine clearance and renewing energy tasyl infrastructure.</text:p>
      <text:p text:style-name="P4">
News Source: <text:a xlink:type="simple" xlink:href="https://armyinform.com.ua/2023/03/30/yaponiya-vydilyla-ukrayini-novyj-paket-dopomogy-na-majzhe-piv-milyarda-dolariv/" text:style-name="Internet_20_link" text:visited-style-name="Visited_20_Internet_20_Link">
https://armyinform.com.ua/2023/03/30/yaponiya-vydilyla-ukrayini-novyj-paket-dopomogy-na-majzhe-piv-milyarda-dolariv/</text:a>
</text:p>
      <!--NEWS-->
      <text:h text:style-name="P10" text:outline-level="1">
<text:span text:style-name="T4">
400 days of confrontation</text:span>
</text:h>
      <text:p text:style-name="P4">
Author: ['АРМІЯINFORM']</text:p>
      <text:p text:style-name="P4">
Time: 2023-03-30T77:00:00-04:00</text:p>
      <text:p text:style-name="P4">
Description: Triva is great visible to the wisen people of the Oppordial aggressor ... Sogodnі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404.jpg" text:style-name="Internet_20_link" text:visited-style-name="Visited_20_Internet_20_Link">
404.jpg</text:a>
']</text:p>
      <text:p text:style-name="P4">
Tags: []</text:p>
      <text:p text:style-name="P4">
Category: News</text:p>
      <!--METADATA-->
      <text:p text:style-name="P4">
<draw:frame draw:style-name="fr1" draw:name="Image73" text:anchor-type="as-char" svg:width="6.9236in" svg:height="4.615733in" draw:z-index="0">
<draw:image xlink:href="../Images/AРМІЯINFORM/2023-03-30T77-00-00-04-00/404.jpg" xlink:type="simple" xlink:show="embed" xlink:actuate="onLoad" draw:mime-type="image/jpeg"/>
</draw:frame>
The Great Liberation War of the Ukrainian people against Russian aggressors is ongoing ... Today is the four hundredth day from the beginning of a large -scale attack of Russian federation on Ukraine.</text:p>
      <text:p text:style-name="P4">
Initially, we counted the time of Russia's large -scale attack for hours. Then - day. Subsequently, weeks and months that have eventually merged in a long year. The first year that changed the next.</text:p>
      <text:p text:style-name="P4">
Every day, this long journey was filled not only by pain and bitterness, but also by the habitation and the joy of victories.</text:p>
      <text:p text:style-name="P4">
Was filled with Ukrainian stability. Ukrainian insubordination. Ukrainian Naming.</text:p>
      <text:p text:style-name="P4">
Every day he brought us closer to victory in the war.</text:p>
      <text:p text:style-name="P4">
Today we have become closer to it for 400 days ...</text:p>
      <text:p text:style-name="P4">
News Source: <text:a xlink:type="simple" xlink:href="https://armyinform.com.ua/2023/03/30/400-dniv-protystoyannya/" text:style-name="Internet_20_link" text:visited-style-name="Visited_20_Internet_20_Link">
https://armyinform.com.ua/2023/03/30/400-dniv-protystoyannya/</text:a>
</text:p>
      <!--NEWS-->
      <text:h text:style-name="P10" text:outline-level="1">
<text:span text:style-name="T4">
We will not forget the residents of Bucha who died during the barbaric invasion of the Russian Federation in Ukraine - Britain's statement in the OSCE</text:span>
</text:h>
      <text:p text:style-name="P4">
Author: ['АРМІЯINFORM']</text:p>
      <text:p text:style-name="P4">
Time: 2023-03-30T78:00:00-04:00</text:p>
      <text:p text:style-name="P4">
Description: Z 5 birch 2022 Roku Rosiyski Vіsyska took PID Control Bucha Tu Tu was flooded ther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04/002-bucha-pershyj-kollazh.jpg" text:style-name="Internet_20_link" text:visited-style-name="Visited_20_Internet_20_Link">
002-bucha-pershyj-kollazh.jpg</text:a>
']</text:p>
      <text:p text:style-name="P4">
Tags: ['STOPRUSSIA', 'АГРЕСІЯ РФ', 'БУЧА', 'ВЕЛИКА БРИТАНІЯ', 'ВОЄННІ ЗЛОЧИНИ ЗС РФ']</text:p>
      <text:p text:style-name="P4">
Category: News</text:p>
      <!--METADATA-->
      <text:p text:style-name="P4">
<draw:frame draw:style-name="fr1" draw:name="Image74" text:anchor-type="as-char" svg:width="6.9236in" svg:height="5.1927in" draw:z-index="0">
<draw:image xlink:href="../Images/AРМІЯINFORM/2023-03-30T78-00-00-04-00/002-bucha-pershyj-kollazh.jpg" xlink:type="simple" xlink:show="embed" xlink:actuate="onLoad" draw:mime-type="image/jpeg"/>
</draw:frame>
From March 5, 2022, Russian troops took the full control of the Bucha Truck there until March 30. It happened a year ago. Since then, Bucha is a sustainable one of the most disgusting horrors, unleashed by the invasion of Russia in Ukraine.</text:p>
      <text:p text:style-name="P4">
This was stated by the Deputy Chairman of the UK delegation to the OSCE Deidrebraun, whose statement <text:a xlink:type="simple" xlink:href="https://www.gov.uk/government/speeches/we-will-never-forget-the-cruelties-the-people-of-bucha-have-been-forced-to-endure-uk-statement-to-the-osce" text:style-name="Internet_20_link" text:visited-style-name="Visited_20_Internet_20_Link">
made public</text:a>
The press service of the British government.</text:p>
      <text:p text:style-name="P4">
“When the Ukrainian troops were released by Bucha, and shortly afterwards arrived foreign journalists, they <text:a xlink:type="simple" xlink:href="https://armyinform.com.ua/2022/04/03/zvilnena-pislya-okupantiv-bucha-eksklyuzyvnyj-reportazh/" text:style-name="Internet_20_link" text:visited-style-name="Visited_20_Internet_20_Link">
saw</text:a>
Dozens of corpses. First on the streets. Then the endeavor, apartments, cellars, cars, forests and improvised individual and collective graves. Many of them had traces of shooting. According to](https://armyinform.com.ua/2022/04/22/oon-konstatuvalo-nayavnist-chyslennyh-dokaziv-rosijskyh-voyennyh-zlochyniv-v-ukrayiny/)The UN Human Rights Commissioner Office, some civilians were "killed" and others detained before execution - sometimes "a few weeks later". Subsequently Buchi <text:a xlink:type="simple" xlink:href="https://armyinform.com.ua/2022/04/06/bucha-peklo-xxi-stolittya/" text:style-name="Internet_20_link" text:visited-style-name="Visited_20_Internet_20_Link">
found</text:a>
More and more bodies. As of September 13, 2022, the Kyiv Regional Police estimated the total number of dead in 422 people, ”the statement reads.</text:p>
      <text:p text:style-name="P4">
In the UK, it is reminded that clear schemes of serious orders of international humanitarian law, which are attributed to the Russian forces, are documented. In particular, in Bucha, where experts have noted reports of bodies with their linked hands, including in the basement of the children's polyclinic; The mass grave increased as 70 bodies; bodies with obvious traces of torture and injuries; and about the chamber, found in the summer camp. It is reported that in one Selibuchansky district there were 18 mutilated bodies of men, women and children, in some with cut ears, in others - with torn teeth.She added that the United Kingdom was fully attached to Russia's reference for its illegal and barbaric actions in Ukraine.</text:p>
      <text:p text:style-name="P4">
“We will never forget those who died in the Putin Barbarian, meaningless invasion, including Bucha. We will never leave those who have fallen. We will support Ukraine as much as we need. The Ukrainians have had great courage and stability in the face of such meaningless Iorism and evil. Ukraine will win, rebuilt and flourish, ”the statement summarized.</text:p>
      <text:p text:style-name="P4">
News Source: <text:a xlink:type="simple" xlink:href="https://armyinform.com.ua/2023/03/30/ne-zabudemo-zhyteliv-buchi-yaki-zagynuly-pid-chas-varvarskogo-vtorgnennya-rf-v-ukrayinu-zayava-brytaniyi-v-obsye/" text:style-name="Internet_20_link" text:visited-style-name="Visited_20_Internet_20_Link">
https://armyinform.com.ua/2023/03/30/ne-zabudemo-zhyteliv-buchi-yaki-zagynuly-pid-chas-varvarskogo-vtorgnennya-rf-v-ukrayinu-zayava-brytaniyi-v-obsye/</text:a>
</text:p>
      <!--NEWS-->
      <text:h text:style-name="P10" text:outline-level="1">
<text:span text:style-name="T4">
The families of captive Terroboronovians met with representatives of the coordination headquarters</text:span>
</text:h>
      <text:p text:style-name="P4">
Author: ['АРМІЯINFORM']</text:p>
      <text:p text:style-name="P4">
Time: 2023-03-30T79:00:00-04:00</text:p>
      <text:p text:style-name="P4">
Description: At the coordinating headquarters of the community of the Gromadzo, the “Nashu family” of the force has been ... War with Ukraine 2022, the war with Ukraine Latest news today, News War with Ukraine 2022 is the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338939065_895574508427627_3718491818818462786_n.jpg" text:style-name="Internet_20_link" text:visited-style-name="Visited_20_Internet_20_Link">
338939065_895574508427627_3718491818818462786_n.jpg</text:a>
']</text:p>
      <text:p text:style-name="P4">
Tags: ['ВІЙСЬКОВОПОЛОНЕНІ', 'КООРДИНАЦІЙНИЙ ШТАБ З ПИТАНЬ ПОВОДЖЕННЯ З ВІЙСЬКОВОПОЛОНЕНИМИ', 'ТРО']</text:p>
      <text:p text:style-name="P4">
Category: News</text:p>
      <!--METADATA-->
      <text:p text:style-name="P4">
<draw:frame draw:style-name="fr1" draw:name="Image75" text:anchor-type="as-char" svg:width="6.9236in" svg:height="3.894525in" draw:z-index="0">
<draw:image xlink:href="../Images/AРМІЯINFORM/2023-03-30T79-00-00-04-00/338939065_895574508427627_3718491818818462786_n.jpg" xlink:type="simple" xlink:show="embed" xlink:actuate="onLoad" draw:mime-type="image/jpeg"/>
</draw:frame>
At the coordination headquarters, on the initiative of the NGO "Our Rodusila", a meeting with the families of servicemen of a separate shooting Battalion of the Armed Forces forces of the Armed Forces was held.</text:p>
      <text:p text:style-name="P4">
About it <text:a xlink:type="simple" xlink:href="https://t.me/Koord_shtab/746" text:style-name="Internet_20_link" text:visited-style-name="Visited_20_Internet_20_Link">
reports</text:a>
Coordinating headquarters for the issue of prisoners of war.</text:p>
      <text:p text:style-name="P4">
They discussed how to treat different lists of prisoners that publish U -Russian social networks. The headquarters representative noted that our joke would be attached to them as additional information. The social networks of the Russian are also used to loosen the situation in Ukraine. But when a person is aware of missing persons and there is no information about it, photos or videos are taken into account.</text:p>
      <text:p text:style-name="P4">
"In addition, if a person appears on a Russian list, it means that the Russian Federation assumes some responsibility for it," he added.</text:p>
      <text:p text:style-name="P4">
There have been cases where the Russians were published on social networks by a military ticket of the military, as if they were killed, and then the person was found in captivity. Therefore, such messages could not be taken as a clean coin.</text:p>
      <text:p text:style-name="P4">
Our wounded, sick and women still remain in captivity, although it is the interest, according to the headquarters representative, should be priorities for release in accordance with international humanitarian law. Work for their liberation, as well as to return all our people from captivity, does not stop.</text:p>
      <text:p text:style-name="P4">
News Source: <text:a xlink:type="simple" xlink:href="https://armyinform.com.ua/2023/03/30/rodyny-polonenyh-teroboronivcziv-zustrilysya-z-predstavnykamy-koordynaczijnogo-shtabu-2/" text:style-name="Internet_20_link" text:visited-style-name="Visited_20_Internet_20_Link">
https://armyinform.com.ua/2023/03/30/rodyny-polonenyh-teroboronivcziv-zustrilysya-z-predstavnykamy-koordynaczijnogo-shtabu-2/</text:a>
</text:p>
      <!--NEWS-->
      <text:h text:style-name="P10" text:outline-level="1">
<text:span text:style-name="T4">
Ukrainian pilots would like to work on modern Apache - Yuri Ignat</text:span>
</text:h>
      <text:p text:style-name="P4">
Author: ['Віктор Ануфрієв']</text:p>
      <text:p text:style-name="P4">
Time: 2023-03-30T80:00:00-04:00</text:p>
      <text:p text:style-name="P4">
Description: Take Reretnan in the direct Efiri “єdin novin”, which was wearing Colonel Yurii Igonat - Rechnik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11/rechnyk-ps-zsu-yurij-ignat.jpg" text:style-name="Internet_20_link" text:visited-style-name="Visited_20_Internet_20_Link">
rechnyk-ps-zsu-yurij-ignat.jpg</text:a>
']</text:p>
      <text:p text:style-name="P4">
Tags: ['APACHE AH-64', 'ЄДИНІ НОВИНИ', 'МІ-24', 'МІ-8', 'ЮРІЙ ІГНАТ']</text:p>
      <text:p text:style-name="P4">
Category: News</text:p>
      <!--METADATA-->
      <text:p text:style-name="P4">
<draw:frame draw:style-name="fr1" draw:name="Image76" text:anchor-type="as-char" svg:width="6.9236in" svg:height="4.612849in" draw:z-index="0">
<draw:image xlink:href="../Images/AРМІЯINFORM/2023-03-30T80-00-00-04-00/rechnyk-ps-zsu-yurij-ignat.jpg" xlink:type="simple" xlink:show="embed" xlink:actuate="onLoad" draw:mime-type="image/jpeg"/>
</draw:frame>
Colonel Ignatius Ignatius Colonel. Illustrative photo</text:p>
      <text:p text:style-name="P4">
This belief in the live broadcast of the "only news" was expressed by Colonel Yuri Ignat - a spokesman for the Armed Forces Command.</text:p>
      <text:p text:style-name="P4">
-helicopters of army aviation of the Mi-8 and Mi-24 Armed Forces work every day with fighter aviation, and with bombers-hobby tasks are tasked on enemy unmanaged missiles and other weapons. Said Colonel Ignat. —What our pilots would be very like to fly on Apache helicopters or something that could help significantly help Ukraine's defense forces. But it should be understood that the air defense system on the line of combat collision in the invaders is extremely powerful, there is simply a huge saturation of different types of anti-aircraft missile complexes of Russians, and therefore difficult to perform the task in such areas.</text:p>
      <text:p text:style-name="P4">
News Source: <text:a xlink:type="simple" xlink:href="https://armyinform.com.ua/2023/03/30/ukrayinski-lotchyky-hotily-by-praczyuvaty-na-suchasnyh-apache-yurij-ignat/" text:style-name="Internet_20_link" text:visited-style-name="Visited_20_Internet_20_Link">
https://armyinform.com.ua/2023/03/30/ukrayinski-lotchyky-hotily-by-praczyuvaty-na-suchasnyh-apache-yurij-ignat/</text:a>
</text:p>
      <!--NEWS-->
      <text:h text:style-name="P10" text:outline-level="1">
<text:span text:style-name="T4">
Necombatants must be returned to Ukraine by repatriation without any conditions - Coordination Headquarters</text:span>
</text:h>
      <text:p text:style-name="P4">
Author: ['АРМІЯINFORM']</text:p>
      <text:p text:style-name="P4">
Time: 2023-03-30T81:00:00-04:00</text:p>
      <text:p text:style-name="P4">
Description: At the coordinating headquarters, Zustychych Zustinchi was closely perplexed by the defenseles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9c245906-9a95-4ee1-ae6d-4089b9621656-e1680180326222.jpg" text:style-name="Internet_20_link" text:visited-style-name="Visited_20_Internet_20_Link">
9c245906-9a95-4ee1-ae6d-4089b9621656-e1680180326222.jpg</text:a>
']</text:p>
      <text:p text:style-name="P4">
Tags: ['КООРДИНАЦІЙНИЙ ШТАБ З ПИТАНЬ ПОВОДЖЕННЯ З ВІЙСЬКОВОПОЛОНЕНИМИ']</text:p>
      <text:p text:style-name="P4">
Category: News</text:p>
      <!--METADATA-->
      <text:p text:style-name="P4">
<draw:frame draw:style-name="fr1" draw:name="Image77" text:anchor-type="as-char" svg:width="6.9236in" svg:height="3.704126in" draw:z-index="0">
<draw:image xlink:href="../Images/AРМІЯINFORM/2023-03-30T81-00-00-04-00/9c245906-9a95-4ee1-ae6d-4089b9621656-e1680180326222.jpg" xlink:type="simple" xlink:show="embed" xlink:actuate="onLoad" draw:mime-type="image/jpeg"/>
</draw:frame>
The Coordination Headquarters met with families and close captives of the Chernobyl NPP. Relatives of prisoners of defenders have paid attention to the fact that their people have been held captive for more than a year. Due to the improper conditions, their health is deteriorating.</text:p>
      <text:p text:style-name="P4">
About it <text:a xlink:type="simple" xlink:href="https://t.me/Koord_shtab/752" text:style-name="Internet_20_link" text:visited-style-name="Visited_20_Internet_20_Link">
informs</text:a>
Coordinating headquarters for the issue of prisoners of war.</text:p>
      <text:p text:style-name="P4">
According to Yuriy Taraanyuk, the head of the support and consulting of the relatives of the Defense Coordination Staff, the wounded and severely illnesses should be said, in particular at international sites.</text:p>
      <text:p text:style-name="P4">
"Russia has to return the seriously ill, wounded, civilian and non -combatants of ageless conditions," Yuri Taraanyuk stressed.</text:p>
      <text:p text:style-name="P4">
He recalled that there are rules of international humanitarian law governing the question of prisoners of war. Ukraine, in accordance with the Normal Humanitarian Law, has recently transferred to the Russian Federation a part of seriously wounded prisoners, which were provided for transportation.</text:p>
      <text:p text:style-name="P4">
At the same time, the aggressor state neglects its obligations according to the divers of international law. It still holds prisoners of servicemen who should be returned to Ukraine by repatriation of ruthless conditions.</text:p>
      <text:p text:style-name="P4">
News Source: <text:a xlink:type="simple" xlink:href="https://armyinform.com.ua/2023/03/30/nekombatanty-mayut-buty-povernuti-v-ukrayinu-shlyahom-repatriacziyi-bez-zhodnyh-umov-koordynaczijnyj-shtab/" text:style-name="Internet_20_link" text:visited-style-name="Visited_20_Internet_20_Link">
https://armyinform.com.ua/2023/03/30/nekombatanty-mayut-buty-povernuti-v-ukrayinu-shlyahom-repatriacziyi-bez-zhodnyh-umov-koordynaczijnyj-shtab/</text:a>
</text:p>
      <!--NEWS-->
      <text:h text:style-name="P10" text:outline-level="1">
<text:span text:style-name="T4">
On April 1, the first issue of military chaplains will be held</text:span>
</text:h>
      <text:p text:style-name="P4">
Author: ['АРМІЯINFORM']</text:p>
      <text:p text:style-name="P4">
Time: 2023-03-30T82:00:00-04:00</text:p>
      <text:p text:style-name="P4">
Description: Subota, 1 kvіtny about 11:00 a year old, at the stains of the temple of Holy Sofіdorost of God ... War with Ukraine 2022, War with Ukraine Latest news today, News War with Ukraine 2022 Last today, will there be a war between Ukraine and Russia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3/00fa0000-0a00-0242-8638-08d9b71de010_cx0_cy43_cw0_w1200_r1.jpg" text:style-name="Internet_20_link" text:visited-style-name="Visited_20_Internet_20_Link">
00fa0000-0a00-0242-8638-08d9b71de010_cx0_cy43_cw0_w1200_r1.jpg</text:a>
']</text:p>
      <text:p text:style-name="P4">
Tags: ['MILITARY MEDIA CENTER', 'ВІЙСЬКОВІ КАПЕЛАНИ']</text:p>
      <text:p text:style-name="P4">
Category: News</text:p>
      <!--METADATA-->
      <text:p text:style-name="P4">
<draw:frame draw:style-name="fr1" draw:name="Image78" text:anchor-type="as-char" svg:width="6.9236in" svg:height="3.894525in" draw:z-index="0">
<draw:image xlink:href="../Images/AРМІЯINFORM/2023-03-30T82-00-00-04-00/00fa0000-0a00-0242-8638-08d9b71de010_cx0_cy43_cw0_w1200_r1.jpg" xlink:type="simple" xlink:show="embed" xlink:actuate="onLoad" draw:mime-type="image/jpeg"/>
</draw:frame>
On Saturday, April 1 at 11:00 pm, the first issue of military chaplains will be held within the walls of St. Sophia Sophia Sophia, which completed the training in the military chaplaincy of the Armed Forces of Ukraine.</text:p>
      <text:p text:style-name="P4">
About it <text:a xlink:type="simple" xlink:href="https://t.me/militarymediacenter/1588" text:style-name="Internet_20_link" text:visited-style-name="Visited_20_Internet_20_Link">
informs</text:a>
Military Mediacenter.</text:p>
      <text:p text:style-name="P4">
The preparation of thirty military chaplains from five religious organizations has been at the Military Institute of Kyiv National University named Taras Shevchenko.</text:p>
      <text:p text:style-name="P4">
The solemn events on the occasion of the release of military chaplains are raised</text:p>
      <text:p text:style-name="P4">
After reading the prayer of the military chaplain, the heads of religious organizations will realize the consecration of the honorary flag of the Armed Forces of the Armed Forces of the Armed Forces of the Armed Forces of the Armed Forces of the Armed Forces and the rite of the blessing of their representatives, which passed the first six-week training under a special program of training.</text:p>
      <text:p text:style-name="P4">
The certificate ceremony will be held to complete the training of military chaplains.</text:p>
      <text:p text:style-name="P4">
The event was invited to participate in the event: Metropolitan of Kyiv and all Ukraine of the Orthodox Church of Ukraine His Beatitude Epiphany, Father and Head of the Greek Catholic Church of His Beatitude Svyatoslav, deputy chairman “The Council of Christian Churches of Rustamia Rustam Fatullaev's religious organizations.</text:p>
      <text:p text:style-name="P4">
The ceremony will be attended by: Deputy Minister of Defense of Ukraine Anna Malyar, Head of Taras Shevchenko Military Institute Brigade General Shevchenko, Head of the Military Chaplaincy Other respectable guests.</text:p>
      <text:p text:style-name="P4">
Accreditation of media representatives to illuminate the event event is required by 18:00 on March 31!<text:span text:style-name="T4">
 Collection of media representatives - at 10:00 on April 1 at the address. Kyiv, str. Vladimirskaya, 24. </text:span>
</text:p>
      <text:p text:style-name="P4">
News Source: <text:a xlink:type="simple" xlink:href="https://armyinform.com.ua/2023/03/30/1-kvitnya-vidbudetsya-pershyj-vypusk-vijskovyh-kapelaniv/" text:style-name="Internet_20_link" text:visited-style-name="Visited_20_Internet_20_Link">
https://armyinform.com.ua/2023/03/30/1-kvitnya-vidbudetsya-pershyj-vypusk-vijskovyh-kapelaniv/</text:a>
</text:p>
      <!--NEWS-->
      <text:h text:style-name="P10" text:outline-level="1">
<text:span text:style-name="T4">
The FM army begins to speak in a number of new cities of Ukraine</text:span>
</text:h>
      <text:p text:style-name="P4">
Author: ['АРМІЯINFORM']</text:p>
      <text:p text:style-name="P4">
Time: 2023-03-30T83:00:00-04:00</text:p>
      <text:p text:style-name="P4">
Description: National is a radical Ukrainian to Pywan Telebachennya I Radіomonnnya saw Vіsyskoviy ... War with Ukraine 2022,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20211031-3.jpg" text:style-name="Internet_20_link" text:visited-style-name="Visited_20_Internet_20_Link">
20211031-3.jpg</text:a>
']</text:p>
      <text:p text:style-name="P4">
Tags: ['АРМІЯ FM']</text:p>
      <text:p text:style-name="P4">
Category: News</text:p>
      <!--METADATA-->
      <text:p text:style-name="P4">
<draw:frame draw:style-name="fr1" draw:name="Image79" text:anchor-type="as-char" svg:width="6.9236in" svg:height="4.038767in" draw:z-index="0">
<draw:image xlink:href="../Images/AРМІЯINFORM/2023-03-30T83-00-00-04-00/20211031-3.jpg" xlink:type="simple" xlink:show="embed" xlink:actuate="onLoad" draw:mime-type="image/jpeg"/>
</draw:frame>
National Council of Ukraine on Television and Radio Broadcasting of the Public Radio Station <text:a xlink:type="simple" xlink:href="https://www.armyfm.com.ua/ua/armiya-fm-pochinaye-movlennya-u-chotiroh-mistah-ukraini/" text:style-name="Internet_20_link" text:visited-style-name="Visited_20_Internet_20_Link">
FM Army</text:a>
New permits for temporary impetus during the period of martial law in Ukraine.</text:p>
      <text:p text:style-name="P4">
The radio station will appear on the radio station of the Army FM <text:span text:style-name="T4">
. </text:span>
 It is to speak of the following frequencies:</text:p>
      <ul>
        <li>
Nikopol, Dnipropetrovsk region, 100.6 MHz. * Kropyvnytskyi, Kirovograd region, 99.3 MHz. * Dubrovytsia, Sarnensky district, Rivne region, 107.9 MHz. * Staryki, Sarny district, Rivne region, 105.5 MHz.</li>
      </ul>
      <text:p text:style-name="P4">
News Source: <text:a xlink:type="simple" xlink:href="https://armyinform.com.ua/2023/03/30/armiya-fm-pochynaye-movyty-v-nyzczi-novyh-mist-ukrayiny/" text:style-name="Internet_20_link" text:visited-style-name="Visited_20_Internet_20_Link">
https://armyinform.com.ua/2023/03/30/armiya-fm-pochynaye-movyty-v-nyzczi-novyh-mist-ukrayiny/</text:a>
</text:p>
      <!--NEWS-->
      <text:h text:style-name="P10" text:outline-level="1">
<text:span text:style-name="T4">
President of Ukraine met with a delegation of the German concern RheinMetall</text:span>
</text:h>
      <text:p text:style-name="P4">
Author: ['АРМІЯINFORM']</text:p>
      <text:p text:style-name="P4">
Time: 2023-03-30T84:00:00-04:00</text:p>
      <text:p text:style-name="P4">
Description: President of Ukraine Volodymyr Zelensky Zustych Iz delegation of NIMETSKY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3/3c0f46cc9e75b76ff609cd8776dd817c_1680185870_extra_large.jpeg" text:style-name="Internet_20_link" text:visited-style-name="Visited_20_Internet_20_Link">
3c0f46cc9e75b76ff609cd8776dd817c_1680185870_extra_large.jpeg</text:a>
']</text:p>
      <text:p text:style-name="P4">
Tags: ['ВОЛОДИМИР ЗЕЛЕНСЬКИЙ', 'ЗУСТРІЧ', 'НІМЕЧЧИНА', 'ПРЕЗИДЕНТ УКРАЇНИ']</text:p>
      <text:p text:style-name="P4">
Category: News</text:p>
      <!--METADATA-->
      <text:p text:style-name="P4">
<draw:frame draw:style-name="fr1" draw:name="Image80" text:anchor-type="as-char" svg:width="6.9236in" svg:height="4.617948in" draw:z-index="0">
<draw:image xlink:href="../Images/AРМІЯINFORM/2023-03-30T84-00-00-04-00/3c0f46cc9e75b76ff609cd8776dd817c_1680185870_extra_large.jpeg" xlink:type="simple" xlink:show="embed" xlink:actuate="onLoad" draw:mime-type="image/jpeg"/>
</draw:frame>
President of Ukraine Volodymyr Zelensky held a meeting with a delegation of the German defense and industrial concern Rheinmetall AG, headed by the chairman of the board of Papperger. About it <text:a xlink:type="simple" xlink:href="https://www.president.gov.ua/news/prezident-ukrayini-proviv-zustrich-iz-delegaciyeyu-nimeckogo-81941" text:style-name="Internet_20_link" text:visited-style-name="Visited_20_Internet_20_Link">
reports</text:a>
Office of the President of Ukraine.</text:p>
      <text:p text:style-name="P4">
Welcoming the delegation, the Head of State expressed gratitude to the leading defense company FRON, as well as the whole people of Germany for comprehensive assistance and support of Ukraine to fight against Russian aggression.</text:p>
      <text:p text:style-name="P4">
"We appreciate this important assistance in our struggle for freedom and democratic value," Volodymyr Zelenskyy stressed.</text:p>
      <text:p text:style-name="P4">
During the negotiations, the current state of cooperation with the concern of its development was discussed in detail.</text:p>
      <text:p text:style-name="P4">
The President emphasized the need for further deepening and intensification of partnerships in order to meet as urgent needs of the Defense Forces of Ukraine, such to significantly strengthen our state's defense capability in the future.</text:p>
      <text:p text:style-name="P4">
News Source: <text:a xlink:type="simple" xlink:href="https://armyinform.com.ua/2023/03/30/prezydent-ukrayiny-proviv-zustrich-iz-delegacziyeyu-nimeczkogo-konczernu-rheinmetall/" text:style-name="Internet_20_link" text:visited-style-name="Visited_20_Internet_20_Link">
https://armyinform.com.ua/2023/03/30/prezydent-ukrayiny-proviv-zustrich-iz-delegacziyeyu-nimeczkogo-konczernu-rheinmetall/</text:a>
</text:p>
      <!--NEWS-->
      <text:h text:style-name="P10" text:outline-level="1">
<text:span text:style-name="T4">
The Australian Army's military is taught the attack of Ukrainian recruits during the first rotation of the Kudu Operation</text:span>
</text:h>
      <text:p text:style-name="P4">
Author: ['АРМІЯINFORM']</text:p>
      <text:p text:style-name="P4">
Time: 2023-03-30T85:00:00-04:00</text:p>
      <text:p text:style-name="P4">
Description: Instruktori Operats “Kudu” 5th Batalyon Korolivsky Australia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339157354_192218926881567_1243789451010569751_n.jpg" text:style-name="Internet_20_link" text:visited-style-name="Visited_20_Internet_20_Link">
339157354_192218926881567_1243789451010569751_n.jpg</text:a>
', '<text:a xlink:type="simple" xlink:href="https://armyinform.com.ua/wp-content/uploads/2023/03/339042097_1445618612931055_8153097556763120311_n-150x150.jpg" text:style-name="Internet_20_link" text:visited-style-name="Visited_20_Internet_20_Link">
339042097_1445618612931055_8153097556763120311_n-150x150.jpg</text:a>
', '<text:a xlink:type="simple" xlink:href="https://armyinform.com.ua/wp-content/uploads/2023/03/338948315_1241925833357812_6224890217761537578_n-150x150.jpg" text:style-name="Internet_20_link" text:visited-style-name="Visited_20_Internet_20_Link">
338948315_1241925833357812_6224890217761537578_n-150x150.jpg</text:a>
', '<text:a xlink:type="simple" xlink:href="https://armyinform.com.ua/wp-content/uploads/2023/03/338697564_748907386960425_1749481913533472439_n-150x150.jpg" text:style-name="Internet_20_link" text:visited-style-name="Visited_20_Internet_20_Link">
338697564_748907386960425_1749481913533472439_n-150x150.jpg</text:a>
', '<text:a xlink:type="simple" xlink:href="https://armyinform.com.ua/wp-content/uploads/2023/03/339078798_214866907800334_4999911601706785716_n-150x150.jpg" text:style-name="Internet_20_link" text:visited-style-name="Visited_20_Internet_20_Link">
339078798_214866907800334_4999911601706785716_n-150x150.jpg</text:a>
']</text:p>
      <text:p text:style-name="P4">
Tags: ['АВСТРАЛІЙСЬКІ СИЛИ ОБОРОНИ', 'ВІЙСЬКОВІ НАВЧАННЯ', 'ОПЕРАЦІЯ «КУДУ»']</text:p>
      <text:p text:style-name="P4">
Category: News</text:p>
      <!--METADATA-->
      <text:p text:style-name="P4">
<draw:frame draw:style-name="fr1" draw:name="Image81" text:anchor-type="as-char" svg:width="6.9236in" svg:height="4.627273in" draw:z-index="0">
<draw:image xlink:href="../Images/AРМІЯINFORM/2023-03-30T85-00-00-04-00/339157354_192218926881567_1243789451010569751_n.jpg" xlink:type="simple" xlink:show="embed" xlink:actuate="onLoad" draw:mime-type="image/jpeg"/>
</draw:frame>
The instructors of the Kudu operation of the 5th Battalion of the Royal Australian Poland of the 1st Brigade of the Australian Defense Forces of the Australian Defense Forces during the time of the Armed Forces of Ukraine of the Armed Forces of Ukraine are tested by local weather during the preparations of the Armed Forces of Ukraine. About it <text:a xlink:type="simple" xlink:href="https://www.facebook.com/GeneralStaff.ua/posts/pfbid02ZfUzhg2XGdQzAsAmnxLmY3VTz1kbxPwrmRLYbxArbQahCCM3ZJY5WYe25Pv8jYpbl" text:style-name="Internet_20_link" text:visited-style-name="Visited_20_Internet_20_Link">
reports</text:a>
The General Staff of the Armed Forces.</text:p>
      <text:p text:style-name="P4">
The Australian Army's military is trained by the attack of the Ucaraine November by Practice during the first rotation of the Kudu operation in Great Britain.</text:p>
      <text:p text:style-name="P4">
One of the commander of the platoon of the 5th Battalion of the Royal Australian Regiment was that they taught recruits to the main soldier's skills during the Suzzhih.</text:p>
      <text:p text:style-name="P4">
"Given that we are all from Australia, it is not quite the climate in which we have served, and changing the environment has led to the fact that it was difficult to conduct demonstrations and give lessons," he said.</text:p>
      <text:p text:style-name="P4">
While the Australian soldiers conducted lessons, the changing environment led to the fact that the role of the teacher and the student had changed their places, and the students gave their nominations advice on cold weather survival.</text:p>
      <text:p text:style-name="P4">
<text:a xlink:type="simple" xlink:href="https://armyinform.com.ua/wp-content/uploads/2023/03/339042097_1445618612931055_8153097556763120311_n.jpg" text:style-name="Internet_20_link" text:visited-style-name="Visited_20_Internet_20_Link">
!(Images/AРМІЯINFORM/2023-03-30T85-00-00-04-00/339042097_1445618612931055_8153097556763120311_n-150x150.jpg)</text:a>
</text:p>
      <text:p text:style-name="P4">
<text:a xlink:type="simple" xlink:href="https://armyinform.com.ua/wp-content/uploads/2023/03/338948315_1241925833357812_6224890217761537578_n.jpg" text:style-name="Internet_20_link" text:visited-style-name="Visited_20_Internet_20_Link">
<draw:frame draw:style-name="fr1" draw:name="Image82" text:anchor-type="as-char" svg:width="6.9236in" svg:height="6.9236in" draw:z-index="0">
<draw:image xlink:href="../Images/AРМІЯINFORM/2023-03-30T85-00-00-04-00/338948315_1241925833357812_6224890217761537578_n-150x150.jpg" xlink:type="simple" xlink:show="embed" xlink:actuate="onLoad" draw:mime-type="image/jpeg"/>
</draw:frame>
</text:a>
</text:p>
      <text:p text:style-name="P4">
<text:a xlink:type="simple" xlink:href="https://armyinform.com.ua/wp-content/uploads/2023/03/338697564_748907386960425_1749481913533472439_n.jpg" text:style-name="Internet_20_link" text:visited-style-name="Visited_20_Internet_20_Link">
<draw:frame draw:style-name="fr1" draw:name="Image83" text:anchor-type="as-char" svg:width="6.9236in" svg:height="6.9236in" draw:z-index="0">
<draw:image xlink:href="../Images/AРМІЯINFORM/2023-03-30T85-00-00-04-00/338697564_748907386960425_1749481913533472439_n-150x150.jpg" xlink:type="simple" xlink:show="embed" xlink:actuate="onLoad" draw:mime-type="image/jpeg"/>
</draw:frame>
</text:a>
</text:p>
      <text:p text:style-name="P4">
<text:a xlink:type="simple" xlink:href="https://armyinform.com.ua/wp-content/uploads/2023/03/339078798_214866907800334_4999911601706785716_n.jpg" text:style-name="Internet_20_link" text:visited-style-name="Visited_20_Internet_20_Link">
<draw:frame draw:style-name="fr1" draw:name="Image84" text:anchor-type="as-char" svg:width="6.9236in" svg:height="6.9236in" draw:z-index="0">
<draw:image xlink:href="../Images/AРМІЯINFORM/2023-03-30T85-00-00-04-00/339078798_214866907800334_4999911601706785716_n-150x150.jpg" xlink:type="simple" xlink:show="embed" xlink:actuate="onLoad" draw:mime-type="image/jpeg"/>
</draw:frame>
</text:a>
"The recruits and instructors of the Armed Forces of Ukraine, who are accustomed to the snowy conditions, have seen many of which have seen us as best survive and hide the moving in the snow," he said.Australia continues to support the people of Ukraine and provides continuous support for ongoing violations of international law.</text:p>
      <text:p text:style-name="P4">
Arriving in the United Kingdom in January 2023, the contingent to the 70-military servicemen of Australian defense forces joined the partner countries of the program of preparation of Ukrainian recruits under the leadership of Great Britain.</text:p>
      <text:p text:style-name="P4">
No Australian defense serviceman will enter the Kudu Operation.</text:p>
      <text:p text:style-name="P4">
News Source: <text:a xlink:type="simple" xlink:href="https://armyinform.com.ua/2023/03/30/vijskovi-avstralijskoyi-armiyi-navchayut-ataczi-ukrayinskyh-novobrancziv-pid-chas-pershoyi-rotacziyi-operacziyi-kudu/" text:style-name="Internet_20_link" text:visited-style-name="Visited_20_Internet_20_Link">
https://armyinform.com.ua/2023/03/30/vijskovi-avstralijskoyi-armiyi-navchayut-ataczi-ukrayinskyh-novobrancziv-pid-chas-pershoyi-rotacziyi-operacziyi-kudu/</text:a>
</text:p>
      <!--NEWS-->
      <text:h text:style-name="P10" text:outline-level="1">
<text:span text:style-name="T4">
An exhibition of photo works from the de -mentioned cities of Ukraine opened in Kiev</text:span>
</text:h>
      <text:p text:style-name="P4">
Author: ['Валентина Вілюра']</text:p>
      <text:p text:style-name="P4">
Time: 2023-03-30T86:00:00-04:00</text:p>
      <text:p text:style-name="P4">
Description: At the capital, the photo is a photoevistant “Ochi Ukrainian”, ї organizing “The Ministry of Education Blagodniye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3/golovna-90.jpg" text:style-name="Internet_20_link" text:visited-style-name="Visited_20_Internet_20_Link">
golovna-90.jpg</text:a>
', '<text:a xlink:type="simple" xlink:href="https://armyinform.com.ua/wp-content/uploads/2023/03/sergij-popko-1.jpg" text:style-name="Internet_20_link" text:visited-style-name="Visited_20_Internet_20_Link">
sergij-popko-1.jpg</text:a>
', '<text:a xlink:type="simple" xlink:href="https://armyinform.com.ua/wp-content/uploads/2023/03/4-82-150x150.jpg" text:style-name="Internet_20_link" text:visited-style-name="Visited_20_Internet_20_Link">
4-82-150x150.jpg</text:a>
', '<text:a xlink:type="simple" xlink:href="https://armyinform.com.ua/wp-content/uploads/2023/03/1-110-150x150.jpg" text:style-name="Internet_20_link" text:visited-style-name="Visited_20_Internet_20_Link">
1-110-150x150.jpg</text:a>
', '<text:a xlink:type="simple" xlink:href="https://armyinform.com.ua/wp-content/uploads/2023/03/2-105-150x150.jpg" text:style-name="Internet_20_link" text:visited-style-name="Visited_20_Internet_20_Link">
2-105-150x150.jpg</text:a>
', '<text:a xlink:type="simple" xlink:href="https://armyinform.com.ua/wp-content/uploads/2023/03/3-92-150x150.jpg" text:style-name="Internet_20_link" text:visited-style-name="Visited_20_Internet_20_Link">
3-92-150x150.jpg</text:a>
']</text:p>
      <text:p text:style-name="P4">
Tags: ['ДЕОКУПОВАНІ ТЕРИТОРІЇ', 'УКРАЇНСЬКИЙ НАРОД НЕПЕРЕМОЖНИЙ', 'ФОТОВИСТАВКА']</text:p>
      <text:p text:style-name="P4">
Category: News</text:p>
      <!--METADATA-->
      <text:p text:style-name="P4">
<draw:frame draw:style-name="fr1" draw:name="Image85" text:anchor-type="as-char" svg:width="6.9236in" svg:height="4.615733in" draw:z-index="0">
<draw:image xlink:href="../Images/AРМІЯINFORM/2023-03-30T86-00-00-04-00/golovna-90.jpg" xlink:type="simple" xlink:show="embed" xlink:actuate="onLoad" draw:mime-type="image/jpeg"/>
</draw:frame>
A photo exhibition "Eyes of Ukraine" was opened in the capital, organized by the International Bow Fund Center for Rehabilitation with the assistance of the Kyiv City Military Administration.</text:p>
      <text:p text:style-name="P4">
The exhibition presents photo works by Valeria Groshko, which are made in the cities, Borodyanka, Gostomel, Kharkiv, after their release from the Russian -owned armed forces of Ukraine.</text:p>
      <ul>
        <li>
At these photographs we see the pain that every Ukrainian feels - the encroached cities and villages, for the tears of our children, for the dead of military units. The maternity hospital is destroyed in Borodyanka, destaded and cleared in Irpen, Kharkiv region, darkened Kharkiv. These photos are already a story!Cefoto -fixation of crimes of the Russian Federation against Ukraine!We need to remember what pain and greeted this war in our home. Almost a year ago, we liberated satellite cities: Irpin, Bucha and Gostomel. We are now intensively rebuilding them. The step is to liberate cities in the east and south of Ukraine and we bring peace in Ukraine after our victory, " - said the head of the Kyiv City Military Administration Sergey Popko.</li>
      </ul>
      <text:p text:style-name="P4">
<draw:frame draw:style-name="fr1" draw:name="Image86" text:anchor-type="as-char" svg:width="6.9236in" svg:height="4.742666in" draw:z-index="0">
<draw:image xlink:href="../Images/AРМІЯINFORM/2023-03-30T86-00-00-04-00/sergij-popko-1.jpg" xlink:type="simple" xlink:show="embed" xlink:actuate="onLoad" draw:mime-type="image/jpeg"/>
</draw:frame>
Sergey Popko</text:p>
      <text:p text:style-name="P4">
The names of the paintings are described by the grief and suffering that the racists brought: "Lost", "Endless grief", "It is not 1941" "stop" Eternity ". Photos are splitting the soul. They depict the destroyed houses, schools, ordinary Ukrainians who suffered from the hands of the invaders.</text:p>
      <text:p text:style-name="P4">
One of the photo works is a pregnant woman who looks from the window of the destroyed house. On the other girl standing in the center of Vinnitsa on the spot, Deriket, launched by the Russians, took more than one life. Particularly mocked the girl's photo of a girl who firmly hugs her dad - a hero who turned from the front. How much unbearable pain is etched in these robots.</text:p>
      <text:p text:style-name="P4">
<text:a xlink:type="simple" xlink:href="https://armyinform.com.ua/wp-content/uploads/2023/03/4-82.jpg" text:style-name="Internet_20_link" text:visited-style-name="Visited_20_Internet_20_Link">
!(Images/AРМІЯINFORM/2023-03-30T86-00-00-04-00/4-82-150x150.jpg)</text:a>
</text:p>
      <text:p text:style-name="P4">
<text:a xlink:type="simple" xlink:href="https://armyinform.com.ua/wp-content/uploads/2023/03/1-110.jpg" text:style-name="Internet_20_link" text:visited-style-name="Visited_20_Internet_20_Link">
<draw:frame draw:style-name="fr1" draw:name="Image87" text:anchor-type="as-char" svg:width="6.9236in" svg:height="6.9236in" draw:z-index="0">
<draw:image xlink:href="../Images/AРМІЯINFORM/2023-03-30T86-00-00-04-00/1-110-150x150.jpg" xlink:type="simple" xlink:show="embed" xlink:actuate="onLoad" draw:mime-type="image/jpeg"/>
</draw:frame>
</text:a>
</text:p>
      <text:p text:style-name="P4">
<text:a xlink:type="simple" xlink:href="https://armyinform.com.ua/wp-content/uploads/2023/03/2-105.jpg" text:style-name="Internet_20_link" text:visited-style-name="Visited_20_Internet_20_Link">
<draw:frame draw:style-name="fr1" draw:name="Image88" text:anchor-type="as-char" svg:width="6.9236in" svg:height="6.9236in" draw:z-index="0">
<draw:image xlink:href="../Images/AРМІЯINFORM/2023-03-30T86-00-00-04-00/2-105-150x150.jpg" xlink:type="simple" xlink:show="embed" xlink:actuate="onLoad" draw:mime-type="image/jpeg"/>
</draw:frame>
</text:a>
</text:p>
      <text:p text:style-name="P4">
<text:a xlink:type="simple" xlink:href="https://armyinform.com.ua/wp-content/uploads/2023/03/3-92.jpg" text:style-name="Internet_20_link" text:visited-style-name="Visited_20_Internet_20_Link">
<draw:frame draw:style-name="fr1" draw:name="Image89" text:anchor-type="as-char" svg:width="6.9236in" svg:height="6.9236in" draw:z-index="0">
<draw:image xlink:href="../Images/AРМІЯINFORM/2023-03-30T86-00-00-04-00/3-92-150x150.jpg" xlink:type="simple" xlink:show="embed" xlink:actuate="onLoad" draw:mime-type="image/jpeg"/>
</draw:frame>
</text:a>
</text:p>
      <text:p text:style-name="P4">
The photo exhibition will last a week. After that, the photo work will be sold a comprehensive auction, the money from which will be used to purchase medical equipment for rehabilitation center.</text:p>
      <text:p text:style-name="P4">
<text:span text:style-name="T5">
Opto author</text:span>
</text:p>
      <text:p text:style-name="P4">
News Source: <text:a xlink:type="simple" xlink:href="https://armyinform.com.ua/2023/03/30/u-kyyevi-vidkrylas-vystavka-fotorobit-z-deokupovanyh-mist-ukrayiny/" text:style-name="Internet_20_link" text:visited-style-name="Visited_20_Internet_20_Link">
https://armyinform.com.ua/2023/03/30/u-kyyevi-vidkrylas-vystavka-fotorobit-z-deokupovanyh-mist-ukrayiny/</text:a>
</text:p>
      <!--NEWS-->
      <text:h text:style-name="P10" text:outline-level="1">
<text:span text:style-name="T4">
Ukrainian defenders per day repelled 47 enemy attacks</text:span>
</text:h>
      <text:p text:style-name="P4">
Author: ['АРМІЯINFORM']</text:p>
      <text:p text:style-name="P4">
Time: 2023-03-30T87:00:00-04:00</text:p>
      <text:p text:style-name="P4">
Description: Opponent Zosereduu Zuillya at the leading advanced di at the Kommer,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9/2768417.jpg" text:style-name="Internet_20_link" text:visited-style-name="Visited_20_Internet_20_Link">
2768417.jpg</text:a>
']</text:p>
      <text:p text:style-name="P4">
Tags: ['STOPRUSSIA', 'АГРЕСІЯ РФ', 'ВТОРГНЕННЯ РФ', 'ГШ ЗСУ', 'ОПЕРАТИВНА ІНФОРМАЦІЯ', 'ХРОНІКА ОБОРОНИ']</text:p>
      <text:p text:style-name="P4">
Category: News</text:p>
      <!--METADATA-->
      <text:p text:style-name="P4">
<draw:frame draw:style-name="fr1" draw:name="Image90" text:anchor-type="as-char" svg:width="6.9236in" svg:height="4.369813in" draw:z-index="0">
<draw:image xlink:href="../Images/AРМІЯINFORM/2023-03-30T87-00-00-04-00/2768417.jpg" xlink:type="simple" xlink:show="embed" xlink:actuate="onLoad" draw:mime-type="image/jpeg"/>
</draw:frame>
** 🔥I</text:p>
      <text:p text:style-name="P4">
The enemy focuses on the main efforts on the offensive actions of the Nazupansky, Lyman, Bakhmut, Avdiivsky and Marinskaya. The epicenter of hostilities remain the settlements of Bigorovka, Bakhmut, Avdiivka, Marinka. 47 enemy attacks were reflected on the stated by the departments.</text:p>
      <text:p text:style-name="P4">
About it on Facebook <text:a xlink:type="simple" xlink:href="https://www.facebook.com/GeneralStaff.ua/posts/pfbid0sRfSAfLk1kVPGKUgiupopHbTBu8oCh1dTLkMnVP7NXomRnEcP74WoBk1jXWsNsosl" text:style-name="Internet_20_link" text:visited-style-name="Visited_20_Internet_20_Link">
reports</text:a>
The General Staff of the Armed Forces.</text:p>
      <text:p text:style-name="P4">
In the Volyn, Polissya, Siversky and Slobozhansky directions, operational industry without significant changes, signs of formations of offensive groups were not detected.</text:p>
      <text:p text:style-name="P4">
News Source: <text:a xlink:type="simple" xlink:href="https://armyinform.com.ua/2023/03/30/ukrayinski-zahysnyky-za-dobu-vidbyly-47-vorozhyh-atak/" text:style-name="Internet_20_link" text:visited-style-name="Visited_20_Internet_20_Link">
https://armyinform.com.ua/2023/03/30/ukrayinski-zahysnyky-za-dobu-vidbyly-47-vorozhyh-atak/</text:a>
</text:p>
      <!--NEWS-->
      <text:h text:style-name="P10" text:outline-level="1">
<text:span text:style-name="T4">
Alexei Reznikov showed test drive armored machines Stryker and Cougar</text:span>
</text:h>
      <text:p text:style-name="P4">
Author: ['АРМІЯINFORM']</text:p>
      <text:p text:style-name="P4">
Time: 2023-03-30T88:00:00-04:00</text:p>
      <text:p text:style-name="P4">
Description: Along the non -Farm, the American reservation of the Stryker I Cougar Machine Pain Viconuvati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11/llojd-reznikov.jpg" text:style-name="Internet_20_link" text:visited-style-name="Visited_20_Internet_20_Link">
llojd-reznikov.jpg</text:a>
']</text:p>
      <text:p text:style-name="P4">
Tags: ['STOPRUSSIA', 'АГРЕСІЯ РФ', 'ВТОРГНЕННЯ РФ', 'МІНІСТР ОБОРОНИ УКРАЇНИ']</text:p>
      <text:p text:style-name="P4">
Category: News</text:p>
      <!--METADATA-->
      <text:p text:style-name="P4">
<draw:frame draw:style-name="fr1" draw:name="Image91" text:anchor-type="as-char" svg:width="6.9236in" svg:height="3.894525in" draw:z-index="0">
<draw:image xlink:href="../Images/AРМІЯINFORM/2023-03-30T88-00-00-04-00/llojd-reznikov.jpg" xlink:type="simple" xlink:show="embed" xlink:actuate="onLoad" draw:mime-type="image/jpeg"/>
</draw:frame>
Ministers of Defense of Ukraine Alexei Reznikov(right)and USA Lloyd Austin, Brussels, October 12 2022. Photo: Stephanie Lecocq/Reuters</text:p>
      <text:p text:style-name="P4">
Soon, American armored vehicles Stryker and Cougar will start carrying out combat missions on the battlefield in Ukraine.</text:p>
      <text:p text:style-name="P4">
About it <text:a xlink:type="simple" xlink:href="https://publish.twitter.com/" text:style-name="Internet_20_link" text:visited-style-name="Visited_20_Internet_20_Link">
reported</text:a>
Minister of Defense of Ukraine Alexei Reznikov on Twitter.</text:p>
      <text:p text:style-name="Quotations">

<text:p text:style-name="P4">
🇺🇸strykers &amp; cougars are now in the capable Hands of 🇺🇦air Assault Forces. &gt;
 Took them for a test drive. I'm glad that bEST Soldiers in the World&gt;
 Are Getting The Best Vehicles from Our Partners. &gt;
 They will bring US CLOSER to VICTORY. &gt;
 Thank you to <text:a xlink:type="simple" xlink:href="https://twitter.com/POTUS" text:style-name="Internet_20_link" text:visited-style-name="Visited_20_Internet_20_Link">
@Potus</text:a>
&gt;
 <text:a xlink:type="simple" xlink:href="https://twitter.com/SecDef" text:style-name="Internet_20_link" text:visited-style-name="Visited_20_Internet_20_Link">
@SecDef</text:a>
&amp; all Americans.&gt;
 <text:a xlink:type="simple" xlink:href="https://t.co/xQCcAElvm4" text:style-name="Internet_20_link" text:visited-style-name="Visited_20_Internet_20_Link">
pic.twitter.com/xQCcAElvm4</text:a>
&gt;
&gt;
 - Oleksiy Reznikov(@oleksireznikov)<text:a xlink:type="simple" xlink:href="https://twitter.com/oleksiireznikov/status/1641496854469701632" text:style-name="Internet_20_link" text:visited-style-name="Visited_20_Internet_20_Link">
March 30,&gt;
 2023</text:a>
“Strykers and Cougars are now in the skilled hands of landing troops. Took their test drive. I am glad that the best soldiers of the world get the best technical technician of our partners. They will bring us closer to victory, ”his post reads.</text:p>

</text:p>
      <text:p text:style-name="P4">
Alexei Reznikov also thanked US President Joe Biden, Defense Minister Lloyd Austin and all Americans.</text:p>
      <text:p text:style-name="P4">
News Source: <text:a xlink:type="simple" xlink:href="https://armyinform.com.ua/2023/03/30/oleksij-reznikov-pokazav-test-drajv-bronovanyh-mashyn-stryker-i-cougar/" text:style-name="Internet_20_link" text:visited-style-name="Visited_20_Internet_20_Link">
https://armyinform.com.ua/2023/03/30/oleksij-reznikov-pokazav-test-drajv-bronovanyh-mashyn-stryker-i-cougar/</text:a>
</text:p>
      <!--NEWS-->
      <text:h text:style-name="P10" text:outline-level="1">
<text:span text:style-name="T4">
Our aviation has made 6 strokes on military equipment and positions of occupiers</text:span>
</text:h>
      <text:p text:style-name="P4">
Author: ['АРМІЯINFORM']</text:p>
      <text:p text:style-name="P4">
Time: 2023-03-30T89:00:00-04:00</text:p>
      <text:p text:style-name="P4">
Description: On the Bakhmutsky straightening the vogue, the assault on the stormmarm of the Mista Bakhmut. Our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ГРЕСІЯ РФ', 'ВТОРГНЕННЯ РФ', 'ГШ ЗСУ', 'ОПЕРАТИВНА ІНФОРМАЦІЯ', 'ХРОНІКА ОБОРОНИ']</text:p>
      <text:p text:style-name="P4">
Category: News</text:p>
      <!--METADATA-->
      <text:p text:style-name="P4">
<draw:frame draw:style-name="fr1" draw:name="Image92" text:anchor-type="as-char" svg:width="6.9236in" svg:height="3.894525in" draw:z-index="0">
<draw:image xlink:href="../Images/AРМІЯINFORM/2023-03-30T89-00-00-04-00/aviacziya-syl-oborony-ukrayiny.jpg" xlink:type="simple" xlink:show="embed" xlink:actuate="onLoad" draw:mime-type="image/jpeg"/>
</draw:frame>
Illustrative Photo <text:span text:style-name="T4">
 🔥 Situation on Russian Completion </text:span>
</text:p>
      <text:p text:style-name="P4">
In the Bakhmut direction, the enemy continues the assault actions of Bakhmut. However, our organizations courageously hold the city, reflect numerous attacks of the enemy. The invaders have unsuccessful offensive actions in the area of Orikhovo-Vasilivka of Donetsk region. Minskivka, Orikhovo-Vasylivka, Druzhkivka, Bakhmut, Donetsk region were shelling.</text:p>
      <text:p text:style-name="P4">
About it on Facebook <text:a xlink:type="simple" xlink:href="https://www.facebook.com/GeneralStaff.ua/posts/pfbid0sRfSAfLk1kVPGKUgiupopHbTBu8oCh1dTLkMnVP7NXomRnEcP74WoBk1jXWsNsosl" text:style-name="Internet_20_link" text:visited-style-name="Visited_20_Internet_20_Link">
reports</text:a>
The General Staff of the Armed Forces.</text:p>
      <text:p text:style-name="P4">
Aviation of defense forces per day struck the areas of concentration of personnel and military equipment of the occupiers, and units of the missile troops of the Iarthurus struck 2 areas of concentration of live power, weapons and military equipment and 2 warehouses of ammunition of the enemy.</text:p>
      <text:p text:style-name="P4">
News Source: <text:a xlink:type="simple" xlink:href="https://armyinform.com.ua/2023/03/30/nasha-aviacziya-zavdala-6-udariv-po-vijskovij-tehniczi-ta-pozycziyah-okupantiv/" text:style-name="Internet_20_link" text:visited-style-name="Visited_20_Internet_20_Link">
https://armyinform.com.ua/2023/03/30/nasha-aviacziya-zavdala-6-udariv-po-vijskovij-tehniczi-ta-pozycziyah-okupantiv/</text:a>
</text:p>
      <!--NEWS-->
      <text:h text:style-name="P10" text:outline-level="1">
<text:span text:style-name="T4">
Strengthening of the drone army: 300 Mavic 3T drones were handed over to the military</text:span>
</text:h>
      <text:p text:style-name="P4">
Author: ['АРМІЯINFORM']</text:p>
      <text:p text:style-name="P4">
Time: 2023-03-30T90:00:00-04:00</text:p>
      <text:p text:style-name="P4">
Description: 300 DJI Mavic 3t Thermal Vid rule in Naygaryachishi Dlyanki to the front: 160 kopeters --... War with Ukraine 2022, War with Ukraine Latest News today, News War with Ukraine 2022 Last for today, there will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3/img_6951-scaled.jpg" text:style-name="Internet_20_link" text:visited-style-name="Visited_20_Internet_20_Link">
img_6951-scaled.jpg</text:a>
']</text:p>
      <text:p text:style-name="P4">
Tags: ['АРМІЯ ДРОНІВ', 'БЕЗПІЛОТНИКИ', 'ДОПОМОГА АРМІЇ']</text:p>
      <text:p text:style-name="P4">
Category: News</text:p>
      <!--METADATA-->
      <text:p text:style-name="P4">
<draw:frame draw:style-name="fr1" draw:name="Image93" text:anchor-type="as-char" svg:width="6.9236in" svg:height="4.615733in" draw:z-index="0">
<draw:image xlink:href="../Images/AРМІЯINFORM/2023-03-30T90-00-00-04-00/img_6951-scaled.jpg" xlink:type="simple" xlink:show="embed" xlink:actuate="onLoad" draw:mime-type="image/jpeg"/>
</draw:frame>
300 Dji Mavic 3T Thermal drones were sent to the hottest front areas: 160 diggers to the east, 85 - to the Zaporozhye direction and another 55 - to Kherson. In just three days, they managed to harvest almost 61 million in the course. About it <text:a xlink:type="simple" xlink:href="https://www.kmu.gov.ua/news/pidsylennia-armii-droniv-viiskovym-peredaly-300-bezpilotnykiv-mavic-3t" text:style-name="Internet_20_link" text:visited-style-name="Visited_20_Internet_20_Link">
reports</text:a>
Government portal.</text:p>
      <text:p text:style-name="P4">
“Drones have already shown their efficiency on the battlefield. They allow to conduct intelligence, to give artillery and most importantly - to preserve the lives of our military. The Drone Army has grown into great state support for the development of the flock in Ukraine. Together with the Ministry of Defense, the General Staff and the Government team, we are systematically systematically. We simplify the processes, remove the bureaucracy we help to provide the Armed Forces with drones. Everything in order to make hundreds of times more drones on the front, because the courage of Ukrainians and technology will be key to the future victory, ”said the Minister of Digital Transformation Mikhail Fedorov, Vice Prime Minister of Zinnovations, Development of Education, Science and Technology.</text:p>
      <text:p text:style-name="P4">
Each DJI Mavic 3T Thermal is equipped with a thermal imaging and a chamber with a zoom, and about exploration even at night. Also, thanks to these drones, the military will adjust the artillery and destroy Russian equipment. Thus, drones allow the military to know everything about the enemy.</text:p>
      <text:p text:style-name="P4">
During the 9 months of the Army of the drone, 3201 drones were purchased. In total, contracts for more than UAH 4 billion were concluded. Ambassador United Army Army Mark Gamill was also prior to promoting the project Dronivor. He collects 10 RQ-35 heidrun exploration drones.</text:p>
      <text:p text:style-name="P4">
You can join the collection and domesticate the drones through United24 <text:a xlink:type="simple" xlink:href="https://u24.gov.ua/uk/dronation" text:style-name="Internet_20_link" text:visited-style-name="Visited_20_Internet_20_Link">
Posting</text:a>
.</text:p>
      <text:p text:style-name="P4">
Армія дронів — це комплексний проект Генерального штабу ЗСУ, Держспецзв’язку,Мінцифри, Міністерства оборони України та UNITED24.</text:p>
      <text:p text:style-name="P4">
News Source: <text:a xlink:type="simple" xlink:href="https://armyinform.com.ua/2023/03/30/pidsylennya-armiyi-droniv-vijskovym-peredaly-300-bezpilotnykiv-mavic-3t/" text:style-name="Internet_20_link" text:visited-style-name="Visited_20_Internet_20_Link">
https://armyinform.com.ua/2023/03/30/pidsylennya-armiyi-droniv-vijskovym-peredaly-300-bezpilotnykiv-mavic-3t/</text:a>
</text:p>
      <!--NEWS-->
      <text:h text:style-name="P10" text:outline-level="1">
<text:span text:style-name="T4">
The SBU exposed the prisoners of the Rivne colony who made money from relatives of Ukrainian prisoners of war</text:span>
</text:h>
      <text:p text:style-name="P4">
Author: ['АРМІЯINFORM']</text:p>
      <text:p text:style-name="P4">
Time: 2023-03-30T91:00:00-04:00</text:p>
      <text:p text:style-name="P4">
Description: The Service of the Bezpeques of the National Police Lіkvіdi had a scheme of the RIVNNENSISISKIY OBRAISKY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856fd54190d486b1ba562601503da5ad.jpeg" text:style-name="Internet_20_link" text:visited-style-name="Visited_20_Internet_20_Link">
856fd54190d486b1ba562601503da5ad.jpeg</text:a>
']</text:p>
      <text:p text:style-name="P4">
Tags: ['В’ЯЗНІ', 'СБУ']</text:p>
      <text:p text:style-name="P4">
Category: News</text:p>
      <!--METADATA-->
      <text:p text:style-name="P4">
<draw:frame draw:style-name="fr1" draw:name="Image94" text:anchor-type="as-char" svg:width="6.9236in" svg:height="4.615733in" draw:z-index="0">
<draw:image xlink:href="../Images/AРМІЯINFORM/2023-03-30T91-00-00-04-00/856fd54190d486b1ba562601503da5ad.jpeg" xlink:type="simple" xlink:show="embed" xlink:actuate="onLoad" draw:mime-type="image/jpeg"/>
</draw:frame>
The Security Service and the National Police eliminated in the Rivne region a fraudulent scheme(https://ssu.gov.ua/novyny/sbu-vykryla-viazniv-rivnenskoi-kolonii-yaki-vymaniuvaly-hroshi-u-rodychiv-ukrainskykh-viiskovopolonenykh)Security Service of Ukraine.</text:p>
      <text:p text:style-name="P4">
The illegal activity was organized by three prisoners of local correctional colony who served their sentences for serious crimes.</text:p>
      <text:p text:style-name="P4">
The attackers found people who were looking for their loved ones on the Internet, and were represented by military personnel.</text:p>
      <text:p text:style-name="P4">
Then, for money, they offered "assistance" to citizens in establishing the place of residence and the health of the missing soldiers or even their release from captivity.</text:p>
      <text:p text:style-name="P4">
The cost of such "services" was from 3 to almost 100 thousand UAH. The amount of the dependent emotional and psychological state of the victims and their financial capabilities.</text:p>
      <text:p text:style-name="P4">
The money was asked to transfer one of the prisoners to bank cards. After receiving the funds, the attackers stopped communicating with the victim and more thanks to him.</text:p>
      <text:p text:style-name="P4">
It is established that fraudsters searched for their victims in the thematic communities of the popular social networks, which were joined by fake accounts.</text:p>
      <text:p text:style-name="P4">
There, they found information about the military who were searched, and came in private correspondence with their relatives.</text:p>
      <text:p text:style-name="P4">
In the course of conversations, the attackers used the methods of manipulative influence, and psychological pressure on the interlocutors.</text:p>
      <text:p text:style-name="P4">
During the searches at the place of serving the sentence and at the residence of the familiar one of the prisoners, law enforcement officers seized:</text:p>
      <ul>
        <li>
mobile phones and tablets; * nearly 2 dozen seven cards of various mobile operators, which were registered with fake accounts and from which the attackers called the victims; * 5 bank cards that received money from the victims; * draft records with evidence of illegal activity.</li>
      </ul>
      <text:p text:style-name="P4">
The issue of notifying the defendants about suspicion under Part 3 of Art. 190 of the Criminal Code of Ukraine(fraud).</text:p>
      <text:p text:style-name="P4">
Триває розслідування для притягнення винних до відповідальності.</text:p>
      <text:p text:style-name="P4">
Заходи проводили співробітники СБУ у Рівненській області та Нацполіції запроцесуального керівництва обласної прокуратури.</text:p>
      <text:p text:style-name="P4">
News Source: <text:a xlink:type="simple" xlink:href="https://armyinform.com.ua/2023/03/30/sbu-vykryla-vyazniv-rivnenskoyi-koloniyi-yaki-vymanyuvaly-groshi-u-rodychiv-ukrayinskyh-vijskovopolonenyh/" text:style-name="Internet_20_link" text:visited-style-name="Visited_20_Internet_20_Link">
https://armyinform.com.ua/2023/03/30/sbu-vykryla-vyazniv-rivnenskoyi-koloniyi-yaki-vymanyuvaly-groshi-u-rodychiv-ukrayinskyh-vijskovopolonenyh/</text:a>
</text:p>
      <!--NEWS-->
      <text:h text:style-name="P10" text:outline-level="1">
<text:span text:style-name="T4">
The President of Ukraine awarded orders and medals of Ukrainian army</text:span>
</text:h>
      <text:p text:style-name="P4">
Author: ['АРМІЯINFORM']</text:p>
      <text:p text:style-name="P4">
Time: 2023-03-30T92:00:00-04:00</text:p>
      <text:p text:style-name="P4">
Description: Ukrainian President Volodymyr Zelensky Vidniy, by the sovereign of the Nagorods of Ukrainian ... War with Ukraine 2022, war with Ukraine Latest news today, News War with Ukraine 2022 Last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2/12/nagorody.jpg" text:style-name="Internet_20_link" text:visited-style-name="Visited_20_Internet_20_Link">
nagorody.jpg</text:a>
']</text:p>
      <text:p text:style-name="P4">
Tags: ['ВОЛОДИМИР ЗЕЛЕНСЬКИЙ', 'ДЕРЖАВНІ НАГОРОДИ', 'НАГОРОДЖЕННЯ', 'ОРДЕН', 'УКАЗ ПРЕЗИДЕНТА УКРАЇНИ']</text:p>
      <text:p text:style-name="P4">
Category: News</text:p>
      <!--METADATA-->
      <text:p text:style-name="P4">
<draw:frame draw:style-name="fr1" draw:name="Image95" text:anchor-type="as-char" svg:width="6.9236in" svg:height="3.63489in" draw:z-index="0">
<draw:image xlink:href="../Images/AРМІЯINFORM/2023-03-30T92-00-00-04-00/nagorody.jpg" xlink:type="simple" xlink:show="embed" xlink:actuate="onLoad" draw:mime-type="image/jpeg"/>
</draw:frame>
President of Ukraine Volodymyr Zelensky celebrated state awards of Ukrainian servicemen. The corresponding decree was posted on <text:a xlink:type="simple" xlink:href="https://www.president.gov.ua/documents/1902023-46253" text:style-name="Internet_20_link" text:visited-style-name="Visited_20_Internet_20_Link">
site</text:a>
Heads of State.</text:p>
      <text:p text:style-name="P4">
It is noted that the awards were awarded "for personal contribution to the protection of state -sevoes and territorial integrity of Ukraine, selfless performance of military duty and high professionalism."</text:p>
      <text:p text:style-name="P4">
<text:span text:style-name="T4">
 To award the Order of Bohdan Khmelnitsky III degree </text:span>
</text:p>
      <text:p text:style-name="P4">
Alexei's Berestless(posthumously)- Lieutenant</text:p>
      <text:p text:style-name="P4">
Didenko Nikolai Nikolaevich - Major</text:p>
      <text:p text:style-name="P4">
Edin of Boris Borisovich - Senior Lieutenant</text:p>
      <text:p text:style-name="P4">
Maxim Leonidovich's Komov(posthumously)- Captain</text:p>
      <text:p text:style-name="P4">
Kravchuk Anton Andreevich(posthumously)- Senior Lieutenant</text:p>
      <text:p text:style-name="P4">
Litvinov Igor Alekseevich(posthumously)- Major</text:p>
      <text:p text:style-name="P4">
Sanotsky Dmitry Vadimovich - Captain</text:p>
      <text:p text:style-name="P4">
Svitslsky Yaroslav Kazimirovich(posthumously)- Lieutenant</text:p>
      <text:p text:style-name="P4">
Haruk Taras Andreevich(posthumously)- Lieutenant Medical Service</text:p>
      <text:p text:style-name="P4">
Sheptytsky Stanislav Andreevich(posthumously)- Sergeant</text:p>
      <text:p text:style-name="P4">
<text:span text:style-name="T4">
 Award the Order of Courage of II degree </text:span>
</text:p>
      <text:p text:style-name="P4">
Androsov Sergey Yurievich(posthumously)- Soldier</text:p>
      <text:p text:style-name="P4">
Swan Bohdan Nikolaevich(posthumously)- Soldier</text:p>
      <text:p text:style-name="P4">
Tochek Vladimir Bogdanovich - senior sailor</text:p>
      <text:p text:style-name="P4">
<text:span text:style-name="T4">
 Award the Order of Courage of the 3rd degree </text:span>
</text:p>
      <text:p text:style-name="P4">
Alexashkina Alexander Olegovich(posthumously)- Senior Lieutenant</text:p>
      <text:p text:style-name="P4">
Antipova Vitaliy Sergeyevich(posthumously)- Soldier</text:p>
      <text:p text:style-name="P4">
Bass Vladimir Anatoliyovych(posthumously)- Senior soldier</text:p>
      <text:p text:style-name="P4">
Vasily Ivanovich Blazhevsky(posthumously)- Soldier</text:p>
      <text:p text:style-name="P4">
Budnevsky Dmitry Alexandrovich(posthumously)- Junior Lieutenant</text:p>
      <text:p text:style-name="P4">
Burdak Victor Ivanovich(posthumously)- Chief Sergeant</text:p>
      <text:p text:style-name="P4">
Burdak Sergey Vladimirovich(posthumously)- Soldier</text:p>
      <text:p text:style-name="P4">
Vinokurov Alexander Nikolaevich(posthumously)- Major</text:p>
      <text:p text:style-name="P4">
Vlasyuk Igor Vasilyevich - Major</text:p>
      <text:p text:style-name="P4">
Vlasyuk Sergey Viktorovich(posthumously)- Senior soldier</text:p>
      <text:p text:style-name="P4">
Herman Peter Yosypovych(posthumously)- Senior Sergeant</text:p>
      <text:p text:style-name="P4">
Gladenyuk Vadim Vladimirovich - Lieutenant</text:p>
      <text:p text:style-name="P4">
Glugovsky Valery Valentinovich - Senior Soldier</text:p>
      <text:p text:style-name="P4">
Golota Vadim Vasilyevich(posthumously)- Lieutenant</text:p>
      <text:p text:style-name="P4">
Gordiychuk Bohdan Fedorovich(posthumously)- Senior soldier</text:p>
      <text:p text:style-name="P4">
Green Andrei Vasilyevich - Senior Soldier</text:p>
      <text:p text:style-name="P4">
Darchich Mikhail Stepanovich(posthumously)- Senior Sergeant</text:p>
      <text:p text:style-name="P4">
Mykola Nikolaevich's dick(posthumously)- Junior Lieutenant</text:p>
      <text:p text:style-name="P4">
Alexander Evgenyevich's pleasure(posthumously)- Sergeant</text:p>
      <text:p text:style-name="P4">
Dolzhenko Timur Vladimirovich - soldier</text:p>
      <text:p text:style-name="P4">
Dudik Andrei Ruslanovich(posthumously)- Junior SergeantZhakun Mikhail Ivanovich(posthumously)- Soldier</text:p>
      <text:p text:style-name="P4">
Alexander Vasilyevich(posthumously)- Soldier</text:p>
      <text:p text:style-name="P4">
Zorina Denis Vitaliyovich - Soldier</text:p>
      <text:p text:style-name="P4">
Ilyukh Andriy Vladimirovich - soldier</text:p>
      <text:p text:style-name="P4">
Vyacheslav Mikhailovich Kanyshcheva(posthumously)- Soldier</text:p>
      <text:p text:style-name="P4">
Kirilluk Anton Leonidovich - Soldier</text:p>
      <text:p text:style-name="P4">
Kizun Peter Nikolaevich(posthumously)- Senior soldier</text:p>
      <text:p text:style-name="P4">
Mykola Nikolayevich Kloca(posthumously)- Soldier</text:p>
      <text:p text:style-name="P4">
Vitaliy Vasilyevich's sausage(posthumously)- Soldier</text:p>
      <text:p text:style-name="P4">
Kozik Bohdan Vasilyevich(posthumously)- Senior soldier</text:p>
      <text:p text:style-name="P4">
Kolyad Vasily Petrovich(posthumously)- Soldier</text:p>
      <text:p text:style-name="P4">
Kondratyuk Mykola Pavlovich(posthumously)- Sergeant</text:p>
      <text:p text:style-name="P4">
Kotelnikov Vitaliy Alexandrovich(posthumously)- Soldier</text:p>
      <text:p text:style-name="P4">
Kottenko Dmitry Alexandrovich - Lieutenant Colonel</text:p>
      <text:p text:style-name="P4">
Yaroslav Pavlovich Kraglik(posthumously)- Soldier</text:p>
      <text:p text:style-name="P4">
Kruka Vitaliy Nikolaevich(posthumously)- Senior soldier</text:p>
      <text:p text:style-name="P4">
Nazar Kuzmenko(posthumously)- Soldier</text:p>
      <text:p text:style-name="P4">
Kuzmich Yuri Mikhailovich(posthumously)- Junior Sergeant</text:p>
      <text:p text:style-name="P4">
Sergey Kushina(posthumously)- Soldier</text:p>
      <text:p text:style-name="P4">
Andriy Lanevich(posthumously)- Soldier</text:p>
      <text:p text:style-name="P4">
LPP Vladimir Igorovich(posthumously)- Soldier</text:p>
      <text:p text:style-name="P4">
Lesika Sergey Vyacheslavovich - Soldier</text:p>
      <text:p text:style-name="P4">
Alexander Lishchuk(posthumously)-headquarters</text:p>
      <text:p text:style-name="P4">
Lyashko Roman Alexandrovich - Sergeant</text:p>
      <text:p text:style-name="P4">
Lyashchenko Sergey Alexandrovich - soldier</text:p>
      <text:p text:style-name="P4">
Mazurchuk Alexander(posthumously)- Soldier</text:p>
      <text:p text:style-name="P4">
Malakhov Vitaliy Sergiyevich-headquarters</text:p>
      <text:p text:style-name="P4">
Matsyuk Mykola Vasilyevich(posthumously)- Senior soldier</text:p>
      <text:p text:style-name="P4">
Melnik Daniel Olegovich - Junior Sergeant</text:p>
      <text:p text:style-name="P4">
Melnik Sergey Nikolaevich(posthumously)- Soldier</text:p>
      <text:p text:style-name="P4">
Melnychuk Alexei Anatolyevich(posthumously)- Soldier</text:p>
      <text:p text:style-name="P4">
Mefanika Andriy Alekseevich(posthumously)- Elder</text:p>
      <text:p text:style-name="P4">
Mikhalchuk Andriy Nikolaevich(posthumously)- Soldier</text:p>
      <text:p text:style-name="P4">
Nikolai Nikolaevich - Senior Soldier</text:p>
      <text:p text:style-name="P4">
Mishenina Nikolai Nikolaevich(posthumously)- Sergeant</text:p>
      <text:p text:style-name="P4">
Frost Andrei Nikolaevich - Major</text:p>
      <text:p text:style-name="P4">
Musiychuk Ivan Viktorovich - Senior Soldier</text:p>
      <text:p text:style-name="P4">
Alexander Anatoliyovych's tight - Sergeant</text:p>
      <text:p text:style-name="P4">
Pivovarov Vitaliy Vadimovich(posthumously)- Soldier</text:p>
      <text:p text:style-name="P4">
Polishchuk Oleg Romanovich(posthumously)- Elder</text:p>
      <text:p text:style-name="P4">
Polishchuk Svetlana Mikhailovna(posthumously)- Senior soldier</text:p>
      <text:p text:style-name="P4">
Vidernina Artem Sergeyevich(posthumously)- Senior Lieutenant</text:p>
      <text:p text:style-name="P4">
Stanislav Ivanovich's attack(posthumously)- Sergeant</text:p>
      <text:p text:style-name="P4">
Radionova Vladimir Alexandrovich(posthumously)- Senior soldier</text:p>
      <text:p text:style-name="P4">
Rogalsky Andriy Grigorovich(posthumously)- Soldier</text:p>
      <text:p text:style-name="P4">
Vasyl Nikolaevich Ronchinsky(posthumously)- Junior Sergeant</text:p>
      <text:p text:style-name="P4">
Savchuk Viktor Ivanovich(posthumously)- Soldier</text:p>
      <text:p text:style-name="P4">
Samusenko Roman Vladimirovich(posthumously)- Senior soldierSmolia Igor Vasilyevich(posthumously)- Senior soldier</text:p>
      <text:p text:style-name="P4">
Snagovsky Victor Valeryevich(posthumously)- Senior soldier</text:p>
      <text:p text:style-name="P4">
Sobolev Ivan Alexandrovich - Major</text:p>
      <text:p text:style-name="P4">
Sobolev Alexei Ivanovich - soldier</text:p>
      <text:p text:style-name="P4">
Alexander Borisovich's nightingale - senior sergeant</text:p>
      <text:p text:style-name="P4">
Solovyanchik Vladimir Borisovich - Senior Sergeant</text:p>
      <text:p text:style-name="P4">
Stepanin Vitaliy Petrovich(posthumously)- Sergeant</text:p>
      <text:p text:style-name="P4">
Stepanova Konstantin(posthumously)- Soldier</text:p>
      <text:p text:style-name="P4">
Sulimovsky Vladislav Alexandrovich - Captain</text:p>
      <text:p text:style-name="P4">
Alexander Tkachuk(posthumously)- Senior soldier</text:p>
      <text:p text:style-name="P4">
Tomashevsky Nikolai Nikolaevich(posthumously)- Junior Sergeant</text:p>
      <text:p text:style-name="P4">
Oleg Grigorovich Topolnitsky(posthumously)- Soldier</text:p>
      <text:p text:style-name="P4">
Trokhimovich Sergey Vladimirovich(posthumously)- Soldier</text:p>
      <text:p text:style-name="P4">
Mikhail Vasilyevich(posthumously)- Soldier</text:p>
      <text:p text:style-name="P4">
Unguriana Anatoly Valeryevich - Soldier</text:p>
      <text:p text:style-name="P4">
Hirny Vladislav Vladimirovich(posthumously)- Soldier</text:p>
      <text:p text:style-name="P4">
Khoroshuk Mykola Mikhailovich(posthumously)- Chief Sergeant</text:p>
      <text:p text:style-name="P4">
Nazar Valentinovich(posthumously)- Soldier</text:p>
      <text:p text:style-name="P4">
Chambulatkin Yulia Sergiyevna - Major</text:p>
      <text:p text:style-name="P4">
Chubik Alexander Filimonovich(posthumously)- Junior Sergeant</text:p>
      <text:p text:style-name="P4">
Chufarova Anatoly Nikolaevich(posthumously)- Soldier</text:p>
      <text:p text:style-name="P4">
Shevchik Mykola Nikolaevich(posthumously)- Soldier</text:p>
      <text:p text:style-name="P4">
<text:span text:style-name="T4">
 Award the Order of Danylo Halytsky </text:span>
</text:p>
      <text:p text:style-name="P4">
Dmitryshyn Oleg Vladimirovich - Lieutenant Colonel</text:p>
      <text:p text:style-name="P4">
Klimenko Oleg Mikhailovich - Lieutenant Colonel</text:p>
      <text:p text:style-name="P4">
Matyuh Alexei Viktorovich - Captain</text:p>
      <text:p text:style-name="P4">
Khomyak Viktor Alexandrovich - Captain</text:p>
      <text:p text:style-name="P4">
<text:span text:style-name="T4">
 Award the Medal for Military Service of Ukraine </text:span>
</text:p>
      <text:p text:style-name="P4">
Bobik Vladimir Mikhailovich(posthumously)-headquarters</text:p>
      <text:p text:style-name="P4">
Bohdan Peter Vladimirovich(posthumously)- Soldier</text:p>
      <text:p text:style-name="P4">
Bozek Alexander Alexandrovich - junior sergeant</text:p>
      <text:p text:style-name="P4">
Vysotsky Peter Zinovievich(posthumously)- Sergeant</text:p>
      <text:p text:style-name="P4">
Vinnichuk Nikolai Anatolyevich - Sergeant</text:p>
      <text:p text:style-name="P4">
Gleya Sergiy Stanislavovich - Senior Soldier</text:p>
      <text:p text:style-name="P4">
Golubovsky Svyatoslav Olegovich - Senior Soldier</text:p>
      <text:p text:style-name="P4">
Humeniuk Vitaliy Nikolaevich(posthumously)- Soldier</text:p>
      <text:p text:style-name="P4">
Zheleznyak Edward Vladimirovich(posthumously)- Soldier</text:p>
      <text:p text:style-name="P4">
Karpika Oleg Valentinovich(posthumously)- Soldier</text:p>
      <text:p text:style-name="P4">
Karchava George Merbovich - Senior Soldier</text:p>
      <text:p text:style-name="P4">
Leonchuk Mikhail Vladimirovich(posthumously)- Soldier</text:p>
      <text:p text:style-name="P4">
Lesika Yuri Nikolaevich(posthumously)- Sergeant</text:p>
      <text:p text:style-name="P4">
Andriy Litvinchuk - soldier</text:p>
      <text:p text:style-name="P4">
Mitsyuk Mikhail Sergeyevich - Soldier</text:p>
      <text:p text:style-name="P4">
Najuka Zoryana Alexandrovich - Senior Soldier</text:p>
      <text:p text:style-name="P4">
Naumchuk Nikolai Anatolyevich - Senior Soldier</text:p>
      <text:p text:style-name="P4">
Nifodyuk Anatoly Nikolaevich - junior sergeant</text:p>
      <text:p text:style-name="P4">
Pavlyuk Mikhail Nikolaevich(posthumously)- Senior soldier</text:p>
      <text:p text:style-name="P4">
Yuri Paslavsky(posthumously)- SoldierAlexander Podgaytsa(posthumously)- Senior Sergeant</text:p>
      <text:p text:style-name="P4">
Maxim Alexandrovich will be surprised(posthumously)- Soldier</text:p>
      <text:p text:style-name="P4">
Sichevsky Oleg Mikhailovich(posthumously)- Soldier</text:p>
      <text:p text:style-name="P4">
Igor Adamovich's sulfur is a soldier</text:p>
      <text:p text:style-name="P4">
Solovo Nicholas Yurievich(posthumously)- Senior soldier</text:p>
      <text:p text:style-name="P4">
Tkachuk Dmitry Dmitrovich(posthumously)- Soldier</text:p>
      <text:p text:style-name="P4">
Khomik Vladislav Alexandrovich(posthumously)- Soldier</text:p>
      <text:p text:style-name="P4">
Oleksandr Nikolaevich Zapuk(posthumously)- Senior Sergeant</text:p>
      <text:p text:style-name="P4">
Alexander Ivanovich(posthumously)- Soldier</text:p>
      <text:p text:style-name="P4">
<text:span text:style-name="T4">
 To reward the Medal "Defender of the Fatherland" </text:span>
</text:p>
      <text:p text:style-name="P4">
Yuri Leonidovich Kravchik(posthumously)- Soldier</text:p>
      <text:p text:style-name="P4">
Leshchenko Ruslan Vladimirovich(posthumously)- Junior Sergeant</text:p>
      <text:p text:style-name="P4">
Fedorov Yuri Yaroslavovich(posthumously)- Soldier.</text:p>
      <text:p text:style-name="P4">
News Source: <text:a xlink:type="simple" xlink:href="https://armyinform.com.ua/2023/03/30/prezydent-ukrayiny-nagorodyv-ordenamy-ta-medalyamy-ukrayinskyh-armijcziv/" text:style-name="Internet_20_link" text:visited-style-name="Visited_20_Internet_20_Link">
https://armyinform.com.ua/2023/03/30/prezydent-ukrayiny-nagorodyv-ordenamy-ta-medalyamy-ukrayinskyh-armijcziv/</text:a>
</text:p>
      <!--NEWS-->
      <text:h text:style-name="P10" text:outline-level="1">
<text:span text:style-name="T4">
Deregulation: The Government has simplified imports of a group of goods required for the front and OPC</text:span>
</text:h>
      <text:p text:style-name="P4">
Author: ['АРМІЯINFORM']</text:p>
      <text:p text:style-name="P4">
Time: 2023-03-30T93:00:00-04:00</text:p>
      <text:p text:style-name="P4">
Description: Kabіneta Minstryv Ukrainian, having set the procedure of importing the low goods of the submarine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19/10/uryad-1-e1638886488113.jpg" text:style-name="Internet_20_link" text:visited-style-name="Visited_20_Internet_20_Link">
uryad-1-e1638886488113.jpg</text:a>
']</text:p>
      <text:p text:style-name="P4">
Tags: ['ІМПОРТ ЗБРОЇ', 'КАБІНЕТ МІНІСТРІВ УКРАЇНИ', 'ОПК']</text:p>
      <text:p text:style-name="P4">
Category: News</text:p>
      <!--METADATA-->
      <text:p text:style-name="P4">
<draw:frame draw:style-name="fr1" draw:name="Image96" text:anchor-type="as-char" svg:width="6.9236in" svg:height="3.964969in" draw:z-index="0">
<draw:image xlink:href="../Images/AРМІЯINFORM/2023-03-30T93-00-00-04-00/uryad-1-e1638886488113.jpg" xlink:type="simple" xlink:show="embed" xlink:actuate="onLoad" draw:mime-type="image/jpeg"/>
</draw:frame>
The Cabinet of Ministers of Ukraine has simplified the procedure for importing a number of dual -purpose goods necessary directly to ensure the repeling of the aggressor or vague components for producers of Ukrainian weapons. About it <text:a xlink:type="simple" xlink:href="https://www.kmu.gov.ua/news/derehuliatsiia-uriad-sprostyv-import-hrupy-tovariv-neobkhidnykh-dlia-frontu-ta-opk" text:style-name="Internet_20_link" text:visited-style-name="Visited_20_Internet_20_Link">
reports</text:a>
Government portal.</text:p>
      <text:p text:style-name="P4">
Relevant changes to the resolution “On the List of Goods, on International Transfers(imports)which are not covered by the Law of Ukraine "On State Control of Marriage Transfers of Military Purpose and Double Declaration" During the Martial Law on the Territory of Ukraine ", the Government approved by the Government at a meeting at a meeting on March 30, 2023.</text:p>
      <text:p text:style-name="P4">
“Today's solution we significantly increase the opportunities for imports and expand the range of importers of dual -use goods necessary to ensure the defense capability of our country, in particular, the list of dual use, which can be imported into Ukraine without procedure, has been significantly expanded. Such goods have been added to such goods, telemetry equipment, information security systems, and appropriate software and technology.</text:p>
      <text:p text:style-name="P4">
The decision should significantly improve the provision of both our defenders of Nafronto and manufacturers for the production of modern powerful weapons, ”the First Vice Prime Minister of Ukraine-Minister of Economy of Ukraine Yuliasviridenko.</text:p>
      <text:p text:style-name="P4">
We will remind, on February 14 the government decided to simplified the importation of military and dual -purpose. In particular, in the list of commodity purposes and dual use, which can be imported by physical and legal entities without the permission of the export control service, UAVs, their components, controls, cameras, instructive and television visions, optical sights for weapons, mufflers, muffins, landscapes, mufflers, mufflers, muffins, muffins, muffins, muffins. Development, production, repair of military products, etc.</text:p>
      <text:p text:style-name="P4">
News Source: <text:a xlink:type="simple" xlink:href="https://armyinform.com.ua/2023/03/30/deregulyacziya-uryad-sprostyv-import-grupy-tovariv-neobhidnyh-dlya-frontu-ta-opk/" text:style-name="Internet_20_link" text:visited-style-name="Visited_20_Internet_20_Link">
https://armyinform.com.ua/2023/03/30/deregulyacziya-uryad-sprostyv-import-grupy-tovariv-neobhidnyh-dlya-frontu-ta-opk/</text:a>
</text:p>
      <!--NEWS-->
      <text:h text:style-name="P10" text:outline-level="1">
<text:span text:style-name="T4">
Germany handed Ukraine another batch of assistance for the front</text:span>
</text:h>
      <text:p text:style-name="P4">
Author: ['АРМІЯINFORM']</text:p>
      <text:p text:style-name="P4">
Time: 2023-03-30T94:00:00-04:00</text:p>
      <text:p text:style-name="P4">
Description: About the tape of the removal of the Perepomogi Perepomi on the website of the federal unity ... The war with Ukraine 2022, the war with Ukraine is the latest news today, the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339092866_619195099578422_695351545249814818_n.jpg" text:style-name="Internet_20_link" text:visited-style-name="Visited_20_Internet_20_Link">
339092866_619195099578422_695351545249814818_n.jpg</text:a>
', '<text:a xlink:type="simple" xlink:href="https://armyinform.com.ua/wp-content/uploads/2023/03/339119402_244327221412798_3881280182108291433_n-150x150.jpg" text:style-name="Internet_20_link" text:visited-style-name="Visited_20_Internet_20_Link">
339119402_244327221412798_3881280182108291433_n-150x150.jpg</text:a>
', '<text:a xlink:type="simple" xlink:href="https://armyinform.com.ua/wp-content/uploads/2023/03/339080628_1169176900435122_3982050021801532977_n-150x150.jpg" text:style-name="Internet_20_link" text:visited-style-name="Visited_20_Internet_20_Link">
339080628_1169176900435122_3982050021801532977_n-150x150.jpg</text:a>
']</text:p>
      <text:p text:style-name="P4">
Tags: ['LEOPARD', 'MARDER', 'ДОПОМОГА', 'НІМЕЧЧИНА']</text:p>
      <text:p text:style-name="P4">
Category: News</text:p>
      <!--METADATA-->
      <text:p text:style-name="P4">
<draw:frame draw:style-name="fr1" draw:name="Image97" text:anchor-type="as-char" svg:width="6.9236in" svg:height="3.248322in" draw:z-index="0">
<draw:image xlink:href="../Images/AРМІЯINFORM/2023-03-30T94-00-00-04-00/339092866_619195099578422_695351545249814818_n.jpg" xlink:type="simple" xlink:show="embed" xlink:actuate="onLoad" draw:mime-type="image/jpeg"/>
</draw:frame>
This is evidenced by an updated list of assistance on the Federal Government's website <text:a xlink:type="simple" xlink:href="https://www.facebook.com/Bundesregierung/" text:style-name="Internet_20_link" text:visited-style-name="Visited_20_Internet_20_Link">
Bundesregierung</text:a>
:</text:p>
      <ul>
        <li>
          <text:p text:style-name="P4">
18 LEOPARD 2A6 tanks with ammunition</text:p>
        </li>
        <li>
          <text:p text:style-name="P4">
40 Marder infantry fighting vehicles with ammunition</text:p>
        </li>
      </ul>
      <text:p text:style-name="P4">
-2 armored repair and evacuation machines for armored vehicles Bergepanzer 3(Nabazi tank Leopard 2)- 2 tanks to demining Wisent 1(on the basis of LEOPARD 2 tank 2)- 24 Zetros trucks(Earlier 28)- 40,000 first aid kits(Earlier 120 thousand)- 103 thousand turnstiles.</text:p>
      <text:p text:style-name="P4">
The Federal Government of Germany supports the Ukrainian military in close coordination with its partners and allies. This list contains a sellosal and non -lethal military support of Ukraine in Germany. It includes the Bundeswehr Supports, as well as the supply of German industry, refined from the Federal Government of Germany for the so -called development of safety potential.</text:p>
      <text:p text:style-name="P4">
<text:a xlink:type="simple" xlink:href="https://armyinform.com.ua/wp-content/uploads/2023/03/339119402_244327221412798_3881280182108291433_n.jpg" text:style-name="Internet_20_link" text:visited-style-name="Visited_20_Internet_20_Link">
!(Images/AРМІЯINFORM/2023-03-30T94-00-00-04-00/339119402_244327221412798_3881280182108291433_n-150x150.jpg)</text:a>
</text:p>
      <text:p text:style-name="P4">
<text:a xlink:type="simple" xlink:href="https://armyinform.com.ua/wp-content/uploads/2023/03/339080628_1169176900435122_3982050021801532977_n.jpg" text:style-name="Internet_20_link" text:visited-style-name="Visited_20_Internet_20_Link">
<draw:frame draw:style-name="fr1" draw:name="Image98" text:anchor-type="as-char" svg:width="6.9236in" svg:height="6.9236in" draw:z-index="0">
<draw:image xlink:href="../Images/AРМІЯINFORM/2023-03-30T94-00-00-04-00/339080628_1169176900435122_3982050021801532977_n-150x150.jpg" xlink:type="simple" xlink:show="embed" xlink:actuate="onLoad" draw:mime-type="image/jpeg"/>
</draw:frame>
</text:a>
Financing the Initiative for Security Building is 2.2 Billion Tess for 2023(After 2 billion euros for 2022). Кошти мають бутиспрямовані в першу чергу на підтримку України. Водночас вони будутьвикористані для фінансування збільшених обов’язкових внесків Німеччини доЄвропейського фонду миру (EPF), which, in turn, goes to compensation to the EU Member States expenses while providing them with support for Ukraine.</text:p>
      <text:p text:style-name="P4">
Supplies from industry reserves are funded by German funds to increase safety potential. Some deliveries require upgrading or ongoing production; Educational activities are also taking place.</text:p>
      <text:p text:style-name="P4">
<text:span text:style-name="T4">
 Source: </text:span>
 <text:a xlink:type="simple" xlink:href="https://www.facebook.com/GeneralStaff.ua/posts/pfbid036gwPB2o41suSqYJAVLin3vF86juTvoQveLZAp5jK85WSfhuAXiCP5oVXMWDKrcRol" text:style-name="Internet_20_link" text:visited-style-name="Visited_20_Internet_20_Link">
General Staff</text:a>
</text:p>
      <text:p text:style-name="P4">
News Source: <text:a xlink:type="simple" xlink:href="https://armyinform.com.ua/2023/03/30/nimechchyna-peredala-ukrayini-chergovu-partiyu-dopomogy-dlya-frontu/" text:style-name="Internet_20_link" text:visited-style-name="Visited_20_Internet_20_Link">
https://armyinform.com.ua/2023/03/30/nimechchyna-peredala-ukrayini-chergovu-partiyu-dopomogy-dlya-frontu/</text:a>
</text:p>
      <!--NEWS-->
      <text:h text:style-name="P10" text:outline-level="1">
<text:span text:style-name="T4">
Russian elites try to negotiate on security guarantees</text:span>
</text:h>
      <text:p text:style-name="P4">
Author: ['АРМІЯINFORM']</text:p>
      <text:p text:style-name="P4">
Time: 2023-03-30T95:00:00-04:00</text:p>
      <text:p text:style-name="P4">
Description: PISLLA, Yak, it became a zrosumilo residue, the Kremlin’s plan to clue to Ukrainian failed ... The war with Ukraine 2022, the war with Ukraine is the latest news today, News War with Ukraine 2022 The last ones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3/338717785_549147573954078_201739208467296493_n.jpg" text:style-name="Internet_20_link" text:visited-style-name="Visited_20_Internet_20_Link">
338717785_549147573954078_201739208467296493_n.jpg</text:a>
']</text:p>
      <text:p text:style-name="P4">
Tags: ['ГАРАНТІЇ БЕЗПЕКИ', 'ГУР МОУ']</text:p>
      <text:p text:style-name="P4">
Category: News</text:p>
      <!--METADATA-->
      <text:p text:style-name="P4">
<draw:frame draw:style-name="fr1" draw:name="Image99" text:anchor-type="as-char" svg:width="6.9236in" svg:height="3.894525in" draw:z-index="0">
<draw:image xlink:href="../Images/AРМІЯINFORM/2023-03-30T95-00-00-04-00/338717785_549147573954078_201739208467296493_n.jpg" xlink:type="simple" xlink:show="embed" xlink:actuate="onLoad" draw:mime-type="image/jpeg"/>
</draw:frame>
After finally, it became clear that the Kremlin's plans to capture Ukraine have fallen, more and more reports of Russian Elite Putin's dissatisfaction. As a result of the war in Ukraine, they lose their wealth, not receiving nothing but world isolation. About it <text:a xlink:type="simple" xlink:href="https://gur.gov.ua/content/rosiiskielitynamahaiutsiadomovliatysiaproharantiibezpeky.html" text:style-name="Internet_20_link" text:visited-style-name="Visited_20_Internet_20_Link">
reports</text:a>
MOV Intelligence Directorate.</text:p>
      <text:p text:style-name="P4">
The representative of the Main Directorate of Intelligence of the Ministry of Defense of Ukraine Andriyyusov in an interview with gazeta.ua said that some representatives of Russian elites are married to make contact with Ukraine and ask for safety guarantees.</text:p>
      <text:p text:style-name="P4">
“Many representatives of the so -called Russian elite already understand that it is a faulty mistake and a crime, and the finale will be tragic for Russia. They are going to look for options for their own salvation, ”Andrei Yusov said.</text:p>
      <text:p text:style-name="P4">
At the same time, a representative of Ukraine's military intelligence noted that these "elites" will leave about the struggle for internal changes in Russia, but only take care of their own and business.</text:p>
      <text:p text:style-name="P4">
“They try to get in touch and negotiate on personal security guarantees. Such cases are already there, ”said the representative of the GUR of the Ministry of Defense of Ukraine.</text:p>
      <text:p text:style-name="P4">
Nevertheless, according to Andrei Yusov, now the most dangerous for Putinastons are those representatives of political elites who are not part of the dictator's "nearby".</text:p>
      <text:p text:style-name="P4">
“To a large extent, the decision to start a full -scale war is a consequence of their management. Modern Russia is a closed society, including inside the dictatorial vertical: there is no discussion of any of the thoughts of thoughts. The decision is made by one person, not very educated and incompetent, so the consequences are catastrophic for Russia, ”Andriyus summed up.</text:p>
      <text:p text:style-name="P4">
News Source: <text:a xlink:type="simple" xlink:href="https://armyinform.com.ua/2023/03/30/rosijski-elity-namagayutsya-domovlyatysya-pro-garantiyi-bezpeky/" text:style-name="Internet_20_link" text:visited-style-name="Visited_20_Internet_20_Link">
https://armyinform.com.ua/2023/03/30/rosijski-elity-namagayutsya-domovlyatysya-pro-garantiyi-bezpeky/</text:a>
</text:p>
      <!--NEWS-->
      <text:h text:style-name="P10" text:outline-level="1">
<text:span text:style-name="T4">
400 days of our defense against full -scale aggression is a tremendous path that we have gone together - President of Ukraine</text:span>
</text:h>
      <text:p text:style-name="P4">
Author: ['АРМІЯINFORM']</text:p>
      <text:p text:style-name="P4">
Time: 2023-03-30T96:00:00-04:00</text:p>
      <text:p text:style-name="P4">
Description: I am healthy, Shanovna Ukrainian!CHOTIRAST DNIV ... CHOTIRAST DNIV defense wors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8cdeed9fb8f68ab7a9bba4f838ffbffa_1680201571_extra_large.png" text:style-name="Internet_20_link" text:visited-style-name="Visited_20_Internet_20_Link">
8cdeed9fb8f68ab7a9bba4f838ffbffa_1680201571_extra_large.png</text:a>
']</text:p>
      <text:p text:style-name="P4">
Tags: ['STOPRUSSIA', 'ВІДЕОЗВЕРНЕННЯ', 'ВТОРГНЕННЯ РФ', 'ПРЕЗИДЕНТ УКРАЇНИ']</text:p>
      <text:p text:style-name="P4">
Category: News</text:p>
      <!--METADATA-->
      <text:p text:style-name="P4">
<draw:frame draw:style-name="fr1" draw:name="Image100" text:anchor-type="as-char" svg:width="6.9236in" svg:height="3.865677in" draw:z-index="0">
<draw:image xlink:href="../Images/AРМІЯINFORM/2023-03-30T96-00-00-04-00/8cdeed9fb8f68ab7a9bba4f838ffbffa_1680201571_extra_large.png" xlink:type="simple" xlink:show="embed" xlink:actuate="onLoad" draw:mime-type="image/png"/>
</draw:frame>
<text:span text:style-name="T4">
 _ I wish health, dear Ukrainians!_ </text:span>
</text:p>
      <text:p text:style-name="P4">
Four hundred days ... four hundred days of our defense against full -scale aggression.</text:p>
      <text:p text:style-name="P4">
This is the enormous path we've gone. All together - everyone and everyone who fought for Ukraine. Who cares and cares for the state and Ukrainians. Who helped our logistics. Who has strengthened and strengthens Ukrainian stability.</text:p>
      <text:p text:style-name="P4">
Ukraine passed the worst days of that February. This winter was withstanding. Colossiosilisa according to these words ...</text:p>
      <text:p text:style-name="P4">
We have passed last spring that changed the course of this war in favor of our defense.</text:p>
      <text:p text:style-name="P4">
Last summer and in the fall, we proved that the spring liberation of our Northblasts was not a coincidence. The battle for Kyiv, Chernihiv, for Sumy region ... Returns of our Kharkiv region, Kherson's return, defense of Bakhmut and Donbassuzuzu - is the heroism of Ukrainians who do not forget the world.</text:p>
      <text:p text:style-name="P4">
We prepare our next steps, our active actions. We are preparing the approach of our wins.</text:p>
      <text:p text:style-name="P4">
What is the power of Ukraine? If your intentions are good, the whole world will be on your side, it will help you.</text:p>
      <text:p text:style-name="P4">
Today, on the four hundredth day of resistance, full -scale resistance, I want to dress everyone in the world, who is with Ukraine. Who shares our interpretation of freedom. Who supports our desire for justice. Who has the same stiffness that we are, Ukrainians ... confidence that the world must be based on the rules, on civilized rules - on the rules of humanity, respect and peace. Why Ukraine will win.</text:p>
      <text:p text:style-name="P4">
Because freedom and justice, humanity and respect, well -deserved people, peace should be prevented.</text:p>
      <text:p text:style-name="P4">
I thank all our soldiers and sailors, all our sergeants and officers, all officers and generals. I thank everyone and everyone who holds this front is the front of the best protection of the best that is in humanity. The Front of the Protection of the Best Purchased You - Our Ukraine.</text:p>
      <text:p text:style-name="P4">
One, unbreakable and forever free.</text:p>
      <text:p text:style-name="P4">
I thank everyone who is in battle now!Thank everyone and everyone who beats both themselves and those brothers who are in neighboring positions!</text:p>
      <text:p text:style-name="P4">
Thank everyone and everyone who cares for our brave warriors!Thank you to all who protect our cities and return a normal life to where he was violated by Russian aggression, his terror!</text:p>
      <text:p text:style-name="P4">
I also thank all who help daughters and sons, wives and men, moms of our people, warriors and civilians whose lives were taken away by this war, Russia!</text:p>
      <text:p text:style-name="P4">
Ukraine will win on the front. Ukraine will win the reconstruction. Ukraine will defeat the argument of justice.This day, like any of the four hundred, I was as active as possible.</text:p>
      <text:p text:style-name="P4">
On connection with commander, with intelligence. Meetings on the internal situation. He made another appeal to the parliament of the partner country-to the Austrian Parliament. And thank you to Austria for what Ukraine has been heard. A productive meeting with the delegation of the German defense concern Rheinmetall ... Thank you to partners workpiece cooperation with us even more meaningful.</text:p>
      <text:p text:style-name="P4">
Tomorrow will be active too. Maximum.</text:p>
      <text:p text:style-name="P4">
We will do our best to get the day when I can thank you, dear Ukrainians, for our victory with you!</text:p>
      <text:p text:style-name="P4">
<text:span text:style-name="T4">
 _ Glory to Ukrainian heroes!_ </text:span>
</text:p>
      <text:p text:style-name="P4">
<text:span text:style-name="T4">
<text:span text:style-name="T5">
Glory to Ukraine!</text:span>
</text:span>
</text:p>
      <text:p text:style-name="P4">
<text:span text:style-name="T4">
 Source: </text:span>
 <text:a xlink:type="simple" xlink:href="https://www.president.gov.ua/news/400-dniv-nashoyi-oboroni-vid-povnomasshtabnoyi-agresiyi-ce-k-81949" text:style-name="Internet_20_link" text:visited-style-name="Visited_20_Internet_20_Link">
Presidential Office</text:a>
</text:p>
      <text:p text:style-name="P4">
News Source: <text:a xlink:type="simple" xlink:href="https://armyinform.com.ua/2023/03/30/400-dniv-nashoyi-oborony-vid-povnomasshtabnoyi-agresiyi-cze-kolosalnyj-shlyah-yakyj-my-projshly-vsi-razom-prezydent-ukrayiny/" text:style-name="Internet_20_link" text:visited-style-name="Visited_20_Internet_20_Link">
https://armyinform.com.ua/2023/03/30/400-dniv-nashoyi-oborony-vid-povnomasshtabnoyi-agresiyi-cze-kolosalnyj-shlyah-yakyj-my-projshly-vsi-razom-prezydent-ukrayiny/</text:a>
</text:p>
      <!--NEWS-->
      <text:h text:style-name="P10" text:outline-level="1">
<text:span text:style-name="T4">
It was reported suspicion of Rosaviation leader who provided civilian planes for the transfer of Russian troops to the front</text:span>
</text:h>
      <text:p text:style-name="P4">
Author: ['АРМІЯINFORM']</text:p>
      <text:p text:style-name="P4">
Time: 2023-03-30T97:00:00-04:00</text:p>
      <text:p text:style-name="P4">
Description: The Service of the Bezpeki Vikrivati of the Malias of the Rosiykskoye Khosokoposadovs, Yaki Hong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sbupid-e1680185717225.jpeg" text:style-name="Internet_20_link" text:visited-style-name="Visited_20_Internet_20_Link">
sbupid-e1680185717225.jpeg</text:a>
']</text:p>
      <text:p text:style-name="P4">
Tags: ['STOPRUSSIA', 'АГРЕСІЯ РФ', 'ВТОРГНЕННЯ РФ', 'ПІДОЗРА', 'СБУ']</text:p>
      <text:p text:style-name="P4">
Category: News</text:p>
      <!--METADATA-->
      <text:p text:style-name="P4">
<draw:frame draw:style-name="fr1" draw:name="Image101" text:anchor-type="as-char" svg:width="6.9236in" svg:height="6.115173in" draw:z-index="0">
<draw:image xlink:href="../Images/AРМІЯINFORM/2023-03-30T97-00-00-04-00/sbupid-e1680185717225.jpeg" xlink:type="simple" xlink:show="embed" xlink:actuate="onLoad" draw:mime-type="image/jpeg"/>
</draw:frame>
The Security Service continues to expose the crimes of Russian high -ranking officials that are involved in the resolution and war against Ukraine. As a result of the investigation, the evidence was collected on the head of the Federal Agency of Air Transport of the Russian Federation Alexander Neradko.</text:p>
      <text:p text:style-name="P4">
About it <text:a xlink:type="simple" xlink:href="https://www.facebook.com/SecurSerUkraine/posts/pfbid023f7Ntivxw2naey1NKu4RLibQGxb5kp2GHDhEEMa5DQJRARpxhRg2xceVcfKuLja4l" text:style-name="Internet_20_link" text:visited-style-name="Visited_20_Internet_20_Link">
reports</text:a>
Security Service of Ukraine.</text:p>
      <text:p text:style-name="P4">
The development head of Rosaviation facilitated the Ministry of Defense of the aggressor country to release occupation groups in the direction of the State Border of Ukraine, as well as the sugaryotoria of the captured Crimea. To do this, he attracted four Russian Avias companies, which provided their planes for transportation of personnel, weapons of ammunition of the enemy.</text:p>
      <text:p text:style-name="P4">
From the end of September to November last year, with the assistance of Neradka, the Platov Airports in the Rostov Oblast and Simferopol have more than 3,000 soldiers and a large number of ammunition. Subsequently, the occupation units were involved in hostilities against the defense forces on the Eastern Talid Fronts.</text:p>
      <text:p text:style-name="P4">
On the basis of the evidence collected, investigators of the Security Service informed the Head of Rosaviation about suspicion under Part 5 of Art. 27, Part 2 of Art. 437 of the Criminal Code of Ukraine(planning, preparing, solving and conducting an aggressive war).Зловмиснику загрожує до 15 років ув’язнення. Розслідування проводили запроцесуального керівництва Офісу Генерального прокурора.</text:p>
      <text:p text:style-name="P4">
News Source: <text:a xlink:type="simple" xlink:href="https://armyinform.com.ua/2023/03/30/povidomleno-pro-pidozru-ochilnyku-rosaviacziyi-yakyj-nadav-czyvilni-litaky-dlya-perekydannya-vijsk-rf-na-front/" text:style-name="Internet_20_link" text:visited-style-name="Visited_20_Internet_20_Link">
https://armyinform.com.ua/2023/03/30/povidomleno-pro-pidozru-ochilnyku-rosaviacziyi-yakyj-nadav-czyvilni-litaky-dlya-perekydannya-vijsk-rf-na-front/</text:a>
</text:p>
      <!--NEWS-->
      <text:h text:style-name="P10" text:outline-level="1">
<text:span text:style-name="T4">
The Government approved a plan of measures to commemorate the feats of veterans and veterans of the Russian-Ukrainian war</text:span>
</text:h>
      <text:p text:style-name="P4">
Author: ['АРМІЯINFORM']</text:p>
      <text:p text:style-name="P4">
Time: 2023-03-30T98:00:00-04:00</text:p>
      <text:p text:style-name="P4">
Description: Kabіnet Min) Up, hardening the plan of Vydo Vidhenen to the feat of veteran ... War with Ukraine 2022, war with Ukraine Latest news today, News War with Ukraine 2022 Last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1/04/kabmin-1.jpg" text:style-name="Internet_20_link" text:visited-style-name="Visited_20_Internet_20_Link">
kabmin-1.jpg</text:a>
']</text:p>
      <text:p text:style-name="P4">
Tags: ['ВЕТЕРАНИ ВІЙНИ', 'УРЯД']</text:p>
      <text:p text:style-name="P4">
Category: News</text:p>
      <!--METADATA-->
      <text:p text:style-name="P4">
<draw:frame draw:style-name="fr1" draw:name="Image102" text:anchor-type="as-char" svg:width="6.9236in" svg:height="5.013199in" draw:z-index="0">
<draw:image xlink:href="../Images/AРМІЯINFORM/2023-03-30T98-00-00-04-00/kabmin-1.jpg" xlink:type="simple" xlink:show="embed" xlink:actuate="onLoad" draw:mime-type="image/jpeg"/>
</draw:frame>
The Cabinet of Ministers of Ukraine approved a plan of measures to celebrate the feathers of the Russian-Ukrainian war for the period 2023-2026. The correspondence was approved at a government meeting on March 30. About it <text:a xlink:type="simple" xlink:href="https://www.kmu.gov.ua/news/uriad-zatverdyv-plan-zakhodiv-z-vidznachennia-podvyhiv-veteraniv-i-veteranok-rosiisko-ukrainskoi-viiny" text:style-name="Internet_20_link" text:visited-style-name="Visited_20_Internet_20_Link">
reports</text:a>
Government portal.</text:p>
      <text:p text:style-name="P4">
The document was prepared by the experts of the Ministry of Justice in order to consolidate the effold ministries and agencies in the proper implementation of the state policy of the heroization of war veterans, to establish the Ukrainian national tague identity.</text:p>
      <text:p text:style-name="P4">
It is also about the introduction of new traditions in society to celebrate the fears of defenders and defenders of Ukraine, to establish respectful and a dignity.</text:p>
      <text:p text:style-name="P4">
Ukrainian society should never forget the price of our warriors in this anti -Ukrainian war. About how hundreds of thousands of free courageous people stood up in defense of their home country, how they fought and how they obtained. We must always remember and convey this memory to the next generations of Ukrainians, Ministry of Veterans said.</text:p>
      <text:p text:style-name="P4">
News Source: <text:a xlink:type="simple" xlink:href="https://armyinform.com.ua/2023/03/30/uryad-zatverdyv-plan-zahodiv-z-vidznachennya-podvygiv-veteraniv-i-veteranok-rosijsko-ukrayinskoyi-vijny/" text:style-name="Internet_20_link" text:visited-style-name="Visited_20_Internet_20_Link">
https://armyinform.com.ua/2023/03/30/uryad-zatverdyv-plan-zahodiv-z-vidznachennya-podvygiv-veteraniv-i-veteranok-rosijsko-ukrayinskoyi-vijny/</text:a>
</text:p>
      <!--NEWS-->
      <text:h text:style-name="P10" text:outline-level="1">
<text:span text:style-name="T4">
Short. War. Day 400. Videoodigest</text:span>
</text:h>
      <text:p text:style-name="P4">
Author: ['АРМІЯINFORM']</text:p>
      <text:p text:style-name="P4">
Time: 2023-03-30T99: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ВІДЕОДАЙДЖЕСТ', 'ГШ ЗСУ']</text:p>
      <text:p text:style-name="P4">
Category: News</text:p>
      <!--METADATA-->
      <text:p text:style-name="P4">
News Source: <text:a xlink:type="simple" xlink:href="https://armyinform.com.ua/2023/03/30/korotko-vijna-den-400-videodajdzhest/" text:style-name="Internet_20_link" text:visited-style-name="Visited_20_Internet_20_Link">
https://armyinform.com.ua/2023/03/30/korotko-vijna-den-400-videodajdzhest/</text:a>
</text:p>
      <!--NEWS-->
      <text:h text:style-name="P10" text:outline-level="1">
<text:span text:style-name="T4">
Spain will send the first six Leopard 2A4 tanks to Ukraine after Easter</text:span>
</text:h>
      <text:p text:style-name="P4">
Author: ['АРМІЯINFORM']</text:p>
      <text:p text:style-name="P4">
Time: 2023-03-31T99:00:00-04:00</text:p>
      <text:p text:style-name="P4">
Description: “Outdoor head of the requirements of Ukrainians - the defense of the impassion. Critical is critical ... The war with Ukraine 2022, the war with Ukraine is the latest news today, the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3/ispani.jpeg" text:style-name="Internet_20_link" text:visited-style-name="Visited_20_Internet_20_Link">
ispani.jpeg</text:a>
']</text:p>
      <text:p text:style-name="P4">
Tags: ['STOPRUSSIA', 'АГРЕСІЯ РФ', 'ВТОРГНЕННЯ РФ', 'ДОПОМОГА ПАРТНЕРІВ', 'СВІТ ПІДТРИМУЄ УКРАЇНУ']</text:p>
      <text:p text:style-name="P4">
Category: News</text:p>
      <!--METADATA-->
      <text:p text:style-name="P4">
<draw:frame draw:style-name="fr1" draw:name="Image103" text:anchor-type="as-char" svg:width="6.9236in" svg:height="3.956343in" draw:z-index="0">
<draw:image xlink:href="../Images/AРМІЯINFORM/2023-03-31T99-00-00-04-00/ispani.jpeg" xlink:type="simple" xlink:show="embed" xlink:actuate="onLoad" draw:mime-type="image/jpeg"/>
</draw:frame>
“Now the main need of Ukrainians is air defense. This is critical on the battlefield. They also need a long -range weapon. And we give them a considerable package of such opportunities. We also study them and guarantee the provision of weapons provided, ”said the Glavrapenthane Lloyd Austin. Concerning the receipt of modern fighter jets by Ukraine, "Can Ukrainians get fighter jets in the future? We all believe that yes. It can potentially be either F16 or other fourth aircraft. " Austin also believes that Ukraine has a "very good chance" to carry out a successful contradiction in the spring of 2023 at the expense of significant depletion of Russian forces and Western weapons.</text:p>
      <text:p text:style-name="P4">
Canada this year will give Ukraine a loan of $ 2.4 billion in Canadian($ 1.8 billion)to support the budget.</text:p>
      <text:p text:style-name="P4">
Spain will send the first six Leopard 2A4 tanks to Ukraine after Easter.</text:p>
      <text:p text:style-name="P4">
Poland plans to increase the production of ammunition on the eve of the counter -offensive of the Front. According to Prime Minister Mateusz Moravtsky, Poland plans to allocate $ 462.5 million for investments from the budget.</text:p>
      <text:p text:style-name="P4">
Poland has concluded a contract worth more than 1 billion zlotys for the production of 22 mobile BYSTRA radar stations to "protect themselves from Russia", - said the Minister of Defense of the country Mariusz Blaschak.</text:p>
      <text:p text:style-name="P4">
In Poland, electronic barriers on the border, including the system of cameras and motion sensors, will soon be installed.</text:p>
      <text:p text:style-name="P4">
Polish Prime Minister Mateusz Moravetsky criticized the decisions of the International Olympic Committee to allow Russian and Belarusian athletes of leafy under certain conditions.</text:p>
      <text:p text:style-name="P4">
The Serbia Government, with the support of the EU, sent four trucks to Ukraine with green -power equipment to support Ukraine's energy sector.</text:p>
      <text:p text:style-name="P4">
The European Energy Union ENTSO-E has made a decision to further increase import capacity to Ukraine to 850 MW of the current 700 MW.</text:p>
      <text:p text:style-name="P4">
The National Assembly of France, which is the Lower Chamber of the French Parliament, adopted a resolution in which it recognizes the Holodomor of 1932-1933 of the Genocydimonian people.</text:p>
      <text:p text:style-name="P4">
The European Parliament has held an action of solidarity with the movement of resistance to the occupation of the Ukrainian Yellow Ribbon.</text:p>
      <text:p text:style-name="P4">
The Parliament of Slovakia condemned the crimes of the Russian Federation committed against Ukrainian women's ideas.</text:p>
      <text:p text:style-name="P4">
US President Joe Biden said he was concerned about Russia's plans to place tactic nuclear weapons in neighboring Belarus.The US stopped the transfer of data on its nuclear forces after Russia's release of strategic offensive weapons.</text:p>
      <text:p text:style-name="P4">
Brussels officially confirmed the political agreement of the EU Member States' voluntary reduction of gas consumption by 15 % for one year.</text:p>
      <text:p text:style-name="P4">
Source: <text:a xlink:type="simple" xlink:href="https://szru.gov.ua/news-media/publications/300323-ukraina-i-svit--proty-rosiiskoi-ahresii-sanktsii-v-dii" text:style-name="Internet_20_link" text:visited-style-name="Visited_20_Internet_20_Link">
external intelligence service of Ukraine</text:a>
</text:p>
      <text:p text:style-name="P4">
News Source: <text:a xlink:type="simple" xlink:href="https://armyinform.com.ua/2023/03/31/ispaniya-vidpravyt-pershi-shist-tankiv-leopard-2a4-v-ukrayinu-pislya-velykodnya/" text:style-name="Internet_20_link" text:visited-style-name="Visited_20_Internet_20_Link">
https://armyinform.com.ua/2023/03/31/ispaniya-vidpravyt-pershi-shist-tankiv-leopard-2a4-v-ukrayinu-pislya-velykodnya/</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